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90000006836164A54.jpg" manifest:media-type="image/jpeg"/>
  <manifest:file-entry manifest:full-path="Pictures/100000000000022600000113D46670AB.png" manifest:media-type="image/png"/>
  <manifest:file-entry manifest:full-path="Pictures/10000000000003CB000000D7D88843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Regular" style:font-charset="x-symbol"/>
    <style:font-face style:name="Arial4" svg:font-family="Arial"/>
    <style:font-face style:name="OpenSymbol" svg:font-family="OpenSymbol"/>
    <style:font-face style:name="MS-Gothic" svg:font-family="MS-Gothic" style:font-family-generic="roman"/>
    <style:font-face style:name="Albany AMT" svg:font-family="'Albany AMT'" style:font-family-generic="swiss"/>
    <style:font-face style:name="Arial3" svg:font-family="Arial"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5"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DocuemntHistory" style:family="table">
      <style:table-properties style:width="170mm" table:align="margins" style:writing-mode="lr-tb"/>
    </style:style>
    <style:style style:name="DocuemntHistory.A" style:family="table-column">
      <style:table-column-properties style:column-width="42.49mm" style:rel-column-width="16383*"/>
    </style:style>
    <style:style style:name="DocuemntHistory.D" style:family="table-column">
      <style:table-column-properties style:column-width="42.51mm" style:rel-column-width="16386*"/>
    </style:style>
    <style:style style:name="DocuemntHistory.A1" style:family="table-cell">
      <style:table-cell-properties fo:background-color="#6699cc" fo:padding="0.97mm" fo:border="0.05pt solid #000000">
        <style:background-image/>
      </style:table-cell-properties>
    </style:style>
    <style:style style:name="DocuemntHistory.A2" style:family="table-cell">
      <style:table-cell-properties fo:background-color="#99ccff" fo:padding="0.97mm" fo:border-left="0.05pt solid #000000" fo:border-right="0.05pt solid #000000" fo:border-top="none" fo:border-bottom="0.05pt solid #000000">
        <style:background-image/>
      </style:table-cell-properties>
    </style:style>
    <style:style style:name="DocuemntHistory.A3" style:family="table-cell">
      <style:table-cell-properties fo:background-color="#99ccff" fo:padding="0.97mm" fo:border-left="0.05pt solid #000000" fo:border-right="none" fo:border-top="none" fo:border-bottom="0.05pt solid #000000">
        <style:background-image/>
      </style:table-cell-properties>
    </style:style>
    <style:style style:name="DocuemntHistory.A4" style:family="table-cell">
      <style:table-cell-properties fo:padding="0.97mm" fo:border-left="0.05pt solid #000000" fo:border-right="none" fo:border-top="none" fo:border-bottom="0.05pt solid #000000"/>
    </style:style>
    <style:style style:name="DocuemntHistory.B4" style:family="table-cell">
      <style:table-cell-properties fo:padding="0.97mm" fo:border-left="0.05pt solid #000000" fo:border-right="none" fo:border-top="none" fo:border-bottom="0.05pt solid #000000"/>
    </style:style>
    <style:style style:name="DocuemntHistory.C4" style:family="table-cell">
      <style:table-cell-properties fo:padding="0.97mm" fo:border-left="0.05pt solid #000000" fo:border-right="none" fo:border-top="none" fo:border-bottom="0.05pt solid #000000"/>
    </style:style>
    <style:style style:name="DocuemntHistory.D4" style:family="table-cell">
      <style:table-cell-properties fo:padding="0.97mm" fo:border-left="0.05pt solid #000000" fo:border-right="0.05pt solid #000000" fo:border-top="none" fo:border-bottom="0.05pt solid #000000"/>
    </style:style>
    <style:style style:name="DocumentInfo" style:family="table">
      <style:table-properties style:width="170mm" table:align="margins" style:writing-mode="lr-tb"/>
    </style:style>
    <style:style style:name="DocumentInfo.A" style:family="table-column">
      <style:table-column-properties style:column-width="56.67mm" style:rel-column-width="21845*"/>
    </style:style>
    <style:style style:name="DocumentInfo.A1" style:family="table-cell">
      <style:table-cell-properties style:vertical-align="middle" fo:background-color="#99ccff" fo:padding="0.49mm" fo:border="0.05pt solid #000000">
        <style:background-image/>
      </style:table-cell-properties>
    </style:style>
    <style:style style:name="DocumentInfo.A2" style:family="table-cell">
      <style:table-cell-properties style:vertical-align="middle" fo:background-color="#99ccff" fo:padding="0.49mm" fo:border-left="0.05pt solid #000000" fo:border-right="0.05pt solid #000000" fo:border-top="none" fo:border-bottom="0.05pt solid #000000">
        <style:background-image/>
      </style:table-cell-properties>
    </style:style>
    <style:style style:name="DocumentInfo.A3" style:family="table-cell">
      <style:table-cell-properties style:vertical-align="middle" fo:padding="0.49mm" fo:border-left="0.05pt solid #000000" fo:border-right="none" fo:border-top="0.05pt solid #000000" fo:border-bottom="0.05pt solid #000000"/>
    </style:style>
    <style:style style:name="DocumentInfo.B3" style:family="table-cell">
      <style:table-cell-properties style:vertical-align="middle" fo:padding="0.49mm" fo:border-left="0.05pt solid #000000" fo:border-right="none" fo:border-top="0.05pt solid #000000" fo:border-bottom="0.05pt solid #000000"/>
    </style:style>
    <style:style style:name="DocumentInfo.C3" style:family="table-cell">
      <style:table-cell-properties style:vertical-align="middle" fo:padding="0.49mm" fo:border="0.05pt solid #000000"/>
    </style:style>
    <style:style style:name="DocumentInfo.A4" style:family="table-cell">
      <style:table-cell-properties style:vertical-align="middle" fo:padding="0.49mm" fo:border-left="0.05pt solid #000000" fo:border-right="none" fo:border-top="none" fo:border-bottom="0.05pt solid #000000"/>
    </style:style>
    <style:style style:name="DocumentInfo.B4" style:family="table-cell">
      <style:table-cell-properties style:vertical-align="middle" fo:padding="0.49mm" fo:border-left="0.05pt solid #000000" fo:border-right="none" fo:border-top="none" fo:border-bottom="0.05pt solid #000000"/>
    </style:style>
    <style:style style:name="DocumentInfo.C4" style:family="table-cell">
      <style:table-cell-properties style:vertical-align="middle" fo:padding="0.49mm" fo:border-left="0.05pt solid #000000" fo:border-right="0.05pt solid #000000" fo:border-top="none" fo:border-bottom="0.05pt solid #000000"/>
    </style:style>
    <style:style style:name="DocumentInfo.A5" style:family="table-cell">
      <style:table-cell-properties style:vertical-align="middle" fo:padding="0.49mm" fo:border-left="0.05pt solid #000000" fo:border-right="none" fo:border-top="none" fo:border-bottom="0.05pt solid #000000"/>
    </style:style>
    <style:style style:name="DocumentInfo.B5" style:family="table-cell">
      <style:table-cell-properties style:vertical-align="middle" fo:padding="0.49mm" fo:border-left="0.05pt solid #000000" fo:border-right="none" fo:border-top="none" fo:border-bottom="0.05pt solid #000000"/>
    </style:style>
    <style:style style:name="DocumentInfo.C5" style:family="table-cell">
      <style:table-cell-properties style:vertical-align="middle" fo:padding="0.49mm" fo:border-left="0.05pt solid #000000" fo:border-right="0.05pt solid #000000" fo:border-top="none" fo:border-bottom="0.05pt solid #000000"/>
    </style:style>
    <style:style style:name="DocumentInfo.A7" style:family="table-cell">
      <style:table-cell-properties style:vertical-align="middle" fo:padding="0.49mm" fo:border-left="0.05pt solid #000000" fo:border-right="none" fo:border-top="none" fo:border-bottom="0.05pt solid #000000"/>
    </style:style>
    <style:style style:name="DocumentInfo.B7" style:family="table-cell">
      <style:table-cell-properties style:vertical-align="middle" fo:padding="0.49mm" fo:border-left="0.05pt solid #000000" fo:border-right="none" fo:border-top="none" fo:border-bottom="0.05pt solid #000000"/>
    </style:style>
    <style:style style:name="DocumentInfo.C7" style:family="table-cell">
      <style:table-cell-properties style:vertical-align="middle" fo:padding="0.49mm" fo:border-left="0.05pt solid #000000" fo:border-right="0.05pt solid #000000" fo:border-top="none" fo:border-bottom="0.05pt solid #000000"/>
    </style:style>
    <style:style style:name="DocumentInfo.A8" style:family="table-cell">
      <style:table-cell-properties style:vertical-align="middle" fo:padding="0.49mm" fo:border-left="0.05pt solid #000000" fo:border-right="none" fo:border-top="none" fo:border-bottom="0.05pt solid #000000"/>
    </style:style>
    <style:style style:name="DocumentInfo.B8" style:family="table-cell">
      <style:table-cell-properties style:vertical-align="middle" fo:padding="0.49mm" fo:border-left="0.05pt solid #000000" fo:border-right="none" fo:border-top="none" fo:border-bottom="0.05pt solid #000000"/>
    </style:style>
    <style:style style:name="DocumentInfo.C8" style:family="table-cell">
      <style:table-cell-properties style:vertical-align="middle" fo:padding="0.49mm" fo:border-left="0.05pt solid #000000" fo:border-right="0.05pt solid #000000" fo:border-top="none" fo:border-bottom="0.05pt solid #000000"/>
    </style:style>
    <style:style style:name="DocumentInfo.A9" style:family="table-cell">
      <style:table-cell-properties style:vertical-align="middle" fo:padding="0.49mm" fo:border-left="0.05pt solid #000000" fo:border-right="none" fo:border-top="none" fo:border-bottom="0.05pt solid #000000"/>
    </style:style>
    <style:style style:name="DocumentInfo.B9" style:family="table-cell">
      <style:table-cell-properties style:vertical-align="middle" fo:padding="0.49mm" fo:border-left="0.05pt solid #000000" fo:border-right="none" fo:border-top="none" fo:border-bottom="0.05pt solid #000000"/>
    </style:style>
    <style:style style:name="DocumentInfo.C9" style:family="table-cell">
      <style:table-cell-properties style:vertical-align="middle" fo:padding="0.49mm" fo:border-left="0.05pt solid #000000" fo:border-right="0.05pt solid #000000" fo:border-top="none" fo:border-bottom="0.05pt solid #000000"/>
    </style:style>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ff0000" fo:padding="0.97mm" fo:border="0.05pt solid #000000">
        <style:background-image/>
      </style:table-cell-properties>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fo:padding="0.97mm" fo:border-left="0.05pt solid #000000" fo:border-right="0.05pt solid #000000" fo:border-top="none" fo:border-bottom="0.05pt solid #000000"/>
    </style:style>
    <style:style style:name="Table1" style:family="table">
      <style:table-properties style:width="152.42mm" table:align="left" style:writing-mode="lr-tb"/>
    </style:style>
    <style:style style:name="Table1.A" style:family="table-column">
      <style:table-column-properties style:column-width="52.55mm"/>
    </style:style>
    <style:style style:name="Table1.B" style:family="table-column">
      <style:table-column-properties style:column-width="31.26mm"/>
    </style:style>
    <style:style style:name="Table1.C" style:family="table-column">
      <style:table-column-properties style:column-width="35.72mm"/>
    </style:style>
    <style:style style:name="Table1.D" style:family="table-column">
      <style:table-column-properties style:column-width="32.9mm"/>
    </style:style>
    <style:style style:name="Table1.A1" style:family="table-cell">
      <style:table-cell-properties fo:background-color="#99ccff" fo:padding="0.97mm" fo:border-left="0.2pt solid #000000" fo:border-right="none" fo:border-top="0.2pt solid #000000" fo:border-bottom="0.2pt solid #000000">
        <style:background-image/>
      </style:table-cell-properties>
    </style:style>
    <style:style style:name="Table1.D1" style:family="table-cell">
      <style:table-cell-properties fo:background-color="#99ccff" fo:padding="0.97mm" fo:border="0.2pt solid #000000">
        <style:background-image/>
      </style:table-cell-properties>
    </style:style>
    <style:style style:name="Table1.A2" style:family="table-cell">
      <style:table-cell-properties fo:padding="0.97mm" fo:border-left="0.2pt solid #000000" fo:border-right="none" fo:border-top="none" fo:border-bottom="0.2pt solid #000000"/>
    </style:style>
    <style:style style:name="Table1.B2" style:family="table-cell">
      <style:table-cell-properties fo:padding="0.97mm" fo:border-left="0.2pt solid #000000" fo:border-right="none" fo:border-top="none" fo:border-bottom="0.2pt solid #000000"/>
    </style:style>
    <style:style style:name="Table1.C2" style:family="table-cell">
      <style:table-cell-properties fo:padding="0.97mm" fo:border-left="0.2pt solid #000000" fo:border-right="none" fo:border-top="none" fo:border-bottom="0.2pt solid #000000"/>
    </style:style>
    <style:style style:name="Table1.D2" style:family="table-cell">
      <style:table-cell-properties fo:padding="0.97mm" fo:border-left="0.2pt solid #000000" fo:border-right="0.2pt solid #000000" fo:border-top="none" fo:border-bottom="0.2pt solid #000000"/>
    </style:style>
    <style:style style:name="Table1.A3" style:family="table-cell">
      <style:table-cell-properties fo:padding="0.97mm" fo:border-left="0.2pt solid #000000" fo:border-right="none" fo:border-top="none" fo:border-bottom="0.2pt solid #000000"/>
    </style:style>
    <style:style style:name="Table1.B3" style:family="table-cell">
      <style:table-cell-properties fo:padding="0.97mm" fo:border-left="0.2pt solid #000000" fo:border-right="none" fo:border-top="none" fo:border-bottom="0.2pt solid #000000"/>
    </style:style>
    <style:style style:name="Table1.C3" style:family="table-cell">
      <style:table-cell-properties fo:padding="0.97mm" fo:border-left="0.2pt solid #000000" fo:border-right="none" fo:border-top="none" fo:border-bottom="0.2pt solid #000000"/>
    </style:style>
    <style:style style:name="Table1.D3" style:family="table-cell">
      <style:table-cell-properties fo:padding="0.97mm" fo:border-left="0.2pt solid #000000" fo:border-right="0.2pt solid #000000" fo:border-top="none" fo:border-bottom="0.2pt solid #000000"/>
    </style:style>
    <style:style style:name="Table8" style:family="table">
      <style:table-properties style:width="170.11mm" fo:margin-left="0mm" table:align="left" style:writing-mode="lr-tb"/>
    </style:style>
    <style:style style:name="Table8.A" style:family="table-column">
      <style:table-column-properties style:column-width="19.1mm"/>
    </style:style>
    <style:style style:name="Table8.B" style:family="table-column">
      <style:table-column-properties style:column-width="151.01mm"/>
    </style:style>
    <style:style style:name="Table8.A1" style:family="table-cell">
      <style:table-cell-properties fo:background-color="#99ccff" fo:padding="0.97mm" fo:border="none">
        <style:background-image/>
      </style:table-cell-properties>
    </style:style>
    <style:style style:name="Table12" style:family="table">
      <style:table-properties style:width="170.11mm" fo:margin-left="0mm" table:align="left" style:writing-mode="lr-tb"/>
    </style:style>
    <style:style style:name="Table12.A" style:family="table-column">
      <style:table-column-properties style:column-width="19.1mm"/>
    </style:style>
    <style:style style:name="Table12.B" style:family="table-column">
      <style:table-column-properties style:column-width="151.01mm"/>
    </style:style>
    <style:style style:name="Table12.A1" style:family="table-cell">
      <style:table-cell-properties fo:background-color="#99ccff" fo:padding="0.97mm" fo:border="none">
        <style:background-image/>
      </style:table-cell-properties>
    </style:style>
    <style:style style:name="Table13" style:family="table">
      <style:table-properties style:width="170.11mm" fo:margin-left="0mm" table:align="left" style:writing-mode="lr-tb"/>
    </style:style>
    <style:style style:name="Table13.A" style:family="table-column">
      <style:table-column-properties style:column-width="19.1mm"/>
    </style:style>
    <style:style style:name="Table13.B" style:family="table-column">
      <style:table-column-properties style:column-width="151.01mm"/>
    </style:style>
    <style:style style:name="Table13.A1" style:family="table-cell">
      <style:table-cell-properties fo:background-color="#99ccff" fo:padding="0.97mm" fo:border="none">
        <style:background-image/>
      </style:table-cell-properties>
    </style:style>
    <style:style style:name="Table3" style:family="table">
      <style:table-properties style:width="164.68mm" table:align="left" style:writing-mode="lr-tb"/>
    </style:style>
    <style:style style:name="Table3.A" style:family="table-column">
      <style:table-column-properties style:column-width="87.17mm"/>
    </style:style>
    <style:style style:name="Table3.B" style:family="table-column">
      <style:table-column-properties style:column-width="25.31mm"/>
    </style:style>
    <style:style style:name="Table3.C" style:family="table-column">
      <style:table-column-properties style:column-width="26.11mm"/>
    </style:style>
    <style:style style:name="Table3.D" style:family="table-column">
      <style:table-column-properties style:column-width="26.09mm"/>
    </style:style>
    <style:style style:name="Table3.A1" style:family="table-cell">
      <style:table-cell-properties fo:background-color="#99ccff" fo:padding="0.97mm" fo:border-left="0.2pt solid #000000" fo:border-right="none" fo:border-top="0.2pt solid #000000" fo:border-bottom="0.2pt solid #000000">
        <style:background-image/>
      </style:table-cell-properties>
    </style:style>
    <style:style style:name="Table3.D1" style:family="table-cell">
      <style:table-cell-properties fo:background-color="#99ccff" fo:padding="0.97mm" fo:border="0.2pt solid #000000">
        <style:background-image/>
      </style:table-cell-properties>
    </style:style>
    <style:style style:name="Table3.A2" style:family="table-cell">
      <style:table-cell-properties fo:padding="0.97mm" fo:border-left="0.2pt solid #000000" fo:border-right="none" fo:border-top="none" fo:border-bottom="0.2pt solid #000000"/>
    </style:style>
    <style:style style:name="Table3.B2" style:family="table-cell">
      <style:table-cell-properties fo:padding="0.97mm" fo:border-left="0.2pt solid #000000" fo:border-right="none" fo:border-top="none" fo:border-bottom="0.2pt solid #000000"/>
    </style:style>
    <style:style style:name="Table3.C2" style:family="table-cell">
      <style:table-cell-properties fo:padding="0.97mm" fo:border-left="0.2pt solid #000000" fo:border-right="none" fo:border-top="none" fo:border-bottom="0.2pt solid #000000"/>
    </style:style>
    <style:style style:name="Table3.D2" style:family="table-cell">
      <style:table-cell-properties fo:padding="0.97mm" fo:border-left="0.2pt solid #000000" fo:border-right="0.2pt solid #000000" fo:border-top="none" fo:border-bottom="0.2pt solid #000000"/>
    </style:style>
    <style:style style:name="Table3.A3" style:family="table-cell">
      <style:table-cell-properties fo:padding="0.97mm" fo:border-left="0.2pt solid #000000" fo:border-right="none" fo:border-top="none" fo:border-bottom="0.2pt solid #000000"/>
    </style:style>
    <style:style style:name="Table3.B3" style:family="table-cell">
      <style:table-cell-properties fo:padding="0.97mm" fo:border-left="0.2pt solid #000000" fo:border-right="none" fo:border-top="none" fo:border-bottom="0.2pt solid #000000"/>
    </style:style>
    <style:style style:name="Table3.C3" style:family="table-cell">
      <style:table-cell-properties fo:padding="0.97mm" fo:border-left="0.2pt solid #000000" fo:border-right="none" fo:border-top="none" fo:border-bottom="0.2pt solid #000000"/>
    </style:style>
    <style:style style:name="Table3.D3" style:family="table-cell">
      <style:table-cell-properties fo:padding="0.97mm" fo:border-left="0.2pt solid #000000" fo:border-right="0.2pt solid #000000" fo:border-top="none" fo:border-bottom="0.2pt solid #000000"/>
    </style:style>
    <style:style style:name="Table3.A4" style:family="table-cell">
      <style:table-cell-properties fo:padding="0.97mm" fo:border-left="0.2pt solid #000000" fo:border-right="none" fo:border-top="none" fo:border-bottom="0.2pt solid #000000"/>
    </style:style>
    <style:style style:name="Table3.B4" style:family="table-cell">
      <style:table-cell-properties fo:padding="0.97mm" fo:border-left="0.2pt solid #000000" fo:border-right="none" fo:border-top="none" fo:border-bottom="0.2pt solid #000000"/>
    </style:style>
    <style:style style:name="Table3.C4" style:family="table-cell">
      <style:table-cell-properties fo:padding="0.97mm" fo:border-left="0.2pt solid #000000" fo:border-right="none" fo:border-top="none" fo:border-bottom="0.2pt solid #000000"/>
    </style:style>
    <style:style style:name="Table3.D4" style:family="table-cell">
      <style:table-cell-properties fo:padding="0.97mm" fo:border-left="0.2pt solid #000000" fo:border-right="0.2pt solid #000000" fo:border-top="none" fo:border-bottom="0.2pt solid #000000"/>
    </style:style>
    <style:style style:name="Table3.A5" style:family="table-cell">
      <style:table-cell-properties fo:padding="0.97mm" fo:border-left="0.2pt solid #000000" fo:border-right="none" fo:border-top="none" fo:border-bottom="0.2pt solid #000000"/>
    </style:style>
    <style:style style:name="Table3.B5" style:family="table-cell">
      <style:table-cell-properties fo:padding="0.97mm" fo:border-left="0.2pt solid #000000" fo:border-right="none" fo:border-top="none" fo:border-bottom="0.2pt solid #000000"/>
    </style:style>
    <style:style style:name="Table3.C5" style:family="table-cell">
      <style:table-cell-properties fo:padding="0.97mm" fo:border-left="0.2pt solid #000000" fo:border-right="none" fo:border-top="none" fo:border-bottom="0.2pt solid #000000"/>
    </style:style>
    <style:style style:name="Table3.D5" style:family="table-cell">
      <style:table-cell-properties fo:padding="0.97mm" fo:border-left="0.2pt solid #000000" fo:border-right="0.2pt solid #000000" fo:border-top="none" fo:border-bottom="0.2pt solid #000000"/>
    </style:style>
    <style:style style:name="Table3.A6" style:family="table-cell">
      <style:table-cell-properties fo:padding="0.97mm" fo:border-left="0.2pt solid #000000" fo:border-right="none" fo:border-top="none" fo:border-bottom="0.2pt solid #000000"/>
    </style:style>
    <style:style style:name="Table3.B6" style:family="table-cell">
      <style:table-cell-properties fo:padding="0.97mm" fo:border-left="0.2pt solid #000000" fo:border-right="none" fo:border-top="none" fo:border-bottom="0.2pt solid #000000"/>
    </style:style>
    <style:style style:name="Table3.C6" style:family="table-cell">
      <style:table-cell-properties fo:padding="0.97mm" fo:border-left="0.2pt solid #000000" fo:border-right="none" fo:border-top="none" fo:border-bottom="0.2pt solid #000000"/>
    </style:style>
    <style:style style:name="Table3.D6" style:family="table-cell">
      <style:table-cell-properties fo:padding="0.97mm" fo:border-left="0.2pt solid #000000" fo:border-right="0.2pt solid #000000" fo:border-top="none" fo:border-bottom="0.2pt solid #000000"/>
    </style:style>
    <style:style style:name="Table3.A7" style:family="table-cell">
      <style:table-cell-properties fo:padding="0.97mm" fo:border-left="0.2pt solid #000000" fo:border-right="none" fo:border-top="none" fo:border-bottom="0.2pt solid #000000"/>
    </style:style>
    <style:style style:name="Table3.B7" style:family="table-cell">
      <style:table-cell-properties fo:padding="0.97mm" fo:border-left="0.2pt solid #000000" fo:border-right="none" fo:border-top="none" fo:border-bottom="0.2pt solid #000000"/>
    </style:style>
    <style:style style:name="Table3.C7" style:family="table-cell">
      <style:table-cell-properties fo:padding="0.97mm" fo:border-left="0.2pt solid #000000" fo:border-right="none" fo:border-top="none" fo:border-bottom="0.2pt solid #000000"/>
    </style:style>
    <style:style style:name="Table3.D7" style:family="table-cell">
      <style:table-cell-properties fo:padding="0.97mm" fo:border-left="0.2pt solid #000000" fo:border-right="0.2pt solid #000000" fo:border-top="none" fo:border-bottom="0.2pt solid #000000"/>
    </style:style>
    <style:style style:name="Table3.A8" style:family="table-cell">
      <style:table-cell-properties fo:padding="0.97mm" fo:border-left="0.2pt solid #000000" fo:border-right="none" fo:border-top="none" fo:border-bottom="0.2pt solid #000000"/>
    </style:style>
    <style:style style:name="Table3.B8" style:family="table-cell">
      <style:table-cell-properties fo:padding="0.97mm" fo:border-left="0.2pt solid #000000" fo:border-right="none" fo:border-top="none" fo:border-bottom="0.2pt solid #000000"/>
    </style:style>
    <style:style style:name="Table3.C8" style:family="table-cell">
      <style:table-cell-properties fo:padding="0.97mm" fo:border-left="0.2pt solid #000000" fo:border-right="none" fo:border-top="none" fo:border-bottom="0.2pt solid #000000"/>
    </style:style>
    <style:style style:name="Table3.D8" style:family="table-cell">
      <style:table-cell-properties fo:padding="0.97mm" fo:border-left="0.2pt solid #000000" fo:border-right="0.2pt solid #000000" fo:border-top="none" fo:border-bottom="0.2pt solid #000000"/>
    </style:style>
    <style:style style:name="Table3.A9" style:family="table-cell">
      <style:table-cell-properties fo:padding="0.97mm" fo:border-left="0.2pt solid #000000" fo:border-right="none" fo:border-top="none" fo:border-bottom="0.2pt solid #000000"/>
    </style:style>
    <style:style style:name="Table3.B9" style:family="table-cell">
      <style:table-cell-properties fo:padding="0.97mm" fo:border-left="0.2pt solid #000000" fo:border-right="none" fo:border-top="none" fo:border-bottom="0.2pt solid #000000"/>
    </style:style>
    <style:style style:name="Table3.C9" style:family="table-cell">
      <style:table-cell-properties fo:padding="0.97mm" fo:border-left="0.2pt solid #000000" fo:border-right="none" fo:border-top="none" fo:border-bottom="0.2pt solid #000000"/>
    </style:style>
    <style:style style:name="Table3.D9" style:family="table-cell">
      <style:table-cell-properties fo:padding="0.97mm" fo:border-left="0.2pt solid #000000" fo:border-right="0.2pt solid #000000" fo:border-top="none" fo:border-bottom="0.2pt solid #000000"/>
    </style:style>
    <style:style style:name="Table3.A10" style:family="table-cell">
      <style:table-cell-properties fo:padding="0.97mm" fo:border-left="0.2pt solid #000000" fo:border-right="none" fo:border-top="none" fo:border-bottom="0.2pt solid #000000"/>
    </style:style>
    <style:style style:name="Table3.B10" style:family="table-cell">
      <style:table-cell-properties fo:padding="0.97mm" fo:border-left="0.2pt solid #000000" fo:border-right="none" fo:border-top="none" fo:border-bottom="0.2pt solid #000000"/>
    </style:style>
    <style:style style:name="Table3.C10" style:family="table-cell">
      <style:table-cell-properties fo:padding="0.97mm" fo:border-left="0.2pt solid #000000" fo:border-right="none" fo:border-top="none" fo:border-bottom="0.2pt solid #000000"/>
    </style:style>
    <style:style style:name="Table3.D10" style:family="table-cell">
      <style:table-cell-properties fo:padding="0.97mm" fo:border-left="0.2pt solid #000000" fo:border-right="0.2pt solid #000000" fo:border-top="none" fo:border-bottom="0.2pt solid #000000"/>
    </style:style>
    <style:style style:name="Table3.A11" style:family="table-cell">
      <style:table-cell-properties fo:padding="0.97mm" fo:border-left="0.2pt solid #000000" fo:border-right="none" fo:border-top="none" fo:border-bottom="0.2pt solid #000000"/>
    </style:style>
    <style:style style:name="Table3.B11" style:family="table-cell">
      <style:table-cell-properties fo:padding="0.97mm" fo:border-left="0.2pt solid #000000" fo:border-right="none" fo:border-top="none" fo:border-bottom="0.2pt solid #000000"/>
    </style:style>
    <style:style style:name="Table3.C11" style:family="table-cell">
      <style:table-cell-properties fo:padding="0.97mm" fo:border-left="0.2pt solid #000000" fo:border-right="none" fo:border-top="none" fo:border-bottom="0.2pt solid #000000"/>
    </style:style>
    <style:style style:name="Table3.D11" style:family="table-cell">
      <style:table-cell-properties fo:padding="0.97mm" fo:border-left="0.2pt solid #000000" fo:border-right="0.2pt solid #000000" fo:border-top="none" fo:border-bottom="0.2pt solid #000000"/>
    </style:style>
    <style:style style:name="Table3.A12" style:family="table-cell">
      <style:table-cell-properties fo:padding="0.97mm" fo:border-left="0.2pt solid #000000" fo:border-right="none" fo:border-top="none" fo:border-bottom="0.2pt solid #000000"/>
    </style:style>
    <style:style style:name="Table3.B12" style:family="table-cell">
      <style:table-cell-properties fo:padding="0.97mm" fo:border-left="0.2pt solid #000000" fo:border-right="none" fo:border-top="none" fo:border-bottom="0.2pt solid #000000"/>
    </style:style>
    <style:style style:name="Table3.C12" style:family="table-cell">
      <style:table-cell-properties fo:padding="0.97mm" fo:border-left="0.2pt solid #000000" fo:border-right="none" fo:border-top="none" fo:border-bottom="0.2pt solid #000000"/>
    </style:style>
    <style:style style:name="Table3.D12" style:family="table-cell">
      <style:table-cell-properties fo:padding="0.97mm" fo:border-left="0.2pt solid #000000" fo:border-right="0.2pt solid #000000" fo:border-top="none" fo:border-bottom="0.2pt solid #000000"/>
    </style:style>
    <style:style style:name="Table7" style:family="table">
      <style:table-properties style:width="170.11mm" fo:margin-left="0mm" table:align="left" style:writing-mode="lr-tb"/>
    </style:style>
    <style:style style:name="Table7.A" style:family="table-column">
      <style:table-column-properties style:column-width="19.1mm"/>
    </style:style>
    <style:style style:name="Table7.B" style:family="table-column">
      <style:table-column-properties style:column-width="151.01mm"/>
    </style:style>
    <style:style style:name="Table7.A1" style:family="table-cell">
      <style:table-cell-properties fo:background-color="#99ccff" fo:padding="0.97mm" fo:border="none">
        <style:background-image/>
      </style:table-cell-properties>
    </style:style>
    <style:style style:name="Table14" style:family="table">
      <style:table-properties style:width="170.11mm" fo:margin-left="0mm" table:align="left" style:writing-mode="lr-tb"/>
    </style:style>
    <style:style style:name="Table14.A" style:family="table-column">
      <style:table-column-properties style:column-width="19.1mm"/>
    </style:style>
    <style:style style:name="Table14.B" style:family="table-column">
      <style:table-column-properties style:column-width="151.01mm"/>
    </style:style>
    <style:style style:name="Table14.A1" style:family="table-cell">
      <style:table-cell-properties fo:background-color="#99ccff" fo:padding="0.97mm" fo:border="none">
        <style:background-image/>
      </style:table-cell-properties>
    </style:style>
    <style:style style:name="Table15" style:family="table">
      <style:table-properties style:width="170.11mm" fo:margin-left="0mm" table:align="left" style:writing-mode="lr-tb"/>
    </style:style>
    <style:style style:name="Table15.A" style:family="table-column">
      <style:table-column-properties style:column-width="19.1mm"/>
    </style:style>
    <style:style style:name="Table15.B" style:family="table-column">
      <style:table-column-properties style:column-width="151.01mm"/>
    </style:style>
    <style:style style:name="Table15.A1" style:family="table-cell">
      <style:table-cell-properties fo:background-color="#99ccff" fo:padding="0.97mm" fo:border="none">
        <style:background-image/>
      </style:table-cell-properties>
    </style:style>
    <style:style style:name="Table4" style:family="table">
      <style:table-properties style:width="164.68mm" table:align="left" style:writing-mode="lr-tb"/>
    </style:style>
    <style:style style:name="Table4.A" style:family="table-column">
      <style:table-column-properties style:column-width="87.17mm"/>
    </style:style>
    <style:style style:name="Table4.B" style:family="table-column">
      <style:table-column-properties style:column-width="25.31mm"/>
    </style:style>
    <style:style style:name="Table4.C" style:family="table-column">
      <style:table-column-properties style:column-width="26.11mm"/>
    </style:style>
    <style:style style:name="Table4.D" style:family="table-column">
      <style:table-column-properties style:column-width="26.09mm"/>
    </style:style>
    <style:style style:name="Table4.A1" style:family="table-cell">
      <style:table-cell-properties fo:background-color="#99ccff" fo:padding="0.97mm" fo:border-left="0.2pt solid #000000" fo:border-right="none" fo:border-top="0.2pt solid #000000" fo:border-bottom="0.2pt solid #000000">
        <style:background-image/>
      </style:table-cell-properties>
    </style:style>
    <style:style style:name="Table4.D1" style:family="table-cell">
      <style:table-cell-properties fo:background-color="#99ccff" fo:padding="0.97mm" fo:border="0.2pt solid #000000">
        <style:background-image/>
      </style:table-cell-properties>
    </style:style>
    <style:style style:name="Table4.A2" style:family="table-cell">
      <style:table-cell-properties fo:padding="0.97mm" fo:border-left="0.2pt solid #000000" fo:border-right="none" fo:border-top="none" fo:border-bottom="0.2pt solid #000000"/>
    </style:style>
    <style:style style:name="Table4.B2" style:family="table-cell">
      <style:table-cell-properties fo:padding="0.97mm" fo:border-left="0.2pt solid #000000" fo:border-right="none" fo:border-top="none" fo:border-bottom="0.2pt solid #000000"/>
    </style:style>
    <style:style style:name="Table4.C2" style:family="table-cell">
      <style:table-cell-properties fo:padding="0.97mm" fo:border-left="0.2pt solid #000000" fo:border-right="none" fo:border-top="none" fo:border-bottom="0.2pt solid #000000"/>
    </style:style>
    <style:style style:name="Table4.D2" style:family="table-cell">
      <style:table-cell-properties fo:padding="0.97mm" fo:border-left="0.2pt solid #000000" fo:border-right="0.2pt solid #000000" fo:border-top="none" fo:border-bottom="0.2pt solid #000000"/>
    </style:style>
    <style:style style:name="Table4.A3" style:family="table-cell">
      <style:table-cell-properties fo:padding="0.97mm" fo:border-left="0.2pt solid #000000" fo:border-right="none" fo:border-top="none" fo:border-bottom="0.2pt solid #000000"/>
    </style:style>
    <style:style style:name="Table4.B3" style:family="table-cell">
      <style:table-cell-properties fo:padding="0.97mm" fo:border-left="0.2pt solid #000000" fo:border-right="none" fo:border-top="none" fo:border-bottom="0.2pt solid #000000"/>
    </style:style>
    <style:style style:name="Table4.C3" style:family="table-cell">
      <style:table-cell-properties fo:padding="0.97mm" fo:border-left="0.2pt solid #000000" fo:border-right="none" fo:border-top="none" fo:border-bottom="0.2pt solid #000000"/>
    </style:style>
    <style:style style:name="Table4.D3" style:family="table-cell">
      <style:table-cell-properties fo:padding="0.97mm" fo:border-left="0.2pt solid #000000" fo:border-right="0.2pt solid #000000" fo:border-top="none" fo:border-bottom="0.2pt solid #000000"/>
    </style:style>
    <style:style style:name="Table4.A4" style:family="table-cell">
      <style:table-cell-properties fo:padding="0.97mm" fo:border-left="0.2pt solid #000000" fo:border-right="none" fo:border-top="none" fo:border-bottom="0.2pt solid #000000"/>
    </style:style>
    <style:style style:name="Table4.B4" style:family="table-cell">
      <style:table-cell-properties fo:padding="0.97mm" fo:border-left="0.2pt solid #000000" fo:border-right="none" fo:border-top="none" fo:border-bottom="0.2pt solid #000000"/>
    </style:style>
    <style:style style:name="Table4.C4" style:family="table-cell">
      <style:table-cell-properties fo:padding="0.97mm" fo:border-left="0.2pt solid #000000" fo:border-right="none" fo:border-top="none" fo:border-bottom="0.2pt solid #000000"/>
    </style:style>
    <style:style style:name="Table4.D4" style:family="table-cell">
      <style:table-cell-properties fo:padding="0.97mm" fo:border-left="0.2pt solid #000000" fo:border-right="0.2pt solid #000000" fo:border-top="none" fo:border-bottom="0.2pt solid #000000"/>
    </style:style>
    <style:style style:name="Table9" style:family="table">
      <style:table-properties style:width="170.11mm" fo:margin-left="0mm" table:align="left" style:writing-mode="lr-tb"/>
    </style:style>
    <style:style style:name="Table9.A" style:family="table-column">
      <style:table-column-properties style:column-width="19.1mm"/>
    </style:style>
    <style:style style:name="Table9.B" style:family="table-column">
      <style:table-column-properties style:column-width="151.01mm"/>
    </style:style>
    <style:style style:name="Table9.A1" style:family="table-cell">
      <style:table-cell-properties fo:background-color="#99ccff" fo:padding="0.97mm" fo:border="none">
        <style:background-image/>
      </style:table-cell-properties>
    </style:style>
    <style:style style:name="Table16" style:family="table">
      <style:table-properties style:width="170.11mm" fo:margin-left="0mm" table:align="left" style:writing-mode="lr-tb"/>
    </style:style>
    <style:style style:name="Table16.A" style:family="table-column">
      <style:table-column-properties style:column-width="19.1mm"/>
    </style:style>
    <style:style style:name="Table16.B" style:family="table-column">
      <style:table-column-properties style:column-width="151.01mm"/>
    </style:style>
    <style:style style:name="Table16.A1" style:family="table-cell">
      <style:table-cell-properties fo:background-color="#99ccff" fo:padding="0.97mm" fo:border="none">
        <style:background-image/>
      </style:table-cell-properties>
    </style:style>
    <style:style style:name="Table17" style:family="table">
      <style:table-properties style:width="170.11mm" fo:margin-left="0mm" table:align="left" style:writing-mode="lr-tb"/>
    </style:style>
    <style:style style:name="Table17.A" style:family="table-column">
      <style:table-column-properties style:column-width="19.1mm"/>
    </style:style>
    <style:style style:name="Table17.B" style:family="table-column">
      <style:table-column-properties style:column-width="151.01mm"/>
    </style:style>
    <style:style style:name="Table17.A1" style:family="table-cell">
      <style:table-cell-properties fo:background-color="#99ccff" fo:padding="0.97mm" fo:border="none">
        <style:background-image/>
      </style:table-cell-properties>
    </style:style>
    <style:style style:name="Table5" style:family="table">
      <style:table-properties style:width="164.68mm" table:align="left" style:writing-mode="lr-tb"/>
    </style:style>
    <style:style style:name="Table5.A" style:family="table-column">
      <style:table-column-properties style:column-width="87.17mm"/>
    </style:style>
    <style:style style:name="Table5.B" style:family="table-column">
      <style:table-column-properties style:column-width="25.31mm"/>
    </style:style>
    <style:style style:name="Table5.C" style:family="table-column">
      <style:table-column-properties style:column-width="26.11mm"/>
    </style:style>
    <style:style style:name="Table5.D" style:family="table-column">
      <style:table-column-properties style:column-width="26.09mm"/>
    </style:style>
    <style:style style:name="Table5.A1" style:family="table-cell">
      <style:table-cell-properties fo:background-color="#99ccff" fo:padding="0.97mm" fo:border-left="0.2pt solid #000000" fo:border-right="none" fo:border-top="0.2pt solid #000000" fo:border-bottom="0.2pt solid #000000">
        <style:background-image/>
      </style:table-cell-properties>
    </style:style>
    <style:style style:name="Table5.D1" style:family="table-cell">
      <style:table-cell-properties fo:background-color="#99ccff" fo:padding="0.97mm" fo:border="0.2pt solid #000000">
        <style:background-image/>
      </style:table-cell-properties>
    </style:style>
    <style:style style:name="Table5.A2" style:family="table-cell">
      <style:table-cell-properties fo:padding="0.97mm" fo:border-left="0.2pt solid #000000" fo:border-right="none" fo:border-top="none" fo:border-bottom="0.2pt solid #000000"/>
    </style:style>
    <style:style style:name="Table5.B2" style:family="table-cell">
      <style:table-cell-properties fo:padding="0.97mm" fo:border-left="0.2pt solid #000000" fo:border-right="none" fo:border-top="none" fo:border-bottom="0.2pt solid #000000"/>
    </style:style>
    <style:style style:name="Table5.C2" style:family="table-cell">
      <style:table-cell-properties fo:padding="0.97mm" fo:border-left="0.2pt solid #000000" fo:border-right="none" fo:border-top="none" fo:border-bottom="0.2pt solid #000000"/>
    </style:style>
    <style:style style:name="Table5.D2" style:family="table-cell">
      <style:table-cell-properties fo:padding="0.97mm" fo:border-left="0.2pt solid #000000" fo:border-right="0.2pt solid #000000" fo:border-top="none" fo:border-bottom="0.2pt solid #000000"/>
    </style:style>
    <style:style style:name="Table5.A3" style:family="table-cell">
      <style:table-cell-properties fo:padding="0.97mm" fo:border-left="0.2pt solid #000000" fo:border-right="none" fo:border-top="none" fo:border-bottom="0.2pt solid #000000"/>
    </style:style>
    <style:style style:name="Table5.B3" style:family="table-cell">
      <style:table-cell-properties fo:padding="0.97mm" fo:border-left="0.2pt solid #000000" fo:border-right="none" fo:border-top="none" fo:border-bottom="0.2pt solid #000000"/>
    </style:style>
    <style:style style:name="Table5.C3" style:family="table-cell">
      <style:table-cell-properties fo:padding="0.97mm" fo:border-left="0.2pt solid #000000" fo:border-right="none" fo:border-top="none" fo:border-bottom="0.2pt solid #000000"/>
    </style:style>
    <style:style style:name="Table5.D3" style:family="table-cell">
      <style:table-cell-properties fo:padding="0.97mm" fo:border-left="0.2pt solid #000000" fo:border-right="0.2pt solid #000000" fo:border-top="none" fo:border-bottom="0.2pt solid #000000"/>
    </style:style>
    <style:style style:name="Table5.A4" style:family="table-cell">
      <style:table-cell-properties fo:padding="0.97mm" fo:border-left="0.2pt solid #000000" fo:border-right="none" fo:border-top="none" fo:border-bottom="0.2pt solid #000000"/>
    </style:style>
    <style:style style:name="Table5.B4" style:family="table-cell">
      <style:table-cell-properties fo:padding="0.97mm" fo:border-left="0.2pt solid #000000" fo:border-right="none" fo:border-top="none" fo:border-bottom="0.2pt solid #000000"/>
    </style:style>
    <style:style style:name="Table5.C4" style:family="table-cell">
      <style:table-cell-properties fo:padding="0.97mm" fo:border-left="0.2pt solid #000000" fo:border-right="none" fo:border-top="none" fo:border-bottom="0.2pt solid #000000"/>
    </style:style>
    <style:style style:name="Table5.D4" style:family="table-cell">
      <style:table-cell-properties fo:padding="0.97mm" fo:border-left="0.2pt solid #000000" fo:border-right="0.2pt solid #000000" fo:border-top="none" fo:border-bottom="0.2pt solid #000000"/>
    </style:style>
    <style:style style:name="Table10" style:family="table">
      <style:table-properties style:width="170.11mm" fo:margin-left="0mm" table:align="left" style:writing-mode="lr-tb"/>
    </style:style>
    <style:style style:name="Table10.A" style:family="table-column">
      <style:table-column-properties style:column-width="19.1mm"/>
    </style:style>
    <style:style style:name="Table10.B" style:family="table-column">
      <style:table-column-properties style:column-width="151.01mm"/>
    </style:style>
    <style:style style:name="Table10.A1" style:family="table-cell">
      <style:table-cell-properties fo:background-color="#99ccff" fo:padding="0.97mm" fo:border="none">
        <style:background-image/>
      </style:table-cell-properties>
    </style:style>
    <style:style style:name="Table18" style:family="table">
      <style:table-properties style:width="170.11mm" fo:margin-left="0mm" table:align="left" style:writing-mode="lr-tb"/>
    </style:style>
    <style:style style:name="Table18.A" style:family="table-column">
      <style:table-column-properties style:column-width="19.1mm"/>
    </style:style>
    <style:style style:name="Table18.B" style:family="table-column">
      <style:table-column-properties style:column-width="151.01mm"/>
    </style:style>
    <style:style style:name="Table18.A1" style:family="table-cell">
      <style:table-cell-properties fo:background-color="#99ccff" fo:padding="0.97mm" fo:border="none">
        <style:background-image/>
      </style:table-cell-properties>
    </style:style>
    <style:style style:name="Table19" style:family="table">
      <style:table-properties style:width="170.11mm" fo:margin-left="0mm" table:align="left" style:writing-mode="lr-tb"/>
    </style:style>
    <style:style style:name="Table19.A" style:family="table-column">
      <style:table-column-properties style:column-width="19.1mm"/>
    </style:style>
    <style:style style:name="Table19.B" style:family="table-column">
      <style:table-column-properties style:column-width="151.01mm"/>
    </style:style>
    <style:style style:name="Table19.A1" style:family="table-cell">
      <style:table-cell-properties fo:background-color="#99ccff" fo:padding="0.97mm" fo:border="none">
        <style:background-image/>
      </style:table-cell-properties>
    </style:style>
    <style:style style:name="Table6" style:family="table">
      <style:table-properties style:width="164.68mm" table:align="left" style:writing-mode="lr-tb"/>
    </style:style>
    <style:style style:name="Table6.A" style:family="table-column">
      <style:table-column-properties style:column-width="87.17mm"/>
    </style:style>
    <style:style style:name="Table6.B" style:family="table-column">
      <style:table-column-properties style:column-width="25.31mm"/>
    </style:style>
    <style:style style:name="Table6.C" style:family="table-column">
      <style:table-column-properties style:column-width="26.11mm"/>
    </style:style>
    <style:style style:name="Table6.D" style:family="table-column">
      <style:table-column-properties style:column-width="26.09mm"/>
    </style:style>
    <style:style style:name="Table6.A1" style:family="table-cell">
      <style:table-cell-properties fo:background-color="#99ccff" fo:padding="0.97mm" fo:border-left="0.2pt solid #000000" fo:border-right="none" fo:border-top="0.2pt solid #000000" fo:border-bottom="0.2pt solid #000000">
        <style:background-image/>
      </style:table-cell-properties>
    </style:style>
    <style:style style:name="Table6.D1" style:family="table-cell">
      <style:table-cell-properties fo:background-color="#99ccff" fo:padding="0.97mm" fo:border="0.2pt solid #000000">
        <style:background-image/>
      </style:table-cell-properties>
    </style:style>
    <style:style style:name="Table6.A2" style:family="table-cell">
      <style:table-cell-properties fo:padding="0.97mm" fo:border-left="0.2pt solid #000000" fo:border-right="none" fo:border-top="none" fo:border-bottom="0.2pt solid #000000"/>
    </style:style>
    <style:style style:name="Table6.B2" style:family="table-cell">
      <style:table-cell-properties fo:padding="0.97mm" fo:border-left="0.2pt solid #000000" fo:border-right="none" fo:border-top="none" fo:border-bottom="0.2pt solid #000000"/>
    </style:style>
    <style:style style:name="Table6.C2" style:family="table-cell">
      <style:table-cell-properties fo:padding="0.97mm" fo:border-left="0.2pt solid #000000" fo:border-right="none" fo:border-top="none" fo:border-bottom="0.2pt solid #000000"/>
    </style:style>
    <style:style style:name="Table6.D2" style:family="table-cell">
      <style:table-cell-properties fo:padding="0.97mm" fo:border-left="0.2pt solid #000000" fo:border-right="0.2pt solid #000000" fo:border-top="none" fo:border-bottom="0.2pt solid #000000"/>
    </style:style>
    <style:style style:name="Table11" style:family="table">
      <style:table-properties style:width="170.11mm" fo:margin-left="0mm" table:align="left" style:writing-mode="lr-tb"/>
    </style:style>
    <style:style style:name="Table11.A" style:family="table-column">
      <style:table-column-properties style:column-width="19.1mm"/>
    </style:style>
    <style:style style:name="Table11.B" style:family="table-column">
      <style:table-column-properties style:column-width="151.01mm"/>
    </style:style>
    <style:style style:name="Table11.A1" style:family="table-cell">
      <style:table-cell-properties fo:background-color="#99ccff" fo:padding="0.97mm" fo:border="none">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margin-left="0mm" fo:margin-right="0mm" fo:text-align="justify" style:justify-single-word="false" fo:orphans="2" fo:widows="2" fo:text-indent="0mm" style:auto-text-indent="false" text:number-lines="false" text:line-number="0" style:writing-mode="lr-tb">
        <style:tab-stops>
          <style:tab-stop style:position="168.43mm" style:type="right"/>
        </style:tab-stops>
      </style:paragraph-properties>
      <style:text-properties fo:font-size="9pt" style:font-size-asian="9pt" style:font-size-complex="9pt"/>
    </style:style>
    <style:style style:name="P3" style:family="paragraph" style:parent-style-name="Header">
      <style:paragraph-properties fo:margin-top="1.01mm" fo:margin-bottom="1.99mm" style:contextual-spacing="false" fo:text-align="center" style:justify-single-word="false"/>
      <style:text-properties fo:font-size="10pt" fo:font-weight="bold" style:font-size-asian="10pt" style:font-weight-asian="bold" style:font-size-complex="10pt" style:font-weight-complex="bold"/>
    </style:style>
    <style:style style:name="P4" style:family="paragraph" style:parent-style-name="Header_20_right">
      <style:paragraph-properties fo:margin-top="1.01mm" fo:margin-bottom="1.99mm" style:contextual-spacing="false" fo:text-align="center" style:justify-single-word="false"/>
      <style:text-properties fo:font-weight="bold" style:font-weight-asian="bold" style:font-weight-complex="bold"/>
    </style:style>
    <style:style style:name="P5" style:family="paragraph" style:parent-style-name="Standard">
      <style:text-properties style:font-name="Helvetica" style:font-name-complex="Helvetica1"/>
    </style:style>
    <style:style style:name="P6" style:family="paragraph" style:parent-style-name="Standard">
      <style:text-properties style:font-name="Helvetica" officeooo:rsid="0016d4e7" officeooo:paragraph-rsid="0016d4e7" style:font-name-complex="Helvetica1"/>
    </style:style>
    <style:style style:name="P7" style:family="paragraph" style:parent-style-name="Standard">
      <style:text-properties style:font-name="Helvetica" officeooo:rsid="003d90ac" officeooo:paragraph-rsid="003d90ac" style:font-name-complex="Helvetica1"/>
    </style:style>
    <style:style style:name="P8" style:family="paragraph" style:parent-style-name="Standard">
      <style:text-properties fo:font-style="italic" style:font-style-asian="italic"/>
    </style:style>
    <style:style style:name="P9" style:family="paragraph" style:parent-style-name="Standard">
      <style:text-properties fo:font-style="italic" officeooo:paragraph-rsid="003ffb55" style:font-style-asian="italic"/>
    </style:style>
    <style:style style:name="P10" style:family="paragraph" style:parent-style-name="Standard">
      <style:text-properties fo:font-weight="bold" style:font-weight-asian="bold"/>
    </style:style>
    <style:style style:name="P11" style:family="paragraph" style:parent-style-name="Standard">
      <style:text-properties officeooo:paragraph-rsid="002b07ad"/>
    </style:style>
    <style:style style:name="P12" style:family="paragraph" style:parent-style-name="Standard">
      <style:text-properties officeooo:rsid="002fa0c1" officeooo:paragraph-rsid="003ffb55"/>
    </style:style>
    <style:style style:name="P13" style:family="paragraph" style:parent-style-name="Standard">
      <style:text-properties officeooo:rsid="002fa0c1" officeooo:paragraph-rsid="00d030f1"/>
    </style:style>
    <style:style style:name="P14" style:family="paragraph" style:parent-style-name="Standard">
      <style:text-properties officeooo:rsid="002fa0c1" officeooo:paragraph-rsid="011add49"/>
    </style:style>
    <style:style style:name="P15" style:family="paragraph" style:parent-style-name="Standard">
      <style:paragraph-properties fo:text-align="center" style:justify-single-word="false"/>
      <style:text-properties officeooo:rsid="002fa0c1" officeooo:paragraph-rsid="00cea9da"/>
    </style:style>
    <style:style style:name="P16" style:family="paragraph" style:parent-style-name="Standard">
      <style:text-properties officeooo:rsid="002fa0c1" officeooo:paragraph-rsid="00d146f5"/>
    </style:style>
    <style:style style:name="P17" style:family="paragraph" style:parent-style-name="Standard">
      <style:text-properties officeooo:paragraph-rsid="0032e2b0"/>
    </style:style>
    <style:style style:name="P18" style:family="paragraph" style:parent-style-name="Standard">
      <style:text-properties officeooo:paragraph-rsid="003ffb55"/>
    </style:style>
    <style:style style:name="P19" style:family="paragraph" style:parent-style-name="Standard">
      <style:text-properties officeooo:paragraph-rsid="003d8148"/>
    </style:style>
    <style:style style:name="P20" style:family="paragraph" style:parent-style-name="Standard">
      <style:text-properties officeooo:paragraph-rsid="00447d95"/>
    </style:style>
    <style:style style:name="P21" style:family="paragraph" style:parent-style-name="Standard">
      <style:text-properties officeooo:rsid="004aaa4b" officeooo:paragraph-rsid="008f80e7"/>
    </style:style>
    <style:style style:name="P22" style:family="paragraph" style:parent-style-name="Standard">
      <style:text-properties officeooo:rsid="004aaa4b" officeooo:paragraph-rsid="008cab28"/>
    </style:style>
    <style:style style:name="P23" style:family="paragraph" style:parent-style-name="Standard">
      <style:text-properties officeooo:rsid="004aaa4b" officeooo:paragraph-rsid="00d030f1"/>
    </style:style>
    <style:style style:name="P24" style:family="paragraph" style:parent-style-name="Standard">
      <style:text-properties officeooo:rsid="004aaa4b" officeooo:paragraph-rsid="00d146f5"/>
    </style:style>
    <style:style style:name="P25" style:family="paragraph" style:parent-style-name="Standard">
      <style:text-properties officeooo:rsid="004aaa4b" officeooo:paragraph-rsid="011add49"/>
    </style:style>
    <style:style style:name="P26" style:family="paragraph" style:parent-style-name="Standard">
      <style:text-properties officeooo:rsid="004aaa4b" officeooo:paragraph-rsid="0094b0e6"/>
    </style:style>
    <style:style style:name="P27" style:family="paragraph" style:parent-style-name="Standard">
      <style:text-properties officeooo:rsid="004aaa4b" officeooo:paragraph-rsid="008b000e"/>
    </style:style>
    <style:style style:name="P28" style:family="paragraph" style:parent-style-name="Standard">
      <style:text-properties officeooo:rsid="004aaa4b" officeooo:paragraph-rsid="01c23410"/>
    </style:style>
    <style:style style:name="P29" style:family="paragraph" style:parent-style-name="Standard">
      <style:text-properties officeooo:rsid="004aaa4b" officeooo:paragraph-rsid="00cea9da"/>
    </style:style>
    <style:style style:name="P30" style:family="paragraph" style:parent-style-name="Standard">
      <style:text-properties officeooo:rsid="004aaa4b" officeooo:paragraph-rsid="02452deb"/>
    </style:style>
    <style:style style:name="P31" style:family="paragraph" style:parent-style-name="Standard">
      <style:text-properties officeooo:rsid="004aaa4b" officeooo:paragraph-rsid="026a295d"/>
    </style:style>
    <style:style style:name="P32" style:family="paragraph" style:parent-style-name="Standard">
      <style:text-properties officeooo:rsid="004aaa4b" officeooo:paragraph-rsid="026fd5f4"/>
    </style:style>
    <style:style style:name="P33" style:family="paragraph" style:parent-style-name="Standard">
      <style:text-properties officeooo:rsid="004fef06" officeooo:paragraph-rsid="0056e86c"/>
    </style:style>
    <style:style style:name="P34" style:family="paragraph" style:parent-style-name="Standard">
      <style:text-properties officeooo:rsid="004fef06" officeooo:paragraph-rsid="00d030f1"/>
    </style:style>
    <style:style style:name="P35" style:family="paragraph" style:parent-style-name="Standard">
      <style:text-properties officeooo:rsid="004fef06" officeooo:paragraph-rsid="011add49"/>
    </style:style>
    <style:style style:name="P36" style:family="paragraph" style:parent-style-name="Standard">
      <style:text-properties officeooo:rsid="004fef06" officeooo:paragraph-rsid="0032e2b0"/>
    </style:style>
    <style:style style:name="P37" style:family="paragraph" style:parent-style-name="Standard">
      <style:text-properties officeooo:rsid="004fef06" officeooo:paragraph-rsid="005bbaf3"/>
    </style:style>
    <style:style style:name="P38" style:family="paragraph" style:parent-style-name="Standard">
      <style:text-properties officeooo:rsid="004fef06" officeooo:paragraph-rsid="01c23410"/>
    </style:style>
    <style:style style:name="P39" style:family="paragraph" style:parent-style-name="Standard">
      <style:text-properties officeooo:rsid="004fef06" officeooo:paragraph-rsid="01c40f6c"/>
    </style:style>
    <style:style style:name="P40" style:family="paragraph" style:parent-style-name="Standard">
      <style:text-properties officeooo:rsid="004fef06" officeooo:paragraph-rsid="01eae938"/>
    </style:style>
    <style:style style:name="P41" style:family="paragraph" style:parent-style-name="Standard">
      <style:text-properties officeooo:rsid="005fda5a" officeooo:paragraph-rsid="005fda5a"/>
    </style:style>
    <style:style style:name="P42" style:family="paragraph" style:parent-style-name="Standard">
      <style:text-properties officeooo:rsid="005fda5a" officeooo:paragraph-rsid="011add49"/>
    </style:style>
    <style:style style:name="P43" style:family="paragraph" style:parent-style-name="Standard">
      <style:text-properties officeooo:rsid="005ff07b" officeooo:paragraph-rsid="005ff07b"/>
    </style:style>
    <style:style style:name="P44" style:family="paragraph" style:parent-style-name="Standard">
      <style:text-properties officeooo:rsid="005ff07b" officeooo:paragraph-rsid="02452deb"/>
    </style:style>
    <style:style style:name="P45" style:family="paragraph" style:parent-style-name="Standard">
      <style:text-properties officeooo:rsid="005ff07b" officeooo:paragraph-rsid="0275b54b"/>
    </style:style>
    <style:style style:name="P46" style:family="paragraph" style:parent-style-name="Standard">
      <style:text-properties officeooo:rsid="0061da21" officeooo:paragraph-rsid="0061da21"/>
    </style:style>
    <style:style style:name="P47" style:family="paragraph" style:parent-style-name="Standard">
      <style:text-properties officeooo:paragraph-rsid="00791fcc"/>
    </style:style>
    <style:style style:name="P48" style:family="paragraph" style:parent-style-name="Standard">
      <style:text-properties officeooo:rsid="0034c7d4" officeooo:paragraph-rsid="0034c7d4"/>
    </style:style>
    <style:style style:name="P49" style:family="paragraph" style:parent-style-name="Standard">
      <style:text-properties officeooo:rsid="0034c7d4" officeooo:paragraph-rsid="008a7f1d"/>
    </style:style>
    <style:style style:name="P50" style:family="paragraph" style:parent-style-name="Standard">
      <style:text-properties officeooo:rsid="0034c7d4" officeooo:paragraph-rsid="00f8c06d"/>
    </style:style>
    <style:style style:name="P51" style:family="paragraph" style:parent-style-name="Standard">
      <style:text-properties officeooo:rsid="0034c7d4" officeooo:paragraph-rsid="0141c1ae"/>
    </style:style>
    <style:style style:name="P52" style:family="paragraph" style:parent-style-name="Standard">
      <style:text-properties officeooo:rsid="0034c7d4" officeooo:paragraph-rsid="0102e2f5"/>
    </style:style>
    <style:style style:name="P53" style:family="paragraph" style:parent-style-name="Standard">
      <style:paragraph-properties fo:text-align="center" style:justify-single-word="false"/>
      <style:text-properties officeooo:rsid="0034c7d4" officeooo:paragraph-rsid="0141c1ae"/>
    </style:style>
    <style:style style:name="P54" style:family="paragraph" style:parent-style-name="Standard">
      <style:text-properties officeooo:rsid="0034c7d4" officeooo:paragraph-rsid="01bfa077"/>
    </style:style>
    <style:style style:name="P55" style:family="paragraph" style:parent-style-name="Standard">
      <style:text-properties officeooo:rsid="0034c7d4" officeooo:paragraph-rsid="01df936c"/>
    </style:style>
    <style:style style:name="P56" style:family="paragraph" style:parent-style-name="Standard">
      <style:text-properties officeooo:rsid="0034c7d4" officeooo:paragraph-rsid="01e00640"/>
    </style:style>
    <style:style style:name="P57" style:family="paragraph" style:parent-style-name="Standard">
      <style:text-properties officeooo:rsid="0034c7d4" officeooo:paragraph-rsid="01e5084e"/>
    </style:style>
    <style:style style:name="P58" style:family="paragraph" style:parent-style-name="Standard">
      <style:text-properties officeooo:rsid="0034c7d4" officeooo:paragraph-rsid="01f1dd2f"/>
    </style:style>
    <style:style style:name="P59" style:family="paragraph" style:parent-style-name="Standard">
      <style:text-properties officeooo:rsid="0034c7d4" officeooo:paragraph-rsid="01f24586"/>
    </style:style>
    <style:style style:name="P60" style:family="paragraph" style:parent-style-name="Standard">
      <style:text-properties officeooo:rsid="0034c7d4" officeooo:paragraph-rsid="01f830c4"/>
    </style:style>
    <style:style style:name="P61" style:family="paragraph" style:parent-style-name="Standard">
      <style:text-properties officeooo:rsid="0034c7d4" officeooo:paragraph-rsid="024143d3"/>
    </style:style>
    <style:style style:name="P62" style:family="paragraph" style:parent-style-name="Standard">
      <style:text-properties officeooo:rsid="008a7f1d" officeooo:paragraph-rsid="008a7f1d"/>
    </style:style>
    <style:style style:name="P63" style:family="paragraph" style:parent-style-name="Standard">
      <style:text-properties officeooo:rsid="008a7f1d" officeooo:paragraph-rsid="008f80e7"/>
    </style:style>
    <style:style style:name="P64" style:family="paragraph" style:parent-style-name="Standard">
      <style:text-properties officeooo:rsid="008a7f1d" officeooo:paragraph-rsid="0094b0e6"/>
    </style:style>
    <style:style style:name="P65" style:family="paragraph" style:parent-style-name="Standard">
      <style:text-properties officeooo:rsid="008a7f1d" officeooo:paragraph-rsid="011add49"/>
    </style:style>
    <style:style style:name="P66" style:family="paragraph" style:parent-style-name="Standard">
      <style:text-properties officeooo:rsid="008cab28" officeooo:paragraph-rsid="008f80e7"/>
    </style:style>
    <style:style style:name="P67" style:family="paragraph" style:parent-style-name="Standard">
      <style:text-properties officeooo:rsid="008cab28" officeooo:paragraph-rsid="011add49"/>
    </style:style>
    <style:style style:name="P68" style:family="paragraph" style:parent-style-name="Standard">
      <style:text-properties officeooo:rsid="008cab28" officeooo:paragraph-rsid="008cab28"/>
    </style:style>
    <style:style style:name="P69" style:family="paragraph" style:parent-style-name="Standard">
      <style:text-properties officeooo:rsid="008cab28" officeooo:paragraph-rsid="0094b0e6"/>
    </style:style>
    <style:style style:name="P70" style:family="paragraph" style:parent-style-name="Standard">
      <style:text-properties officeooo:paragraph-rsid="00c401b9"/>
    </style:style>
    <style:style style:name="P71" style:family="paragraph" style:parent-style-name="Standard">
      <style:text-properties officeooo:paragraph-rsid="00cea9da"/>
    </style:style>
    <style:style style:name="P72" style:family="paragraph" style:parent-style-name="Standard">
      <style:text-properties officeooo:paragraph-rsid="00d030f1"/>
    </style:style>
    <style:style style:name="P73" style:family="paragraph" style:parent-style-name="Standard">
      <style:text-properties officeooo:paragraph-rsid="00d146f5"/>
    </style:style>
    <style:style style:name="P74" style:family="paragraph" style:parent-style-name="Standard">
      <style:text-properties officeooo:paragraph-rsid="00e125af"/>
    </style:style>
    <style:style style:name="P75" style:family="paragraph" style:parent-style-name="Standard">
      <style:text-properties officeooo:paragraph-rsid="00f9ad79"/>
    </style:style>
    <style:style style:name="P76" style:family="paragraph" style:parent-style-name="Standard">
      <style:text-properties officeooo:paragraph-rsid="010141f0"/>
    </style:style>
    <style:style style:name="P77" style:family="paragraph" style:parent-style-name="Standard">
      <style:text-properties officeooo:paragraph-rsid="011add49"/>
    </style:style>
    <style:style style:name="P78" style:family="paragraph" style:parent-style-name="Standard">
      <style:text-properties fo:color="#ff0000" fo:font-style="normal" fo:font-weight="normal" officeooo:rsid="012a2581" officeooo:paragraph-rsid="01b87ba0" style:font-style-asian="normal" style:font-weight-asian="normal" style:font-style-complex="normal" style:font-weight-complex="normal"/>
    </style:style>
    <style:style style:name="P79" style:family="paragraph" style:parent-style-name="Standard">
      <style:paragraph-properties>
        <style:tab-stops/>
      </style:paragraph-properties>
      <style:text-properties fo:color="#ff0000" fo:font-style="italic" officeooo:rsid="0034c7d4" officeooo:paragraph-rsid="01b87ba0" style:font-style-asian="italic"/>
    </style:style>
    <style:style style:name="P80" style:family="paragraph" style:parent-style-name="Standard">
      <style:paragraph-properties>
        <style:tab-stops/>
      </style:paragraph-properties>
      <style:text-properties fo:color="#ff0000" fo:font-style="italic" officeooo:rsid="0034c7d4" officeooo:paragraph-rsid="02256bf8" style:font-style-asian="italic"/>
    </style:style>
    <style:style style:name="P81" style:family="paragraph" style:parent-style-name="Standard">
      <style:text-properties officeooo:paragraph-rsid="007c7554"/>
    </style:style>
    <style:style style:name="P82" style:family="paragraph" style:parent-style-name="Standard">
      <style:text-properties fo:font-style="normal" officeooo:paragraph-rsid="0102e2f5" style:font-style-asian="normal" style:font-style-complex="normal"/>
    </style:style>
    <style:style style:name="P83" style:family="paragraph" style:parent-style-name="Standard">
      <style:text-properties fo:font-style="normal" officeooo:paragraph-rsid="01b751fd" style:font-style-asian="normal" style:font-style-complex="normal"/>
    </style:style>
    <style:style style:name="P84" style:family="paragraph" style:parent-style-name="Standard">
      <style:text-properties officeooo:paragraph-rsid="01b7e890"/>
    </style:style>
    <style:style style:name="P85" style:family="paragraph" style:parent-style-name="Standard">
      <style:text-properties officeooo:paragraph-rsid="01c6bdab"/>
    </style:style>
    <style:style style:name="P86" style:family="paragraph" style:parent-style-name="Standard">
      <style:paragraph-properties>
        <style:tab-stops/>
      </style:paragraph-properties>
      <style:text-properties fo:color="#000000" fo:font-style="normal" officeooo:rsid="01c8bbd6" officeooo:paragraph-rsid="01c8bbd6" style:font-style-asian="normal" style:font-style-complex="normal"/>
    </style:style>
    <style:style style:name="P87" style:family="paragraph" style:parent-style-name="Standard">
      <style:text-properties officeooo:paragraph-rsid="01d5cb53"/>
    </style:style>
    <style:style style:name="P88" style:family="paragraph" style:parent-style-name="Standard">
      <style:text-properties officeooo:paragraph-rsid="01df936c"/>
    </style:style>
    <style:style style:name="P89" style:family="paragraph" style:parent-style-name="Standard">
      <style:text-properties officeooo:paragraph-rsid="01e2e928"/>
    </style:style>
    <style:style style:name="P90" style:family="paragraph" style:parent-style-name="Standard">
      <style:text-properties officeooo:paragraph-rsid="01e3afc1"/>
    </style:style>
    <style:style style:name="P91" style:family="paragraph" style:parent-style-name="Standard">
      <style:text-properties officeooo:paragraph-rsid="01e4e6eb"/>
    </style:style>
    <style:style style:name="P92" style:family="paragraph" style:parent-style-name="Standard">
      <style:text-properties officeooo:paragraph-rsid="01e5084e"/>
    </style:style>
    <style:style style:name="P93" style:family="paragraph" style:parent-style-name="Standard">
      <style:text-properties officeooo:paragraph-rsid="01ed300f"/>
    </style:style>
    <style:style style:name="P94" style:family="paragraph" style:parent-style-name="Standard">
      <style:text-properties officeooo:paragraph-rsid="01ef9918"/>
    </style:style>
    <style:style style:name="P95" style:family="paragraph" style:parent-style-name="Standard">
      <style:text-properties officeooo:paragraph-rsid="01efe2a6"/>
    </style:style>
    <style:style style:name="P96" style:family="paragraph" style:parent-style-name="Standard">
      <style:text-properties officeooo:paragraph-rsid="01f1dd2f"/>
    </style:style>
    <style:style style:name="P97" style:family="paragraph" style:parent-style-name="Standard">
      <style:text-properties officeooo:paragraph-rsid="01f60e65"/>
    </style:style>
    <style:style style:name="P98" style:family="paragraph" style:parent-style-name="Standard">
      <style:text-properties officeooo:paragraph-rsid="01faf6bc"/>
    </style:style>
    <style:style style:name="P99" style:family="paragraph" style:parent-style-name="Standard">
      <style:text-properties officeooo:paragraph-rsid="010ed6a4"/>
    </style:style>
    <style:style style:name="P100" style:family="paragraph" style:parent-style-name="Standard">
      <style:text-properties officeooo:paragraph-rsid="02330e07"/>
    </style:style>
    <style:style style:name="P101" style:family="paragraph" style:parent-style-name="Standard">
      <style:text-properties officeooo:paragraph-rsid="024143d3"/>
    </style:style>
    <style:style style:name="P102" style:family="paragraph" style:parent-style-name="Standard">
      <style:text-properties officeooo:paragraph-rsid="02452deb"/>
    </style:style>
    <style:style style:name="P103" style:family="paragraph" style:parent-style-name="Standard">
      <style:text-properties officeooo:paragraph-rsid="025e563d"/>
    </style:style>
    <style:style style:name="P104" style:family="paragraph" style:parent-style-name="Standard">
      <style:text-properties officeooo:paragraph-rsid="026a295d"/>
    </style:style>
    <style:style style:name="P105" style:family="paragraph" style:parent-style-name="Table_20_Sub-Heading">
      <style:paragraph-properties fo:background-color="transparent">
        <style:background-image/>
      </style:paragraph-properties>
    </style:style>
    <style:style style:name="P106" style:family="paragraph" style:parent-style-name="Table_20_Heading">
      <style:paragraph-properties fo:background-color="transparent">
        <style:background-image/>
      </style:paragraph-properties>
    </style:style>
    <style:style style:name="P107" style:family="paragraph" style:parent-style-name="Table_20_Contents">
      <style:text-properties officeooo:paragraph-rsid="00308c4d"/>
    </style:style>
    <style:style style:name="P108" style:family="paragraph" style:parent-style-name="Table_20_Contents">
      <style:text-properties officeooo:paragraph-rsid="0069b087"/>
    </style:style>
    <style:style style:name="P109" style:family="paragraph" style:parent-style-name="Table_20_Contents">
      <style:text-properties style:font-name-complex="Helvetica1"/>
    </style:style>
    <style:style style:name="P110" style:family="paragraph" style:parent-style-name="Table_20_Contents">
      <style:text-properties officeooo:rsid="006d3757" officeooo:paragraph-rsid="006d3757" style:font-name-complex="Helvetica1"/>
    </style:style>
    <style:style style:name="P111" style:family="paragraph" style:parent-style-name="Table_20_Contents">
      <style:text-properties officeooo:rsid="00ccb67e" officeooo:paragraph-rsid="00ccb67e" style:font-name-complex="Helvetica1"/>
    </style:style>
    <style:style style:name="P112" style:family="paragraph" style:parent-style-name="Table_20_Contents">
      <style:text-properties officeooo:rsid="00e9f76b" officeooo:paragraph-rsid="00e9f76b" style:font-name-complex="Helvetica1"/>
    </style:style>
    <style:style style:name="P113" style:family="paragraph" style:parent-style-name="Table_20_Contents">
      <style:text-properties officeooo:rsid="00e9f76b" officeooo:paragraph-rsid="00fcb968" style:font-name-complex="Helvetica1"/>
    </style:style>
    <style:style style:name="P114" style:family="paragraph" style:parent-style-name="Table_20_Contents">
      <style:text-properties officeooo:rsid="00e9f76b" officeooo:paragraph-rsid="01021ce7" style:font-name-complex="Helvetica1"/>
    </style:style>
    <style:style style:name="P115" style:family="paragraph" style:parent-style-name="Table_20_Contents">
      <style:text-properties officeooo:rsid="00f0b28b" officeooo:paragraph-rsid="00f0b28b" style:font-name-complex="Helvetica1"/>
    </style:style>
    <style:style style:name="P116" style:family="paragraph" style:parent-style-name="Table_20_Contents">
      <style:text-properties officeooo:rsid="00fcb968" officeooo:paragraph-rsid="00fcb968" style:font-name-complex="Helvetica1"/>
    </style:style>
    <style:style style:name="P117" style:family="paragraph" style:parent-style-name="Table_20_Contents">
      <style:text-properties officeooo:rsid="00fcb968" officeooo:paragraph-rsid="011add49" style:font-name-complex="Helvetica1"/>
    </style:style>
    <style:style style:name="P118" style:family="paragraph" style:parent-style-name="Table_20_Contents">
      <style:text-properties officeooo:rsid="01021ce7" officeooo:paragraph-rsid="01021ce7" style:font-name-complex="Helvetica1"/>
    </style:style>
    <style:style style:name="P119" style:family="paragraph" style:parent-style-name="Table_20_Contents">
      <style:text-properties officeooo:rsid="01182c16" officeooo:paragraph-rsid="011add49" style:font-name-complex="Helvetica1"/>
    </style:style>
    <style:style style:name="P120" style:family="paragraph" style:parent-style-name="Table_20_Contents">
      <style:text-properties officeooo:rsid="022b6353" officeooo:paragraph-rsid="022b6353" style:font-name-complex="Helvetica1"/>
    </style:style>
    <style:style style:name="P121" style:family="paragraph" style:parent-style-name="Table_20_Contents">
      <style:paragraph-properties fo:text-align="center" style:justify-single-word="false"/>
      <style:text-properties officeooo:rsid="022b6353" officeooo:paragraph-rsid="022b6353" style:font-name-complex="Helvetica1"/>
    </style:style>
    <style:style style:name="P122" style:family="paragraph" style:parent-style-name="Table_20_Contents">
      <style:paragraph-properties fo:text-align="center" style:justify-single-word="false"/>
      <style:text-properties officeooo:rsid="022b6353" officeooo:paragraph-rsid="01c11847" style:font-name-complex="Helvetica1"/>
    </style:style>
    <style:style style:name="P123" style:family="paragraph" style:parent-style-name="Table_20_Contents">
      <style:text-properties officeooo:rsid="022d552b" officeooo:paragraph-rsid="022d552b" style:font-name-complex="Helvetica1"/>
    </style:style>
    <style:style style:name="P124" style:family="paragraph" style:parent-style-name="Table_20_Contents">
      <style:text-properties officeooo:rsid="01cf7ef5" officeooo:paragraph-rsid="01cf7ef5" style:font-name-complex="Helvetica1"/>
    </style:style>
    <style:style style:name="P125" style:family="paragraph" style:parent-style-name="Table_20_Contents">
      <style:text-properties officeooo:rsid="01cf7ef5" officeooo:paragraph-rsid="023789ee" style:font-name-complex="Helvetica1"/>
    </style:style>
    <style:style style:name="P126" style:family="paragraph" style:parent-style-name="Table_20_Contents">
      <style:text-properties fo:font-weight="bold" officeooo:rsid="006d3757" officeooo:paragraph-rsid="006d3757" style:font-weight-asian="bold" style:font-name-complex="Helvetica1" style:font-weight-complex="bold"/>
    </style:style>
    <style:style style:name="P127" style:family="paragraph" style:parent-style-name="Table_20_Contents">
      <style:text-properties fo:font-weight="bold" officeooo:rsid="00e9f76b" officeooo:paragraph-rsid="00e9f76b" style:font-weight-asian="bold" style:font-name-complex="Helvetica1" style:font-weight-complex="bold"/>
    </style:style>
    <style:style style:name="P128" style:family="paragraph" style:parent-style-name="Table_20_Contents">
      <style:text-properties fo:font-weight="bold" officeooo:rsid="00e9f76b" officeooo:paragraph-rsid="00fcb968" style:font-weight-asian="bold" style:font-name-complex="Helvetica1" style:font-weight-complex="bold"/>
    </style:style>
    <style:style style:name="P129" style:family="paragraph" style:parent-style-name="Table_20_Contents">
      <style:text-properties fo:font-weight="bold" officeooo:rsid="00e9f76b" officeooo:paragraph-rsid="01021ce7" style:font-weight-asian="bold" style:font-name-complex="Helvetica1" style:font-weight-complex="bold"/>
    </style:style>
    <style:style style:name="P130" style:family="paragraph" style:parent-style-name="Table_20_Contents">
      <style:text-properties fo:font-weight="bold" officeooo:rsid="00e9f76b" officeooo:paragraph-rsid="011add49" style:font-weight-asian="bold" style:font-name-complex="Helvetica1" style:font-weight-complex="bold"/>
    </style:style>
    <style:style style:name="P131" style:family="paragraph" style:parent-style-name="Table_20_Contents">
      <style:text-properties fo:font-weight="bold" officeooo:rsid="00f0b28b" officeooo:paragraph-rsid="00f0b28b" style:font-weight-asian="bold" style:font-name-complex="Helvetica1" style:font-weight-complex="bold"/>
    </style:style>
    <style:style style:name="P132" style:family="paragraph" style:parent-style-name="Table_20_Contents">
      <style:text-properties fo:font-weight="bold" officeooo:rsid="01182c16" officeooo:paragraph-rsid="011add49" style:font-weight-asian="bold" style:font-name-complex="Helvetica1" style:font-weight-complex="bold"/>
    </style:style>
    <style:style style:name="P133" style:family="paragraph" style:parent-style-name="Table_20_Contents">
      <style:text-properties fo:font-weight="bold" officeooo:rsid="022b6353" officeooo:paragraph-rsid="022b6353" style:font-weight-asian="bold" style:font-name-complex="Helvetica1" style:font-weight-complex="bold"/>
    </style:style>
    <style:style style:name="P134" style:family="paragraph" style:parent-style-name="Table_20_Contents">
      <style:text-properties fo:font-weight="bold" officeooo:rsid="022d552b" officeooo:paragraph-rsid="022d552b" style:font-weight-asian="bold" style:font-name-complex="Helvetica1" style:font-weight-complex="bold"/>
    </style:style>
    <style:style style:name="P135" style:family="paragraph" style:parent-style-name="Table_20_Contents">
      <style:text-properties fo:font-weight="bold" officeooo:rsid="02363600" officeooo:paragraph-rsid="022b6353" style:font-weight-asian="bold" style:font-name-complex="Helvetica1" style:font-weight-complex="bold"/>
    </style:style>
    <style:style style:name="P136" style:family="paragraph" style:parent-style-name="Table_20_Contents">
      <style:text-properties fo:font-weight="bold" officeooo:rsid="023789ee" officeooo:paragraph-rsid="023789ee" style:font-weight-asian="bold" style:font-name-complex="Helvetica1" style:font-weight-complex="bold"/>
    </style:style>
    <style:style style:name="P137" style:family="paragraph" style:parent-style-name="Table_20_Contents">
      <style:text-properties fo:font-weight="bold" officeooo:rsid="01cf7ef5" officeooo:paragraph-rsid="01c11847" style:font-weight-asian="bold" style:font-name-complex="Helvetica1" style:font-weight-complex="bold"/>
    </style:style>
    <style:style style:name="P138" style:family="paragraph" style:parent-style-name="Table_20_Contents">
      <style:paragraph-properties fo:text-align="center" style:justify-single-word="false"/>
      <style:text-properties fo:color="#000000" fo:font-weight="bold" officeooo:rsid="0088537c" officeooo:paragraph-rsid="025e563d" style:font-name-asian="Times" style:font-weight-asian="bold" style:font-name-complex="Times New Roman1" style:font-weight-complex="bold"/>
    </style:style>
    <style:style style:name="P139" style:family="paragraph" style:parent-style-name="Table_20_Contents">
      <style:text-properties fo:color="#ff0000" fo:font-weight="bold" officeooo:rsid="009a806a" officeooo:paragraph-rsid="025e563d" style:font-name-asian="Times" style:font-weight-asian="bold" style:font-name-complex="Times New Roman1" style:font-weight-complex="bold"/>
    </style:style>
    <style:style style:name="P140" style:family="paragraph" style:parent-style-name="Table_20_Contents">
      <style:text-properties fo:color="#ff0000" fo:font-weight="bold" officeooo:rsid="01e01719" officeooo:paragraph-rsid="025e563d" style:font-name-asian="Times" style:font-weight-asian="bold" style:font-name-complex="Times New Roman1" style:font-weight-complex="bold"/>
    </style:style>
    <style:style style:name="P141" style:family="paragraph" style:parent-style-name="Title">
      <style:paragraph-properties fo:margin-top="1.01mm" fo:margin-bottom="1.01mm" style:contextual-spacing="false" fo:line-height="100%" fo:text-align="justify" style:justify-single-word="false"/>
      <style:text-properties fo:font-variant="normal" fo:text-transform="none" style:font-name="Arial" fo:font-size="12pt" fo:font-weight="normal" officeooo:rsid="003a238e" officeooo:paragraph-rsid="003a238e" style:font-size-asian="10.5pt" style:font-weight-asian="normal" style:font-size-complex="12pt" style:font-weight-complex="normal"/>
    </style:style>
    <style:style style:name="P142" style:family="paragraph" style:parent-style-name="Title">
      <style:paragraph-properties fo:margin-top="1.01mm" fo:margin-bottom="1.01mm" style:contextual-spacing="false" fo:line-height="100%" fo:text-align="justify" style:justify-single-word="false"/>
      <style:text-properties fo:font-variant="normal" fo:text-transform="none" style:font-name="Arial" fo:font-size="12pt" fo:font-weight="normal" officeooo:rsid="003bde10" officeooo:paragraph-rsid="003bde10" style:font-size-asian="10.5pt" style:font-weight-asian="normal" style:font-size-complex="12pt" style:font-weight-complex="normal"/>
    </style:style>
    <style:style style:name="P143" style:family="paragraph" style:parent-style-name="Title">
      <style:paragraph-properties fo:margin-top="1.01mm" fo:margin-bottom="1.01mm" style:contextual-spacing="false" fo:line-height="100%" fo:text-align="justify" style:justify-single-word="false"/>
      <style:text-properties officeooo:paragraph-rsid="003bde10"/>
    </style:style>
    <style:style style:name="P144" style:family="paragraph" style:parent-style-name="Title">
      <style:paragraph-properties fo:margin-top="1.01mm" fo:margin-bottom="1.01mm" style:contextual-spacing="false" fo:line-height="100%" fo:text-align="justify" style:justify-single-word="false"/>
      <style:text-properties officeooo:paragraph-rsid="025e563d"/>
    </style:style>
    <style:style style:name="P145" style:family="paragraph" style:parent-style-name="Text_20_body">
      <style:text-properties officeooo:rsid="0034c7d4" officeooo:paragraph-rsid="008a7f1d"/>
    </style:style>
    <style:style style:name="P146" style:family="paragraph" style:parent-style-name="Text_20_body">
      <style:text-properties officeooo:rsid="0034c7d4" officeooo:paragraph-rsid="008f80e7"/>
    </style:style>
    <style:style style:name="P147" style:family="paragraph" style:parent-style-name="Text_20_body">
      <style:text-properties officeooo:rsid="0034c7d4" officeooo:paragraph-rsid="0094b0e6"/>
    </style:style>
    <style:style style:name="P148" style:family="paragraph" style:parent-style-name="Text_20_body">
      <style:text-properties officeooo:rsid="0034c7d4" officeooo:paragraph-rsid="01154459"/>
    </style:style>
    <style:style style:name="P149" style:family="paragraph" style:parent-style-name="Text_20_body">
      <style:text-properties officeooo:rsid="0034c7d4" officeooo:paragraph-rsid="011add49"/>
    </style:style>
    <style:style style:name="P150" style:family="paragraph" style:parent-style-name="Text_20_body">
      <style:text-properties officeooo:paragraph-rsid="008f1e49"/>
    </style:style>
    <style:style style:name="P151" style:family="paragraph" style:parent-style-name="Text_20_body">
      <style:text-properties officeooo:paragraph-rsid="009325d2"/>
    </style:style>
    <style:style style:name="P152" style:family="paragraph" style:parent-style-name="Title">
      <style:paragraph-properties fo:margin-top="4.99mm" fo:margin-bottom="1.01mm" style:contextual-spacing="false" fo:line-height="100%" fo:text-align="justify" style:justify-single-word="false"/>
      <style:text-properties fo:font-variant="normal" fo:text-transform="none" style:font-name="Arial" fo:font-size="12pt" fo:font-weight="normal" officeooo:rsid="003a238e" officeooo:paragraph-rsid="00c3660b" style:font-size-asian="10.5pt" style:font-weight-asian="normal" style:font-size-complex="12pt" style:font-weight-complex="normal"/>
    </style:style>
    <style:style style:name="P153" style:family="paragraph" style:parent-style-name="Standard" style:master-page-name="">
      <style:paragraph-properties fo:margin-top="3mm" fo:margin-bottom="0mm" style:contextual-spacing="false" fo:text-align="start" style:justify-single-word="false" style:page-number="auto"/>
      <style:text-properties style:font-name="Helvetica" officeooo:rsid="0074fae5" officeooo:paragraph-rsid="010e8a99" style:font-name-complex="Helvetica1"/>
    </style:style>
    <style:style style:name="P154" style:family="paragraph" style:parent-style-name="Standard" style:master-page-name="">
      <style:paragraph-properties fo:margin-top="3mm" fo:margin-bottom="0mm" style:contextual-spacing="false" fo:text-align="start" style:justify-single-word="false" style:page-number="auto"/>
      <style:text-properties style:font-name="Helvetica" officeooo:rsid="0074fae5" officeooo:paragraph-rsid="023789ee" style:font-name-complex="Helvetica1"/>
    </style:style>
    <style:style style:name="P155" style:family="paragraph" style:parent-style-name="Standard">
      <style:paragraph-properties fo:margin-top="3mm" fo:margin-bottom="0mm" style:contextual-spacing="false" fo:text-align="start" style:justify-single-word="false"/>
      <style:text-properties style:font-name="Arial3" officeooo:rsid="00ed32ca" officeooo:paragraph-rsid="00fcb968" style:font-name-complex="Helvetica1"/>
    </style:style>
    <style:style style:name="P156" style:family="paragraph" style:parent-style-name="Standard">
      <style:paragraph-properties fo:margin-top="3mm" fo:margin-bottom="0mm" style:contextual-spacing="false" fo:text-align="start" style:justify-single-word="false"/>
      <style:text-properties style:font-name="Arial3" officeooo:rsid="00ed32ca" officeooo:paragraph-rsid="01021ce7" style:font-name-complex="Helvetica1"/>
    </style:style>
    <style:style style:name="P157" style:family="paragraph" style:parent-style-name="Standard">
      <style:paragraph-properties fo:margin-top="3mm" fo:margin-bottom="0mm" style:contextual-spacing="false" fo:text-align="start" style:justify-single-word="false"/>
      <style:text-properties style:font-name="Arial3" officeooo:rsid="00ed32ca" officeooo:paragraph-rsid="011add49" style:font-name-complex="Helvetica1"/>
    </style:style>
    <style:style style:name="P158" style:family="paragraph" style:parent-style-name="Standard">
      <style:paragraph-properties fo:margin-top="3mm" fo:margin-bottom="0mm" style:contextual-spacing="false"/>
      <style:text-properties officeooo:paragraph-rsid="0102e2f5"/>
    </style:style>
    <style:style style:name="P159" style:family="paragraph" style:parent-style-name="Standard">
      <style:paragraph-properties fo:margin-top="3mm" fo:margin-bottom="0mm" style:contextual-spacing="false" fo:text-align="start" style:justify-single-word="false"/>
      <style:text-properties style:font-name="Helvetica" officeooo:rsid="0074fae5" officeooo:paragraph-rsid="0238199c" style:font-name-complex="Helvetica1"/>
    </style:style>
    <style:style style:name="P160" style:family="paragraph" style:parent-style-name="Standard">
      <style:paragraph-properties fo:margin-top="3mm" fo:margin-bottom="0mm" style:contextual-spacing="false" fo:text-align="start" style:justify-single-word="false"/>
      <style:text-properties style:font-name="Helvetica" officeooo:rsid="0074fae5" officeooo:paragraph-rsid="0239e52d" style:font-name-complex="Helvetica1"/>
    </style:style>
    <style:style style:name="P161" style:family="paragraph" style:parent-style-name="Standard">
      <style:paragraph-properties fo:margin-top="0mm" fo:margin-bottom="0mm" style:contextual-spacing="false"/>
      <style:text-properties officeooo:paragraph-rsid="010ed6a4"/>
    </style:style>
    <style:style style:name="P162" style:family="paragraph" style:parent-style-name="Standard">
      <style:paragraph-properties fo:margin-top="0mm" fo:margin-bottom="0mm" style:contextual-spacing="false"/>
      <style:text-properties officeooo:paragraph-rsid="02452deb"/>
    </style:style>
    <style:style style:name="P163" style:family="paragraph" style:parent-style-name="Standard">
      <style:paragraph-properties fo:margin-top="0mm" fo:margin-bottom="0mm" style:contextual-spacing="false"/>
      <style:text-properties officeooo:paragraph-rsid="026a295d"/>
    </style:style>
    <style:style style:name="P164" style:family="paragraph" style:parent-style-name="Standard">
      <style:paragraph-properties fo:margin-top="1.01mm" fo:margin-bottom="0mm" style:contextual-spacing="false"/>
      <style:text-properties officeooo:paragraph-rsid="0032e2b0"/>
    </style:style>
    <style:style style:name="P165" style:family="paragraph" style:parent-style-name="Standard">
      <style:paragraph-properties fo:break-before="page"/>
    </style:style>
    <style:style style:name="P166" style:family="paragraph" style:parent-style-name="Standard">
      <style:paragraph-properties fo:break-before="page"/>
      <style:text-properties officeooo:paragraph-rsid="005f1a2e"/>
    </style:style>
    <style:style style:name="P167" style:family="paragraph" style:parent-style-name="Standard">
      <style:paragraph-properties fo:break-before="page"/>
      <style:text-properties fo:color="#ff0000" fo:font-style="normal" fo:font-weight="bold" officeooo:rsid="012a2581" officeooo:paragraph-rsid="01b87ba0" style:font-style-asian="normal" style:font-weight-asian="bold" style:font-style-complex="normal" style:font-weight-complex="bold"/>
    </style:style>
    <style:style style:name="P168" style:family="paragraph" style:parent-style-name="Standard">
      <style:paragraph-properties fo:margin-top="1.99mm" fo:margin-bottom="0mm" style:contextual-spacing="false"/>
      <style:text-properties officeooo:paragraph-rsid="01c06a0c"/>
    </style:style>
    <style:style style:name="P169" style:family="paragraph" style:parent-style-name="Standard">
      <style:paragraph-properties fo:margin-top="1.99mm" fo:margin-bottom="0mm" style:contextual-spacing="false"/>
      <style:text-properties style:font-name="Arial3" officeooo:paragraph-rsid="024143d3"/>
    </style:style>
    <style:style style:name="P170" style:family="paragraph" style:parent-style-name="Standard" style:master-page-name="">
      <style:paragraph-properties fo:margin-top="1.99mm" fo:margin-bottom="0mm" style:contextual-spacing="false" style:page-number="auto" fo:break-before="auto" fo:break-after="auto"/>
      <style:text-properties style:font-name="Arial3" officeooo:paragraph-rsid="00e9945e"/>
    </style:style>
    <style:style style:name="P171" style:family="paragraph" style:parent-style-name="Standard" style:master-page-name="">
      <style:paragraph-properties fo:margin-top="1.99mm" fo:margin-bottom="0mm" style:contextual-spacing="false" style:page-number="auto" fo:break-before="auto" fo:break-after="auto"/>
      <style:text-properties style:font-name="Arial3" officeooo:paragraph-rsid="024143d3"/>
    </style:style>
    <style:style style:name="P172" style:family="paragraph" style:parent-style-name="Standard" style:master-page-name="">
      <style:paragraph-properties fo:margin-top="1.99mm" fo:margin-bottom="0mm" style:contextual-spacing="false" style:page-number="auto" fo:break-before="auto" fo:break-after="auto"/>
      <style:text-properties officeooo:paragraph-rsid="01c06a0c"/>
    </style:style>
    <style:style style:name="P173" style:family="paragraph" style:parent-style-name="Standard">
      <style:paragraph-properties fo:margin-top="1.99mm" fo:margin-bottom="0mm" style:contextual-spacing="false" fo:break-before="page"/>
      <style:text-properties officeooo:paragraph-rsid="021c297e"/>
    </style:style>
    <style:style style:name="P174" style:family="paragraph" style:parent-style-name="Standard">
      <style:paragraph-properties fo:margin-top="4mm" fo:margin-bottom="0mm" style:contextual-spacing="false"/>
      <style:text-properties officeooo:paragraph-rsid="011add49"/>
    </style:style>
    <style:style style:name="P175" style:family="paragraph" style:parent-style-name="Text_20_body">
      <style:paragraph-properties fo:margin-top="3mm" fo:margin-bottom="2.1mm" style:contextual-spacing="false"/>
      <style:text-properties officeooo:paragraph-rsid="008a7f1d"/>
    </style:style>
    <style:style style:name="P176" style:family="paragraph" style:parent-style-name="Text_20_body">
      <style:paragraph-properties fo:margin-top="3mm" fo:margin-bottom="2.1mm" style:contextual-spacing="false"/>
      <style:text-properties officeooo:paragraph-rsid="0088537c"/>
    </style:style>
    <style:style style:name="P177" style:family="paragraph" style:parent-style-name="Text_20_body">
      <style:paragraph-properties fo:margin-top="3mm" fo:margin-bottom="2.1mm" style:contextual-spacing="false"/>
      <style:text-properties officeooo:paragraph-rsid="021f9b19"/>
    </style:style>
    <style:style style:name="P178" style:family="paragraph" style:parent-style-name="Text_20_body">
      <style:paragraph-properties fo:margin-top="3mm" fo:margin-bottom="2.1mm" style:contextual-spacing="false"/>
      <style:text-properties officeooo:paragraph-rsid="009325d2"/>
    </style:style>
    <style:style style:name="P179" style:family="paragraph" style:parent-style-name="Text_20_body">
      <style:paragraph-properties fo:margin-top="3mm" fo:margin-bottom="2.1mm" style:contextual-spacing="false"/>
      <style:text-properties officeooo:paragraph-rsid="011add49"/>
    </style:style>
    <style:style style:name="P180" style:family="paragraph" style:parent-style-name="Standard">
      <style:paragraph-properties fo:margin-top="1.01mm" fo:margin-bottom="0mm" style:contextual-spacing="true"/>
      <style:text-properties officeooo:paragraph-rsid="01dda4ad"/>
    </style:style>
    <style:style style:name="P181" style:family="paragraph" style:parent-style-name="Standard" style:master-page-name="">
      <style:paragraph-properties style:page-number="auto" fo:break-before="auto" fo:break-after="auto"/>
      <style:text-properties officeooo:rsid="002fa0c1" officeooo:paragraph-rsid="00d146f5"/>
    </style:style>
    <style:style style:name="P182" style:family="paragraph" style:parent-style-name="Table_20_Contents">
      <style:paragraph-properties fo:margin-top="0.49mm" fo:margin-bottom="0mm" style:contextual-spacing="false"/>
      <style:text-properties fo:font-size="11pt" fo:font-style="italic" fo:font-weight="bold" officeooo:rsid="021c297e" officeooo:paragraph-rsid="021c297e" style:font-size-asian="11pt" style:font-style-asian="italic" style:font-weight-asian="bold" style:font-name-complex="Helvetica1" style:font-size-complex="11pt" style:font-style-complex="italic" style:font-weight-complex="bold"/>
    </style:style>
    <style:style style:name="P183" style:family="paragraph" style:parent-style-name="Table_20_Contents">
      <style:paragraph-properties fo:margin-top="0.49mm" fo:margin-bottom="0.49mm" style:contextual-spacing="false"/>
      <style:text-properties fo:font-size="11pt" fo:font-style="italic" fo:font-weight="bold" officeooo:rsid="021c297e" officeooo:paragraph-rsid="02286c6e" style:font-size-asian="11pt" style:font-style-asian="italic" style:font-weight-asian="bold" style:font-name-complex="Helvetica1" style:font-size-complex="11pt" style:font-style-complex="italic" style:font-weight-complex="bold"/>
    </style:style>
    <style:style style:name="P184" style:family="paragraph" style:parent-style-name="Table_20_Contents">
      <style:paragraph-properties fo:margin-top="0.49mm" fo:margin-bottom="0.49mm" style:contextual-spacing="false"/>
      <style:text-properties fo:font-size="11pt" fo:font-style="italic" fo:font-weight="bold" officeooo:rsid="021c297e" officeooo:paragraph-rsid="021f9b19" style:font-size-asian="11pt" style:font-style-asian="italic" style:font-weight-asian="bold" style:font-name-complex="Helvetica1" style:font-size-complex="11pt" style:font-style-complex="italic" style:font-weight-complex="bold"/>
    </style:style>
    <style:style style:name="P185" style:family="paragraph" style:parent-style-name="Table_20_Contents">
      <style:paragraph-properties fo:margin-top="0.49mm" fo:margin-bottom="0.49mm" style:contextual-spacing="false"/>
      <style:text-properties fo:font-size="11pt" fo:font-style="italic" fo:font-weight="bold" officeooo:rsid="021c297e" officeooo:paragraph-rsid="0220ed90" style:font-size-asian="11pt" style:font-style-asian="italic" style:font-weight-asian="bold" style:font-name-complex="Helvetica1" style:font-size-complex="11pt" style:font-style-complex="italic" style:font-weight-complex="bold"/>
    </style:style>
    <style:style style:name="P186" style:family="paragraph" style:parent-style-name="Table_20_Contents">
      <style:paragraph-properties fo:margin-top="0.49mm" fo:margin-bottom="0.49mm" style:contextual-spacing="false"/>
      <style:text-properties fo:font-size="11pt" fo:font-style="italic" fo:font-weight="bold" officeooo:rsid="021c297e" officeooo:paragraph-rsid="0229f55f" style:font-size-asian="11pt" style:font-style-asian="italic" style:font-weight-asian="bold" style:font-name-complex="Helvetica1" style:font-size-complex="11pt" style:font-style-complex="italic" style:font-weight-complex="bold"/>
    </style:style>
    <style:style style:name="P187" style:family="paragraph" style:parent-style-name="Table_20_Contents">
      <style:paragraph-properties fo:margin-top="0.49mm" fo:margin-bottom="0.49mm" style:contextual-spacing="false"/>
      <style:text-properties fo:font-size="11pt" fo:font-style="italic" fo:font-weight="bold" officeooo:rsid="021c297e" officeooo:paragraph-rsid="022b56fc" style:font-size-asian="11pt" style:font-style-asian="italic" style:font-weight-asian="bold" style:font-name-complex="Helvetica1" style:font-size-complex="11pt" style:font-style-complex="italic" style:font-weight-complex="bold"/>
    </style:style>
    <style:style style:name="P188" style:family="paragraph" style:parent-style-name="Table_20_Contents">
      <style:paragraph-properties fo:margin-top="0.49mm" fo:margin-bottom="0.49mm" style:contextual-spacing="false"/>
      <style:text-properties fo:font-size="11pt" fo:font-style="italic" fo:font-weight="bold" officeooo:rsid="021c297e" officeooo:paragraph-rsid="0222d64a" style:font-size-asian="11pt" style:font-style-asian="italic" style:font-weight-asian="bold" style:font-name-complex="Helvetica1" style:font-size-complex="11pt" style:font-style-complex="italic" style:font-weight-complex="bold"/>
    </style:style>
    <style:style style:name="P189" style:family="paragraph" style:parent-style-name="Table_20_Contents">
      <style:paragraph-properties fo:margin-top="0.49mm" fo:margin-bottom="0.49mm" style:contextual-spacing="false"/>
      <style:text-properties fo:font-size="11pt" fo:font-style="italic" fo:font-weight="bold" officeooo:rsid="0222d64a" officeooo:paragraph-rsid="0222d64a" style:font-size-asian="11pt" style:font-style-asian="italic" style:font-weight-asian="bold" style:font-name-complex="Helvetica1" style:font-size-complex="11pt" style:font-style-complex="italic" style:font-weight-complex="bold"/>
    </style:style>
    <style:style style:name="P190" style:family="paragraph" style:parent-style-name="Standard">
      <style:paragraph-properties fo:margin-top="0.49mm" fo:margin-bottom="0.49mm" style:contextual-spacing="false">
        <style:tab-stops/>
      </style:paragraph-properties>
      <style:text-properties style:font-name="Arial3" fo:font-size="11pt" fo:font-style="italic" officeooo:rsid="00aaea5f" officeooo:paragraph-rsid="021c297e" style:font-size-asian="11pt" style:font-style-asian="italic" style:font-name-complex="Helvetica1" style:font-size-complex="11pt" style:font-style-complex="italic"/>
    </style:style>
    <style:style style:name="P191" style:family="paragraph" style:parent-style-name="Standard">
      <style:paragraph-properties fo:margin-top="0.49mm" fo:margin-bottom="0.49mm" style:contextual-spacing="false"/>
      <style:text-properties style:font-name="Arial3" fo:font-size="11pt" fo:font-style="italic" officeooo:rsid="00aaea5f" officeooo:paragraph-rsid="021f9b19" style:font-size-asian="11pt" style:font-style-asian="italic" style:font-name-complex="Helvetica1" style:font-size-complex="11pt" style:font-style-complex="italic"/>
    </style:style>
    <style:style style:name="P192" style:family="paragraph" style:parent-style-name="Standard">
      <style:paragraph-properties fo:margin-top="0.49mm" fo:margin-bottom="0.49mm" style:contextual-spacing="false"/>
      <style:text-properties style:font-name="Arial3" fo:font-size="11pt" fo:font-style="italic" officeooo:rsid="00aaea5f" officeooo:paragraph-rsid="0220ed90" style:font-size-asian="11pt" style:font-style-asian="italic" style:font-name-complex="Helvetica1" style:font-size-complex="11pt" style:font-style-complex="italic"/>
    </style:style>
    <style:style style:name="P193" style:family="paragraph" style:parent-style-name="Standard">
      <style:paragraph-properties fo:margin-top="0.49mm" fo:margin-bottom="0.49mm" style:contextual-spacing="false"/>
      <style:text-properties style:font-name="Arial3" fo:font-size="11pt" fo:font-style="italic" officeooo:rsid="00aaea5f" officeooo:paragraph-rsid="0222d64a" style:font-size-asian="11pt" style:font-style-asian="italic" style:font-name-complex="Helvetica1" style:font-size-complex="11pt" style:font-style-complex="italic"/>
    </style:style>
    <style:style style:name="P194" style:family="paragraph" style:parent-style-name="Standard">
      <style:paragraph-properties fo:margin-top="0.49mm" fo:margin-bottom="0.49mm" style:contextual-spacing="false"/>
      <style:text-properties style:font-name="Arial3" fo:font-size="11pt" fo:font-style="italic" fo:font-weight="bold" officeooo:rsid="00a26eee" officeooo:paragraph-rsid="02286c6e" style:font-size-asian="11pt" style:font-style-asian="italic" style:font-weight-asian="bold" style:font-name-complex="Helvetica1" style:font-size-complex="11pt" style:font-style-complex="italic" style:font-weight-complex="bold"/>
    </style:style>
    <style:style style:name="P195" style:family="paragraph" style:parent-style-name="Standard">
      <style:paragraph-properties fo:margin-top="0.49mm" fo:margin-bottom="0.49mm" style:contextual-spacing="false"/>
      <style:text-properties style:font-name="Arial3" fo:font-size="11pt" fo:font-style="italic" fo:font-weight="bold" officeooo:rsid="00a26eee" officeooo:paragraph-rsid="0229f55f" style:font-size-asian="11pt" style:font-style-asian="italic" style:font-weight-asian="bold" style:font-name-complex="Helvetica1" style:font-size-complex="11pt" style:font-style-complex="italic" style:font-weight-complex="bold"/>
    </style:style>
    <style:style style:name="P196" style:family="paragraph" style:parent-style-name="Standard">
      <style:paragraph-properties fo:margin-top="0.49mm" fo:margin-bottom="0.49mm" style:contextual-spacing="false"/>
      <style:text-properties style:font-name="Arial3" fo:font-size="11pt" fo:font-style="italic" fo:font-weight="bold" officeooo:rsid="00a26eee" officeooo:paragraph-rsid="022b56fc" style:font-size-asian="11pt" style:font-style-asian="italic" style:font-weight-asian="bold" style:font-name-complex="Helvetica1" style:font-size-complex="11pt" style:font-style-complex="italic" style:font-weight-complex="bold"/>
    </style:style>
    <style:style style:name="P197" style:family="paragraph" style:parent-style-name="Standard">
      <style:paragraph-properties fo:margin-top="0.49mm" fo:margin-bottom="0.49mm" style:contextual-spacing="false"/>
      <style:text-properties style:font-name="Arial3" fo:font-size="11pt" fo:font-weight="normal" officeooo:rsid="00a26eee" officeooo:paragraph-rsid="0222d64a" style:font-size-asian="11pt" style:font-weight-asian="normal" style:font-name-complex="Helvetica1" style:font-size-complex="11pt" style:font-weight-complex="normal"/>
    </style:style>
    <style:style style:name="P198" style:family="paragraph" style:parent-style-name="Standard">
      <style:paragraph-properties fo:margin-top="0.49mm" fo:margin-bottom="0.49mm" style:contextual-spacing="false"/>
      <style:text-properties style:font-name="Arial3" fo:font-weight="bold" officeooo:rsid="01cd1979" officeooo:paragraph-rsid="021c297e" style:font-weight-asian="bold" style:font-name-complex="Helvetica1" style:font-weight-complex="bold"/>
    </style:style>
    <style:style style:name="P199" style:family="paragraph" style:parent-style-name="Standard">
      <style:paragraph-properties fo:margin-top="0.49mm" fo:margin-bottom="0.49mm" style:contextual-spacing="false"/>
      <style:text-properties style:font-name="Arial3" fo:font-weight="bold" officeooo:rsid="01cd1979" officeooo:paragraph-rsid="021f9b19" style:font-weight-asian="bold" style:font-name-complex="Helvetica1" style:font-weight-complex="bold"/>
    </style:style>
    <style:style style:name="P200" style:family="paragraph" style:parent-style-name="Standard">
      <style:paragraph-properties fo:margin-top="0.49mm" fo:margin-bottom="0.49mm" style:contextual-spacing="false"/>
      <style:text-properties style:font-name="Arial3" fo:font-weight="bold" officeooo:rsid="01cd1979" officeooo:paragraph-rsid="0220ed90" style:font-weight-asian="bold" style:font-name-complex="Helvetica1" style:font-weight-complex="bold"/>
    </style:style>
    <style:style style:name="P201" style:family="paragraph" style:parent-style-name="Standard">
      <style:paragraph-properties fo:margin-top="0.49mm" fo:margin-bottom="0.49mm" style:contextual-spacing="false"/>
      <style:text-properties style:font-name="Arial3" fo:font-weight="bold" officeooo:rsid="01cd1979" officeooo:paragraph-rsid="0222d64a" style:font-weight-asian="bold" style:font-name-complex="Helvetica1" style:font-weight-complex="bold"/>
    </style:style>
    <style:style style:name="P202" style:family="paragraph" style:parent-style-name="Standard">
      <style:paragraph-properties fo:margin-top="1.5mm" fo:margin-bottom="0mm" style:contextual-spacing="false"/>
    </style:style>
    <style:style style:name="P203" style:family="paragraph" style:parent-style-name="Standard">
      <style:paragraph-properties fo:margin-top="1.5mm" fo:margin-bottom="0mm" style:contextual-spacing="false"/>
      <style:text-properties style:font-name="Helvetica" officeooo:paragraph-rsid="00f9ad79" style:font-name-complex="Helvetica1"/>
    </style:style>
    <style:style style:name="P204" style:family="paragraph" style:parent-style-name="Standard">
      <style:paragraph-properties fo:margin-top="1.5mm" fo:margin-bottom="0mm" style:contextual-spacing="false"/>
      <style:text-properties style:font-name="Helvetica" officeooo:paragraph-rsid="011add49" style:font-name-complex="Helvetica1"/>
    </style:style>
    <style:style style:name="P205" style:family="paragraph" style:parent-style-name="Standard">
      <style:paragraph-properties fo:margin-top="1.5mm" fo:margin-bottom="0mm" style:contextual-spacing="false"/>
      <style:text-properties officeooo:paragraph-rsid="00ffbe17"/>
    </style:style>
    <style:style style:name="P206" style:family="paragraph" style:parent-style-name="Standard">
      <style:paragraph-properties fo:margin-top="0.19mm" fo:margin-bottom="0.19mm" style:contextual-spacing="false"/>
      <style:text-properties style:font-name="Arial3" fo:font-size="11pt" fo:font-style="italic" officeooo:rsid="00e624c4" officeooo:paragraph-rsid="02286c6e" style:font-size-asian="11pt" style:font-style-asian="italic" style:font-name-complex="Helvetica1" style:font-size-complex="11pt" style:font-style-complex="italic"/>
    </style:style>
    <style:style style:name="P207" style:family="paragraph" style:parent-style-name="Standard">
      <style:paragraph-properties fo:margin-top="0.19mm" fo:margin-bottom="0.19mm" style:contextual-spacing="false"/>
      <style:text-properties style:font-name="Arial3" fo:font-size="11pt" fo:font-style="italic" officeooo:rsid="00e624c4" officeooo:paragraph-rsid="022b56fc" style:font-size-asian="11pt" style:font-style-asian="italic" style:font-name-complex="Helvetica1" style:font-size-complex="11pt" style:font-style-complex="italic"/>
    </style:style>
    <style:style style:name="P208" style:family="paragraph" style:parent-style-name="Header_20_right">
      <style:paragraph-properties fo:margin-top="1.01mm" fo:margin-bottom="1.99mm" style:contextual-spacing="false" fo:text-align="center" style:justify-single-word="false"/>
      <style:text-properties fo:font-weight="bold" style:font-weight-asian="bold" style:font-weight-complex="bold"/>
    </style:style>
    <style:style style:name="P209" style:family="paragraph" style:parent-style-name="Heading_20_1">
      <style:text-properties officeooo:paragraph-rsid="011add49"/>
    </style:style>
    <style:style style:name="P210" style:family="paragraph" style:parent-style-name="Heading_20_1">
      <style:text-properties officeooo:paragraph-rsid="003ffb55"/>
    </style:style>
    <style:style style:name="P211" style:family="paragraph" style:parent-style-name="Heading_20_1">
      <style:paragraph-properties fo:margin-top="0mm" fo:margin-bottom="4.2mm" style:contextual-spacing="false" fo:break-before="page"/>
      <style:text-properties style:language-asian="it" style:country-asian="IT"/>
    </style:style>
    <style:style style:name="P212" style:family="paragraph" style:parent-style-name="Heading_20_1">
      <style:paragraph-properties fo:margin-top="0mm" fo:margin-bottom="4.2mm" style:contextual-spacing="false" fo:break-before="page"/>
      <style:text-properties officeooo:paragraph-rsid="0244135e" style:language-asian="it" style:country-asian="IT"/>
    </style:style>
    <style:style style:name="P213" style:family="paragraph" style:parent-style-name="Title" style:master-page-name="First_20_Page">
      <style:paragraph-properties style:page-number="auto"/>
      <style:text-properties fo:font-size="18pt" style:font-size-asian="18pt" style:font-size-complex="18pt"/>
    </style:style>
    <style:style style:name="P214" style:family="paragraph" style:parent-style-name="Title" style:master-page-name="Right_20_Page">
      <style:paragraph-properties fo:margin-top="14.99mm" fo:margin-bottom="4.99mm" style:contextual-spacing="false" fo:line-height="100%" style:page-number="auto"/>
      <style:text-properties fo:font-variant="normal" fo:text-transform="none"/>
    </style:style>
    <style:style style:name="P215" style:family="paragraph" style:parent-style-name="Standard" style:list-style-name="L87">
      <style:paragraph-properties>
        <style:tab-stops/>
      </style:paragraph-properties>
      <style:text-properties fo:color="#ff0000" officeooo:paragraph-rsid="01b87ba0"/>
    </style:style>
    <style:style style:name="P216" style:family="paragraph" style:parent-style-name="Standard" style:list-style-name="L87">
      <style:paragraph-properties>
        <style:tab-stops/>
      </style:paragraph-properties>
      <style:text-properties fo:color="#ff0000" officeooo:paragraph-rsid="01b9534a"/>
    </style:style>
    <style:style style:name="P217" style:family="paragraph" style:parent-style-name="Standard" style:list-style-name="L87">
      <style:paragraph-properties>
        <style:tab-stops/>
      </style:paragraph-properties>
      <style:text-properties fo:color="#ff0000" fo:font-style="italic" officeooo:rsid="0034c7d4" officeooo:paragraph-rsid="02351103" style:font-style-asian="italic"/>
    </style:style>
    <style:style style:name="P218" style:family="paragraph" style:parent-style-name="Standard" style:list-style-name="L88">
      <style:paragraph-properties>
        <style:tab-stops/>
      </style:paragraph-properties>
      <style:text-properties fo:color="#ff0000" fo:font-style="normal" fo:font-weight="bold" officeooo:rsid="0034c7d4" officeooo:paragraph-rsid="012d244a" style:font-style-asian="normal" style:font-weight-asian="bold" style:font-style-complex="normal" style:font-weight-complex="bold"/>
    </style:style>
    <style:style style:name="P219" style:family="paragraph" style:parent-style-name="Standard" style:list-style-name="L87">
      <style:paragraph-properties fo:margin-left="9.51mm" fo:margin-right="0mm" fo:text-indent="-3.4mm" style:auto-text-indent="false">
        <style:tab-stops/>
      </style:paragraph-properties>
      <style:text-properties fo:color="#ff0000" officeooo:paragraph-rsid="01b87ba0"/>
    </style:style>
    <style:style style:name="P22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b5e53c" style:font-weight-asian="bold" style:font-weight-complex="bold"/>
    </style:style>
    <style:style style:name="T4" style:family="text">
      <style:text-properties fo:font-weight="bold" officeooo:rsid="006cd4c8" style:font-weight-asian="bold" style:font-weight-complex="bold"/>
    </style:style>
    <style:style style:name="T5" style:family="text">
      <style:text-properties fo:font-weight="bold" officeooo:rsid="0071b1ff" style:font-weight-asian="bold" style:font-weight-complex="bold"/>
    </style:style>
    <style:style style:name="T6" style:family="text">
      <style:text-properties fo:font-weight="bold" officeooo:rsid="00447d95" style:font-weight-asian="bold" style:font-weight-complex="bold"/>
    </style:style>
    <style:style style:name="T7" style:family="text">
      <style:text-properties fo:font-weight="bold" officeooo:rsid="004930f4" style:font-weight-asian="bold" style:font-weight-complex="bold"/>
    </style:style>
    <style:style style:name="T8" style:family="text">
      <style:text-properties fo:font-weight="bold" officeooo:rsid="004aaa4b" style:font-weight-asian="bold" style:font-weight-complex="bold"/>
    </style:style>
    <style:style style:name="T9" style:family="text">
      <style:text-properties fo:font-weight="bold" officeooo:rsid="004c00c7" style:font-weight-asian="bold" style:font-weight-complex="bold"/>
    </style:style>
    <style:style style:name="T10" style:family="text">
      <style:text-properties fo:font-weight="bold" officeooo:rsid="00507460" style:font-weight-asian="bold" style:font-weight-complex="bold"/>
    </style:style>
    <style:style style:name="T11" style:family="text">
      <style:text-properties fo:font-weight="bold" officeooo:rsid="004e32e7" style:font-weight-asian="bold" style:font-weight-complex="bold"/>
    </style:style>
    <style:style style:name="T12" style:family="text">
      <style:text-properties fo:font-weight="bold" officeooo:rsid="0094e86c" style:font-weight-asian="bold" style:font-weight-complex="bold"/>
    </style:style>
    <style:style style:name="T13" style:family="text">
      <style:text-properties fo:font-weight="bold" officeooo:rsid="003d8148" style:font-weight-asian="bold" style:font-weight-complex="bold"/>
    </style:style>
    <style:style style:name="T14" style:family="text">
      <style:text-properties fo:font-weight="bold" officeooo:rsid="00c3660b" style:font-weight-asian="bold" style:font-weight-complex="bold"/>
    </style:style>
    <style:style style:name="T15" style:family="text">
      <style:text-properties fo:font-weight="bold" officeooo:rsid="00c401b9" style:font-weight-asian="bold" style:font-weight-complex="bold"/>
    </style:style>
    <style:style style:name="T16" style:family="text">
      <style:text-properties fo:font-weight="bold" officeooo:rsid="00c52e77" style:font-weight-asian="bold" style:font-weight-complex="bold"/>
    </style:style>
    <style:style style:name="T17" style:family="text">
      <style:text-properties fo:font-weight="bold" officeooo:rsid="00c9399d" style:font-weight-asian="bold" style:font-weight-complex="bold"/>
    </style:style>
    <style:style style:name="T18" style:family="text">
      <style:text-properties fo:font-weight="bold" officeooo:rsid="00cea9da" style:font-weight-asian="bold" style:font-weight-complex="bold"/>
    </style:style>
    <style:style style:name="T19" style:family="text">
      <style:text-properties fo:font-weight="bold" officeooo:rsid="00d39810" style:font-weight-asian="bold" style:font-weight-complex="bold"/>
    </style:style>
    <style:style style:name="T20" style:family="text">
      <style:text-properties fo:font-weight="bold" officeooo:rsid="011a21d4" style:font-weight-asian="bold" style:font-weight-complex="bold"/>
    </style:style>
    <style:style style:name="T21" style:family="text">
      <style:text-properties fo:font-weight="bold" officeooo:rsid="011add49" style:font-weight-asian="bold" style:font-weight-complex="bold"/>
    </style:style>
    <style:style style:name="T22" style:family="text">
      <style:text-properties fo:font-weight="bold" officeooo:rsid="026be3f2" style:font-weight-asian="bold" style:font-weight-complex="bold"/>
    </style:style>
    <style:style style:name="T23" style:family="text">
      <style:text-properties fo:font-weight="bold" officeooo:rsid="02772ab9" style:font-weight-asian="bold" style:font-weight-complex="bold"/>
    </style:style>
    <style:style style:name="T24" style:family="text">
      <style:text-properties fo:font-weight="bold" officeooo:rsid="006b512b" style:font-weight-asian="bold"/>
    </style:style>
    <style:style style:name="T25" style:family="text">
      <style:text-properties fo:font-weight="bold" officeooo:rsid="00b5e53c" style:font-weight-asian="bold"/>
    </style:style>
    <style:style style:name="T26" style:family="text">
      <style:text-properties fo:font-weight="bold" style:font-weight-asian="bold" style:font-name-complex="Helvetica1" style:font-weight-complex="bold"/>
    </style:style>
    <style:style style:name="T27" style:family="text">
      <style:text-properties fo:font-weight="bold" officeooo:rsid="023bd32c" style:font-weight-asian="bold"/>
    </style:style>
    <style:style style:name="T28" style:family="text">
      <style:text-properties fo:font-style="normal" style:font-style-asian="normal"/>
    </style:style>
    <style:style style:name="T29" style:family="text">
      <style:text-properties fo:font-style="normal" officeooo:rsid="003239cd" style:font-style-asian="normal"/>
    </style:style>
    <style:style style:name="T30" style:family="text">
      <style:text-properties fo:font-style="normal" officeooo:rsid="0032e2b0" style:font-style-asian="normal"/>
    </style:style>
    <style:style style:name="T31" style:family="text">
      <style:text-properties fo:font-style="normal" officeooo:rsid="0038b07a" style:font-style-asian="normal"/>
    </style:style>
    <style:style style:name="T32" style:family="text">
      <style:text-properties fo:font-style="normal" officeooo:rsid="003ffb55" style:font-style-asian="normal"/>
    </style:style>
    <style:style style:name="T33" style:family="text">
      <style:text-properties fo:font-style="normal" officeooo:rsid="004d718e" style:font-style-asian="normal"/>
    </style:style>
    <style:style style:name="T34" style:family="text">
      <style:text-properties fo:font-style="normal" style:font-style-asian="normal" style:font-style-complex="normal"/>
    </style:style>
    <style:style style:name="T35" style:family="text">
      <style:text-properties fo:font-style="normal" officeooo:rsid="004aaa4b" style:font-style-asian="normal" style:font-style-complex="normal"/>
    </style:style>
    <style:style style:name="T36" style:family="text">
      <style:text-properties fo:font-style="normal" officeooo:rsid="005f1a2e" style:font-style-asian="normal" style:font-style-complex="normal"/>
    </style:style>
    <style:style style:name="T37" style:family="text">
      <style:text-properties fo:font-style="normal" officeooo:rsid="008a7f1d" style:font-style-asian="normal" style:font-style-complex="normal"/>
    </style:style>
    <style:style style:name="T38" style:family="text">
      <style:text-properties fo:font-style="normal" officeooo:rsid="00c401b9" style:font-style-asian="normal" style:font-style-complex="normal"/>
    </style:style>
    <style:style style:name="T39" style:family="text">
      <style:text-properties fo:font-style="normal" officeooo:rsid="00c9399d" style:font-style-asian="normal" style:font-style-complex="normal"/>
    </style:style>
    <style:style style:name="T40" style:family="text">
      <style:text-properties fo:font-style="normal" officeooo:rsid="004c00c7" style:font-style-asian="normal" style:font-style-complex="normal"/>
    </style:style>
    <style:style style:name="T41" style:family="text">
      <style:text-properties fo:font-style="normal" officeooo:rsid="00447d95" style:font-style-asian="normal" style:font-style-complex="normal"/>
    </style:style>
    <style:style style:name="T42" style:family="text">
      <style:text-properties fo:font-style="normal" officeooo:rsid="004fef06" style:font-style-asian="normal" style:font-style-complex="normal"/>
    </style:style>
    <style:style style:name="T43" style:family="text">
      <style:text-properties fo:font-style="normal" officeooo:rsid="00f47fba" style:font-style-asian="normal" style:font-style-complex="normal"/>
    </style:style>
    <style:style style:name="T44" style:family="text">
      <style:text-properties fo:font-style="normal" officeooo:rsid="00f65cd6" style:font-style-asian="normal" style:font-style-complex="normal"/>
    </style:style>
    <style:style style:name="T45" style:family="text">
      <style:text-properties fo:font-style="normal" officeooo:rsid="00f7baf0" style:font-style-asian="normal" style:font-style-complex="normal"/>
    </style:style>
    <style:style style:name="T46" style:family="text">
      <style:text-properties fo:font-style="normal" officeooo:rsid="00f7fba0" style:font-style-asian="normal" style:font-style-complex="normal"/>
    </style:style>
    <style:style style:name="T47" style:family="text">
      <style:text-properties fo:font-style="normal" officeooo:rsid="00f8c06d" style:font-style-asian="normal" style:font-style-complex="normal"/>
    </style:style>
    <style:style style:name="T48" style:family="text">
      <style:text-properties fo:font-style="normal" officeooo:rsid="00f9ad79" style:font-style-asian="normal" style:font-style-complex="normal"/>
    </style:style>
    <style:style style:name="T49" style:family="text">
      <style:text-properties fo:font-style="normal" officeooo:rsid="00ff2d78" style:font-style-asian="normal" style:font-style-complex="normal"/>
    </style:style>
    <style:style style:name="T50" style:family="text">
      <style:text-properties fo:font-style="normal" officeooo:rsid="00ffbe17" style:font-style-asian="normal" style:font-style-complex="normal"/>
    </style:style>
    <style:style style:name="T51" style:family="text">
      <style:text-properties fo:font-style="normal" officeooo:rsid="01016d96" style:font-style-asian="normal" style:font-style-complex="normal"/>
    </style:style>
    <style:style style:name="T52" style:family="text">
      <style:text-properties fo:font-style="normal" officeooo:rsid="0102d825" style:font-style-asian="normal" style:font-style-complex="normal"/>
    </style:style>
    <style:style style:name="T53" style:family="text">
      <style:text-properties fo:font-style="normal" officeooo:rsid="0102e2f5" style:font-style-asian="normal" style:font-style-complex="normal"/>
    </style:style>
    <style:style style:name="T54" style:family="text">
      <style:text-properties fo:font-style="normal" officeooo:rsid="01076add" style:font-style-asian="normal" style:font-style-complex="normal"/>
    </style:style>
    <style:style style:name="T55" style:family="text">
      <style:text-properties fo:font-style="normal" officeooo:rsid="01182c16" style:font-style-asian="normal" style:font-style-complex="normal"/>
    </style:style>
    <style:style style:name="T56" style:family="text">
      <style:text-properties fo:font-style="normal" officeooo:rsid="01197485" style:font-style-asian="normal" style:font-style-complex="normal"/>
    </style:style>
    <style:style style:name="T57" style:family="text">
      <style:text-properties fo:font-style="normal" officeooo:rsid="01288183" style:font-style-asian="normal" style:font-style-complex="normal"/>
    </style:style>
    <style:style style:name="T58" style:family="text">
      <style:text-properties fo:font-style="normal" officeooo:rsid="01b7c47c" style:font-style-asian="normal" style:font-style-complex="normal"/>
    </style:style>
    <style:style style:name="T59" style:family="text">
      <style:text-properties fo:font-style="normal" officeooo:rsid="01bba494" style:font-style-asian="normal" style:font-style-complex="normal"/>
    </style:style>
    <style:style style:name="T60" style:family="text">
      <style:text-properties fo:font-style="normal" officeooo:rsid="01bfa077" style:font-style-asian="normal" style:font-style-complex="normal"/>
    </style:style>
    <style:style style:name="T61" style:family="text">
      <style:text-properties fo:font-style="normal" officeooo:rsid="01c23410" style:font-style-asian="normal" style:font-style-complex="normal"/>
    </style:style>
    <style:style style:name="T62" style:family="text">
      <style:text-properties fo:font-style="normal" officeooo:rsid="01d5cb53" style:font-style-asian="normal" style:font-style-complex="normal"/>
    </style:style>
    <style:style style:name="T63" style:family="text">
      <style:text-properties fo:font-style="normal" officeooo:rsid="01d77410" style:font-style-asian="normal" style:font-style-complex="normal"/>
    </style:style>
    <style:style style:name="T64" style:family="text">
      <style:text-properties fo:font-style="normal" officeooo:rsid="01d894ea" style:font-style-asian="normal" style:font-style-complex="normal"/>
    </style:style>
    <style:style style:name="T65" style:family="text">
      <style:text-properties fo:font-style="normal" officeooo:rsid="01de204c" style:font-style-asian="normal" style:font-style-complex="normal"/>
    </style:style>
    <style:style style:name="T66" style:family="text">
      <style:text-properties fo:font-style="normal" officeooo:rsid="01e05dee" style:font-style-asian="normal" style:font-style-complex="normal"/>
    </style:style>
    <style:style style:name="T67" style:family="text">
      <style:text-properties fo:font-style="normal" officeooo:rsid="01e0d88b" style:font-style-asian="normal" style:font-style-complex="normal"/>
    </style:style>
    <style:style style:name="T68" style:family="text">
      <style:text-properties fo:font-style="normal" officeooo:rsid="01e5ec53" style:font-style-asian="normal" style:font-style-complex="normal"/>
    </style:style>
    <style:style style:name="T69" style:family="text">
      <style:text-properties fo:font-style="normal" officeooo:rsid="01e5fdbd" style:font-style-asian="normal" style:font-style-complex="normal"/>
    </style:style>
    <style:style style:name="T70" style:family="text">
      <style:text-properties fo:font-style="normal" officeooo:rsid="01e76d85" style:font-style-asian="normal" style:font-style-complex="normal"/>
    </style:style>
    <style:style style:name="T71" style:family="text">
      <style:text-properties fo:font-style="normal" officeooo:rsid="01e966ec" style:font-style-asian="normal" style:font-style-complex="normal"/>
    </style:style>
    <style:style style:name="T72" style:family="text">
      <style:text-properties fo:font-style="normal" officeooo:rsid="01ef7bbd" style:font-style-asian="normal" style:font-style-complex="normal"/>
    </style:style>
    <style:style style:name="T73" style:family="text">
      <style:text-properties fo:font-style="normal" officeooo:rsid="01f37601" style:font-style-asian="normal" style:font-style-complex="normal"/>
    </style:style>
    <style:style style:name="T74" style:family="text">
      <style:text-properties fo:font-style="normal" officeooo:rsid="01f4eb4a" style:font-style-asian="normal" style:font-style-complex="normal"/>
    </style:style>
    <style:style style:name="T75" style:family="text">
      <style:text-properties fo:font-style="normal" officeooo:rsid="01c74fbc" style:font-style-asian="normal" style:font-style-complex="normal"/>
    </style:style>
    <style:style style:name="T76" style:family="text">
      <style:text-properties fo:font-style="normal" officeooo:rsid="01da64f7" style:font-style-asian="normal" style:font-style-complex="normal"/>
    </style:style>
    <style:style style:name="T77" style:family="text">
      <style:text-properties fo:font-style="normal" officeooo:rsid="026f28d9" style:font-style-asian="normal" style:font-style-complex="normal"/>
    </style:style>
    <style:style style:name="T78" style:family="text">
      <style:text-properties fo:font-style="normal" officeooo:rsid="02718f96" style:font-style-asian="normal" style:font-style-complex="normal"/>
    </style:style>
    <style:style style:name="T79" style:family="text">
      <style:text-properties fo:font-style="normal" officeooo:rsid="02719410" style:font-style-asian="normal" style:font-style-complex="normal"/>
    </style:style>
    <style:style style:name="T80" style:family="text">
      <style:text-properties fo:font-style="normal" officeooo:rsid="027206a9" style:font-style-asian="normal" style:font-style-complex="normal"/>
    </style:style>
    <style:style style:name="T81" style:family="text">
      <style:text-properties fo:font-style="normal" officeooo:rsid="027301ba" style:font-style-asian="normal" style:font-style-complex="normal"/>
    </style:style>
    <style:style style:name="T82" style:family="text">
      <style:text-properties fo:font-style="normal" officeooo:rsid="0274c521" style:font-style-asian="normal" style:font-style-complex="normal"/>
    </style:style>
    <style:style style:name="T83" style:family="text">
      <style:text-properties fo:font-style="normal" officeooo:rsid="0275095c" style:font-style-asian="normal" style:font-style-complex="normal"/>
    </style:style>
    <style:style style:name="T84" style:family="text">
      <style:text-properties fo:font-style="normal" officeooo:rsid="01fbec48" style:font-style-asian="normal" style:font-style-complex="normal"/>
    </style:style>
    <style:style style:name="T85" style:family="text">
      <style:text-properties fo:font-style="normal" officeooo:rsid="0276ff41" style:font-style-asian="normal" style:font-style-complex="normal"/>
    </style:style>
    <style:style style:name="T86" style:family="text">
      <style:text-properties fo:font-style="normal" officeooo:rsid="00588a3b" style:font-style-asian="normal"/>
    </style:style>
    <style:style style:name="T87" style:family="text">
      <style:text-properties fo:font-style="normal" officeooo:rsid="007794eb" style:font-style-asian="normal"/>
    </style:style>
    <style:style style:name="T88" style:family="text">
      <style:text-properties fo:font-style="normal" officeooo:rsid="008a7f1d" style:font-style-asian="normal"/>
    </style:style>
    <style:style style:name="T89" style:family="text">
      <style:text-properties fo:font-style="normal" officeooo:rsid="00a44cf4" style:font-style-asian="normal"/>
    </style:style>
    <style:style style:name="T90" style:family="text">
      <style:text-properties fo:font-style="normal" officeooo:rsid="00c9399d" style:font-style-asian="normal"/>
    </style:style>
    <style:style style:name="T91" style:family="text">
      <style:text-properties fo:font-style="normal" officeooo:rsid="00cea9da" style:font-style-asian="normal"/>
    </style:style>
    <style:style style:name="T92" style:family="text">
      <style:text-properties fo:font-style="normal" officeooo:rsid="00d030f1" style:font-style-asian="normal"/>
    </style:style>
    <style:style style:name="T93" style:family="text">
      <style:text-properties fo:font-style="normal" officeooo:rsid="00d39810" style:font-style-asian="normal"/>
    </style:style>
    <style:style style:name="T94" style:family="text">
      <style:text-properties fo:font-style="normal" officeooo:rsid="00f4b615" style:font-style-asian="normal"/>
    </style:style>
    <style:style style:name="T95" style:family="text">
      <style:text-properties fo:font-style="normal" officeooo:rsid="01182c16" style:font-style-asian="normal"/>
    </style:style>
    <style:style style:name="T96" style:family="text">
      <style:text-properties fo:font-style="normal" officeooo:rsid="011add49" style:font-style-asian="normal"/>
    </style:style>
    <style:style style:name="T97" style:family="text">
      <style:text-properties fo:font-style="normal" officeooo:rsid="01d5cb53" style:font-style-asian="normal"/>
    </style:style>
    <style:style style:name="T98" style:family="text">
      <style:text-properties fo:font-style="normal" officeooo:rsid="01d97c2c" style:font-style-asian="normal"/>
    </style:style>
    <style:style style:name="T99" style:family="text">
      <style:text-properties fo:font-style="normal" officeooo:rsid="01dae50a" style:font-style-asian="normal"/>
    </style:style>
    <style:style style:name="T100" style:family="text">
      <style:text-properties fo:font-style="normal" officeooo:rsid="01df936c" style:font-style-asian="normal"/>
    </style:style>
    <style:style style:name="T101" style:family="text">
      <style:text-properties fo:font-style="normal" officeooo:rsid="01e3afc1" style:font-style-asian="normal"/>
    </style:style>
    <style:style style:name="T102" style:family="text">
      <style:text-properties fo:font-style="normal" officeooo:rsid="01e5084e" style:font-style-asian="normal"/>
    </style:style>
    <style:style style:name="T103" style:family="text">
      <style:text-properties fo:font-style="normal" officeooo:rsid="01f1dd2f" style:font-style-asian="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5f1a2e" style:font-style-asian="normal" style:font-weight-asian="bold" style:font-style-complex="normal" style:font-weight-complex="bold"/>
    </style:style>
    <style:style style:name="T106" style:family="text">
      <style:text-properties fo:font-style="normal" fo:font-weight="bold" officeooo:rsid="004aaa4b" style:font-style-asian="normal" style:font-weight-asian="bold" style:font-style-complex="normal" style:font-weight-complex="bold"/>
    </style:style>
    <style:style style:name="T107" style:family="text">
      <style:text-properties fo:font-style="normal" fo:font-weight="bold" officeooo:rsid="0052274d" style:font-style-asian="normal" style:font-weight-asian="bold" style:font-style-complex="normal" style:font-weight-complex="bold"/>
    </style:style>
    <style:style style:name="T108" style:family="text">
      <style:text-properties fo:font-style="normal" fo:font-weight="bold" officeooo:rsid="005fda5a" style:font-style-asian="normal" style:font-weight-asian="bold" style:font-style-complex="normal" style:font-weight-complex="bold"/>
    </style:style>
    <style:style style:name="T109" style:family="text">
      <style:text-properties fo:font-style="normal" fo:font-weight="bold" officeooo:rsid="008cab28" style:font-style-asian="normal" style:font-weight-asian="bold" style:font-style-complex="normal" style:font-weight-complex="bold"/>
    </style:style>
    <style:style style:name="T110" style:family="text">
      <style:text-properties fo:font-style="normal" fo:font-weight="bold" officeooo:rsid="0092df9f" style:font-style-asian="normal" style:font-weight-asian="bold" style:font-style-complex="normal" style:font-weight-complex="bold"/>
    </style:style>
    <style:style style:name="T111" style:family="text">
      <style:text-properties fo:font-style="normal" fo:font-weight="bold" officeooo:rsid="0094e86c" style:font-style-asian="normal" style:font-weight-asian="bold" style:font-style-complex="normal" style:font-weight-complex="bold"/>
    </style:style>
    <style:style style:name="T112" style:family="text">
      <style:text-properties fo:font-style="normal" fo:font-weight="bold" officeooo:rsid="00c9399d" style:font-style-asian="normal" style:font-weight-asian="bold" style:font-style-complex="normal" style:font-weight-complex="bold"/>
    </style:style>
    <style:style style:name="T113" style:family="text">
      <style:text-properties fo:font-style="normal" fo:font-weight="bold" officeooo:rsid="004c00c7" style:font-style-asian="normal" style:font-weight-asian="bold" style:font-style-complex="normal" style:font-weight-complex="bold"/>
    </style:style>
    <style:style style:name="T114" style:family="text">
      <style:text-properties fo:font-style="normal" fo:font-weight="bold" officeooo:rsid="004fef06" style:font-style-asian="normal" style:font-weight-asian="bold" style:font-style-complex="normal" style:font-weight-complex="bold"/>
    </style:style>
    <style:style style:name="T115" style:family="text">
      <style:text-properties fo:font-style="normal" fo:font-weight="bold" officeooo:rsid="00cea9da" style:font-style-asian="normal" style:font-weight-asian="bold" style:font-style-complex="normal" style:font-weight-complex="bold"/>
    </style:style>
    <style:style style:name="T116" style:family="text">
      <style:text-properties fo:font-style="normal" fo:font-weight="bold" officeooo:rsid="00d030f1" style:font-style-asian="normal" style:font-weight-asian="bold" style:font-style-complex="normal" style:font-weight-complex="bold"/>
    </style:style>
    <style:style style:name="T117" style:family="text">
      <style:text-properties fo:font-style="normal" fo:font-weight="bold" officeooo:rsid="00d39810" style:font-style-asian="normal" style:font-weight-asian="bold" style:font-style-complex="normal" style:font-weight-complex="bold"/>
    </style:style>
    <style:style style:name="T118" style:family="text">
      <style:text-properties fo:font-style="normal" fo:font-weight="bold" officeooo:rsid="011a21d4" style:font-style-asian="normal" style:font-weight-asian="bold" style:font-style-complex="normal" style:font-weight-complex="bold"/>
    </style:style>
    <style:style style:name="T119" style:family="text">
      <style:text-properties fo:font-style="normal" fo:font-weight="bold" officeooo:rsid="011add49" style:font-style-asian="normal" style:font-weight-asian="bold" style:font-style-complex="normal" style:font-weight-complex="bold"/>
    </style:style>
    <style:style style:name="T120" style:family="text">
      <style:text-properties fo:font-style="normal" fo:font-weight="bold" officeooo:rsid="012a2581" style:font-style-asian="normal" style:font-weight-asian="bold" style:font-style-complex="normal" style:font-weight-complex="bold"/>
    </style:style>
    <style:style style:name="T121" style:family="text">
      <style:text-properties fo:font-style="normal" fo:font-weight="bold" officeooo:rsid="012b9b72" style:font-style-asian="normal" style:font-weight-asian="bold" style:font-style-complex="normal" style:font-weight-complex="bold"/>
    </style:style>
    <style:style style:name="T122" style:family="text">
      <style:text-properties fo:font-style="normal" fo:font-weight="bold" officeooo:rsid="012c8d18" style:font-style-asian="normal" style:font-weight-asian="bold" style:font-style-complex="normal" style:font-weight-complex="bold"/>
    </style:style>
    <style:style style:name="T123" style:family="text">
      <style:text-properties fo:font-style="normal" fo:font-weight="bold" officeooo:rsid="012e4993" style:font-style-asian="normal" style:font-weight-asian="bold" style:font-style-complex="normal" style:font-weight-complex="bold"/>
    </style:style>
    <style:style style:name="T124" style:family="text">
      <style:text-properties fo:font-style="normal" fo:font-weight="bold" officeooo:rsid="012e79c7" style:font-style-asian="normal" style:font-weight-asian="bold" style:font-style-complex="normal" style:font-weight-complex="bold"/>
    </style:style>
    <style:style style:name="T125" style:family="text">
      <style:text-properties fo:font-style="normal" fo:font-weight="bold" style:font-style-asian="normal" style:font-weight-asian="bold" style:font-weight-complex="bold"/>
    </style:style>
    <style:style style:name="T126" style:family="text">
      <style:text-properties fo:font-style="normal" fo:font-weight="bold" officeooo:rsid="003ffb55" style:font-style-asian="normal" style:font-weight-asian="bold" style:font-weight-complex="bold"/>
    </style:style>
    <style:style style:name="T127" style:family="text">
      <style:text-properties fo:font-style="normal" fo:font-weight="bold" officeooo:rsid="007c7554" style:font-style-asian="normal" style:font-weight-asian="bold" style:font-weight-complex="bold"/>
    </style:style>
    <style:style style:name="T128" style:family="text">
      <style:text-properties fo:font-style="normal" fo:font-weight="bold" officeooo:rsid="011eb658" style:font-style-asian="normal" style:font-weight-asian="bold" style:font-weight-complex="bold"/>
    </style:style>
    <style:style style:name="T129" style:family="text">
      <style:text-properties fo:font-style="normal" fo:font-weight="bold" officeooo:rsid="01d5cb53" style:font-style-asian="normal" style:font-weight-asian="bold" style:font-weight-complex="bold"/>
    </style:style>
    <style:style style:name="T130" style:family="text">
      <style:text-properties fo:font-style="normal" fo:font-weight="bold" officeooo:rsid="01dcd338" style:font-style-asian="normal" style:font-weight-asian="bold" style:font-weight-complex="bold"/>
    </style:style>
    <style:style style:name="T131" style:family="text">
      <style:text-properties fo:font-style="normal" fo:font-weight="bold" officeooo:rsid="01df936c" style:font-style-asian="normal" style:font-weight-asian="bold" style:font-weight-complex="bold"/>
    </style:style>
    <style:style style:name="T132" style:family="text">
      <style:text-properties fo:font-style="normal" fo:font-weight="bold" officeooo:rsid="01df936c" style:font-style-asian="normal" style:font-weight-asian="bold" style:font-name-complex="Helvetica1" style:font-weight-complex="bold"/>
    </style:style>
    <style:style style:name="T133" style:family="text">
      <style:text-properties fo:font-style="normal" fo:font-weight="bold" officeooo:rsid="003ffb55" style:font-style-asian="normal" style:font-weight-asian="bold" style:font-name-complex="Helvetica1" style:font-weight-complex="bold"/>
    </style:style>
    <style:style style:name="T134" style:family="text">
      <style:text-properties fo:font-style="normal" fo:font-weight="bold" officeooo:rsid="01dcd338" style:font-style-asian="normal" style:font-weight-asian="bold" style:font-name-complex="Helvetica1" style:font-weight-complex="bold"/>
    </style:style>
    <style:style style:name="T135" style:family="text">
      <style:text-properties fo:font-style="normal" fo:font-weight="bold" officeooo:rsid="011eb658" style:font-style-asian="normal" style:font-weight-asian="bold" style:font-name-complex="Helvetica1" style:font-weight-complex="bold"/>
    </style:style>
    <style:style style:name="T136" style:family="text">
      <style:text-properties fo:font-style="normal" fo:font-weight="bold" officeooo:rsid="007c7554" style:font-style-asian="normal" style:font-weight-asian="bold" style:font-name-complex="Helvetica1" style:font-weight-complex="bold"/>
    </style:style>
    <style:style style:name="T137" style:family="text">
      <style:text-properties fo:font-style="normal" fo:font-weight="normal" officeooo:rsid="012b9b72" style:font-style-asian="normal" style:font-weight-asian="normal" style:font-style-complex="normal" style:font-weight-complex="normal"/>
    </style:style>
    <style:style style:name="T138" style:family="text">
      <style:text-properties fo:font-style="normal" fo:font-weight="normal" officeooo:rsid="012c8d18" style:font-style-asian="normal" style:font-weight-asian="normal" style:font-style-complex="normal" style:font-weight-complex="normal"/>
    </style:style>
    <style:style style:name="T139" style:family="text">
      <style:text-properties fo:font-style="normal" fo:font-weight="normal" officeooo:rsid="012e4993" style:font-style-asian="normal" style:font-weight-asian="normal" style:font-style-complex="normal" style:font-weight-complex="normal"/>
    </style:style>
    <style:style style:name="T140" style:family="text">
      <style:text-properties fo:font-style="normal" fo:font-weight="normal" officeooo:rsid="012e79c7" style:font-style-asian="normal" style:font-weight-asian="normal" style:font-style-complex="normal" style:font-weight-complex="normal"/>
    </style:style>
    <style:style style:name="T141" style:family="text">
      <style:text-properties fo:font-style="normal" fo:font-weight="normal" officeooo:rsid="012a2581" style:font-style-asian="normal" style:font-weight-asian="normal" style:font-style-complex="normal" style:font-weight-complex="normal"/>
    </style:style>
    <style:style style:name="T142" style:family="text">
      <style:text-properties fo:font-style="normal" fo:font-weight="normal" officeooo:rsid="01313978" style:font-style-asian="normal" style:font-weight-asian="normal" style:font-style-complex="normal" style:font-weight-complex="normal"/>
    </style:style>
    <style:style style:name="T143" style:family="text">
      <style:text-properties fo:font-style="normal" fo:font-weight="normal" officeooo:rsid="01315ab2" style:font-style-asian="normal" style:font-weight-asian="normal" style:font-style-complex="normal" style:font-weight-complex="normal"/>
    </style:style>
    <style:style style:name="T144" style:family="text">
      <style:text-properties fo:font-style="normal" fo:font-weight="normal" officeooo:rsid="01b9534a" style:font-style-asian="normal" style:font-weight-asian="normal" style:font-style-complex="normal" style:font-weight-complex="normal"/>
    </style:style>
    <style:style style:name="T145" style:family="text">
      <style:text-properties fo:font-style="normal" fo:font-weight="normal" officeooo:rsid="01d5cb53" style:font-style-asian="normal" style:font-weight-asian="normal" style:font-weight-complex="normal"/>
    </style:style>
    <style:style style:name="T146" style:family="text">
      <style:text-properties fo:font-style="normal" fo:font-weight="normal" officeooo:rsid="01dcd338" style:font-style-asian="normal" style:font-weight-asian="normal" style:font-weight-complex="normal"/>
    </style:style>
    <style:style style:name="T147" style:family="text">
      <style:text-properties fo:font-style="normal" fo:font-weight="normal" officeooo:rsid="01df936c" style:font-style-asian="normal" style:font-weight-asian="normal" style:font-weight-complex="normal"/>
    </style:style>
    <style:style style:name="T148" style:family="text">
      <style:text-properties fo:font-style="normal" fo:font-weight="normal" officeooo:rsid="004d718e" style:font-style-asian="normal" style:font-weight-asian="normal" style:font-weight-complex="normal"/>
    </style:style>
    <style:style style:name="T149" style:family="text">
      <style:text-properties fo:font-style="normal" fo:font-weight="normal" officeooo:rsid="008a7f1d" style:font-style-asian="normal" style:font-weight-asian="normal" style:font-weight-complex="normal"/>
    </style:style>
    <style:style style:name="T150" style:family="text">
      <style:text-properties fo:font-style="normal" fo:font-weight="normal" officeooo:rsid="01dae50a" style:font-style-asian="normal" style:font-weight-asian="normal" style:font-weight-complex="normal"/>
    </style:style>
    <style:style style:name="T151" style:family="text">
      <style:text-properties fo:font-style="normal" fo:font-weight="normal" officeooo:rsid="01df936c" style:font-style-asian="normal" style:font-weight-asian="normal" style:font-name-complex="Helvetica1" style:font-weight-complex="normal"/>
    </style:style>
    <style:style style:name="T152" style:family="text">
      <style:text-properties fo:font-style="normal" fo:font-weight="normal" officeooo:rsid="004d718e" style:font-style-asian="normal" style:font-weight-asian="normal" style:font-name-complex="Helvetica1" style:font-weight-complex="normal"/>
    </style:style>
    <style:style style:name="T153" style:family="text">
      <style:text-properties fo:font-style="normal" fo:font-weight="normal" officeooo:rsid="008a7f1d" style:font-style-asian="normal" style:font-weight-asian="normal" style:font-name-complex="Helvetica1" style:font-weight-complex="normal"/>
    </style:style>
    <style:style style:name="T154" style:family="text">
      <style:text-properties fo:font-style="normal" fo:font-weight="normal" officeooo:rsid="01dae50a" style:font-style-asian="normal" style:font-weight-asian="normal" style:font-name-complex="Helvetica1" style:font-weight-complex="normal"/>
    </style:style>
    <style:style style:name="T155" style:family="text">
      <style:text-properties fo:font-style="normal" fo:font-weight="normal" officeooo:rsid="01dcd338" style:font-style-asian="normal" style:font-weight-asian="normal" style:font-name-complex="Helvetica1" style:font-weight-complex="normal"/>
    </style:style>
    <style:style style:name="T156" style:family="text">
      <style:text-properties fo:font-style="normal" fo:font-weight="normal" officeooo:rsid="01e5084e" style:font-style-asian="normal" style:font-weight-asian="normal" style:font-name-complex="Helvetica1" style:font-weight-complex="normal"/>
    </style:style>
    <style:style style:name="T157" style:family="text">
      <style:text-properties fo:font-style="normal" fo:font-weight="normal" officeooo:rsid="01f1dd2f" style:font-style-asian="normal" style:font-weight-asian="normal" style:font-name-complex="Helvetica1" style:font-weight-complex="normal"/>
    </style:style>
    <style:style style:name="T158" style:family="text">
      <style:text-properties officeooo:rsid="002b07ad"/>
    </style:style>
    <style:style style:name="T159" style:family="text">
      <style:text-properties officeooo:rsid="00308c4d"/>
    </style:style>
    <style:style style:name="T160" style:family="text">
      <style:text-properties fo:color="#000000" fo:font-style="normal" officeooo:rsid="0032e2b0" style:font-style-asian="normal"/>
    </style:style>
    <style:style style:name="T161" style:family="text">
      <style:text-properties fo:color="#000000" fo:font-style="normal" officeooo:rsid="00cea9da" style:font-style-asian="normal"/>
    </style:style>
    <style:style style:name="T162" style:family="text">
      <style:text-properties fo:color="#000000" fo:font-style="normal" officeooo:rsid="01c06a0c" style:font-style-asian="normal"/>
    </style:style>
    <style:style style:name="T163" style:family="text">
      <style:text-properties fo:color="#000000" fo:font-style="normal" officeooo:rsid="01c74fbc" style:font-style-asian="normal" style:font-style-complex="normal"/>
    </style:style>
    <style:style style:name="T164" style:family="text">
      <style:text-properties fo:color="#000000" fo:font-style="normal" fo:font-weight="bold" officeooo:rsid="004c00c7" style:font-style-asian="normal" style:font-weight-asian="bold" style:font-style-complex="normal" style:font-weight-complex="bold"/>
    </style:style>
    <style:style style:name="T165" style:family="text">
      <style:text-properties fo:color="#000000" fo:font-style="normal" fo:font-weight="bold" officeooo:rsid="01c89e53" style:font-style-asian="normal" style:font-weight-asian="bold" style:font-style-complex="normal" style:font-weight-complex="bold"/>
    </style:style>
    <style:style style:name="T166" style:family="text">
      <style:text-properties fo:color="#000000" fo:font-style="normal" fo:font-weight="normal" officeooo:rsid="004c00c7" style:font-style-asian="normal" style:font-weight-asian="normal" style:font-style-complex="normal" style:font-weight-complex="normal"/>
    </style:style>
    <style:style style:name="T167" style:family="text">
      <style:text-properties fo:color="#000000" fo:font-style="normal" fo:font-weight="normal" officeooo:rsid="0104a4f1" style:font-style-asian="normal" style:font-weight-asian="normal" style:font-style-complex="normal" style:font-weight-complex="normal"/>
    </style:style>
    <style:style style:name="T168" style:family="text">
      <style:text-properties fo:color="#000000" fo:font-style="normal" fo:font-weight="normal" officeooo:rsid="01c89e53" style:font-style-asian="normal" style:font-weight-asian="normal" style:font-style-complex="normal" style:font-weight-complex="normal"/>
    </style:style>
    <style:style style:name="T169" style:family="text">
      <style:text-properties fo:color="#000000" fo:font-style="normal" fo:font-weight="normal" officeooo:rsid="005f1a2e" style:font-style-asian="normal" style:font-weight-asian="normal" style:font-style-complex="normal" style:font-weight-complex="normal"/>
    </style:style>
    <style:style style:name="T170" style:family="text">
      <style:text-properties fo:color="#000000" fo:font-style="normal" fo:font-weight="normal" officeooo:rsid="012b9b72" style:font-style-asian="normal" style:font-weight-asian="normal" style:font-style-complex="normal" style:font-weight-complex="normal"/>
    </style:style>
    <style:style style:name="T171" style:family="text">
      <style:text-properties fo:color="#000000" fo:font-style="normal" fo:font-weight="normal" officeooo:rsid="01c74fbc" style:font-style-asian="normal" style:font-weight-asian="normal" style:font-style-complex="normal" style:font-weight-complex="normal"/>
    </style:style>
    <style:style style:name="T172" style:family="text">
      <style:text-properties fo:color="#000000" style:font-name="Arial4" fo:font-size="12pt" fo:font-style="normal" officeooo:rsid="004aaa4b" style:font-style-asian="normal" style:font-style-complex="normal"/>
    </style:style>
    <style:style style:name="T173" style:family="text">
      <style:text-properties fo:color="#000000" style:font-name="Arial4" fo:font-size="12pt" fo:font-style="normal" officeooo:rsid="00e49bbe" style:font-style-asian="normal" style:font-style-complex="normal"/>
    </style:style>
    <style:style style:name="T174" style:family="text">
      <style:text-properties fo:color="#000000" style:font-name="Arial4" fo:font-size="12pt" fo:font-style="normal" officeooo:rsid="00f9ad79" style:font-style-asian="normal" style:font-style-complex="normal"/>
    </style:style>
    <style:style style:name="T175" style:family="text">
      <style:text-properties fo:color="#000000" style:font-name="Arial4" fo:font-size="12pt" fo:font-style="normal" officeooo:rsid="01016d96" style:font-style-asian="normal" style:font-style-complex="normal"/>
    </style:style>
    <style:style style:name="T176" style:family="text">
      <style:text-properties fo:color="#000000" style:font-name="Arial4" fo:font-size="12pt" fo:font-style="normal" officeooo:rsid="010301a5" style:font-style-asian="normal" style:font-style-complex="normal"/>
    </style:style>
    <style:style style:name="T177" style:family="text">
      <style:text-properties fo:color="#000000" style:font-name="Arial4" fo:font-size="12pt" fo:font-style="normal" officeooo:rsid="0104a4f1" style:font-style-asian="normal" style:font-style-complex="normal"/>
    </style:style>
    <style:style style:name="T178" style:family="text">
      <style:text-properties fo:color="#000000" style:font-name="Arial4" fo:font-size="12pt" fo:font-style="normal" officeooo:rsid="0105f3b1" style:font-style-asian="normal" style:font-style-complex="normal"/>
    </style:style>
    <style:style style:name="T179" style:family="text">
      <style:text-properties fo:color="#000000" style:font-name="Arial4" fo:font-size="12pt" fo:font-style="normal" officeooo:rsid="010942a4" style:font-style-asian="normal" style:font-style-complex="normal"/>
    </style:style>
    <style:style style:name="T180" style:family="text">
      <style:text-properties fo:color="#000000" style:font-name="Arial4" fo:font-size="12pt" fo:font-style="normal" officeooo:rsid="010cbc83" style:font-style-asian="normal" style:font-style-complex="normal"/>
    </style:style>
    <style:style style:name="T181" style:family="text">
      <style:text-properties fo:color="#000000" style:font-name="Arial4" fo:font-size="12pt" fo:font-style="normal" officeooo:rsid="0111dda2" style:font-style-asian="normal" style:font-style-complex="normal"/>
    </style:style>
    <style:style style:name="T182" style:family="text">
      <style:text-properties fo:color="#000000" style:font-name="Arial4" fo:font-size="12pt" fo:font-style="normal" officeooo:rsid="0112e293" style:font-style-asian="normal" style:font-style-complex="normal"/>
    </style:style>
    <style:style style:name="T183" style:family="text">
      <style:text-properties fo:color="#000000" style:font-name="Arial4" fo:font-size="12pt" fo:font-style="normal" officeooo:rsid="0112ed59" style:font-style-asian="normal" style:font-style-complex="normal"/>
    </style:style>
    <style:style style:name="T184" style:family="text">
      <style:text-properties fo:color="#000000" style:font-name="Arial4" fo:font-size="12pt" fo:font-style="normal" officeooo:rsid="011b3b29" style:font-style-asian="normal" style:font-style-complex="normal"/>
    </style:style>
    <style:style style:name="T185" style:family="text">
      <style:text-properties fo:color="#000000" style:font-name="Arial4" fo:font-size="12pt" fo:font-style="normal" officeooo:rsid="01182c16" style:font-style-asian="normal" style:font-style-complex="normal"/>
    </style:style>
    <style:style style:name="T186" style:family="text">
      <style:text-properties fo:color="#000000" style:font-name="Arial4" fo:font-size="12pt" fo:font-style="normal" officeooo:rsid="0266773d" style:font-style-asian="normal" style:font-style-complex="normal"/>
    </style:style>
    <style:style style:name="T187" style:family="text">
      <style:text-properties fo:color="#000000" style:text-position="super 58%" style:font-name="Arial4" fo:font-size="12pt" fo:font-style="normal" officeooo:rsid="011b3b29" style:font-style-asian="normal" style:font-style-complex="normal"/>
    </style:style>
    <style:style style:name="T188" style:family="text">
      <style:text-properties fo:color="#000000" style:text-position="0% 100%" style:font-name="Arial4" fo:font-size="12pt" fo:font-style="normal" officeooo:rsid="011b3b29" style:font-style-asian="normal" style:font-style-complex="normal"/>
    </style:style>
    <style:style style:name="T189" style:family="text">
      <style:text-properties fo:color="#000000" fo:font-size="12pt" fo:font-style="normal" officeooo:rsid="01bba494" style:font-style-asian="normal" style:font-style-complex="normal"/>
    </style:style>
    <style:style style:name="T190" style:family="text">
      <style:text-properties fo:color="#000000" fo:font-size="12pt" fo:font-style="normal" officeooo:rsid="01d77410" style:font-style-asian="normal" style:font-style-complex="normal"/>
    </style:style>
    <style:style style:name="T191" style:family="text">
      <style:text-properties officeooo:rsid="0038a605"/>
    </style:style>
    <style:style style:name="T192" style:family="text">
      <style:text-properties officeooo:rsid="003bde10"/>
    </style:style>
    <style:style style:name="T193" style:family="text">
      <style:text-properties officeooo:rsid="003d8148"/>
    </style:style>
    <style:style style:name="T194" style:family="text">
      <style:text-properties officeooo:rsid="003ffb55"/>
    </style:style>
    <style:style style:name="T195" style:family="text">
      <style:text-properties officeooo:rsid="00447d95"/>
    </style:style>
    <style:style style:name="T196" style:family="text">
      <style:text-properties officeooo:rsid="004930f4"/>
    </style:style>
    <style:style style:name="T197" style:family="text">
      <style:text-properties officeooo:rsid="004aaa4b"/>
    </style:style>
    <style:style style:name="T198" style:family="text">
      <style:text-properties officeooo:rsid="004c00c7"/>
    </style:style>
    <style:style style:name="T199" style:family="text">
      <style:text-properties officeooo:rsid="004e32e7"/>
    </style:style>
    <style:style style:name="T200" style:family="text">
      <style:text-properties officeooo:rsid="00507460"/>
    </style:style>
    <style:style style:name="T201" style:family="text">
      <style:text-properties officeooo:rsid="0052274d"/>
    </style:style>
    <style:style style:name="T202" style:family="text">
      <style:text-properties fo:font-weight="normal" style:font-weight-asian="normal" style:font-weight-complex="normal"/>
    </style:style>
    <style:style style:name="T203" style:family="text">
      <style:text-properties fo:font-weight="normal" officeooo:rsid="0069b087" style:font-weight-asian="normal" style:font-weight-complex="normal"/>
    </style:style>
    <style:style style:name="T204" style:family="text">
      <style:text-properties fo:font-weight="normal" officeooo:rsid="0127d47c" style:font-weight-asian="normal" style:font-weight-complex="normal"/>
    </style:style>
    <style:style style:name="T205" style:family="text">
      <style:text-properties fo:font-weight="normal" officeooo:rsid="0088537c" style:font-weight-asian="normal" style:font-weight-complex="normal"/>
    </style:style>
    <style:style style:name="T206" style:family="text">
      <style:text-properties fo:font-weight="normal" officeooo:rsid="0102e2f5" style:font-weight-asian="normal" style:font-weight-complex="normal"/>
    </style:style>
    <style:style style:name="T207" style:family="text">
      <style:text-properties fo:font-weight="normal" officeooo:rsid="004aaa4b" style:font-weight-asian="normal" style:font-weight-complex="normal"/>
    </style:style>
    <style:style style:name="T208" style:family="text">
      <style:text-properties fo:font-weight="normal" officeooo:rsid="003e8a4d" style:font-weight-asian="normal" style:font-weight-complex="normal"/>
    </style:style>
    <style:style style:name="T209" style:family="text">
      <style:text-properties fo:font-weight="normal" officeooo:rsid="00e09fe7" style:font-weight-asian="normal" style:font-weight-complex="normal"/>
    </style:style>
    <style:style style:name="T210" style:family="text">
      <style:text-properties fo:font-weight="normal" officeooo:rsid="00e484d6" style:font-weight-asian="normal" style:font-weight-complex="normal"/>
    </style:style>
    <style:style style:name="T211" style:family="text">
      <style:text-properties fo:font-weight="normal" officeooo:rsid="00e0a8a1" style:font-weight-asian="normal" style:font-weight-complex="normal"/>
    </style:style>
    <style:style style:name="T212" style:family="text">
      <style:text-properties fo:font-weight="normal" officeooo:rsid="0112ed59" style:font-weight-asian="normal" style:font-weight-complex="normal"/>
    </style:style>
    <style:style style:name="T213" style:family="text">
      <style:text-properties fo:font-weight="normal" officeooo:rsid="01fa3c55" style:font-weight-asian="normal" style:font-weight-complex="normal"/>
    </style:style>
    <style:style style:name="T214" style:family="text">
      <style:text-properties officeooo:rsid="006cd4c8"/>
    </style:style>
    <style:style style:name="T215" style:family="text">
      <style:text-properties officeooo:rsid="0077f617"/>
    </style:style>
    <style:style style:name="T216" style:family="text">
      <style:text-properties officeooo:rsid="0088537c"/>
    </style:style>
    <style:style style:name="T217" style:family="text">
      <style:text-properties fo:font-size="14pt" fo:font-style="normal" fo:font-weight="bold" officeooo:rsid="0088537c" style:font-size-asian="14pt" style:font-style-asian="normal" style:font-weight-asian="bold" style:font-size-complex="14pt" style:font-weight-complex="bold"/>
    </style:style>
    <style:style style:name="T218" style:family="text">
      <style:text-properties fo:font-size="14pt" fo:font-style="normal" fo:font-weight="bold" officeooo:rsid="008a7f1d" style:font-size-asian="14pt" style:font-style-asian="normal" style:font-weight-asian="bold" style:font-size-complex="14pt" style:font-weight-complex="bold"/>
    </style:style>
    <style:style style:name="T219" style:family="text">
      <style:text-properties fo:font-size="14pt" fo:font-style="normal" fo:font-weight="bold" officeooo:rsid="008e9171" style:font-size-asian="14pt" style:font-style-asian="normal" style:font-weight-asian="bold" style:font-size-complex="14pt" style:font-weight-complex="bold"/>
    </style:style>
    <style:style style:name="T220" style:family="text">
      <style:text-properties fo:font-size="14pt" fo:font-style="normal" fo:font-weight="bold" officeooo:rsid="008f1e49" style:font-size-asian="14pt" style:font-style-asian="normal" style:font-weight-asian="bold" style:font-size-complex="14pt" style:font-weight-complex="bold"/>
    </style:style>
    <style:style style:name="T221" style:family="text">
      <style:text-properties fo:font-size="14pt" fo:font-style="normal" fo:font-weight="bold" officeooo:rsid="0091609a" style:font-size-asian="14pt" style:font-style-asian="normal" style:font-weight-asian="bold" style:font-size-complex="14pt" style:font-weight-complex="bold"/>
    </style:style>
    <style:style style:name="T222" style:family="text">
      <style:text-properties fo:font-size="14pt" fo:font-style="normal" fo:font-weight="bold" officeooo:rsid="00e5c244" style:font-size-asian="14pt" style:font-style-asian="normal" style:font-weight-asian="bold" style:font-size-complex="14pt" style:font-weight-complex="bold"/>
    </style:style>
    <style:style style:name="T223" style:family="text">
      <style:text-properties fo:font-size="14pt" fo:font-style="normal" fo:font-weight="bold" officeooo:rsid="00fcb968" style:font-size-asian="14pt" style:font-style-asian="normal" style:font-weight-asian="bold" style:font-size-complex="14pt" style:font-weight-complex="bold"/>
    </style:style>
    <style:style style:name="T224" style:family="text">
      <style:text-properties fo:font-size="14pt" fo:font-style="normal" fo:font-weight="bold" officeooo:rsid="01021ce7" style:font-size-asian="14pt" style:font-style-asian="normal" style:font-weight-asian="bold" style:font-size-complex="14pt" style:font-weight-complex="bold"/>
    </style:style>
    <style:style style:name="T225" style:family="text">
      <style:text-properties fo:font-size="14pt" fo:font-style="normal" fo:font-weight="bold" officeooo:rsid="01154459" style:font-size-asian="14pt" style:font-style-asian="normal" style:font-weight-asian="bold" style:font-size-complex="14pt" style:font-weight-complex="bold"/>
    </style:style>
    <style:style style:name="T226" style:family="text">
      <style:text-properties fo:font-size="14pt" fo:font-style="normal" fo:font-weight="bold" officeooo:rsid="01182c16" style:font-size-asian="14pt" style:font-style-asian="normal" style:font-weight-asian="bold" style:font-size-complex="14pt" style:font-weight-complex="bold"/>
    </style:style>
    <style:style style:name="T227" style:family="text">
      <style:text-properties fo:font-size="14pt" fo:font-style="normal" fo:font-weight="bold" officeooo:rsid="011add49" style:font-size-asian="14pt" style:font-style-asian="normal" style:font-weight-asian="bold" style:font-size-complex="14pt" style:font-weight-complex="bold"/>
    </style:style>
    <style:style style:name="T228" style:family="text">
      <style:text-properties officeooo:rsid="008a7f1d"/>
    </style:style>
    <style:style style:name="T229" style:family="text">
      <style:text-properties fo:font-size="12pt" fo:font-style="normal" fo:font-weight="normal" style:font-size-asian="10.5pt" style:font-style-asian="normal" style:font-weight-asian="normal" style:font-size-complex="12pt" style:font-weight-complex="normal"/>
    </style:style>
    <style:style style:name="T230" style:family="text">
      <style:text-properties fo:font-size="12pt" fo:font-style="normal" fo:font-weight="normal" officeooo:rsid="008a7f1d" style:font-size-asian="10.5pt" style:font-style-asian="normal" style:font-weight-asian="normal" style:font-size-complex="12pt" style:font-weight-complex="normal"/>
    </style:style>
    <style:style style:name="T231" style:family="text">
      <style:text-properties fo:font-size="12pt" fo:font-style="normal" fo:font-weight="normal" officeooo:rsid="0088537c" style:font-size-asian="10.5pt" style:font-style-asian="normal" style:font-weight-asian="normal" style:font-size-complex="12pt" style:font-weight-complex="normal"/>
    </style:style>
    <style:style style:name="T232" style:family="text">
      <style:text-properties fo:font-size="12pt" fo:font-style="normal" fo:font-weight="normal" officeooo:rsid="004aaa4b" style:font-size-asian="10.5pt" style:font-style-asian="normal" style:font-weight-asian="normal" style:font-size-complex="12pt" style:font-weight-complex="normal"/>
    </style:style>
    <style:style style:name="T233" style:family="text">
      <style:text-properties fo:font-size="12pt" fo:font-style="normal" fo:font-weight="normal" officeooo:rsid="00d39810" style:font-size-asian="10.5pt" style:font-style-asian="normal" style:font-weight-asian="normal" style:font-size-complex="12pt" style:font-weight-complex="normal"/>
    </style:style>
    <style:style style:name="T234" style:family="text">
      <style:text-properties fo:font-size="12pt" fo:font-style="normal" fo:font-weight="normal" officeooo:rsid="00f26e4f" style:font-size-asian="10.5pt" style:font-style-asian="normal" style:font-weight-asian="normal" style:font-size-complex="12pt" style:font-weight-complex="normal"/>
    </style:style>
    <style:style style:name="T235" style:family="text">
      <style:text-properties fo:font-size="12pt" fo:font-style="normal" fo:font-weight="normal" officeooo:rsid="00f8c06d" style:font-size-asian="10.5pt" style:font-style-asian="normal" style:font-weight-asian="normal" style:font-size-complex="12pt" style:font-weight-complex="normal"/>
    </style:style>
    <style:style style:name="T236" style:family="text">
      <style:text-properties fo:font-size="12pt" fo:font-style="normal" fo:font-weight="normal" officeooo:rsid="00fabb2d" style:font-size-asian="10.5pt" style:font-style-asian="normal" style:font-weight-asian="normal" style:font-size-complex="12pt" style:font-weight-complex="normal"/>
    </style:style>
    <style:style style:name="T237" style:family="text">
      <style:text-properties fo:font-size="12pt" fo:font-style="normal" fo:font-weight="normal" officeooo:rsid="00e4ad85" style:font-size-asian="10.5pt" style:font-style-asian="normal" style:font-weight-asian="normal" style:font-size-complex="12pt" style:font-weight-complex="normal"/>
    </style:style>
    <style:style style:name="T238" style:family="text">
      <style:text-properties fo:font-size="12pt" fo:font-style="normal" fo:font-weight="normal" officeooo:rsid="0102d825" style:font-size-asian="10.5pt" style:font-style-asian="normal" style:font-weight-asian="normal" style:font-size-complex="12pt" style:font-weight-complex="normal"/>
    </style:style>
    <style:style style:name="T239" style:family="text">
      <style:text-properties fo:font-size="12pt" fo:font-style="normal" fo:font-weight="normal" officeooo:rsid="01039716" style:font-size-asian="10.5pt" style:font-style-asian="normal" style:font-weight-asian="normal" style:font-size-complex="12pt" style:font-weight-complex="normal"/>
    </style:style>
    <style:style style:name="T240" style:family="text">
      <style:text-properties fo:font-size="12pt" fo:font-style="normal" fo:font-weight="normal" officeooo:rsid="01045857" style:font-size-asian="10.5pt" style:font-style-asian="normal" style:font-weight-asian="normal" style:font-size-complex="12pt" style:font-weight-complex="normal"/>
    </style:style>
    <style:style style:name="T241" style:family="text">
      <style:text-properties fo:font-size="12pt" fo:font-style="normal" fo:font-weight="normal" officeooo:rsid="0104a4f1" style:font-size-asian="10.5pt" style:font-style-asian="normal" style:font-weight-asian="normal" style:font-size-complex="12pt" style:font-weight-complex="normal"/>
    </style:style>
    <style:style style:name="T242" style:family="text">
      <style:text-properties fo:font-size="12pt" fo:font-style="normal" fo:font-weight="normal" officeooo:rsid="010787a4" style:font-size-asian="10.5pt" style:font-style-asian="normal" style:font-weight-asian="normal" style:font-size-complex="12pt" style:font-weight-complex="normal"/>
    </style:style>
    <style:style style:name="T243" style:family="text">
      <style:text-properties fo:font-size="12pt" fo:font-style="normal" fo:font-weight="normal" officeooo:rsid="010cbc83" style:font-size-asian="10.5pt" style:font-style-asian="normal" style:font-weight-asian="normal" style:font-size-complex="12pt" style:font-weight-complex="normal"/>
    </style:style>
    <style:style style:name="T244" style:family="text">
      <style:text-properties fo:font-size="12pt" fo:font-style="normal" fo:font-weight="normal" officeooo:rsid="0111dda2" style:font-size-asian="10.5pt" style:font-style-asian="normal" style:font-weight-asian="normal" style:font-size-complex="12pt" style:font-weight-complex="normal"/>
    </style:style>
    <style:style style:name="T245" style:family="text">
      <style:text-properties fo:font-size="12pt" fo:font-style="normal" fo:font-weight="normal" officeooo:rsid="0112ed59" style:font-size-asian="10.5pt" style:font-style-asian="normal" style:font-weight-asian="normal" style:font-size-complex="12pt" style:font-weight-complex="normal"/>
    </style:style>
    <style:style style:name="T246" style:family="text">
      <style:text-properties fo:font-size="12pt" fo:font-style="normal" fo:font-weight="normal" officeooo:rsid="01154459" style:font-size-asian="10.5pt" style:font-style-asian="normal" style:font-weight-asian="normal" style:font-size-complex="12pt" style:font-weight-complex="normal"/>
    </style:style>
    <style:style style:name="T247" style:family="text">
      <style:text-properties fo:font-size="12pt" fo:font-style="normal" fo:font-weight="normal" officeooo:rsid="01171543" style:font-size-asian="10.5pt" style:font-style-asian="normal" style:font-weight-asian="normal" style:font-size-complex="12pt" style:font-weight-complex="normal"/>
    </style:style>
    <style:style style:name="T248" style:family="text">
      <style:text-properties fo:font-size="12pt" fo:font-style="normal" fo:font-weight="normal" officeooo:rsid="01197485" style:font-size-asian="10.5pt" style:font-style-asian="normal" style:font-weight-asian="normal" style:font-size-complex="12pt" style:font-weight-complex="normal"/>
    </style:style>
    <style:style style:name="T249" style:family="text">
      <style:text-properties fo:font-size="12pt" fo:font-style="normal" fo:font-weight="normal" officeooo:rsid="011add49" style:font-size-asian="10.5pt" style:font-style-asian="normal" style:font-weight-asian="normal" style:font-size-complex="12pt" style:font-weight-complex="normal"/>
    </style:style>
    <style:style style:name="T250" style:family="text">
      <style:text-properties fo:font-size="12pt" fo:font-style="normal" fo:font-weight="normal" officeooo:rsid="011ede32" style:font-size-asian="10.5pt" style:font-style-asian="normal" style:font-weight-asian="normal" style:font-size-complex="12pt" style:font-weight-complex="normal"/>
    </style:style>
    <style:style style:name="T251" style:family="text">
      <style:text-properties fo:font-size="12pt" fo:font-style="normal" fo:font-weight="normal" officeooo:rsid="01235d83" style:font-size-asian="10.5pt" style:font-style-asian="normal" style:font-weight-asian="normal" style:font-size-complex="12pt" style:font-weight-complex="normal"/>
    </style:style>
    <style:style style:name="T252" style:family="text">
      <style:text-properties fo:font-size="12pt" fo:font-style="normal" fo:font-weight="normal" officeooo:rsid="01e5084e" style:font-size-asian="10.5pt" style:font-style-asian="normal" style:font-weight-asian="normal" style:font-size-complex="12pt" style:font-weight-complex="normal"/>
    </style:style>
    <style:style style:name="T253" style:family="text">
      <style:text-properties fo:font-size="12pt" fo:font-style="normal" fo:font-weight="normal" officeooo:rsid="004e32e7" style:font-size-asian="10.5pt" style:font-style-asian="normal" style:font-weight-asian="normal" style:font-size-complex="12pt" style:font-weight-complex="normal"/>
    </style:style>
    <style:style style:name="T254" style:family="text">
      <style:text-properties fo:font-size="12pt" fo:font-style="normal" fo:font-weight="normal" officeooo:rsid="01f1dd2f" style:font-size-asian="10.5pt" style:font-style-asian="normal" style:font-weight-asian="normal" style:font-size-complex="12pt" style:font-weight-complex="normal"/>
    </style:style>
    <style:style style:name="T255" style:family="text">
      <style:text-properties fo:font-size="12pt" fo:font-style="normal" fo:font-weight="normal" officeooo:rsid="00f65cd6" style:font-size-asian="10.5pt" style:font-style-asian="normal" style:font-weight-asian="normal" style:font-size-complex="12pt" style:font-style-complex="normal" style:font-weight-complex="normal"/>
    </style:style>
    <style:style style:name="T256" style:family="text">
      <style:text-properties fo:font-size="12pt" fo:font-style="normal" fo:font-weight="normal" officeooo:rsid="00f7fba0" style:font-size-asian="10.5pt" style:font-style-asian="normal" style:font-weight-asian="normal" style:font-size-complex="12pt" style:font-style-complex="normal" style:font-weight-complex="normal"/>
    </style:style>
    <style:style style:name="T257" style:family="text">
      <style:text-properties fo:font-size="12pt" fo:font-style="normal" fo:font-weight="normal" officeooo:rsid="00447d95" style:font-size-asian="10.5pt" style:font-style-asian="normal" style:font-weight-asian="normal" style:font-size-complex="12pt" style:font-style-complex="normal" style:font-weight-complex="normal"/>
    </style:style>
    <style:style style:name="T258" style:family="text">
      <style:text-properties fo:font-size="12pt" fo:font-style="normal" fo:font-weight="normal" officeooo:rsid="01bba494" style:font-size-asian="10.5pt" style:font-style-asian="normal" style:font-weight-asian="normal" style:font-size-complex="12pt" style:font-style-complex="normal" style:font-weight-complex="normal"/>
    </style:style>
    <style:style style:name="T259" style:family="text">
      <style:text-properties fo:font-size="12pt" fo:font-style="normal" fo:font-weight="normal" officeooo:rsid="01d77410" style:font-size-asian="10.5pt" style:font-style-asian="normal" style:font-weight-asian="normal" style:font-size-complex="12pt" style:font-style-complex="normal" style:font-weight-complex="normal"/>
    </style:style>
    <style:style style:name="T260" style:family="text">
      <style:text-properties fo:font-size="12pt" fo:font-style="normal" fo:font-weight="bold" officeooo:rsid="004aaa4b" style:font-size-asian="10.5pt" style:font-style-asian="normal" style:font-weight-asian="bold" style:font-size-complex="12pt" style:font-weight-complex="bold"/>
    </style:style>
    <style:style style:name="T261" style:family="text">
      <style:text-properties fo:font-size="12pt" fo:font-style="normal" fo:font-weight="bold" officeooo:rsid="008a7f1d" style:font-size-asian="10.5pt" style:font-style-asian="normal" style:font-weight-asian="bold" style:font-size-complex="12pt" style:font-weight-complex="bold"/>
    </style:style>
    <style:style style:name="T262" style:family="text">
      <style:text-properties fo:font-size="12pt" fo:font-style="normal" fo:font-weight="bold" officeooo:rsid="00a184e0" style:font-size-asian="10.5pt" style:font-style-asian="normal" style:font-weight-asian="bold" style:font-size-complex="12pt" style:font-weight-complex="bold"/>
    </style:style>
    <style:style style:name="T263" style:family="text">
      <style:text-properties fo:font-size="12pt" fo:font-style="normal" fo:font-weight="bold" officeooo:rsid="00d030f1" style:font-size-asian="10.5pt" style:font-style-asian="normal" style:font-weight-asian="bold" style:font-size-complex="12pt" style:font-weight-complex="bold"/>
    </style:style>
    <style:style style:name="T264" style:family="text">
      <style:text-properties fo:font-size="12pt" fo:font-style="normal" fo:font-weight="bold" officeooo:rsid="00d39810" style:font-size-asian="10.5pt" style:font-style-asian="normal" style:font-weight-asian="bold" style:font-size-complex="12pt" style:font-weight-complex="bold"/>
    </style:style>
    <style:style style:name="T265" style:family="text">
      <style:text-properties fo:font-size="12pt" fo:font-style="normal" fo:font-weight="bold" officeooo:rsid="011add49" style:font-size-asian="10.5pt" style:font-style-asian="normal" style:font-weight-asian="bold" style:font-size-complex="12pt" style:font-weight-complex="bold"/>
    </style:style>
    <style:style style:name="T266" style:family="text">
      <style:text-properties officeooo:rsid="008f80e7"/>
    </style:style>
    <style:style style:name="T267" style:family="text">
      <style:text-properties officeooo:rsid="0091609a"/>
    </style:style>
    <style:style style:name="T268" style:family="text">
      <style:text-properties officeooo:rsid="0092df9f"/>
    </style:style>
    <style:style style:name="T269" style:family="text">
      <style:text-properties officeooo:rsid="0094b0e6"/>
    </style:style>
    <style:style style:name="T270" style:family="text">
      <style:text-properties officeooo:rsid="0094e86c"/>
    </style:style>
    <style:style style:name="T271" style:family="text">
      <style:text-properties officeooo:rsid="00a406af"/>
    </style:style>
    <style:style style:name="T272" style:family="text">
      <style:text-properties officeooo:rsid="00aaea5f"/>
    </style:style>
    <style:style style:name="T273" style:family="text">
      <style:text-properties officeooo:rsid="00b00c9b"/>
    </style:style>
    <style:style style:name="T274" style:family="text">
      <style:text-properties officeooo:rsid="00b5e53c"/>
    </style:style>
    <style:style style:name="T275" style:family="text">
      <style:text-properties officeooo:rsid="00c3660b"/>
    </style:style>
    <style:style style:name="T276" style:family="text">
      <style:text-properties officeooo:rsid="00c401b9"/>
    </style:style>
    <style:style style:name="T277" style:family="text">
      <style:text-properties officeooo:rsid="00c52e77"/>
    </style:style>
    <style:style style:name="T278" style:family="text">
      <style:text-properties officeooo:rsid="00c9399d"/>
    </style:style>
    <style:style style:name="T279" style:family="text">
      <style:text-properties style:font-name="Helvetica" style:font-name-complex="Helvetica1"/>
    </style:style>
    <style:style style:name="T280" style:family="text">
      <style:text-properties style:font-name="Helvetica" fo:font-weight="bold" style:font-weight-asian="bold" style:font-name-complex="Helvetica1" style:font-weight-complex="bold"/>
    </style:style>
    <style:style style:name="T281" style:family="text">
      <style:text-properties officeooo:rsid="00cea9da"/>
    </style:style>
    <style:style style:name="T282" style:family="text">
      <style:text-properties officeooo:rsid="00d030f1"/>
    </style:style>
    <style:style style:name="T283" style:family="text">
      <style:text-properties officeooo:rsid="00d39810"/>
    </style:style>
    <style:style style:name="T284" style:family="text">
      <style:text-properties officeooo:rsid="00dcb1ed"/>
    </style:style>
    <style:style style:name="T285" style:family="text">
      <style:text-properties officeooo:rsid="00de5409"/>
    </style:style>
    <style:style style:name="T286" style:family="text">
      <style:text-properties style:font-name="Arial3"/>
    </style:style>
    <style:style style:name="T287" style:family="text">
      <style:text-properties style:font-name="Arial3" officeooo:rsid="00d7165d"/>
    </style:style>
    <style:style style:name="T288" style:family="text">
      <style:text-properties style:font-name="Arial3" officeooo:rsid="0076378e"/>
    </style:style>
    <style:style style:name="T289" style:family="text">
      <style:text-properties style:font-name="Arial3" officeooo:rsid="00d76d20"/>
    </style:style>
    <style:style style:name="T290" style:family="text">
      <style:text-properties style:font-name="Arial3" officeooo:rsid="00d89fa1"/>
    </style:style>
    <style:style style:name="T291" style:family="text">
      <style:text-properties style:font-name="Arial3" fo:font-weight="bold" style:font-weight-asian="bold" style:font-weight-complex="bold"/>
    </style:style>
    <style:style style:name="T292" style:family="text">
      <style:text-properties style:font-name="Arial3" fo:font-weight="bold" officeooo:rsid="00ed32ca" style:font-weight-asian="bold" style:font-weight-complex="bold"/>
    </style:style>
    <style:style style:name="T293" style:family="text">
      <style:text-properties style:font-name="Arial3" fo:font-weight="bold" officeooo:rsid="00fe8540" style:font-weight-asian="bold" style:font-weight-complex="bold"/>
    </style:style>
    <style:style style:name="T294" style:family="text">
      <style:text-properties style:font-name="Arial3" fo:font-weight="bold" officeooo:rsid="011add49" style:font-weight-asian="bold" style:font-weight-complex="bold"/>
    </style:style>
    <style:style style:name="T295" style:family="text">
      <style:text-properties style:font-name="Arial3" fo:font-weight="bold" style:font-weight-asian="bold" style:font-name-complex="Helvetica1" style:font-weight-complex="bold"/>
    </style:style>
    <style:style style:name="T296" style:family="text">
      <style:text-properties style:font-name="Arial3" style:font-name-complex="Helvetica1"/>
    </style:style>
    <style:style style:name="T297" style:family="text">
      <style:text-properties style:font-name="Arial3" officeooo:rsid="0088537c" style:font-name-complex="Helvetica1"/>
    </style:style>
    <style:style style:name="T298" style:family="text">
      <style:text-properties style:font-name="Arial3" officeooo:rsid="004aaa4b" style:font-name-complex="Helvetica1"/>
    </style:style>
    <style:style style:name="T299" style:family="text">
      <style:text-properties style:font-name="Arial3" officeooo:rsid="00e003bf" style:font-name-complex="Helvetica1"/>
    </style:style>
    <style:style style:name="T300" style:family="text">
      <style:text-properties style:font-name="Arial3" officeooo:rsid="00e484d6" style:font-name-complex="Helvetica1"/>
    </style:style>
    <style:style style:name="T301" style:family="text">
      <style:text-properties style:font-name="Arial3" officeooo:rsid="00a4fe5b" style:font-name-complex="Helvetica1"/>
    </style:style>
    <style:style style:name="T302" style:family="text">
      <style:text-properties style:font-name="Arial3" officeooo:rsid="00f263d7" style:font-name-complex="Helvetica1"/>
    </style:style>
    <style:style style:name="T303" style:family="text">
      <style:text-properties style:font-name="Arial3" officeooo:rsid="00ffbe17" style:font-name-complex="Helvetica1"/>
    </style:style>
    <style:style style:name="T304" style:family="text">
      <style:text-properties style:font-name="Arial3" officeooo:rsid="0102e2f5" style:font-name-complex="Helvetica1"/>
    </style:style>
    <style:style style:name="T305" style:family="text">
      <style:text-properties style:font-name="Arial3" officeooo:rsid="01182c16" style:font-name-complex="Helvetica1"/>
    </style:style>
    <style:style style:name="T306" style:family="text">
      <style:text-properties style:font-name="Arial3" officeooo:rsid="01d0503f" style:font-name-complex="Helvetica1"/>
    </style:style>
    <style:style style:name="T307" style:family="text">
      <style:text-properties style:font-name="Arial3" officeooo:rsid="01ecb667" style:font-name-complex="Helvetica1"/>
    </style:style>
    <style:style style:name="T308" style:family="text">
      <style:text-properties style:font-name="Arial3" officeooo:rsid="01fa3c55" style:font-name-complex="Helvetica1"/>
    </style:style>
    <style:style style:name="T309" style:family="text">
      <style:text-properties style:font-name="Arial3" officeooo:rsid="01d8213b" style:font-name-complex="Helvetica1"/>
    </style:style>
    <style:style style:name="T310" style:family="text">
      <style:text-properties style:font-name="Arial3" officeooo:rsid="00dbc1c1"/>
    </style:style>
    <style:style style:name="T311" style:family="text">
      <style:text-properties style:font-name="Arial3" officeooo:rsid="00ed32ca"/>
    </style:style>
    <style:style style:name="T312" style:family="text">
      <style:text-properties style:font-name="Arial3" officeooo:rsid="00f03f83"/>
    </style:style>
    <style:style style:name="T313" style:family="text">
      <style:text-properties style:font-name="Arial3" officeooo:rsid="00f0b28b"/>
    </style:style>
    <style:style style:name="T314" style:family="text">
      <style:text-properties style:font-name="Arial3" officeooo:rsid="004aaa4b"/>
    </style:style>
    <style:style style:name="T315" style:family="text">
      <style:text-properties style:font-name="Arial3" officeooo:rsid="0088537c"/>
    </style:style>
    <style:style style:name="T316" style:family="text">
      <style:text-properties style:font-name="Arial3" officeooo:rsid="00e003bf"/>
    </style:style>
    <style:style style:name="T317" style:family="text">
      <style:text-properties style:font-name="Arial3" officeooo:rsid="00e484d6"/>
    </style:style>
    <style:style style:name="T318" style:family="text">
      <style:text-properties style:font-name="Arial3" officeooo:rsid="00f9ad79"/>
    </style:style>
    <style:style style:name="T319" style:family="text">
      <style:text-properties style:font-name="Arial3" officeooo:rsid="010e8a99"/>
    </style:style>
    <style:style style:name="T320" style:family="text">
      <style:text-properties style:font-name="Arial3" officeooo:rsid="01182c16"/>
    </style:style>
    <style:style style:name="T321" style:family="text">
      <style:text-properties style:font-name="Arial3" officeooo:rsid="01e1de37"/>
    </style:style>
    <style:style style:name="T322" style:family="text">
      <style:text-properties style:font-name="Arial3" officeooo:rsid="01f60e65"/>
    </style:style>
    <style:style style:name="T323" style:family="text">
      <style:text-properties style:font-name="Arial3" fo:font-size="11pt" fo:font-style="italic" fo:font-weight="normal" officeooo:rsid="01d401c0" style:font-size-asian="11pt" style:font-style-asian="italic" style:font-weight-asian="normal" style:font-size-complex="11pt" style:font-style-complex="italic" style:font-weight-complex="normal"/>
    </style:style>
    <style:style style:name="T324" style:family="text">
      <style:text-properties style:font-name="Arial3" fo:font-size="11pt" fo:font-style="italic" fo:font-weight="normal" officeooo:rsid="0104a4f1" style:font-size-asian="11pt" style:font-style-asian="italic" style:font-weight-asian="normal" style:font-size-complex="11pt" style:font-style-complex="italic" style:font-weight-complex="normal"/>
    </style:style>
    <style:style style:name="T325" style:family="text">
      <style:text-properties style:font-name="Arial3" fo:font-size="11pt" fo:font-style="italic" fo:font-weight="normal" officeooo:rsid="01d5cb53" style:font-size-asian="11pt" style:font-style-asian="italic" style:font-weight-asian="normal" style:font-size-complex="11pt" style:font-style-complex="italic" style:font-weight-complex="normal"/>
    </style:style>
    <style:style style:name="T326" style:family="text">
      <style:text-properties style:font-name="Arial3" fo:font-size="11pt" fo:font-style="italic" fo:font-weight="normal" officeooo:rsid="00a26eee" style:font-size-asian="11pt" style:font-style-asian="italic" style:font-weight-asian="normal" style:font-size-complex="11pt" style:font-style-complex="italic" style:font-weight-complex="normal"/>
    </style:style>
    <style:style style:name="T327" style:family="text">
      <style:text-properties style:font-name="Arial3" fo:font-size="11pt" fo:font-style="italic" fo:font-weight="normal" officeooo:rsid="00aaea5f" style:font-size-asian="11pt" style:font-style-asian="italic" style:font-weight-asian="normal" style:font-size-complex="11pt" style:font-style-complex="italic" style:font-weight-complex="normal"/>
    </style:style>
    <style:style style:name="T328" style:family="text">
      <style:text-properties style:font-name="Arial3" fo:font-size="11pt" fo:font-style="italic" fo:font-weight="normal" officeooo:rsid="00a406af" style:font-size-asian="11pt" style:font-style-asian="italic" style:font-weight-asian="normal" style:font-size-complex="11pt" style:font-style-complex="italic" style:font-weight-complex="normal"/>
    </style:style>
    <style:style style:name="T329" style:family="text">
      <style:text-properties style:font-name="Arial3" fo:font-size="11pt" fo:font-style="italic" fo:font-weight="normal" officeooo:rsid="00de5409" style:font-size-asian="11pt" style:font-style-asian="italic" style:font-weight-asian="normal" style:font-size-complex="11pt" style:font-style-complex="italic" style:font-weight-complex="normal"/>
    </style:style>
    <style:style style:name="T330" style:family="text">
      <style:text-properties style:font-name="Arial3" fo:font-size="11pt" fo:font-style="italic" fo:font-weight="normal" officeooo:rsid="00b00c9b" style:font-size-asian="11pt" style:font-style-asian="italic" style:font-weight-asian="normal" style:font-size-complex="11pt" style:font-style-complex="italic" style:font-weight-complex="normal"/>
    </style:style>
    <style:style style:name="T331" style:family="text">
      <style:text-properties style:font-name="Arial3" fo:font-style="italic" fo:font-weight="normal" style:font-style-asian="italic" style:font-weight-asian="normal" style:font-style-complex="italic" style:font-weight-complex="normal"/>
    </style:style>
    <style:style style:name="T332" style:family="text">
      <style:text-properties style:font-name="Arial3" fo:font-style="italic" fo:font-weight="normal" officeooo:rsid="00aaea5f" style:font-style-asian="italic" style:font-weight-asian="normal" style:font-style-complex="italic" style:font-weight-complex="normal"/>
    </style:style>
    <style:style style:name="T333" style:family="text">
      <style:text-properties style:font-name="Arial3" fo:font-style="italic" fo:font-weight="normal" officeooo:rsid="00a406af" style:font-style-asian="italic" style:font-weight-asian="normal" style:font-style-complex="italic" style:font-weight-complex="normal"/>
    </style:style>
    <style:style style:name="T334" style:family="text">
      <style:text-properties style:font-name="Arial3" fo:font-style="italic" fo:font-weight="normal" officeooo:rsid="00de5409" style:font-style-asian="italic" style:font-weight-asian="normal" style:font-style-complex="italic" style:font-weight-complex="normal"/>
    </style:style>
    <style:style style:name="T335" style:family="text">
      <style:text-properties style:font-name="Arial3" fo:font-style="italic" fo:font-weight="normal" officeooo:rsid="00b00c9b" style:font-style-asian="italic" style:font-weight-asian="normal" style:font-style-complex="italic" style:font-weight-complex="normal"/>
    </style:style>
    <style:style style:name="T336" style:family="text">
      <style:text-properties style:font-name="Arial3" fo:font-style="italic" fo:font-weight="normal" officeooo:rsid="00ac6709" style:font-style-asian="italic" style:font-weight-asian="normal" style:font-style-complex="italic" style:font-weight-complex="normal"/>
    </style:style>
    <style:style style:name="T337" style:family="text">
      <style:text-properties style:font-name="Arial3" fo:font-style="italic" fo:font-weight="normal" officeooo:rsid="00a59b49" style:font-style-asian="italic" style:font-weight-asian="normal" style:font-style-complex="italic" style:font-weight-complex="normal"/>
    </style:style>
    <style:style style:name="T338" style:family="text">
      <style:text-properties style:font-name="Arial3" fo:font-style="italic" fo:font-weight="normal" officeooo:rsid="00e79971" style:font-style-asian="italic" style:font-weight-asian="normal" style:font-style-complex="italic" style:font-weight-complex="normal"/>
    </style:style>
    <style:style style:name="T339" style:family="text">
      <style:text-properties style:font-name="Arial3" fo:font-style="italic" fo:font-weight="normal" officeooo:rsid="00e624c4" style:font-style-asian="italic" style:font-weight-asian="normal" style:font-style-complex="italic" style:font-weight-complex="normal"/>
    </style:style>
    <style:style style:name="T340" style:family="text">
      <style:text-properties style:font-name="Arial3" fo:font-style="italic" fo:font-weight="normal" officeooo:rsid="01df936c" style:font-style-asian="italic" style:font-weight-asian="normal" style:font-style-complex="italic" style:font-weight-complex="normal"/>
    </style:style>
    <style:style style:name="T341" style:family="text">
      <style:text-properties style:font-name="Arial3" fo:font-style="italic" fo:font-weight="normal" officeooo:rsid="00e8b054" style:font-style-asian="italic" style:font-weight-asian="normal" style:font-style-complex="italic" style:font-weight-complex="normal"/>
    </style:style>
    <style:style style:name="T342" style:family="text">
      <style:text-properties style:font-name="Arial3" fo:font-style="italic" fo:font-weight="normal" officeooo:rsid="0101a052" style:font-style-asian="italic" style:font-weight-asian="normal" style:font-style-complex="italic" style:font-weight-complex="normal"/>
    </style:style>
    <style:style style:name="T343" style:family="text">
      <style:text-properties style:font-name="Arial3" fo:font-style="italic" fo:font-weight="normal" officeooo:rsid="00fe8540" style:font-style-asian="italic" style:font-weight-asian="normal" style:font-style-complex="italic" style:font-weight-complex="normal"/>
    </style:style>
    <style:style style:name="T344" style:family="text">
      <style:text-properties style:font-name="Arial3" fo:font-style="italic" fo:font-weight="normal" officeooo:rsid="02286c6e" style:font-style-asian="italic" style:font-weight-asian="normal" style:font-style-complex="italic" style:font-weight-complex="normal"/>
    </style:style>
    <style:style style:name="T345" style:family="text">
      <style:text-properties style:font-name="Arial3" fo:font-style="italic" fo:font-weight="normal" officeooo:rsid="01182c16" style:font-style-asian="italic" style:font-weight-asian="normal" style:font-style-complex="italic" style:font-weight-complex="normal"/>
    </style:style>
    <style:style style:name="T346" style:family="text">
      <style:text-properties style:font-name="Arial3" fo:font-style="italic" fo:font-weight="normal" officeooo:rsid="011add49" style:font-style-asian="italic" style:font-weight-asian="normal" style:font-style-complex="italic" style:font-weight-complex="normal"/>
    </style:style>
    <style:style style:name="T347" style:family="text">
      <style:text-properties style:font-name="Arial3" officeooo:rsid="01c11847"/>
    </style:style>
    <style:style style:name="T348" style:family="text">
      <style:text-properties style:font-name="Arial3" officeooo:rsid="0233ff8e"/>
    </style:style>
    <style:style style:name="T349" style:family="text">
      <style:text-properties style:font-name="Arial3" officeooo:rsid="02352b8e"/>
    </style:style>
    <style:style style:name="T350" style:family="text">
      <style:text-properties style:font-name="Arial3" officeooo:rsid="023599f4"/>
    </style:style>
    <style:style style:name="T351" style:family="text">
      <style:text-properties style:font-name="Arial3" officeooo:rsid="01cf7ef5"/>
    </style:style>
    <style:style style:name="T352" style:family="text">
      <style:text-properties style:font-name="Arial3" fo:font-size="12pt" fo:font-style="normal" fo:font-weight="normal" officeooo:rsid="01d8213b" style:font-size-asian="10.5pt" style:font-style-asian="normal" style:font-weight-asian="normal" style:font-name-complex="Helvetica1" style:font-size-complex="12pt" style:font-weight-complex="normal"/>
    </style:style>
    <style:style style:name="T353" style:family="text">
      <style:text-properties officeooo:rsid="00e1afab"/>
    </style:style>
    <style:style style:name="T354" style:family="text">
      <style:text-properties officeooo:rsid="00e4b606"/>
    </style:style>
    <style:style style:name="T355" style:family="text">
      <style:text-properties style:font-name-complex="Helvetica1"/>
    </style:style>
    <style:style style:name="T356" style:family="text">
      <style:text-properties officeooo:rsid="00a4fe5b" style:font-name-complex="Helvetica1"/>
    </style:style>
    <style:style style:name="T357" style:family="text">
      <style:text-properties officeooo:rsid="004aaa4b" style:font-name-complex="Helvetica1"/>
    </style:style>
    <style:style style:name="T358" style:family="text">
      <style:text-properties officeooo:rsid="00f263d7" style:font-name-complex="Helvetica1"/>
    </style:style>
    <style:style style:name="T359" style:family="text">
      <style:text-properties officeooo:rsid="01e5084e" style:font-name-complex="Helvetica1"/>
    </style:style>
    <style:style style:name="T360" style:family="text">
      <style:text-properties officeooo:rsid="01f1dd2f" style:font-name-complex="Helvetica1"/>
    </style:style>
    <style:style style:name="T361" style:family="text">
      <style:text-properties officeooo:rsid="01d8213b" style:font-name-complex="Helvetica1"/>
    </style:style>
    <style:style style:name="T362" style:family="text">
      <style:text-properties officeooo:rsid="01016d96"/>
    </style:style>
    <style:style style:name="T363" style:family="text">
      <style:text-properties officeooo:rsid="0104a4f1"/>
    </style:style>
    <style:style style:name="T364" style:family="text">
      <style:text-properties officeooo:rsid="01182c16"/>
    </style:style>
    <style:style style:name="T365" style:family="text">
      <style:text-properties officeooo:rsid="011add49"/>
    </style:style>
    <style:style style:name="T366" style:family="text">
      <style:text-properties style:text-position="super 58%" fo:font-style="normal" fo:font-weight="bold" officeooo:rsid="011eb658" style:font-style-asian="normal" style:font-weight-asian="bold" style:font-weight-complex="bold"/>
    </style:style>
    <style:style style:name="T367" style:family="text">
      <style:text-properties style:text-position="super 58%" fo:font-style="normal" fo:font-weight="bold" officeooo:rsid="011eb658" style:font-style-asian="normal" style:font-weight-asian="bold" style:font-name-complex="Helvetica1" style:font-weight-complex="bold"/>
    </style:style>
    <style:style style:name="T368" style:family="text">
      <style:text-properties style:text-position="super 58%" fo:font-style="normal" officeooo:rsid="01fbec48" style:font-style-asian="normal" style:font-style-complex="normal"/>
    </style:style>
    <style:style style:name="T369" style:family="text">
      <style:text-properties officeooo:rsid="011ede32"/>
    </style:style>
    <style:style style:name="T370" style:family="text">
      <style:text-properties officeooo:rsid="0126206f"/>
    </style:style>
    <style:style style:name="T371" style:family="text">
      <style:text-properties officeooo:rsid="01b7bae4"/>
    </style:style>
    <style:style style:name="T372" style:family="text">
      <style:text-properties officeooo:rsid="021f9b19"/>
    </style:style>
    <style:style style:name="T373" style:family="text">
      <style:text-properties officeooo:rsid="0220ed90"/>
    </style:style>
    <style:style style:name="T374" style:family="text">
      <style:text-properties officeooo:rsid="0222d64a"/>
    </style:style>
    <style:style style:name="T375" style:family="text">
      <style:text-properties officeooo:rsid="02286c6e"/>
    </style:style>
    <style:style style:name="T376" style:family="text">
      <style:text-properties officeooo:rsid="0229f55f"/>
    </style:style>
    <style:style style:name="T377" style:family="text">
      <style:text-properties officeooo:rsid="022b6353"/>
    </style:style>
    <style:style style:name="T378" style:family="text">
      <style:text-properties fo:color="#ff3333" style:font-name="MS-Gothic" fo:font-size="12pt" fo:font-style="normal" fo:font-weight="normal" officeooo:rsid="01313978" style:font-size-asian="12pt" style:font-style-asian="normal" style:font-weight-asian="normal" style:font-style-complex="normal" style:font-weight-complex="normal"/>
    </style:style>
    <style:style style:name="T379" style:family="text">
      <style:text-properties fo:color="#009900"/>
    </style:style>
    <style:style style:name="T380" style:family="text">
      <style:text-properties fo:color="#009900" officeooo:rsid="01dfaf8e"/>
    </style:style>
    <style:style style:name="T381" style:family="text">
      <style:text-properties style:font-name="Symbol" fo:font-style="normal" officeooo:rsid="01da64f7" style:font-style-asian="normal" style:font-style-complex="normal"/>
    </style:style>
    <style:style style:name="T382" style:family="text">
      <style:text-properties style:font-name="Symbol" officeooo:rsid="00447d95"/>
    </style:style>
    <style:style style:name="T383" style:family="text">
      <style:text-properties style:font-name="Arial2" fo:font-style="normal" officeooo:rsid="01da64f7" style:font-style-asian="normal" style:font-style-complex="normal"/>
    </style:style>
    <style:style style:name="T384" style:family="text">
      <style:text-properties style:font-name="Arial2" officeooo:rsid="026dcd0d"/>
    </style:style>
    <style:style style:name="T385" style:family="text">
      <style:text-properties officeooo:rsid="0268398e"/>
    </style:style>
    <style:style style:name="T386" style:family="text">
      <style:text-properties style:text-position="0% 100%" fo:font-style="normal" officeooo:rsid="01fbec48" style:font-style-asian="normal" style:font-style-complex="normal"/>
    </style:style>
    <style:style style:name="T387" style:family="text">
      <style:text-properties officeooo:rsid="027c0fcd"/>
    </style:style>
    <style:style style:name="T388" style:family="text"/>
    <style:style style:name="T389"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0" style:family="text">
      <style:text-properties style:use-window-font-color="true" style:text-outline="false" style:text-line-through-style="none" style:text-line-through-type="none" style:text-position="0% 100%" style:font-name="Albany A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1" style:family="text">
      <style:text-properties fo:color="#000000"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2"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7">
      <text:list-level-style-bullet text:level="1" text:style-name="Bullet_20_Symbols" text:bullet-char="•">
        <style:list-level-properties text:list-level-position-and-space-mode="label-alignment">
          <style:list-level-label-alignment text:label-followed-by="space" fo:text-indent="-3.3mm" fo:margin-left="9.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space" fo:text-indent="-3.3mm" fo:margin-left="9.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text:span text:style-name="T1"><text:user-defined style:data-style-name="N0" text:name="Project_acronym">CryOcean-QCV</text:user-defined></text:span><text:span text:style-name="T1"> - </text:span><text:span text:style-name="T27">quality control/validation for CryoSat-2</text:span><text:span text:style-name="T1"><text:line-break/></text:span><text:span text:style-name="T25">GOP</text:span><text:span text:style-name="T24"> </text:span><text:span text:style-name="T1">Daily Data Quality report for </text:span><text:span text:style-name="T1"><text:conditional-text text:condition="ooow:true" text:string-value-if-true="Report_Date" text:string-value-if-false="">Report_Date</text:conditional-text></text:span></text:p>
      <table:table table:name="DocuemntHistory" table:style-name="DocuemntHistory">
        <table:table-column table:style-name="DocuemntHistory.A" table:number-columns-repeated="3"/>
        <table:table-column table:style-name="DocuemntHistory.D"/>
        <table:table-row>
          <table:table-cell table:style-name="DocuemntHistory.A1" table:number-columns-spanned="4" office:value-type="string">
            <text:p text:style-name="P106"><text:span text:style-name="Default_20_Paragraph_20_Font">DOCUMENT INFORMATION</text:span></text:p>
          </table:table-cell>
          <table:covered-table-cell/>
          <table:covered-table-cell/>
          <table:covered-table-cell/>
        </table:table-row>
        <table:table-row>
          <table:table-cell table:style-name="DocuemntHistory.A2" table:number-columns-spanned="4" office:value-type="string">
            <text:p text:style-name="P105"><text:span text:style-name="Default_20_Paragraph_20_Font"><text:span text:style-name="T2">Document history</text:span></text:span></text:p>
          </table:table-cell>
          <table:covered-table-cell/>
          <table:covered-table-cell/>
          <table:covered-table-cell/>
        </table:table-row>
        <table:table-row>
          <table:table-cell table:style-name="DocuemntHistory.A3" office:value-type="string">
            <text:p text:style-name="Table_20_Sub-Heading"><text:span text:style-name="Default_20_Paragraph_20_Font">Version</text:span></text:p>
          </table:table-cell>
          <table:table-cell table:style-name="DocuemntHistory.A3" office:value-type="string">
            <text:p text:style-name="Table_20_Sub-Heading"><text:span text:style-name="Default_20_Paragraph_20_Font">Issued</text:span></text:p>
          </table:table-cell>
          <table:table-cell table:style-name="DocuemntHistory.A3" office:value-type="string">
            <text:p text:style-name="Table_20_Sub-Heading"><text:span text:style-name="Default_20_Paragraph_20_Font">Reason for change</text:span></text:p>
          </table:table-cell>
          <table:table-cell table:style-name="DocuemntHistory.A2" office:value-type="string">
            <text:p text:style-name="Table_20_Sub-Heading">Author</text:p>
          </table:table-cell>
        </table:table-row>
        <table:table-row>
          <table:table-cell table:style-name="DocuemntHistory.C4" office:value-type="string">
            <text:p text:style-name="Table_20_Contents"><text:span text:style-name="Default_20_Paragraph_20_Font"><text:conditional-text text:condition="ooow:true" text:string-value-if-true="Version" text:string-value-if-false="">Version</text:conditional-text></text:span></text:p>
          </table:table-cell>
          <table:table-cell table:style-name="DocuemntHistory.C4" office:value-type="string">
            <text:p text:style-name="P108"><text:span text:style-name="Default_20_Paragraph_20_Font"><text:span text:style-name="T203"><text:conditional-text text:condition="ooow:true" text:string-value-if-true="date_issued" text:string-value-if-false="">date_issued</text:conditional-text></text:span></text:span></text:p>
          </table:table-cell>
          <table:table-cell table:style-name="DocuemntHistory.C4" office:value-type="string">
            <text:p text:style-name="Table_20_Contents"><text:span text:style-name="Default_20_Paragraph_20_Font">Creation</text:span></text:p>
          </table:table-cell>
          <table:table-cell table:style-name="DocuemntHistory.D4" office:value-type="string">
            <text:p text:style-name="Table_20_Contents"><text:span text:style-name="Default_20_Paragraph_20_Font"><text:conditional-text text:condition="ooow:true" text:string-value-if-true="Author" text:string-value-if-false="">Author</text:conditional-text></text:span></text:p>
          </table:table-cell>
        </table:table-row>
      </table:table>
      <text:p text:style-name="P10"/>
      <table:table table:name="DocumentInfo" table:style-name="DocumentInfo">
        <table:table-column table:style-name="DocumentInfo.A" table:number-columns-repeated="3"/>
        <table:table-row>
          <table:table-cell table:style-name="DocumentInfo.A1" table:number-columns-spanned="3" office:value-type="string">
            <text:p text:style-name="Table_20_Sub-Heading"><text:span text:style-name="Default_20_Paragraph_20_Font">This Version</text:span></text:p>
          </table:table-cell>
          <table:covered-table-cell/>
          <table:covered-table-cell/>
        </table:table-row>
        <table:table-row>
          <table:table-cell table:style-name="DocumentInfo.A2" table:number-columns-spanned="3" office:value-type="string">
            <text:p text:style-name="Table_20_Sub-Heading"><text:span text:style-name="Default_20_Paragraph_20_Font">Version </text:span><text:span text:style-name="Default_20_Paragraph_20_Font"><text:conditional-text text:condition="ooow:true" text:string-value-if-true="Version" text:string-value-if-false="">Version</text:conditional-text></text:span><text:span text:style-name="Default_20_Paragraph_20_Font"> – issued by </text:span><text:span text:style-name="Default_20_Paragraph_20_Font"><text:user-defined style:data-style-name="N0" text:name="Company">National Oceanography Centre</text:user-defined></text:span><text:span text:style-name="Default_20_Paragraph_20_Font"> on </text:span><text:span text:style-name="Default_20_Paragraph_20_Font"><text:conditional-text text:condition="ooow:true" text:string-value-if-true="date_issued" text:string-value-if-false="">date_issued</text:conditional-text></text:span></text:p>
          </table:table-cell>
          <table:covered-table-cell/>
          <table:covered-table-cell/>
        </table:table-row>
        <table:table-row>
          <table:table-cell table:style-name="DocumentInfo.B3" office:value-type="string">
            <text:p text:style-name="Table_20_Sub-Heading"><text:span text:style-name="Default_20_Paragraph_20_Font">Written by:</text:span></text:p>
          </table:table-cell>
          <table:table-cell table:style-name="DocumentInfo.B3" office:value-type="string">
            <text:p text:style-name="Table_20_Contents"><text:span text:style-name="Default_20_Paragraph_20_Font"><text:conditional-text text:condition="ooow:true" text:string-value-if-true="Author" text:string-value-if-false="">Author</text:conditional-text></text:span></text:p>
          </table:table-cell>
          <table:table-cell table:style-name="DocumentInfo.C3" office:value-type="string">
            <text:p text:style-name="Table_20_Contents"><text:span text:style-name="Default_20_Paragraph_20_Font"/></text:p>
          </table:table-cell>
        </table:table-row>
        <table:table-row>
          <table:table-cell table:style-name="DocumentInfo.B9" office:value-type="string">
            <text:p text:style-name="Table_20_Sub-Heading"><text:span text:style-name="Default_20_Paragraph_20_Font">Checked by:</text:span></text:p>
          </table:table-cell>
          <table:table-cell table:style-name="DocumentInfo.B9" office:value-type="string">
            <text:p text:style-name="Table_20_Contents"><text:span text:style-name="Default_20_Paragraph_20_Font"><text:conditional-text text:condition="ooow:true" text:string-value-if-true="Checked_by" text:string-value-if-false="">Checked_by</text:conditional-text></text:span></text:p>
          </table:table-cell>
          <table:table-cell table:style-name="DocumentInfo.C9" office:value-type="string">
            <text:p text:style-name="Table_20_Contents"/>
          </table:table-cell>
        </table:table-row>
        <table:table-row>
          <table:table-cell table:style-name="DocumentInfo.B9" office:value-type="string">
            <text:p text:style-name="Table_20_Sub-Heading"><text:span text:style-name="Default_20_Paragraph_20_Font">Approved by:</text:span></text:p>
          </table:table-cell>
          <table:table-cell table:style-name="DocumentInfo.B9" office:value-type="string">
            <text:p text:style-name="Table_20_Contents"><text:span text:style-name="Default_20_Paragraph_20_Font"/></text:p>
          </table:table-cell>
          <table:table-cell table:style-name="DocumentInfo.C9" office:value-type="string">
            <text:p text:style-name="Table_20_Contents"><text:span text:style-name="Default_20_Paragraph_20_Font"/></text:p>
          </table:table-cell>
        </table:table-row>
        <table:table-row>
          <table:table-cell table:style-name="DocumentInfo.A2" table:number-columns-spanned="3" office:value-type="string">
            <text:p text:style-name="Table_20_Sub-Heading"><text:span text:style-name="Default_20_Paragraph_20_Font">Distribution List</text:span></text:p>
          </table:table-cell>
          <table:covered-table-cell/>
          <table:covered-table-cell/>
        </table:table-row>
        <table:table-row>
          <table:table-cell table:style-name="DocumentInfo.B9" office:value-type="string">
            <text:p text:style-name="Table_20_Sub-Heading"><text:span text:style-name="Default_20_Paragraph_20_Font">Company</text:span></text:p>
          </table:table-cell>
          <table:table-cell table:style-name="DocumentInfo.B9" office:value-type="string">
            <text:p text:style-name="Table_20_Sub-Heading"><text:span text:style-name="Default_20_Paragraph_20_Font">Delivered via</text:span></text:p>
          </table:table-cell>
          <table:table-cell table:style-name="DocumentInfo.C9" office:value-type="string">
            <text:p text:style-name="Table_20_Sub-Heading"><text:span text:style-name="Default_20_Paragraph_20_Font">Names</text:span></text:p>
          </table:table-cell>
        </table:table-row>
        <table:table-row>
          <table:table-cell table:style-name="DocumentInfo.B9" office:value-type="string">
            <text:p text:style-name="Table_20_Contents"><text:span text:style-name="Default_20_Paragraph_20_Font">ESA</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P107"><text:span text:style-name="Default_20_Paragraph_20_Font"><text:span text:style-name="T159">Jerome Bouffard, EOP-GMQ</text:span></text:span></text:p>
            <text:p text:style-name="Table_20_Contents"><text:span text:style-name="Default_20_Paragraph_20_Font">Pierre Féménias, EOP-GMQ</text:span></text:p>
          </table:table-cell>
        </table:table-row>
        <table:table-row>
          <table:table-cell table:style-name="DocumentInfo.B9" office:value-type="string">
            <text:p text:style-name="Table_20_Contents"><text:span text:style-name="Default_20_Paragraph_20_Font">NOC</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Table_20_Contents">P.Cipollini</text:p>
            <text:p text:style-name="Table_20_Contents">H.Snaith</text:p>
          </table:table-cell>
        </table:table-row>
      </table:table>
      <text:p text:style-name="Standard"/>
      <text:p text:style-name="P214"><text:span text:style-name="T274">GOP DAILY</text:span> QUALITY ASSESSMENT <text:span text:style-name="T275">FOR </text:span><text:span text:style-name="T275"><text:conditional-text text:condition="ooow:true" text:string-value-if-true="Report_Date" text:string-value-if-false="">Report_Date</text:conditional-text></text:span></text:p>
      <text:p text:style-name="P152"><text:span text:style-name="T275">Report issued on </text:span><text:span text:style-name="T14"><text:conditional-text text:condition="ooow:true" text:string-value-if-true="date_issued" text:string-value-if-false="">date_issued</text:conditional-text></text:span></text:p>
      <text:p text:style-name="P141"><text:span text:style-name="T192">Date and time of the first record</text:span>: <text:span text:style-name="T2"><text:conditional-text text:condition="ooow:true" text:string-value-if-true="start_time" text:string-value-if-false="">start_time</text:conditional-text></text:span></text:p>
      <text:p text:style-name="P141"><text:span text:style-name="T192">Date and time of the last record</text:span>: <text:span text:style-name="T2"><text:conditional-text text:condition="ooow:true" text:string-value-if-true="stop_time" text:string-value-if-false="">stop_time</text:conditional-text></text:span></text:p>
      <text:p text:style-name="P142">Range of <text:span text:style-name="T214">complete </text:span>orbits <text:span text:style-name="T214">in present day</text:span>: <text:span text:style-name="T2"><text:conditional-text text:condition="ooow:true" text:string-value-if-true="orbit0" text:string-value-if-false="">orbit0</text:conditional-text></text:span> to <text:span text:style-name="T2"><text:conditional-text text:condition="ooow:true" text:string-value-if-true="orbitf" text:string-value-if-false="">orbitf</text:conditional-text></text:span></text:p>
      <text:p text:style-name="P143"/>
      <text:p text:style-name="P144"/>
      <table:table table:name="Table2" table:style-name="Table2">
        <table:table-column table:style-name="Table2.A"/>
        <table:table-row>
          <table:table-cell table:style-name="Table2.A1" office:value-type="string">
            <text:p text:style-name="P138">WARNINGS <text:span text:style-name="T370">(see Appendix A for details)</text:span></text:p>
          </table:table-cell>
        </table:table-row>
        <table:table-row>
          <table:table-cell table:style-name="Table2.A2" office:value-type="string">
            <text:p text:style-name="P140"><text:span text:style-name="T380">N</text:span><text:span text:style-name="T379">o warnings</text:span><text:span text:style-name="T379"><office:annotation><dc:creator>Unknown Author</dc:creator><dc:date>2014-12-19T12:57:07</dc:date><text:list text:style-name=""><text:list-item><text:p text:style-name="P220"><text:span text:style-name="T389">do row if not warn</text:span></text:p></text:list-item></text:list></office:annotation></text:span></text:p>
          </table:table-cell>
        </table:table-row>
        <table:table-row>
          <table:table-cell table:style-name="Table2.A3" office:value-type="string">
            <text:p text:style-name="P139"><text:conditional-text text:condition="ooow:True" text:string-value-if-true="warning" text:string-value-if-false="">warning</text:conditional-text><office:annotation office:name="__Fieldmark__2454_720440069"><dc:creator>Unknown Author</dc:creator><dc:date>2014-09-10T13:18:29</dc:date><text:list text:continue-numbering="true" text:style-name=""><text:list-item><text:p text:style-name="P220"><text:span text:style-name="T392">do row for warning in warn</text:span></text:p></text:list-item></text:list></office:annotation></text:p>
          </table:table-cell>
        </table:table-row>
      </table:table>
      <text:p text:style-name="P103"/>
      <text:list xml:id="list8545469598619008555" text:style-name="Outline">
        <text:list-item>
          <text:p text:style-name="P212">Data latency</text:p>
        </text:list-item>
      </text:list>
      <text:p text:style-name="P19"><text:span text:style-name="Default_20_Paragraph_20_Font"><text:span text:style-name="T13">Median latency [</text:span></text:span><text:span text:style-name="Default_20_Paragraph_20_Font"><text:span text:style-name="T23">min</text:span></text:span><text:span text:style-name="Default_20_Paragraph_20_Font"><text:span text:style-name="T22"> </text:span></text:span><text:span text:style-name="Default_20_Paragraph_20_Font"><text:span text:style-name="T23">max</text:span></text:span><text:span text:style-name="Default_20_Paragraph_20_Font"><text:span text:style-name="T13">]:</text:span></text:span><text:span text:style-name="Default_20_Paragraph_20_Font"><text:span text:style-name="T193"> </text:span></text:span><text:span text:style-name="Default_20_Paragraph_20_Font"><text:span text:style-name="T193"><text:conditional-text text:condition="ooow:true" text:string-value-if-true="median_latency" text:string-value-if-false="">median_latency</text:conditional-text></text:span></text:span><text:span text:style-name="Default_20_Paragraph_20_Font"><text:span text:style-name="T193"> days [</text:span></text:span><text:span text:style-name="Default_20_Paragraph_20_Font"><text:span text:style-name="T193"><text:conditional-text text:condition="ooow:true" text:string-value-if-true="latencyLow" text:string-value-if-false="">latencyLow</text:conditional-text></text:span></text:span><text:span text:style-name="Default_20_Paragraph_20_Font"><text:span text:style-name="T193"> - </text:span></text:span><text:span text:style-name="Default_20_Paragraph_20_Font"><text:span text:style-name="T193"><text:conditional-text text:condition="ooow:true" text:string-value-if-true="latencyUp" text:string-value-if-false="">latencyUp</text:conditional-text></text:span></text:span><text:span text:style-name="Default_20_Paragraph_20_Font"><text:span text:style-name="T193">]</text:span></text:span></text:p>
      <text:p text:style-name="P19"/>
      <text:p text:style-name="P20"><office:annotation office:name="__Fieldmark__11067_1469397881"><dc:creator>Unknown Author</dc:creator><dc:date>2014-08-21T12:13:42</dc:date><text:list text:style-name=""><text:list-item><text:p>do text</text:p></text:list-item></text:list><text:p>from <text:s text:c="28"/>document(at='%s/GOP_Fig_1.jpg' %(image_dir),anchor='paragraph',size=(11.8,6.4),sizeUnit='cm')</text:p></office:annotation><text:span text:style-name="Default_20_Paragraph_20_Font"><text:span text:style-name="T195">Fig. 1</text:span></text:span><office:annotation-end office:name="__Fieldmark__11067_1469397881"/></text:p>
      <text:p text:style-name="P20"><text:span text:style-name="Default_20_Paragraph_20_Font"><text:span text:style-name="T6">Figure 1</text:span></text:span><text:span text:style-name="Default_20_Paragraph_20_Font"><text:span text:style-name="T195">. Box-and-whiskers plot for the latency showing for each day in last 30-day window the first and third quartiles (bottom and top of the box), the median (thick black), the 5% and 95% percentiles (lower and upper whiskers), the mean (blue) and the mean </text:span></text:span><text:span text:style-name="Default_20_Paragraph_20_Font"><text:span text:style-name="T382">±</text:span></text:span><text:span text:style-name="Default_20_Paragraph_20_Font"><text:span text:style-name="T384">1</text:span></text:span><text:span text:style-name="Default_20_Paragraph_20_Font"><text:span text:style-name="T195"> standard deviation (blue dashed line). The percentage of records delivered within 3 days is also shown (red, right y-axis). The yellow shading highlights the day analyzed in this report whereas the horizontal black line denotes the 3 days threshold.</text:span></text:span></text:p>
      <text:p text:style-name="P20"><text:span text:style-name="Default_20_Paragraph_20_Font"/></text:p>
      <text:p text:style-name="P20"><text:span text:style-name="Default_20_Paragraph_20_Font"/></text:p>
      <text:p text:style-name="P70"><office:annotation office:name="__Fieldmark__5857_401713097"><dc:creator>Francisco Calafat</dc:creator><dc:date>2014-10-02T13:41:54</dc:date><text:list text:continue-numbering="true" text:style-name=""><text:list-item><text:p>do text</text:p></text:list-item></text:list><text:p>from <text:s text:c="28"/>document(at='%s/GOP_Fig_2.jpg' %(image_dir),anchor='paragraph',size=(7.4,6.3),sizeUnit='cm')</text:p></office:annotation><text:span text:style-name="Default_20_Paragraph_20_Font"><text:span text:style-name="T276">Fig. 2</text:span></text:span><office:annotation-end office:name="__Fieldmark__5857_401713097"/></text:p>
      <text:p text:style-name="P100"><text:span text:style-name="Default_20_Paragraph_20_Font"><text:span text:style-name="T15">Figure 2</text:span></text:span><text:span text:style-name="Default_20_Paragraph_20_Font"><text:span text:style-name="T276">. </text:span></text:span><text:span text:style-name="Emphasis"><text:span text:style-name="T36">Histogram of </text:span></text:span><text:span text:style-name="Emphasis"><text:span text:style-name="T38">the data latency</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5">The y-axis denotes the number of files t</text:span></text:span><text:span text:style-name="Emphasis"><text:span text:style-name="T163">hat </text:span></text:span><text:span text:style-name="Emphasis"><text:span text:style-name="T170">are made available with a delay of </text:span></text:span><text:span text:style-name="Emphasis"><text:span text:style-name="T171">x-</text:span></text:span><text:span text:style-name="Emphasis"><text:span text:style-name="T170">hours with respect to the mean time of the records stored in the file.</text:span></text:span></text:p>
      <text:list xml:id="list153417628689510" text:continue-list="list8545469598619008555" text:style-name="Outline">
        <text:list-item>
          <text:p text:style-name="P211">Data coverage and completeness</text:p>
        </text:list-item>
      </text:list>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9"/>
          </table:table-cell>
          <table:table-cell table:style-name="Table1.A1" office:value-type="string">
            <text:p text:style-name="P126">Present in day</text:p>
          </table:table-cell>
          <table:table-cell table:style-name="Table1.A1" office:value-type="string">
            <text:p text:style-name="P126">Theoretical max.</text:p>
          </table:table-cell>
          <table:table-cell table:style-name="Table1.D1" office:value-type="string">
            <text:p text:style-name="P126">Percentage (%)</text:p>
          </table:table-cell>
        </table:table-row>
        <table:table-row>
          <table:table-cell table:style-name="Table1.A2" office:value-type="string">
            <text:p text:style-name="P126">Total</text:p>
          </table:table-cell>
          <table:table-cell table:style-name="Table1.B2" office:value-type="string">
            <text:p text:style-name="P110"><text:conditional-text text:condition="ooow:true" text:string-value-if-true="total_nrecord" text:string-value-if-false="">total_nrecord</text:conditional-text></text:p>
          </table:table-cell>
          <table:table-cell table:style-name="Table1.C2" office:value-type="string">
            <text:p text:style-name="P111"><text:conditional-text text:condition="ooow:true" text:string-value-if-true="theor_total" text:string-value-if-false="">theor_total</text:conditional-text></text:p>
          </table:table-cell>
          <table:table-cell table:style-name="Table1.D2" office:value-type="string">
            <text:p text:style-name="P110"><text:conditional-text text:condition="ooow:true" text:string-value-if-true="total_precord" text:string-value-if-false="">total_precord</text:conditional-text></text:p>
          </table:table-cell>
        </table:table-row>
        <table:table-row>
          <table:table-cell table:style-name="Table1.A3" office:value-type="string">
            <text:p text:style-name="P126">Ocean<text:span text:style-name="T353">s and lakes</text:span></text:p>
          </table:table-cell>
          <table:table-cell table:style-name="Table1.B3" office:value-type="string">
            <text:p text:style-name="P110"><text:conditional-text text:condition="ooow:true" text:string-value-if-true="ocean_nrecord" text:string-value-if-false="">ocean_nrecord</text:conditional-text></text:p>
          </table:table-cell>
          <table:table-cell table:style-name="Table1.C3" office:value-type="string">
            <text:p text:style-name="P110"><text:conditional-text text:condition="ooow:true" text:string-value-if-true="theor_ocean" text:string-value-if-false="">theor_ocean</text:conditional-text></text:p>
          </table:table-cell>
          <table:table-cell table:style-name="Table1.D3" office:value-type="string">
            <text:p text:style-name="P110"><text:conditional-text text:condition="ooow:true" text:string-value-if-true="ocean_precord" text:string-value-if-false="">ocean_precord</text:conditional-text></text:p>
          </table:table-cell>
        </table:table-row>
      </table:table>
      <text:p text:style-name="P153"><text:span text:style-name="T291">Table 1</text:span>. <text:span text:style-name="T286">Number of total </text:span><text:span text:style-name="T287">(land and ocean/</text:span><text:span text:style-name="T319">lake</text:span><text:span text:style-name="T287">)</text:span><text:span text:style-name="T286"> and </text:span><text:span text:style-name="T319">only </text:span><text:span text:style-name="T286">ocean/</text:span><text:span text:style-name="T310">lake</text:span><text:span text:style-name="T286"> records </text:span><text:span text:style-name="T348">(based on the surface_type flag)</text:span><text:span text:style-name="T286"> </text:span><text:span text:style-name="T288">together with the</text:span><text:span text:style-name="T289">ir</text:span><text:span text:style-name="T288"> percentage </text:span><text:span text:style-name="T289">relative to the theoretically expected number of measurements </text:span><text:span text:style-name="Default_20_Paragraph_20_Font"><text:span text:style-name="T284">from the orbits ground tracks</text:span></text:span><text:span text:style-name="T319"> for</text:span><text:span text:style-name="T286"> </text:span><text:span text:style-name="T286"><text:conditional-text text:condition="ooow:true" text:string-value-if-true="Report_Date" text:string-value-if-false="">Report_Date</text:conditional-text></text:span><text:span text:style-name="T286">. </text:span><text:span text:style-name="T289">Th</text:span><text:span text:style-name="T290">eoretical values are also shown.</text:span></text:p>
      <text:p text:style-name="P5"/>
      <text:p text:style-name="P5"/>
      <text:p text:style-name="P5"/>
      <text:p text:style-name="P5"/>
      <text:p text:style-name="P5"/>
      <text:p text:style-name="P6">Fig. <text:span text:style-name="T277">3</text:span><office:annotation office:name="__Fieldmark__580_1509170116"><dc:creator>Unknown Author</dc:creator><dc:date>2014-07-25T11:19:08</dc:date><text:list text:style-name=""><text:list-item><text:p text:style-name="P220"><text:span text:style-name="T392">do text</text:span></text:p></text:list-item><text:list-item><text:p text:style-name="P220"><text:span text:style-name="T392">from <text:s text:c="28"/>document(at='%s/GOP_Fig_3.jpg' %(image_dir),anchor='paragraph',</text:span><text:span text:style-name="T391">size=(12,7.2),sizeUnit='cm'</text:span><text:span text:style-name="T392">)</text:span></text:p></text:list-item></text:list></office:annotation></text:p>
      <text:p text:style-name="P99"><text:span text:style-name="Default_20_Paragraph_20_Font"><text:span text:style-name="T6">Figure </text:span></text:span><text:span text:style-name="Default_20_Paragraph_20_Font"><text:span text:style-name="T16">3</text:span></text:span><text:span text:style-name="Default_20_Paragraph_20_Font"><text:span text:style-name="T195">. Percentage of 1-Hz records over land and ocean/lake (red) and only over ocean/lake (blue) relative to the theoretically expected number from the orbits ground tracks for each day in last 30-day window. The black circle at the end of the time series highlights the day analyzed in this report.</text:span></text:span></text:p>
      <text:p text:style-name="P173"><office:annotation office:name="__Fieldmark__161278_1285001684"><dc:creator>Francisco Calafat</dc:creator><dc:date>2014-10-15T11:43:31</dc:date><text:list text:continue-numbering="true" text:style-name=""><text:list-item><text:p>do text</text:p></text:list-item></text:list><text:p>from <text:s text:c="28"/>document(at='%s/GOP_Fig_4.jpg' %(image_dir),anchor='paragraph',size=(12,7.2),sizeUnit='cm')</text:p></office:annotation><text:span text:style-name="Default_20_Paragraph_20_Font"><text:span text:style-name="T196">Fig. 4</text:span></text:span><office:annotation-end office:name="__Fieldmark__161278_1285001684"/></text:p>
      <text:p text:style-name="P163"><text:span text:style-name="Default_20_Paragraph_20_Font"><text:span text:style-name="T7">Figure </text:span></text:span><text:span text:style-name="Default_20_Paragraph_20_Font"><text:span text:style-name="T16">4</text:span></text:span><text:span text:style-name="Default_20_Paragraph_20_Font"><text:span text:style-name="T196">. Percentage of 1-Hz records over land and ocean/lake (red) and only over ocean/lake (blue) relative to the theoretically expected number from the orbits ground tracks for each orbit in last 30-day window. The yellow shading highlights the day analyzed in this report. <text:s/></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text:span></text:span></text:p>
      <text:p text:style-name="P161"><text:span text:style-name="Default_20_Paragraph_20_Font"/></text:p>
      <text:list xml:id="list153415967450894" text:continue-list="list153417628689510" text:style-name="Outline">
        <text:list-item>
          <text:p text:style-name="Heading_20_1"><text:span text:style-name="Emphasis"><text:span text:style-name="T28">SSH </text:span></text:span><text:span text:style-name="Emphasis"><text:span text:style-name="T29">anomaly</text:span></text:span><text:span text:style-name="Emphasis"><text:span text:style-name="T28"> coverage and validity</text:span></text:span></text:p>
        </text:list-item>
      </text:list>
      <table:table table:name="Table8" table:style-name="Table8">
        <table:table-column table:style-name="Table8.A"/>
        <table:table-column table:style-name="Table8.B"/>
        <table:table-row>
          <table:table-cell table:style-name="Table8.A1" office:value-type="string">
            <text:p text:style-name="P182">Note <text:span text:style-name="T372">3.</text:span>1:</text:p>
          </table:table-cell>
          <table:table-cell table:style-name="Table8.A1" office:value-type="string">
            <text:p text:style-name="P190">unless otherwise stated, measurements taken over polar polygons have been excluded from the computation of all statistics shown in this section.</text:p>
          </table:table-cell>
        </table:table-row>
        <table:table-row>
          <table:table-cell table:style-name="Table8.A1" office:value-type="string">
            <text:p text:style-name="P182">Note <text:span text:style-name="T372">3.</text:span>2:</text:p>
          </table:table-cell>
          <table:table-cell table:style-name="Table8.A1" office:value-type="string">
            <text:p text:style-name="P198"><text:span text:style-name="Emphasis"><text:span text:style-name="T323">t</text:span></text:span><text:span text:style-name="Emphasis"><text:span text:style-name="T324">he extent of the regions defining the geographical mode mask of the reference mission is shown in Figure A1 (Appendix A).</text:span></text:span></text:p>
          </table:table-cell>
        </table:table-row>
        <table:table-row>
          <table:table-cell table:style-name="Table8.A1" office:value-type="string">
            <text:p text:style-name="P182">Note <text:span text:style-name="T372">3.</text:span>3:</text:p>
          </table:table-cell>
          <table:table-cell table:style-name="Table8.A1" office:value-type="string">
            <text:p text:style-name="P198"><text:span text:style-name="Emphasis"><text:span text:style-name="T325">most statistics shown in this section have been computed separately for the low resolution mode (LRM) and the pseudo low resolution mode (PLRM).</text:span></text:span></text:p>
          </table:table-cell>
        </table:table-row>
      </table:table>
      <text:p text:style-name="P176"><text:span text:style-name="Emphasis"><text:span text:style-name="T217">3.1. Validity based on flags</text:span></text:span></text:p>
      <table:table table:name="Table12" table:style-name="Table12">
        <table:table-column table:style-name="Table12.A"/>
        <table:table-column table:style-name="Table12.B"/>
        <table:table-row>
          <table:table-cell table:style-name="Table12.A1" office:value-type="string">
            <text:p text:style-name="P183">Note <text:span text:style-name="T372">3.4</text:span>:</text:p>
          </table:table-cell>
          <table:table-cell table:style-name="Table12.A1" office:value-type="string">
            <text:p text:style-name="P194"><text:span text:style-name="Emphasis"><text:span text:style-name="T327">here </text:span></text:span><text:span text:style-name="Emphasis"><text:span text:style-name="T326">“flag-valid” refers to th</text:span></text:span><text:span text:style-name="Emphasis"><text:span text:style-name="T328">ose</text:span></text:span><text:span text:style-name="Emphasis"><text:span text:style-name="T326"> records that have not been flagged as bad by </text:span></text:span><text:span text:style-name="Emphasis"><text:span text:style-name="T329">either</text:span></text:span><text:span text:style-name="Emphasis"><text:span text:style-name="T326"> the average status flag</text:span></text:span><text:span text:style-name="Emphasis"><text:span text:style-name="T330"> or the measurement confidence flag.</text:span></text:span></text:p>
          </table:table-cell>
        </table:table-row>
      </table:table>
      <text:p text:style-name="P202"><text:span text:style-name="T296">Number of </text:span><text:span text:style-name="T297">flag-valid </text:span><text:span text:style-name="T296">1-Hz </text:span><text:span text:style-name="T298">SSH </text:span><text:span text:style-name="T296">records</text:span><text:span text:style-name="T298"> </text:span><text:span text:style-name="T299">over ocean</text:span><text:span text:style-name="T300">s and lakes </text:span><text:span text:style-name="T306">(including polar regions)</text:span><text:span text:style-name="T296">: </text:span><text:span text:style-name="T295"><text:conditional-text text:condition="ooow:true" text:string-value-if-true="ssh_nrecord" text:string-value-if-false="">ssh_nrecord</text:conditional-text></text:span></text:p>
      <text:p text:style-name="P74">Percentage of <text:span text:style-name="T216">flag-valid 1-Hz SSH records over oceans and lakes (including polar regions) relative to theoretical maximum</text:span>: <text:span text:style-name="T2"><text:conditional-text text:condition="ooow:true" text:string-value-if-true="ssh_ptheor" text:string-value-if-false="">ssh_ptheor</text:conditional-text></text:span><text:span text:style-name="T2">%</text:span></text:p>
      <text:p text:style-name="P165">Fig. <office:annotation office:name="__Fieldmark__4141_123346739"><dc:creator>Unknown Author</dc:creator><dc:date>2014-07-31T14:24:16</dc:date><text:list text:style-name=""><text:list-item><text:p>do text</text:p></text:list-item></text:list><text:p>from <text:s text:c="28"/>document(at='%s/GOP_Fig_5.jpg' %(image_dir),anchor='paragraph',size=(13.8,8.7),sizeUnit='cm')</text:p></office:annotation><text:span text:style-name="T278">5</text:span><office:annotation-end office:name="__Fieldmark__4141_123346739"/>:</text:p>
      <text:p text:style-name="P85"><text:span text:style-name="T8">Figure </text:span><text:span text:style-name="T17">5</text:span><text:span text:style-name="T197">. Geographical distribution of flag-valid 1-Hz SSH anomaly data over oceans and lakes for </text:span><text:span text:style-name="T197"><text:conditional-text text:condition="ooow:true" text:string-value-if-true="Report_Date" text:string-value-if-false="">Report_Date</text:conditional-text></text:span><text:span text:style-name="T197">.</text:span> <text:span text:style-name="T363">The statistical values shown in the table refer to the SSH anomaly in cm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3"> Measurements taken over polar polygons have been excluded from the computation of the statistical values. The black lines mark the outer limit of the Arctic and Antarctic polar polygons.</text:span></text:p>
      <text:p text:style-name="Standard"/>
      <text:p text:style-name="Standard"/>
      <text:p text:style-name="Standard"/>
      <text:p text:style-name="P11"><text:span text:style-name="Emphasis"><text:span text:style-name="T158">Fig. </text:span></text:span><office:annotation office:name="__Fieldmark__4142_123346739"><dc:creator>Unknown Author</dc:creator><dc:date>2014-07-31T14:24:28</dc:date><text:list text:continue-numbering="true" text:style-name=""><text:list-item><text:p>do text</text:p></text:list-item></text:list><text:p>from <text:s text:c="28"/>document(at='%s/GOP_Fig_6.jpg' %(image_dir),anchor='paragraph',size=(10,6),sizeUnit='cm')</text:p></office:annotation><text:span text:style-name="Emphasis"><text:span text:style-name="T278">6</text:span></text:span><office:annotation-end office:name="__Fieldmark__4142_123346739"/></text:p>
      <text:p text:style-name="P104"><text:span text:style-name="T8">Figure </text:span><text:span text:style-name="T17">6</text:span><text:span text:style-name="T197">. Percentage of flag-valid 1-Hz SSH records over ocean and lakes (including polar regions) relative to theory for each day in last 30-day window. <text:s/></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text:span></text:span></text:p>
      <text:p text:style-name="P166"><office:annotation office:name="__Fieldmark__3187_2070406521"><dc:creator>Unknown Author</dc:creator><dc:date>2014-08-21T13:56:07</dc:date><text:list text:continue-numbering="true" text:style-name=""><text:list-item><text:p>do text</text:p></text:list-item></text:list><text:p>from <text:s text:c="28"/>document(at='%s/GOP_Fig_7.jpg' %(image_dir),anchor='paragraph',size=(7.4,6.3),sizeUnit='cm')</text:p></office:annotation><text:span text:style-name="Emphasis"><text:span text:style-name="T36">Fig. </text:span></text:span><text:span text:style-name="Emphasis"><text:span text:style-name="T39">7</text:span></text:span><office:annotation-end office:name="__Fieldmark__3187_2070406521"/></text:p>
      <text:p text:style-name="P162"><text:span text:style-name="Emphasis"><text:span text:style-name="T105">Figure </text:span></text:span><text:span text:style-name="Emphasis"><text:span text:style-name="T112">7</text:span></text:span><text:span text:style-name="Emphasis"><text:span text:style-name="T36">. Histogram of </text:span></text:span><text:span text:style-name="Emphasis"><text:span text:style-name="T37">flag-valid</text:span></text:span><text:span text:style-name="Emphasis"><text:span text:style-name="T36"> SSH anomaly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69">(blue)</text:span></text:span><text:span text:style-name="Emphasis"><text:span text:style-name="T64"> and PLRM </text:span></text:span><text:span text:style-name="Emphasis"><text:span text:style-name="T69">(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77">outside [-50 50] cm</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162"/>
      <text:p text:style-name="P162"/>
      <text:p text:style-name="P175"><text:span text:style-name="Emphasis"><text:span text:style-name="T217">3.</text:span></text:span><text:span text:style-name="Emphasis"><text:span text:style-name="T218">2</text:span></text:span><text:span text:style-name="Emphasis"><text:span text:style-name="T217">. </text:span></text:span><text:span text:style-name="Emphasis"><text:span text:style-name="T218">Analysis of measurement noise</text:span></text:span></text:p>
      <text:p text:style-name="P87"><text:span text:style-name="Emphasis"><text:span text:style-name="T28">20-Hz measurement noise (</text:span></text:span><text:span text:style-name="Emphasis"><text:span text:style-name="T87">average std of</text:span></text:span><text:span text:style-name="Emphasis"><text:span text:style-name="T28"> 20-Hz </text:span></text:span><text:span text:style-name="Emphasis"><text:span text:style-name="T89">sample</text:span></text:span><text:span text:style-name="Emphasis"><text:span text:style-name="T28"> </text:span></text:span><text:span text:style-name="Emphasis"><text:span text:style-name="T87">blocks</text:span></text:span><text:span text:style-name="Emphasis"><text:span text:style-name="T28">) </text:span></text:span><text:span text:style-name="Emphasis"><text:span text:style-name="T33">for the </text:span></text:span><text:span text:style-name="Emphasis"><text:span text:style-name="T88">flag-valid</text:span></text:span><text:span text:style-name="Emphasis"><text:span text:style-name="T33"> SSH anomaly </text:span></text:span><text:span text:style-name="Emphasis"><text:span text:style-name="T94">over oceans and lakes </text:span></text:span><text:span text:style-name="Emphasis"><text:span text:style-name="T97">f</text:span></text:span><text:span text:style-name="Emphasis"><text:span text:style-name="T98">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6"><text:conditional-text text:condition="ooow:true" text:string-value-if-true="ssh_noise_LRM" text:string-value-if-false="">ssh_noise_LRM</text:conditional-text></text:span></text:span><text:span text:style-name="Emphasis"><text:span text:style-name="T125"> cm </text:span></text:span><text:span text:style-name="Emphasis"><text:span text:style-name="T145">and</text:span></text:span><text:span text:style-name="Emphasis"><text:span text:style-name="T129"> </text:span></text:span><text:span text:style-name="Emphasis"><text:span text:style-name="T129"><text:conditional-text text:condition="ooow:true" text:string-value-if-true="ssh_noise_PLRM" text:string-value-if-false="">ssh_noise_PLRM</text:conditional-text></text:span></text:span><text:span text:style-name="Emphasis"><text:span text:style-name="T129"> cm</text:span></text:span></text:p>
      <text:p text:style-name="Standard"><text:span text:style-name="Emphasis"><text:span text:style-name="T28">Equivalent 1-Hz measurement noise </text:span></text:span><text:span text:style-name="Emphasis"><text:span text:style-name="T33">for the </text:span></text:span><text:span text:style-name="Emphasis"><text:span text:style-name="T88">flag-valid</text:span></text:span><text:span text:style-name="Emphasis"><text:span text:style-name="T33"> SSH anomaly </text:span></text:span><text:span text:style-name="Emphasis"><text:span text:style-name="T99">for LRM and PLRM, respectively</text:span></text:span><text:span text:style-name="Emphasis"><text:span text:style-name="T28">: </text:span></text:span><text:span text:style-name="Emphasis"><text:span text:style-name="T125"><text:conditional-text text:condition="ooow:true" text:string-value-if-true="ssh_noise1Hz_LRM" text:string-value-if-false="">ssh_noise1Hz_LRM</text:conditional-text></text:span></text:span><text:span text:style-name="Emphasis"><text:span text:style-name="T126"> </text:span></text:span><text:span text:style-name="Emphasis"><text:span text:style-name="T125">cm </text:span></text:span><text:span text:style-name="Emphasis"><text:span text:style-name="T146">and</text:span></text:span><text:span text:style-name="Emphasis"><text:span text:style-name="T130"> </text:span></text:span><text:span text:style-name="Emphasis"><text:span text:style-name="T130"><text:conditional-text text:condition="ooow:true" text:string-value-if-true="ssh_noise1Hz_PLRM" text:string-value-if-false="">ssh_noise1Hz_PLRM</text:conditional-text></text:span></text:span><text:span text:style-name="Emphasis"><text:span text:style-name="T130"> cm</text:span></text:span></text:p>
      <text:p text:style-name="Standard"/>
      <text:p text:style-name="Standard"/>
      <text:p text:style-name="Standard"/>
      <text:p text:style-name="Standard"/>
      <text:p text:style-name="Standard"><text:span text:style-name="Emphasis"><text:span text:style-name="T125"/></text:span></text:p>
      <text:p text:style-name="P164"><text:span text:style-name="Emphasis"><text:span text:style-name="T30">Fig. </text:span></text:span><office:annotation office:name="__Fieldmark__5218_123346739"><dc:creator>Unknown Author</dc:creator><dc:date>2014-07-31T14:25:32</dc:date><text:list text:continue-numbering="true" text:style-name=""><text:list-item><text:p>do text</text:p></text:list-item></text:list><text:p>from <text:s text:c="28"/>document(at='%s/GOP_Fig_8.jpg' %(image_dir),anchor='paragraph',size=(12.8,8.07),sizeUnit='cm')</text:p></office:annotation><text:span text:style-name="Emphasis"><text:span text:style-name="T91">8</text:span></text:span><office:annotation-end office:name="__Fieldmark__5218_123346739"/></text:p>
      <text:p text:style-name="P180"><text:span text:style-name="T11">Figure </text:span><text:span text:style-name="T18">8</text:span><text:span text:style-name="T199">. Geographical distribution of flag-valid 20-Hz SSH anomaly measurement noise over oceans and lakes for </text:span><text:span text:style-name="T199"><text:conditional-text text:condition="ooow:true" text:string-value-if-true="Report_Date" text:string-value-if-false="">Report_Date</text:conditional-text></text:span><text:span text:style-name="T199">. The statistical values shown in the table refer to the SSH anomaly noise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3"> Measurements taken over polar polygons have been excluded from the computation of the statistical values. The black lines mark the outer limit of the Arctic and Antarctic polar polygons.</text:span></text:p>
      <text:p text:style-name="P172"/>
      <text:p text:style-name="P168"/>
      <text:p text:style-name="P168"><text:span text:style-name="Emphasis"><text:span text:style-name="T160">Fig. </text:span></text:span><office:annotation office:name="__Fieldmark__5220_123346739"><dc:creator>Unknown Author</dc:creator><dc:date>2014-07-31T14:25:52</dc:date><text:list text:continue-numbering="true" text:style-name=""><text:list-item><text:p>do text</text:p></text:list-item></text:list><text:p>from <text:s text:c="28"/>document(at='%s/GOP_Fig_9.jpg' %(image_dir),anchor='paragraph',size=(10,7.75),sizeUnit='cm')</text:p></office:annotation><text:span text:style-name="Emphasis"><text:span text:style-name="T161">9</text:span></text:span><text:span text:style-name="Emphasis"><text:span text:style-name="T162">a</text:span></text:span><office:annotation-end office:name="__Fieldmark__5220_123346739"/><text:span text:style-name="Emphasis"><text:span text:style-name="T160"> <text:s text:c="4"/></text:span></text:span></text:p>
      <text:p text:style-name="P168"/>
      <text:p text:style-name="P168"><office:annotation office:name="__Fieldmark__11337_1699615342"><dc:creator>Unknown Author</dc:creator><dc:date>2014-11-21T16:50:53</dc:date><text:list text:continue-numbering="true" text:style-name=""><text:list-item><text:p>do text</text:p></text:list-item></text:list><text:p>from <text:s text:c="28"/>document(at='%s/GOP_Fig_9b.jpg' %(image_dir),anchor='paragraph',size=(10,7.75),sizeUnit='cm')</text:p></office:annotation><text:span text:style-name="Emphasis"><text:span text:style-name="T162">Fig. 9b</text:span></text:span><office:annotation-end office:name="__Fieldmark__11337_1699615342"/><text:span text:style-name="Emphasis"><text:span text:style-name="T160"> </text:span></text:span></text:p>
      <text:p text:style-name="P54"><text:span text:style-name="T10">Figure </text:span><text:span text:style-name="T18">9</text:span><text:span text:style-name="T200">. </text:span>2D histogram showing <text:span text:style-name="T228">flag-valid</text:span> S<text:span text:style-name="T200">SH anomaly</text:span> noise <text:span text:style-name="T200">as a function of</text:span> SWH <text:span text:style-name="Emphasis"><text:span text:style-name="T59">for </text:span></text:span><text:span text:style-name="Emphasis"><text:span text:style-name="T65">LRM</text:span></text:span><text:span text:style-name="Emphasis"><text:span text:style-name="T59"> </text:span></text:span><text:span text:style-name="Emphasis"><text:span text:style-name="T65">(</text:span></text:span><text:span text:style-name="Emphasis"><text:span text:style-name="T60">top</text:span></text:span><text:span text:style-name="Emphasis"><text:span text:style-name="T59">) and </text:span></text:span><text:span text:style-name="Emphasis"><text:span text:style-name="T65">PLRM </text:span></text:span><text:span text:style-name="Emphasis"><text:span text:style-name="T59">(</text:span></text:span><text:span text:style-name="Emphasis"><text:span text:style-name="T60">bottom</text:span></text:span><text:span text:style-name="Emphasis"><text:span text:style-name="T59">)</text:span></text:span> <text:span text:style-name="T215">for </text:span><text:span text:style-name="T215"><text:conditional-text text:condition="ooow:true" text:string-value-if-true="Report_Date" text:string-value-if-false="">Report_Date</text:conditional-text></text:span>. <text:span text:style-name="T371">The black line denotes the median SSH anomaly as a function of SWH.</text:span></text:p>
      <text:p text:style-name="P48"/>
      <text:p text:style-name="P145"><text:span text:style-name="Emphasis"><text:span text:style-name="T217">3.</text:span></text:span><text:span text:style-name="Emphasis"><text:span text:style-name="T218">3</text:span></text:span><text:span text:style-name="Emphasis"><text:span text:style-name="T217">. </text:span></text:span><text:span text:style-name="Emphasis"><text:span text:style-name="T218">Validity based on </text:span></text:span><text:span text:style-name="Emphasis"><text:span text:style-name="T222">scientific editing criteria</text:span></text:span></text:p>
      <table:table table:name="Table13" table:style-name="Table13">
        <table:table-column table:style-name="Table13.A"/>
        <table:table-column table:style-name="Table13.B"/>
        <table:table-row>
          <table:table-cell table:style-name="Table13.A1" office:value-type="string">
            <text:p text:style-name="P183">Note <text:span text:style-name="T372">3.5</text:span>:</text:p>
          </table:table-cell>
          <table:table-cell table:style-name="Table13.A1" office:value-type="string">
            <text:p text:style-name="P194"><text:span text:style-name="Emphasis"><text:span text:style-name="T336">here </text:span></text:span><text:span text:style-name="Emphasis"><text:span text:style-name="T331">“</text:span></text:span><text:span text:style-name="Emphasis"><text:span text:style-name="T337">science-valid</text:span></text:span><text:span text:style-name="Emphasis"><text:span text:style-name="T331">” refers to </text:span></text:span><text:span text:style-name="Emphasis"><text:span text:style-name="T338">the flag-valid SSH records</text:span></text:span><text:span text:style-name="Emphasis"><text:span text:style-name="T331"> </text:span></text:span><text:span text:style-name="Emphasis"><text:span text:style-name="T339">over oceans and lakes </text:span></text:span><text:span text:style-name="Emphasis"><text:span text:style-name="T340">(excluding polar regions)</text:span></text:span><text:span text:style-name="Emphasis"><text:span text:style-name="T339"> </text:span></text:span><text:span text:style-name="Emphasis"><text:span text:style-name="T341">that meet</text:span></text:span><text:span text:style-name="Emphasis"><text:span text:style-name="T339"> the editing criteria described in Table 2</text:span></text:span><text:span text:style-name="Emphasis"><text:span text:style-name="T335">.</text:span></text:span></text:p>
          </table:table-cell>
        </table:table-row>
      </table:table>
      <text:p text:style-name="P206"/>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27">Parameter</text:p>
          </table:table-cell>
          <table:table-cell table:style-name="Table3.A1" office:value-type="string">
            <text:p text:style-name="P127">Min threshold</text:p>
          </table:table-cell>
          <table:table-cell table:style-name="Table3.A1" office:value-type="string">
            <text:p text:style-name="P127">Max threshold</text:p>
          </table:table-cell>
          <table:table-cell table:style-name="Table3.D1" office:value-type="string">
            <text:p text:style-name="P133">Percentage edited</text:p>
          </table:table-cell>
        </table:table-row>
        <table:table-row>
          <table:table-cell table:style-name="Table3.A2" office:value-type="string">
            <text:p text:style-name="P127">SSH anomaly</text:p>
          </table:table-cell>
          <table:table-cell table:style-name="Table3.B2" office:value-type="string">
            <text:p text:style-name="P112">-<text:span text:style-name="T385">3</text:span> m</text:p>
          </table:table-cell>
          <table:table-cell table:style-name="Table3.C2" office:value-type="string">
            <text:p text:style-name="P112"><text:span text:style-name="T385">3</text:span> m</text:p>
          </table:table-cell>
          <table:table-cell table:style-name="Table3.D2" office:value-type="string">
            <text:p text:style-name="P120"><text:conditional-text text:condition="ooow:true" text:string-value-if-true="editSLA" text:string-value-if-false="">editSLA</text:conditional-text>%</text:p>
          </table:table-cell>
        </table:table-row>
        <table:table-row>
          <table:table-cell table:style-name="Table3.A4" office:value-type="string">
            <text:p text:style-name="P127">Standard deviation of SSH anomaly</text:p>
          </table:table-cell>
          <table:table-cell table:style-name="Table3.B3" office:value-type="string">
            <text:p text:style-name="P112">0 m</text:p>
          </table:table-cell>
          <table:table-cell table:style-name="Table3.C3" office:value-type="string">
            <text:p text:style-name="P112">0.15 m</text:p>
          </table:table-cell>
          <table:table-cell table:style-name="Table3.D3" office:value-type="string">
            <text:p text:style-name="P120"><text:conditional-text text:condition="ooow:true" text:string-value-if-true="editSLAstd" text:string-value-if-false="">editSLAstd</text:conditional-text>%</text:p>
          </table:table-cell>
        </table:table-row>
        <table:table-row>
          <table:table-cell table:style-name="Table3.A4" office:value-type="string">
            <text:p text:style-name="P127">Inverse barometer correction</text:p>
          </table:table-cell>
          <table:table-cell table:style-name="Table3.B4" office:value-type="string">
            <text:p text:style-name="P112">-2 m</text:p>
          </table:table-cell>
          <table:table-cell table:style-name="Table3.C4" office:value-type="string">
            <text:p text:style-name="P112">2 m</text:p>
          </table:table-cell>
          <table:table-cell table:style-name="Table3.D4" office:value-type="string">
            <text:p text:style-name="P120"><text:conditional-text text:condition="ooow:true" text:string-value-if-true="editIB" text:string-value-if-false="">editIB</text:conditional-text>%</text:p>
          </table:table-cell>
        </table:table-row>
        <table:table-row>
          <table:table-cell table:style-name="Table3.A10" office:value-type="string">
            <text:p text:style-name="P131">Biased orbit</text:p>
          </table:table-cell>
          <table:table-cell table:style-name="Table3.B5" office:value-type="string">
            <text:p text:style-name="P115">0 m</text:p>
          </table:table-cell>
          <table:table-cell table:style-name="Table3.C5" office:value-type="string">
            <text:p text:style-name="P115">0 m</text:p>
          </table:table-cell>
          <table:table-cell table:style-name="Table3.D5" office:value-type="string">
            <text:p text:style-name="P120"><text:conditional-text text:condition="ooow:true" text:string-value-if-true="BiasedOrbit" text:string-value-if-false="">BiasedOrbit</text:conditional-text>%</text:p>
          </table:table-cell>
        </table:table-row>
        <table:table-row>
          <table:table-cell table:style-name="Table3.A10" office:value-type="string">
            <text:p text:style-name="P133">Wet tropospheric correction</text:p>
          </table:table-cell>
          <table:table-cell table:style-name="Table3.B6" office:value-type="string">
            <text:p text:style-name="P115">-<text:span text:style-name="T377">0.5 m</text:span></text:p>
          </table:table-cell>
          <table:table-cell table:style-name="Table3.C6" office:value-type="string">
            <text:p text:style-name="P115">-<text:span text:style-name="T377">0.001 m</text:span></text:p>
          </table:table-cell>
          <table:table-cell table:style-name="Table3.D6" office:value-type="string">
            <text:p text:style-name="P120"><text:conditional-text text:condition="ooow:true" text:string-value-if-true="editWet" text:string-value-if-false="">editWet</text:conditional-text>%</text:p>
          </table:table-cell>
        </table:table-row>
        <table:table-row>
          <table:table-cell table:style-name="Table3.A10" office:value-type="string">
            <text:p text:style-name="P133">Dry tropospheric correction</text:p>
          </table:table-cell>
          <table:table-cell table:style-name="Table3.B7" office:value-type="string">
            <text:p text:style-name="P115">-<text:span text:style-name="T377">2.5 m</text:span></text:p>
          </table:table-cell>
          <table:table-cell table:style-name="Table3.C7" office:value-type="string">
            <text:p text:style-name="P115">-<text:span text:style-name="T377">1.9 m</text:span></text:p>
          </table:table-cell>
          <table:table-cell table:style-name="Table3.D7" office:value-type="string">
            <text:p text:style-name="P120"><text:conditional-text text:condition="ooow:true" text:string-value-if-true="editDry" text:string-value-if-false="">editDry</text:conditional-text>%</text:p>
          </table:table-cell>
        </table:table-row>
        <table:table-row>
          <table:table-cell table:style-name="Table3.A10" office:value-type="string">
            <text:p text:style-name="P133">Ionospheric correction</text:p>
          </table:table-cell>
          <table:table-cell table:style-name="Table3.B8" office:value-type="string">
            <text:p text:style-name="P115">-<text:span text:style-name="T377">0.4 m</text:span></text:p>
          </table:table-cell>
          <table:table-cell table:style-name="Table3.C8" office:value-type="string">
            <text:p text:style-name="P120">0.04 m</text:p>
          </table:table-cell>
          <table:table-cell table:style-name="Table3.D8" office:value-type="string">
            <text:p text:style-name="P120"><text:conditional-text text:condition="ooow:true" text:string-value-if-true="editIono" text:string-value-if-false="">editIono</text:conditional-text>%</text:p>
          </table:table-cell>
        </table:table-row>
        <table:table-row>
          <table:table-cell table:style-name="Table3.A10" office:value-type="string">
            <text:p text:style-name="P133">Sea state bias</text:p>
          </table:table-cell>
          <table:table-cell table:style-name="Table3.B10" office:value-type="string">
            <text:p text:style-name="P115">-<text:span text:style-name="T377">0.5 m</text:span></text:p>
          </table:table-cell>
          <table:table-cell table:style-name="Table3.C10" office:value-type="string">
            <text:p text:style-name="P120">0 m</text:p>
          </table:table-cell>
          <table:table-cell table:style-name="Table3.D10" office:value-type="string">
            <text:p text:style-name="P120"><text:conditional-text text:condition="ooow:true" text:string-value-if-true="editSsb" text:string-value-if-false="">editSsb</text:conditional-text>%</text:p>
          </table:table-cell>
        </table:table-row>
        <table:table-row>
          <table:table-cell table:style-name="Table3.A10" office:value-type="string">
            <text:p text:style-name="P135">Sigma0</text:p>
          </table:table-cell>
          <table:table-cell table:style-name="Table3.B10" office:value-type="string">
            <text:p text:style-name="P118">7 dB</text:p>
          </table:table-cell>
          <table:table-cell table:style-name="Table3.C10" office:value-type="string">
            <text:p text:style-name="P118">30 dB</text:p>
          </table:table-cell>
          <table:table-cell table:style-name="Table3.D10" office:value-type="string">
            <text:p text:style-name="P123"><text:conditional-text text:condition="ooow:true" text:string-value-if-true="editS0SLA" text:string-value-if-false="">editS0SLA</text:conditional-text>%</text:p>
          </table:table-cell>
        </table:table-row>
        <table:table-row>
          <table:table-cell table:style-name="Table3.A11" office:value-type="string">
            <text:p text:style-name="P133">Standard deviation of sigma0</text:p>
          </table:table-cell>
          <table:table-cell table:style-name="Table3.B11" office:value-type="string">
            <text:p text:style-name="P120">0 <text:span text:style-name="T387">dB</text:span></text:p>
          </table:table-cell>
          <table:table-cell table:style-name="Table3.C11" office:value-type="string">
            <text:p text:style-name="P120">0.23 dB</text:p>
          </table:table-cell>
          <table:table-cell table:style-name="Table3.D11" office:value-type="string">
            <text:p text:style-name="P120"><text:conditional-text text:condition="ooow:true" text:string-value-if-true="editS0stdSLA" text:string-value-if-false="">editS0stdSLA</text:conditional-text>%</text:p>
          </table:table-cell>
        </table:table-row>
        <table:table-row>
          <table:table-cell table:style-name="Table3.A12" office:value-type="string">
            <text:p text:style-name="P136">All together</text:p>
          </table:table-cell>
          <table:table-cell table:style-name="Table3.B12" office:value-type="string">
            <text:p text:style-name="P121">-</text:p>
          </table:table-cell>
          <table:table-cell table:style-name="Table3.C12" office:value-type="string">
            <text:p text:style-name="P121">-</text:p>
          </table:table-cell>
          <table:table-cell table:style-name="Table3.D12" office:value-type="string">
            <text:p text:style-name="P125"><text:conditional-text text:condition="ooow:true" text:string-value-if-true="editAllSLA" text:string-value-if-false="">editAllSLA</text:conditional-text>%</text:p>
          </table:table-cell>
        </table:table-row>
      </table:table>
      <text:p text:style-name="P154"><text:span text:style-name="T291">Table </text:span><text:span text:style-name="T292">2</text:span>. <text:span text:style-name="T311">Editing criteria. </text:span><text:span text:style-name="T312">The </text:span><text:span text:style-name="T349">biased orbit</text:span><text:span text:style-name="T312"> criteria in the table refers to the orbits highlighted in the 'Warnings' table at the beginning of this report as being suspicious of suffering from a significant orbit bias. </text:span><text:span text:style-name="T313">For such orbits, </text:span><text:span text:style-name="T350">all records</text:span><text:span text:style-name="T313"> </text:span><text:span text:style-name="T350">are</text:span><text:span text:style-name="T313"> rejected, </text:span><text:span text:style-name="T350">hence the 0 m thresholds</text:span><text:span text:style-name="T313">.</text:span><text:span text:style-name="T312"> </text:span><text:span text:style-name="T347">The percentage of rejected </text:span><text:span text:style-name="T351">flag-valid records (excluding polar regions)</text:span><text:span text:style-name="T347"> for each criteria is shown.</text:span></text:p>
      <text:p text:style-name="P170"/>
      <text:p text:style-name="P169"><text:span text:style-name="T355">Number of </text:span><text:span text:style-name="T356">science-valid </text:span><text:span text:style-name="T355">1-Hz </text:span><text:span text:style-name="T357">SSH </text:span><text:span text:style-name="T355">records </text:span><text:span text:style-name="T358">over oceans and lakes </text:span><text:span text:style-name="T361">(excluding polar regions)</text:span><text:span text:style-name="T355">: </text:span><text:span text:style-name="T26"><text:conditional-text text:condition="ooow:True" text:string-value-if-true="ssh_nrecordNOC" text:string-value-if-false="">ssh_nrecordNOC</text:conditional-text></text:span><text:span text:style-name="T355"> </text:span></text:p>
      <text:p text:style-name="P61"><text:span text:style-name="Emphasis"><text:span text:style-name="T230">Percentage of </text:span></text:span><text:span text:style-name="Emphasis"><text:span text:style-name="T231">science-valid 1-Hz SSH records over </text:span></text:span><text:span text:style-name="Emphasis"><text:span text:style-name="T234">oceans and lakes </text:span></text:span><text:span text:style-name="Emphasis"><text:span text:style-name="T352">(excluding polar regions)</text:span></text:span><text:span text:style-name="Emphasis"><text:span text:style-name="T234"> relative to theor</text:span></text:span><text:span text:style-name="Emphasis"><text:span text:style-name="T244">etical maximum</text:span></text:span><text:span text:style-name="Emphasis"><text:span text:style-name="T231">:</text:span></text:span><text:span text:style-name="Emphasis"><text:span text:style-name="T230"> </text:span></text:span><text:span text:style-name="Emphasis"><text:span text:style-name="T262"><text:conditional-text text:condition="ooow:True" text:string-value-if-true="ssh_ptheorNOC" text:string-value-if-false="">ssh_ptheorNOC</text:conditional-text></text:span></text:span><text:span text:style-name="Emphasis"><text:span text:style-name="T261">%</text:span></text:span></text:p>
      <text:p text:style-name="P88"><text:span text:style-name="Emphasis"><text:span text:style-name="T28">20-Hz measurement noise (</text:span></text:span><text:span text:style-name="Emphasis"><text:span text:style-name="T87">average std of</text:span></text:span><text:span text:style-name="Emphasis"><text:span text:style-name="T28"> 20-Hz </text:span></text:span><text:span text:style-name="Emphasis"><text:span text:style-name="T89">sample</text:span></text:span><text:span text:style-name="Emphasis"><text:span text:style-name="T28"> </text:span></text:span><text:span text:style-name="Emphasis"><text:span text:style-name="T87">blocks</text:span></text:span><text:span text:style-name="Emphasis"><text:span text:style-name="T28">) </text:span></text:span><text:span text:style-name="Emphasis"><text:span text:style-name="T33">for the </text:span></text:span><text:span text:style-name="Emphasis"><text:span text:style-name="T100">science</text:span></text:span><text:span text:style-name="Emphasis"><text:span text:style-name="T88">-valid</text:span></text:span><text:span text:style-name="Emphasis"><text:span text:style-name="T33"> SSH anomaly</text:span></text:span><text:span text:style-name="Emphasis"><text:span text:style-name="T94"> </text:span></text:span><text:span text:style-name="Emphasis"><text:span text:style-name="T97">f</text:span></text:span><text:span text:style-name="Emphasis"><text:span text:style-name="T98">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6"><text:conditional-text text:condition="ooow:true" text:string-value-if-true="ssh_noiseNOC_LRM" text:string-value-if-false="">ssh_noiseNOC_LRM</text:conditional-text></text:span></text:span><text:span text:style-name="Emphasis"><text:span text:style-name="T125"> cm </text:span></text:span><text:span text:style-name="Emphasis"><text:span text:style-name="T145">and</text:span></text:span><text:span text:style-name="Emphasis"><text:span text:style-name="T129"> </text:span></text:span><text:span text:style-name="Emphasis"><text:span text:style-name="T129"><text:conditional-text text:condition="ooow:true" text:string-value-if-true="ssh_noiseNOC_PLRM" text:string-value-if-false="">ssh_noiseNOC_PLRM</text:conditional-text></text:span></text:span><text:span text:style-name="Emphasis"><text:span text:style-name="T129"> cm</text:span></text:span></text:p>
      <text:p text:style-name="P55"><text:span text:style-name="Emphasis"><text:span text:style-name="T147">Equivalent 1-Hz measurement noise </text:span></text:span><text:span text:style-name="Emphasis"><text:span text:style-name="T148">for the </text:span></text:span><text:span text:style-name="Emphasis"><text:span text:style-name="T147">science</text:span></text:span><text:span text:style-name="Emphasis"><text:span text:style-name="T149">-valid</text:span></text:span><text:span text:style-name="Emphasis"><text:span text:style-name="T148"> SSH anomaly </text:span></text:span><text:span text:style-name="Emphasis"><text:span text:style-name="T150">for LRM and PLRM, respectively</text:span></text:span><text:span text:style-name="Emphasis"><text:span text:style-name="T147">:</text:span></text:span><text:span text:style-name="Emphasis"><text:span text:style-name="T131"> </text:span></text:span><text:span text:style-name="Emphasis"><text:span text:style-name="T131"><text:conditional-text text:condition="ooow:true" text:string-value-if-true="ssh_noise1HzNOC_LRM" text:string-value-if-false="">ssh_noise1HzNOC_LRM</text:conditional-text></text:span></text:span><text:span text:style-name="Emphasis"><text:span text:style-name="T126"> </text:span></text:span><text:span text:style-name="Emphasis"><text:span text:style-name="T131">cm </text:span></text:span><text:span text:style-name="Emphasis"><text:span text:style-name="T146">and</text:span></text:span><text:span text:style-name="Emphasis"><text:span text:style-name="T130"> </text:span></text:span><text:span text:style-name="Emphasis"><text:span text:style-name="T130"><text:conditional-text text:condition="ooow:true" text:string-value-if-true="ssh_noise1HzNOC_PLRM" text:string-value-if-false="">ssh_noise1HzNOC_PLRM</text:conditional-text></text:span></text:span><text:span text:style-name="Emphasis"><text:span text:style-name="T130"> cm</text:span></text:span></text:p>
      <text:p text:style-name="P49"/>
      <text:p text:style-name="P49"/>
      <text:p text:style-name="P62">Fig. 1<text:span text:style-name="T281">0</text:span><office:annotation office:name="__Fieldmark__6698_1796053966"><dc:creator>Unknown Author</dc:creator><dc:date>2014-09-09T18:49:27</dc:date><text:list text:continue-numbering="true" text:style-name=""><text:list-item><text:p text:style-name="P220"><text:span text:style-name="T391">do text</text:span></text:p></text:list-item><text:list-item><text:p text:style-name="P220"><text:span text:style-name="T391">from <text:s text:c="28"/>document(at='%s/GOP_Fig_10.jpg' %(image_dir),anchor='paragraph',size=(13.8,8.7),sizeUnit='cm')</text:span></text:p></text:list-item></text:list></office:annotation></text:p>
      <text:p text:style-name="P56"><text:soft-page-break/><text:span text:style-name="T2">Figure 10</text:span>. Geographical distribution of science-valid SSH anomaly data over oceans and lakes <text:span text:style-name="T215">for </text:span><text:span text:style-name="T215"><text:conditional-text text:condition="ooow:true" text:string-value-if-true="Report_Date" text:string-value-if-false="">Report_Date</text:conditional-text></text:span>. <text:span text:style-name="T199">The statistical values shown in the table refer to the SSH anomaly in cm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T363">. The black lines mark the outer limit of the Arctic and Antarctic polar polygons.</text:span> Gray <text:span text:style-name="T369">circles</text:span> denote records that have been rejected based on the editing criteria described in Table 2.</text:p>
      <text:p text:style-name="P49"/>
      <text:p text:style-name="P27"/>
      <text:p text:style-name="P68">Fig. 1<text:span text:style-name="T281">1</text:span><office:annotation office:name="__Fieldmark__7384_1796053966"><dc:creator>Unknown Author</dc:creator><dc:date>2014-09-09T18:53:10</dc:date><text:list text:continue-numbering="true" text:style-name=""><text:list-item><text:p text:style-name="P220"><text:span text:style-name="T391">do text</text:span></text:p></text:list-item><text:list-item><text:p text:style-name="P220"><text:span text:style-name="T391">from <text:s text:c="28"/>document(at='%s/GOP_Fig_11.jpg' %(image_dir),anchor='paragraph',size=(7.4,6.3),sizeUnit='cm')</text:span></text:p></text:list-item></text:list></office:annotation></text:p>
      <text:p text:style-name="P32"><text:span text:style-name="Emphasis"><text:span text:style-name="T105">Figure </text:span></text:span><text:span text:style-name="Emphasis"><text:span text:style-name="T109">1</text:span></text:span><text:span text:style-name="Emphasis"><text:span text:style-name="T115">1</text:span></text:span><text:span text:style-name="Emphasis"><text:span text:style-name="T36">. Histogram of </text:span></text:span><text:span text:style-name="Emphasis"><text:span text:style-name="T37">science-valid</text:span></text:span><text:span text:style-name="Emphasis"><text:span text:style-name="T36"> SSH anomaly </text:span></text:span><text:span text:style-name="Emphasis"><text:span text:style-name="T43">over oceans and lakes </text:span></text:span><text:span text:style-name="Emphasis"><text:span text:style-name="T59">for </text:span></text:span><text:span text:style-name="Emphasis"><text:span text:style-name="T66">LRM </text:span></text:span><text:span text:style-name="Emphasis"><text:span text:style-name="T68">(blue)</text:span></text:span><text:span text:style-name="Emphasis"><text:span text:style-name="T66"> and PLRM </text:span></text:span><text:span text:style-name="Emphasis"><text:span text:style-name="T68">(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77">outside [-50 50] cm</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15">Fig. <text:span text:style-name="T281">12</text:span><office:annotation office:name="__Fieldmark__5217_123346739"><dc:creator>Unknown Author</dc:creator><dc:date>2014-07-31T14:25:19</dc:date><text:list text:continue-numbering="true" text:style-name=""><text:list-item><text:p text:style-name="P220"><text:span text:style-name="T390">do text</text:span></text:p></text:list-item><text:list-item><text:p text:style-name="P220"><text:span text:style-name="T390">from <text:s text:c="28"/>document(at='%s/GOP_Fig_12.jpg' %(image_dir),anchor='char',size=(10.3,6.7),sizeUnit='cm')</text:span></text:p></text:list-item></text:list></office:annotation></text:p>
      <text:p text:style-name="P28"><text:span text:style-name="Emphasis"><text:span text:style-name="T113">Figure </text:span></text:span><text:span text:style-name="Emphasis"><text:span text:style-name="T115">12</text:span></text:span><text:span text:style-name="Emphasis"><text:span text:style-name="T40">. </text:span></text:span><text:span text:style-name="Emphasis"><text:span text:style-name="T44">Mean </text:span></text:span><text:span text:style-name="Emphasis"><text:span text:style-name="T45">science-valid </text:span></text:span><text:span text:style-name="Emphasis"><text:span text:style-name="T44">SSH anomaly </text:span></text:span><text:span text:style-name="Emphasis"><text:span text:style-name="T59">for </text:span></text:span><text:span text:style-name="Emphasis"><text:span text:style-name="T66">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66">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4">for each day in last 30-day window </text:span></text:span><text:span text:style-name="Emphasis"><text:span text:style-name="T61">is also shown</text:span></text:span><text:span text:style-name="Default_20_Paragraph_20_Font"><text:span text:style-name="T41">. The yellow shading highlights the day analyzed in this report.</text:span></text:span></text:p>
      <text:p text:style-name="P29"/>
      <text:p text:style-name="P29"/>
      <text:p text:style-name="P29"/>
      <text:p text:style-name="P71"><text:span text:style-name="Emphasis"><text:span text:style-name="T30">Fig. </text:span></text:span><text:span text:style-name="Emphasis"><text:span text:style-name="T90">1</text:span></text:span><text:span text:style-name="Emphasis"><text:span text:style-name="T91">3</text:span></text:span><office:annotation office:name="__Fieldmark__5219_123346739"><dc:creator>Unknown Author</dc:creator><dc:date>2014-07-31T14:25:39</dc:date><text:list text:continue-numbering="true" text:style-name=""><text:list-item><text:p text:style-name="P220"><text:span text:style-name="T390">do text</text:span></text:p></text:list-item><text:list-item><text:p text:style-name="P220"><text:span text:style-name="T390">from <text:s text:c="28"/>document(at='%s/GOP_Fig_13.jpg' %(image_dir),anchor='paragraph',size=(10.2,6.1),sizeUnit='cm')</text:span></text:p></text:list-item></text:list></office:annotation></text:p>
      <text:p text:style-name="P38"><text:span text:style-name="Default_20_Paragraph_20_Font"><text:span text:style-name="T114">Figure </text:span></text:span><text:span text:style-name="Default_20_Paragraph_20_Font"><text:span text:style-name="T112">1</text:span></text:span><text:span text:style-name="Default_20_Paragraph_20_Font"><text:span text:style-name="T115">3</text:span></text:span><text:span text:style-name="Default_20_Paragraph_20_Font"><text:span text:style-name="T42">. Average </text:span></text:span><text:span text:style-name="Default_20_Paragraph_20_Font"><text:span text:style-name="T47">science-valid </text:span></text:span><text:span text:style-name="Default_20_Paragraph_20_Font"><text:span text:style-name="T42">SSH anomaly noise </text:span></text:span><text:span text:style-name="Emphasis"><text:span text:style-name="T59">for </text:span></text:span><text:span text:style-name="Emphasis"><text:span text:style-name="T67">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67">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5">for each day in last 30-day window </text:span></text:span><text:span text:style-name="Emphasis"><text:span text:style-name="T61">is also shown</text:span></text:span><text:span text:style-name="Default_20_Paragraph_20_Font"><text:span text:style-name="T42">. </text:span></text:span><text:bookmark-start text:name="__DdeLink__26346_1571869803"/><text:span text:style-name="Default_20_Paragraph_20_Font"><text:span text:style-name="T41">The yellow shading highlights the day analyzed in this report.</text:span></text:span><text:bookmark-end text:name="__DdeLink__26346_1571869803"/></text:p>
      <text:p text:style-name="P49"><text:span text:style-name="Emphasis"><text:span text:style-name="T230"/></text:span></text:p>
      <text:p text:style-name="P49"/>
      <text:p text:style-name="P49"/>
      <text:p text:style-name="P148"><text:span text:style-name="Emphasis"><text:span text:style-name="T217">3.</text:span></text:span><text:span text:style-name="Emphasis"><text:span text:style-name="T225">4</text:span></text:span><text:span text:style-name="Emphasis"><text:span text:style-name="T217">. </text:span></text:span><text:span text:style-name="Emphasis"><text:span text:style-name="T225">Crossover analysis</text:span></text:span></text:p>
      <text:p text:style-name="P51"/>
      <text:p text:style-name="P53"><office:annotation office:name="__Fieldmark__84166_103172357"><dc:creator>Francisco Calafat</dc:creator><dc:date>2014-10-14T18:49:35</dc:date><text:list text:continue-numbering="true" text:style-name=""><text:list-item><text:p>do text</text:p></text:list-item></text:list><text:p>from <text:s text:c="28"/>document(at='%s/GOP_Fig_14.jpg' %(image_dir),anchor='char',size=(10.2,6.1),sizeUnit='cm')</text:p></office:annotation><text:span text:style-name="Emphasis"><text:span text:style-name="T233">Fig 14</text:span></text:span><office:annotation-end office:name="__Fieldmark__84166_103172357"/></text:p>
      <text:p text:style-name="P50"><text:span text:style-name="Emphasis"><text:span text:style-name="T264">Figure 14</text:span></text:span><text:span text:style-name="Emphasis"><text:span text:style-name="T233">. Mean crossover </text:span></text:span><text:span text:style-name="Emphasis"><text:span text:style-name="T240">differences </text:span></text:span><text:span text:style-name="Emphasis"><text:span text:style-name="T247">(absolute values)</text:span></text:span><text:span text:style-name="Emphasis"><text:span text:style-name="T233"> </text:span></text:span><text:span text:style-name="Emphasis"><text:span text:style-name="T235">for the </text:span></text:span><text:span text:style-name="Emphasis"><text:span text:style-name="T246">science-valid</text:span></text:span><text:span text:style-name="Emphasis"><text:span text:style-name="T235"> SSH anomaly (blue dot) and the </text:span></text:span><text:span text:style-name="Emphasis"><text:span text:style-name="T255">corresponding standard deviation (</text:span></text:span><text:span text:style-name="Emphasis"><text:span text:style-name="T256">error bar</text:span></text:span><text:span text:style-name="Emphasis"><text:span text:style-name="T255">)</text:span></text:span><text:span text:style-name="Emphasis"><text:span text:style-name="T233"> for each day in last 30-day window. </text:span></text:span><text:span text:style-name="Emphasis"><text:span text:style-name="T246">Mean crossover differences are calculated daily by averaging all crossover differences in a day (there are about 12-13 crossovers per day). The difference at each crossover is computed as the difference between median values over 2-s windows </text:span></text:span><text:soft-page-break/><text:span text:style-name="Emphasis"><text:span text:style-name="T246">centered about the crossover.</text:span></text:span><text:span text:style-name="Emphasis"><text:span text:style-name="T233"> </text:span></text:span><text:span text:style-name="Default_20_Paragraph_20_Font"><text:span text:style-name="T257">The yellow shading highlights the day analyzed in this report.</text:span></text:span></text:p>
      <text:list xml:id="list153416008337586" text:continue-list="list153415967450894" text:style-name="Outline">
        <text:list-item>
          <text:p text:style-name="Heading_20_1"><text:span text:style-name="Emphasis"><text:span text:style-name="T28">SWH coverage and validity</text:span></text:span></text:p>
        </text:list-item>
      </text:list>
      <table:table table:name="Table7" table:style-name="Table7">
        <table:table-column table:style-name="Table7.A"/>
        <table:table-column table:style-name="Table7.B"/>
        <table:table-row>
          <table:table-cell table:style-name="Table7.A1" office:value-type="string">
            <text:p text:style-name="P184">Note <text:span text:style-name="T372">4.</text:span>1:</text:p>
          </table:table-cell>
          <table:table-cell table:style-name="Table7.A1" office:value-type="string">
            <text:p text:style-name="P191">unless otherwise stated, measurements taken over polar polygons have been excluded from the computation of all statistics shown in this section.</text:p>
          </table:table-cell>
        </table:table-row>
        <table:table-row>
          <table:table-cell table:style-name="Table7.A1" office:value-type="string">
            <text:p text:style-name="P184">Note <text:span text:style-name="T372">4.</text:span>2:</text:p>
          </table:table-cell>
          <table:table-cell table:style-name="Table7.A1" office:value-type="string">
            <text:p text:style-name="P199"><text:span text:style-name="Emphasis"><text:span text:style-name="T323">t</text:span></text:span><text:span text:style-name="Emphasis"><text:span text:style-name="T324">he extent of the regions defining the geographical mode mask of the reference mission is shown in Figure A1 (Appendix A).</text:span></text:span></text:p>
          </table:table-cell>
        </table:table-row>
        <table:table-row>
          <table:table-cell table:style-name="Table7.A1" office:value-type="string">
            <text:p text:style-name="P184">Note <text:span text:style-name="T372">4.</text:span>3:</text:p>
          </table:table-cell>
          <table:table-cell table:style-name="Table7.A1" office:value-type="string">
            <text:p text:style-name="P199"><text:span text:style-name="Emphasis"><text:span text:style-name="T325">most statistics shown in this section have been computed separately for the low resolution mode (LRM) and the pseudo low resolution mode (PLRM).</text:span></text:span></text:p>
          </table:table-cell>
        </table:table-row>
      </table:table>
      <text:p text:style-name="P177"><text:span text:style-name="Emphasis"><text:span text:style-name="T219">4</text:span></text:span><text:span text:style-name="Emphasis"><text:span text:style-name="T217">.1. Validity based on flags</text:span></text:span></text:p>
      <table:table table:name="Table14" table:style-name="Table14">
        <table:table-column table:style-name="Table14.A"/>
        <table:table-column table:style-name="Table14.B"/>
        <table:table-row>
          <table:table-cell table:style-name="Table14.A1" office:value-type="string">
            <text:p text:style-name="P183">Note <text:span text:style-name="T375">4.4</text:span>:</text:p>
          </table:table-cell>
          <table:table-cell table:style-name="Table14.A1" office:value-type="string">
            <text:p text:style-name="P194"><text:span text:style-name="Emphasis"><text:span text:style-name="T332">here </text:span></text:span><text:span text:style-name="Emphasis"><text:span text:style-name="T331">“flag-valid” refers to th</text:span></text:span><text:span text:style-name="Emphasis"><text:span text:style-name="T333">ose</text:span></text:span><text:span text:style-name="Emphasis"><text:span text:style-name="T331"> records that have not been flagged as bad by </text:span></text:span><text:span text:style-name="Emphasis"><text:span text:style-name="T334">either</text:span></text:span><text:span text:style-name="Emphasis"><text:span text:style-name="T331"> the average status flag</text:span></text:span><text:span text:style-name="Emphasis"><text:span text:style-name="T335"> or the measurement confidence flag.</text:span></text:span></text:p>
          </table:table-cell>
        </table:table-row>
      </table:table>
      <text:p text:style-name="P203"><text:span text:style-name="T314">Number of </text:span><text:span text:style-name="T315">flag-valid </text:span><text:span text:style-name="T314">1-Hz S</text:span><text:span text:style-name="T318">W</text:span><text:span text:style-name="T314">H records </text:span><text:span text:style-name="T316">over ocean</text:span><text:span text:style-name="T317">s and lakes </text:span><text:span text:style-name="T321">(including polar regions)</text:span><text:span text:style-name="T317">:</text:span> <text:span text:style-name="T2"><text:conditional-text text:condition="ooow:true" text:string-value-if-true="swh_nrecord" text:string-value-if-false="">swh_nrecord</text:conditional-text></text:span></text:p>
      <text:p text:style-name="P75">Percentage of <text:span text:style-name="T216">flag-valid 1-Hz SWH records over oceans and lakes (including polar regions) relative to theoretical maximum</text:span>: <text:span text:style-name="T2"><text:conditional-text text:condition="ooow:true" text:string-value-if-true="swh_ptheor" text:string-value-if-false="">swh_ptheor</text:conditional-text></text:span><text:span text:style-name="T2">%</text:span></text:p>
      <text:p text:style-name="Standard"/>
      <text:p text:style-name="Standard"/>
      <text:p text:style-name="P17">Fig <office:annotation office:name="__Fieldmark__6288_123346739"><dc:creator>Unknown Author</dc:creator><dc:date>2014-07-31T14:26:54</dc:date><text:list text:style-name=""><text:list-item><text:p>do text</text:p></text:list-item></text:list><text:p>from <text:s text:c="28"/>document(at='%s/GOP_Fig_15.jpg' %(image_dir),anchor='paragraph',size=(13.8,8.7),sizeUnit='cm')</text:p></office:annotation><text:span text:style-name="T201">15</text:span><office:annotation-end office:name="__Fieldmark__6288_123346739"/>:</text:p>
      <text:p text:style-name="P89"><text:span text:style-name="Emphasis"><text:span text:style-name="T106">Figure </text:span></text:span><text:span text:style-name="Emphasis"><text:span text:style-name="T107">1</text:span></text:span><text:span text:style-name="Emphasis"><text:span text:style-name="T117">5</text:span></text:span><text:span text:style-name="Emphasis"><text:span text:style-name="T35">. </text:span></text:span><text:span text:style-name="Emphasis"><text:span text:style-name="T172">Geographical distribution of flag-valid S</text:span></text:span><text:span text:style-name="Emphasis"><text:span text:style-name="T174">W</text:span></text:span><text:span text:style-name="Emphasis"><text:span text:style-name="T172">H data over ocean</text:span></text:span><text:span text:style-name="Emphasis"><text:span text:style-name="T173">s and lakes</text:span></text:span><text:span text:style-name="Emphasis"><text:span text:style-name="T172"> for </text:span></text:span><text:span text:style-name="Emphasis"><text:span text:style-name="T172"><text:conditional-text text:condition="ooow:true" text:string-value-if-true="Report_Date" text:string-value-if-false="">Report_Date</text:conditional-text></text:span></text:span><text:span text:style-name="Emphasis"><text:span text:style-name="T172">. </text:span></text:span><text:span text:style-name="Emphasis"><text:span text:style-name="T177">The statistical values shown in the table refer to the S</text:span></text:span><text:span text:style-name="Emphasis"><text:span text:style-name="T178">WH </text:span></text:span><text:span text:style-name="Emphasis"><text:span text:style-name="T181">in m</text:span></text:span><text:span text:style-name="Emphasis"><text:span text:style-name="T177"> and are calculated separately for</text:span></text:span><text:span text:style-name="Emphasis"><text:span text:style-name="T189"> </text:span></text:span><text:span text:style-name="Emphasis"><text:span text:style-name="T190">LRM</text:span></text:span><text:span text:style-name="Emphasis"><text:span text:style-name="T189"> and </text:span></text:span><text:span text:style-name="Emphasis"><text:span text:style-name="T190">PLRM regions</text:span></text:span><text:span text:style-name="Emphasis"><text:span text:style-name="T189">.</text:span></text:span><text:span text:style-name="Emphasis"><text:span text:style-name="T177"> Measurements taken over polar polygons have been excluded from the computation of the statistical values. The black lines mark the outer limit of the Arctic and Antarctic polar polygons.</text:span></text:span></text:p>
      <text:p text:style-name="P17"/>
      <text:p text:style-name="P17"/>
      <text:p text:style-name="P17"><office:annotation office:name="__Fieldmark__6289_123346739"><dc:creator>Unknown Author</dc:creator><dc:date>2014-07-31T14:27:22</dc:date><text:list text:continue-numbering="true" text:style-name=""><text:list-item><text:p>do text</text:p></text:list-item></text:list><text:p>from <text:s text:c="28"/>document(at='%s/GOP_Fig_16.jpg' %(image_dir),anchor='paragraph',size=(10,6),sizeUnit='cm')</text:p></office:annotation><text:span text:style-name="Emphasis"><text:span text:style-name="T191">Fig. 16</text:span></text:span><office:annotation-end office:name="__Fieldmark__6289_123346739"/></text:p>
      <text:p text:style-name="P104"><text:span text:style-name="T8">Figure 1</text:span><text:span text:style-name="T19">6</text:span><text:span text:style-name="T197">. Percentage of flag-valid 1-Hz SWH records over ocean and lakes (including polar regions) relative to theory for each day in last 30-day window. <text:s/></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text:span></text:span></text:p>
      <text:p text:style-name="P75"/>
      <text:p text:style-name="P75"/>
      <text:p text:style-name="P41"><office:annotation office:name="__Fieldmark__3389_2070406521"><dc:creator>Unknown Author</dc:creator><dc:date>2014-08-21T14:00:36</dc:date><text:list text:continue-numbering="true" text:style-name=""><text:list-item><text:p>do text</text:p></text:list-item></text:list><text:p>from <text:s text:c="28"/>document(at='%s/GOP_Fig_17.jpg' %(image_dir),anchor='paragraph',size=(7.4,6.3),sizeUnit='cm')</text:p></office:annotation>Fig. 1<text:span text:style-name="T283">7</text:span><office:annotation-end office:name="__Fieldmark__3389_2070406521"/></text:p>
      <text:p text:style-name="P102"><text:span text:style-name="Emphasis"><text:span text:style-name="T105">Figure </text:span></text:span><text:span text:style-name="Emphasis"><text:span text:style-name="T108">1</text:span></text:span><text:span text:style-name="Emphasis"><text:span text:style-name="T117">7</text:span></text:span><text:span text:style-name="Emphasis"><text:span text:style-name="T36">. Histogram of </text:span></text:span><text:span text:style-name="Emphasis"><text:span text:style-name="T37">flag-valid</text:span></text:span><text:span text:style-name="Emphasis"><text:span text:style-name="T36"> S</text:span></text:span><text:span text:style-name="Emphasis"><text:span text:style-name="T48">WH</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70">(blue)</text:span></text:span><text:span text:style-name="Emphasis"><text:span text:style-name="T64"> and PLRM </text:span></text:span><text:span text:style-name="Emphasis"><text:span text:style-name="T70">(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text:span></text:span><text:soft-page-break/><text:span text:style-name="Emphasis"><text:span text:style-name="T76">values </text:span></text:span><text:span text:style-name="Emphasis"><text:span text:style-name="T78">larger than 12 m</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47"/>
      <text:p text:style-name="P150"><text:span text:style-name="Emphasis"><text:span text:style-name="T220">4</text:span></text:span><text:span text:style-name="Emphasis"><text:span text:style-name="T217">.</text:span></text:span><text:span text:style-name="Emphasis"><text:span text:style-name="T218">2</text:span></text:span><text:span text:style-name="Emphasis"><text:span text:style-name="T217">. </text:span></text:span><text:span text:style-name="Emphasis"><text:span text:style-name="T218">Analysis of measurement noise</text:span></text:span></text:p>
      <text:p text:style-name="P90"><text:span text:style-name="Emphasis"><text:span text:style-name="T28">20-Hz measurement noise (</text:span></text:span><text:span text:style-name="Emphasis"><text:span text:style-name="T87">average std of</text:span></text:span><text:span text:style-name="Emphasis"><text:span text:style-name="T28"> 20-Hz </text:span></text:span><text:span text:style-name="Emphasis"><text:span text:style-name="T89">sample</text:span></text:span><text:span text:style-name="Emphasis"><text:span text:style-name="T28"> </text:span></text:span><text:span text:style-name="Emphasis"><text:span text:style-name="T87">blocks</text:span></text:span><text:span text:style-name="Emphasis"><text:span text:style-name="T28">) </text:span></text:span><text:span text:style-name="Emphasis"><text:span text:style-name="T33">for the </text:span></text:span><text:span text:style-name="Emphasis"><text:span text:style-name="T88">flag-valid</text:span></text:span><text:span text:style-name="Emphasis"><text:span text:style-name="T33"> S</text:span></text:span><text:span text:style-name="Emphasis"><text:span text:style-name="T101">WH</text:span></text:span><text:span text:style-name="Emphasis"><text:span text:style-name="T33"> </text:span></text:span><text:span text:style-name="Emphasis"><text:span text:style-name="T94">over oceans and lakes </text:span></text:span><text:span text:style-name="Emphasis"><text:span text:style-name="T97">f</text:span></text:span><text:span text:style-name="Emphasis"><text:span text:style-name="T98">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6"><text:conditional-text text:condition="ooow:true" text:string-value-if-true="swh_noise_LRM" text:string-value-if-false="">swh_noise_LRM</text:conditional-text></text:span></text:span><text:span text:style-name="Emphasis"><text:span text:style-name="T125"> cm </text:span></text:span><text:span text:style-name="Emphasis"><text:span text:style-name="T145">and</text:span></text:span><text:span text:style-name="Emphasis"><text:span text:style-name="T129"> </text:span></text:span><text:span text:style-name="Emphasis"><text:span text:style-name="T129"><text:conditional-text text:condition="ooow:true" text:string-value-if-true="swh_noise_PLRM" text:string-value-if-false="">swh_noise_PLRM</text:conditional-text></text:span></text:span><text:span text:style-name="Emphasis"><text:span text:style-name="T129"> cm</text:span></text:span></text:p>
      <text:p text:style-name="P90"><text:span text:style-name="Emphasis"><text:span text:style-name="T28">Equivalent 1-Hz measurement noise </text:span></text:span><text:span text:style-name="Emphasis"><text:span text:style-name="T33">for the </text:span></text:span><text:span text:style-name="Emphasis"><text:span text:style-name="T88">flag-valid</text:span></text:span><text:span text:style-name="Emphasis"><text:span text:style-name="T33"> S</text:span></text:span><text:span text:style-name="Emphasis"><text:span text:style-name="T101">WH</text:span></text:span><text:span text:style-name="Emphasis"><text:span text:style-name="T33"> </text:span></text:span><text:span text:style-name="Emphasis"><text:span text:style-name="T99">for LRM and PLRM, respectively</text:span></text:span><text:span text:style-name="Emphasis"><text:span text:style-name="T28">: </text:span></text:span><text:span text:style-name="Emphasis"><text:span text:style-name="T125"><text:conditional-text text:condition="ooow:true" text:string-value-if-true="swh_noise1Hz_LRM" text:string-value-if-false="">swh_noise1Hz_LRM</text:conditional-text></text:span></text:span><text:span text:style-name="Emphasis"><text:span text:style-name="T126"> </text:span></text:span><text:span text:style-name="Emphasis"><text:span text:style-name="T125">cm </text:span></text:span><text:span text:style-name="Emphasis"><text:span text:style-name="T146">and</text:span></text:span><text:span text:style-name="Emphasis"><text:span text:style-name="T130"> </text:span></text:span><text:span text:style-name="Emphasis"><text:span text:style-name="T130"><text:conditional-text text:condition="ooow:true" text:string-value-if-true="swh_noise1Hz_PLRM" text:string-value-if-false="">swh_noise1Hz_PLRM</text:conditional-text></text:span></text:span><text:span text:style-name="Emphasis"><text:span text:style-name="T130"> cm</text:span></text:span></text:p>
      <text:p text:style-name="P47"/>
      <text:p text:style-name="P17"><office:annotation office:name="__Fieldmark__7356_123346739"><dc:creator>Unknown Author</dc:creator><dc:date>2014-07-31T14:28:50</dc:date><text:list text:continue-numbering="true" text:style-name=""><text:list-item><text:p>do text</text:p></text:list-item></text:list><text:p>from <text:s text:c="28"/>document(at='%s/GOP_Fig_18.jpg' %(image_dir),anchor='paragraph',size=(13.7,8.7),sizeUnit='cm')</text:p></office:annotation><text:span text:style-name="Emphasis"><text:span text:style-name="T30">Fig. </text:span></text:span><text:span text:style-name="Emphasis"><text:span text:style-name="T31">1</text:span></text:span><text:span text:style-name="Emphasis"><text:span text:style-name="T93">8</text:span></text:span><office:annotation-end office:name="__Fieldmark__7356_123346739"/></text:p>
      <text:p text:style-name="P91"><text:span text:style-name="T11">Figure 1</text:span><text:span text:style-name="T19">8</text:span><text:span text:style-name="T199">. Geographical distribution of flag-valid 20-Hz SWH measurement noise over oceans and lakes for </text:span><text:span text:style-name="T199"><text:conditional-text text:condition="ooow:true" text:string-value-if-true="Report_Date" text:string-value-if-false="">Report_Date</text:conditional-text></text:span><text:span text:style-name="T199">. The statistical values shown in the table refer to the SWH noise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3"> Measurements taken over polar polygons have been excluded from the computation of the statistical values. The black lines mark the outer limit of the Arctic and Antarctic polar polygons.</text:span></text:p>
      <text:p text:style-name="P33"/>
      <text:p text:style-name="P33"/>
      <text:p text:style-name="P146"><text:span text:style-name="Emphasis"><text:span text:style-name="T221">4</text:span></text:span><text:span text:style-name="Emphasis"><text:span text:style-name="T217">.</text:span></text:span><text:span text:style-name="Emphasis"><text:span text:style-name="T218">3</text:span></text:span><text:span text:style-name="Emphasis"><text:span text:style-name="T217">. </text:span></text:span><text:span text:style-name="Emphasis"><text:span text:style-name="T218">Validity based on </text:span></text:span><text:span text:style-name="Emphasis"><text:span text:style-name="T223">scientific editing criteria</text:span></text:span></text:p>
      <table:table table:name="Table15" table:style-name="Table15">
        <table:table-column table:style-name="Table15.A"/>
        <table:table-column table:style-name="Table15.B"/>
        <table:table-row>
          <table:table-cell table:style-name="Table15.A1" office:value-type="string">
            <text:p text:style-name="P183">Note <text:span text:style-name="T375">4.5</text:span>:</text:p>
          </table:table-cell>
          <table:table-cell table:style-name="Table15.A1" office:value-type="string">
            <text:p text:style-name="P194"><text:span text:style-name="Emphasis"><text:span text:style-name="T336">here </text:span></text:span><text:span text:style-name="Emphasis"><text:span text:style-name="T331">“</text:span></text:span><text:span text:style-name="Emphasis"><text:span text:style-name="T337">science-valid</text:span></text:span><text:span text:style-name="Emphasis"><text:span text:style-name="T331">” refers to </text:span></text:span><text:span text:style-name="Emphasis"><text:span text:style-name="T338">the flag-valid S</text:span></text:span><text:span text:style-name="Emphasis"><text:span text:style-name="T342">W</text:span></text:span><text:span text:style-name="Emphasis"><text:span text:style-name="T338">H records</text:span></text:span><text:span text:style-name="Emphasis"><text:span text:style-name="T331"> </text:span></text:span><text:span text:style-name="Emphasis"><text:span text:style-name="T339">over oceans and lakes </text:span></text:span><text:span text:style-name="Emphasis"><text:span text:style-name="T341">that meet</text:span></text:span><text:span text:style-name="Emphasis"><text:span text:style-name="T339"> the editing criteria described in Table </text:span></text:span><text:span text:style-name="Emphasis"><text:span text:style-name="T343">3</text:span></text:span><text:span text:style-name="Emphasis"><text:span text:style-name="T339">.</text:span></text:span></text:p>
          </table:table-cell>
        </table:table-row>
      </table:table>
      <text:p text:style-name="P20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8">Parameter</text:p>
          </table:table-cell>
          <table:table-cell table:style-name="Table4.A1" office:value-type="string">
            <text:p text:style-name="P128">Min threshold</text:p>
          </table:table-cell>
          <table:table-cell table:style-name="Table4.A1" office:value-type="string">
            <text:p text:style-name="P128">Max threshold</text:p>
          </table:table-cell>
          <table:table-cell table:style-name="Table4.D1" office:value-type="string">
            <text:p text:style-name="P134">Percentage edited</text:p>
          </table:table-cell>
        </table:table-row>
        <table:table-row>
          <table:table-cell table:style-name="Table4.A2" office:value-type="string">
            <text:p text:style-name="P128">SWH</text:p>
          </table:table-cell>
          <table:table-cell table:style-name="Table4.B2" office:value-type="string">
            <text:p text:style-name="P116">0 m</text:p>
          </table:table-cell>
          <table:table-cell table:style-name="Table4.C2" office:value-type="string">
            <text:p text:style-name="P113">15 m</text:p>
          </table:table-cell>
          <table:table-cell table:style-name="Table4.D2" office:value-type="string">
            <text:p text:style-name="P123"><text:conditional-text text:condition="ooow:true" text:string-value-if-true="editSWH" text:string-value-if-false="">editSWH</text:conditional-text>%</text:p>
          </table:table-cell>
        </table:table-row>
        <table:table-row>
          <table:table-cell table:style-name="Table4.A3" office:value-type="string">
            <text:p text:style-name="P128">Standard deviation of SWH (1-Hz block)</text:p>
          </table:table-cell>
          <table:table-cell table:style-name="Table4.B3" office:value-type="string">
            <text:p text:style-name="P113">0 m</text:p>
          </table:table-cell>
          <table:table-cell table:style-name="Table4.C3" office:value-type="string">
            <text:p text:style-name="P116">1 m</text:p>
          </table:table-cell>
          <table:table-cell table:style-name="Table4.D3" office:value-type="string">
            <text:p text:style-name="P123"><text:conditional-text text:condition="ooow:true" text:string-value-if-true="editSWHstd" text:string-value-if-false="">editSWHstd</text:conditional-text>%</text:p>
          </table:table-cell>
        </table:table-row>
        <table:table-row>
          <table:table-cell table:style-name="Table4.A4" office:value-type="string">
            <text:p text:style-name="P137">All together</text:p>
          </table:table-cell>
          <table:table-cell table:style-name="Table4.B4" office:value-type="string">
            <text:p text:style-name="P122">-</text:p>
          </table:table-cell>
          <table:table-cell table:style-name="Table4.C4" office:value-type="string">
            <text:p text:style-name="P122">-</text:p>
          </table:table-cell>
          <table:table-cell table:style-name="Table4.D4" office:value-type="string">
            <text:p text:style-name="P124"><text:conditional-text text:condition="ooow:true" text:string-value-if-true="editAllSWH" text:string-value-if-false="">editAllSWH</text:conditional-text>%</text:p>
          </table:table-cell>
        </table:table-row>
      </table:table>
      <text:p text:style-name="P159"><text:span text:style-name="T291">Table </text:span><text:span text:style-name="T293">3</text:span>. <text:span text:style-name="T311">Editing criteria. </text:span><text:span text:style-name="T347">The percentage of rejected </text:span><text:span text:style-name="T351">flag-valid records (excluding polar regions)</text:span><text:span text:style-name="T347"> for each criteria is shown.</text:span></text:p>
      <text:p text:style-name="P155"/>
      <text:p text:style-name="P171"><text:span text:style-name="T355">Number of </text:span><text:span text:style-name="T356">science-valid </text:span><text:span text:style-name="T355">1-Hz </text:span><text:span text:style-name="T357">S</text:span><text:span text:style-name="T359">W</text:span><text:span text:style-name="T357">H </text:span><text:span text:style-name="T355">records </text:span><text:span text:style-name="T358">over oceans and lakes </text:span><text:span text:style-name="T361">(excluding polar regions)</text:span><text:span text:style-name="T355">: </text:span><text:span text:style-name="T26"><text:conditional-text text:condition="ooow:True" text:string-value-if-true="swh_nrecordNOC" text:string-value-if-false="">swh_nrecordNOC</text:conditional-text></text:span><text:span text:style-name="T355"> </text:span></text:p>
      <text:p text:style-name="P61"><text:span text:style-name="Emphasis"><text:span text:style-name="T230">Percentage of </text:span></text:span><text:span text:style-name="Emphasis"><text:span text:style-name="T231">science-valid 1-Hz S</text:span></text:span><text:span text:style-name="Emphasis"><text:span text:style-name="T252">W</text:span></text:span><text:span text:style-name="Emphasis"><text:span text:style-name="T231">H records over </text:span></text:span><text:span text:style-name="Emphasis"><text:span text:style-name="T234">oceans and lakes </text:span></text:span><text:span text:style-name="Emphasis"><text:span text:style-name="T352">(excluding polar regions)</text:span></text:span><text:span text:style-name="Emphasis"><text:span text:style-name="T234"> relative to theor</text:span></text:span><text:span text:style-name="Emphasis"><text:span text:style-name="T244">etical maximum</text:span></text:span><text:span text:style-name="Emphasis"><text:span text:style-name="T231">:</text:span></text:span><text:span text:style-name="Emphasis"><text:span text:style-name="T230"> </text:span></text:span><text:span text:style-name="Emphasis"><text:span text:style-name="T262"><text:conditional-text text:condition="ooow:True" text:string-value-if-true="swh_ptheorNOC" text:string-value-if-false="">swh_ptheorNOC</text:conditional-text></text:span></text:span><text:span text:style-name="Emphasis"><text:span text:style-name="T261">%</text:span></text:span></text:p>
      <text:p text:style-name="P92"><text:soft-page-break/><text:span text:style-name="Emphasis"><text:span text:style-name="T28">20-Hz measurement noise (</text:span></text:span><text:span text:style-name="Emphasis"><text:span text:style-name="T87">average std of</text:span></text:span><text:span text:style-name="Emphasis"><text:span text:style-name="T28"> 20-Hz </text:span></text:span><text:span text:style-name="Emphasis"><text:span text:style-name="T89">sample</text:span></text:span><text:span text:style-name="Emphasis"><text:span text:style-name="T28"> </text:span></text:span><text:span text:style-name="Emphasis"><text:span text:style-name="T87">blocks</text:span></text:span><text:span text:style-name="Emphasis"><text:span text:style-name="T28">) </text:span></text:span><text:span text:style-name="Emphasis"><text:span text:style-name="T33">for the </text:span></text:span><text:span text:style-name="Emphasis"><text:span text:style-name="T100">science</text:span></text:span><text:span text:style-name="Emphasis"><text:span text:style-name="T88">-valid</text:span></text:span><text:span text:style-name="Emphasis"><text:span text:style-name="T33"> S</text:span></text:span><text:span text:style-name="Emphasis"><text:span text:style-name="T102">W</text:span></text:span><text:span text:style-name="Emphasis"><text:span text:style-name="T33">H</text:span></text:span><text:span text:style-name="Emphasis"><text:span text:style-name="T94"> </text:span></text:span><text:span text:style-name="Emphasis"><text:span text:style-name="T97">f</text:span></text:span><text:span text:style-name="Emphasis"><text:span text:style-name="T98">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6"><text:conditional-text text:condition="ooow:true" text:string-value-if-true="swh_noiseNOC_LRM" text:string-value-if-false="">swh_noiseNOC_LRM</text:conditional-text></text:span></text:span><text:span text:style-name="Emphasis"><text:span text:style-name="T125"> cm </text:span></text:span><text:span text:style-name="Emphasis"><text:span text:style-name="T145">and</text:span></text:span><text:span text:style-name="Emphasis"><text:span text:style-name="T129"> </text:span></text:span><text:span text:style-name="Emphasis"><text:span text:style-name="T129"><text:conditional-text text:condition="ooow:true" text:string-value-if-true="swh_noiseNOC_PLRM" text:string-value-if-false="">swh_noiseNOC_PLRM</text:conditional-text></text:span></text:span><text:span text:style-name="Emphasis"><text:span text:style-name="T129"> cm</text:span></text:span></text:p>
      <text:p text:style-name="P57"><text:span text:style-name="Emphasis"><text:span text:style-name="T151">Equivalent 1-Hz measurement noise </text:span></text:span><text:span text:style-name="Emphasis"><text:span text:style-name="T152">for the </text:span></text:span><text:span text:style-name="Emphasis"><text:span text:style-name="T151">science</text:span></text:span><text:span text:style-name="Emphasis"><text:span text:style-name="T153">-valid</text:span></text:span><text:span text:style-name="Emphasis"><text:span text:style-name="T152"> S</text:span></text:span><text:span text:style-name="Emphasis"><text:span text:style-name="T156">WH</text:span></text:span><text:span text:style-name="Emphasis"><text:span text:style-name="T152"> </text:span></text:span><text:span text:style-name="Emphasis"><text:span text:style-name="T154">for LRM and PLRM, respectively</text:span></text:span><text:span text:style-name="Emphasis"><text:span text:style-name="T151">:</text:span></text:span><text:span text:style-name="Emphasis"><text:span text:style-name="T132"> </text:span></text:span><text:span text:style-name="Emphasis"><text:span text:style-name="T132"><text:conditional-text text:condition="ooow:true" text:string-value-if-true="swh_noise1HzNOC_LRM" text:string-value-if-false="">swh_noise1HzNOC_LRM</text:conditional-text></text:span></text:span><text:span text:style-name="Emphasis"><text:span text:style-name="T133"> </text:span></text:span><text:span text:style-name="Emphasis"><text:span text:style-name="T132">cm </text:span></text:span><text:span text:style-name="Emphasis"><text:span text:style-name="T155">and</text:span></text:span><text:span text:style-name="Emphasis"><text:span text:style-name="T134"> </text:span></text:span><text:span text:style-name="Emphasis"><text:span text:style-name="T134"><text:conditional-text text:condition="ooow:true" text:string-value-if-true="swh_noise1HzNOC_PLRM" text:string-value-if-false="">swh_noise1HzNOC_PLRM</text:conditional-text></text:span></text:span><text:span text:style-name="Emphasis"><text:span text:style-name="T134"> cm</text:span></text:span></text:p>
      <text:p text:style-name="P63"/>
      <text:p text:style-name="P63"/>
      <text:p text:style-name="P63"/>
      <text:p text:style-name="P63"><text:span text:style-name="T266">Fig. 19</text:span><text:span text:style-name="T266"><office:annotation office:name="__Fieldmark__8072_1796053966"><dc:creator>Unknown Author</dc:creator><dc:date>2014-09-09T18:59:23</dc:date><text:list text:continue-numbering="true" text:style-name=""><text:list-item><text:p text:style-name="P220"><text:span text:style-name="T391">do text</text:span></text:p></text:list-item><text:list-item><text:p text:style-name="P220"><text:span text:style-name="T391">from <text:s text:c="28"/>document(at='%s/GOP_Fig_19.jpg' %(image_dir),anchor='paragraph',size=(13.8,8.7),sizeUnit='cm')</text:span></text:p></text:list-item></text:list></office:annotation></text:span></text:p>
      <text:p text:style-name="P57"><text:span text:style-name="Emphasis"><text:span text:style-name="T260">Figure </text:span></text:span><text:span text:style-name="Emphasis"><text:span text:style-name="T263">1</text:span></text:span><text:span text:style-name="Emphasis"><text:span text:style-name="T264">9</text:span></text:span><text:span text:style-name="Emphasis"><text:span text:style-name="T232">. Geographical distribution of science-valid S</text:span></text:span><text:span text:style-name="Emphasis"><text:span text:style-name="T236">WH</text:span></text:span><text:span text:style-name="Emphasis"><text:span text:style-name="T232"> data over ocean</text:span></text:span><text:span text:style-name="Emphasis"><text:span text:style-name="T237">s and lakes</text:span></text:span><text:span text:style-name="Emphasis"><text:span text:style-name="T232"> for </text:span></text:span><text:span text:style-name="Emphasis"><text:span text:style-name="T232"><text:conditional-text text:condition="ooow:true" text:string-value-if-true="Report_Date" text:string-value-if-false="">Report_Date</text:conditional-text></text:span></text:span><text:span text:style-name="Emphasis"><text:span text:style-name="T232">.</text:span></text:span><text:span text:style-name="Emphasis"><text:span text:style-name="T230"> </text:span></text:span><text:span text:style-name="Emphasis"><text:span text:style-name="T241">The statistical values shown in the table refer to the S</text:span></text:span><text:span text:style-name="Emphasis"><text:span text:style-name="T242">WH </text:span></text:span><text:span text:style-name="Emphasis"><text:span text:style-name="T244">in m</text:span></text:span><text:span text:style-name="Emphasis"><text:span text:style-name="T241"> </text:span></text:span><text:span text:style-name="Emphasis"><text:span text:style-name="T253">and are calculated separately for</text:span></text:span><text:span text:style-name="Emphasis"><text:span text:style-name="T258"> </text:span></text:span><text:span text:style-name="Emphasis"><text:span text:style-name="T259">LRM</text:span></text:span><text:span text:style-name="Emphasis"><text:span text:style-name="T258"> and </text:span></text:span><text:span text:style-name="Emphasis"><text:span text:style-name="T259">PLRM regions</text:span></text:span><text:span text:style-name="Emphasis"><text:span text:style-name="T241">. The black lines mark the outer limit of the Arctic and Antarctic polar polygons.</text:span></text:span><text:span text:style-name="Emphasis"><text:span text:style-name="T229"> Gray </text:span></text:span><text:span text:style-name="Emphasis"><text:span text:style-name="T250">circles</text:span></text:span><text:span text:style-name="Emphasis"><text:span text:style-name="T229"> denote records that have been rejected based on the editing criteria described in</text:span></text:span><text:span text:style-name="Emphasis"><text:span text:style-name="T239"> Table 3.</text:span></text:span></text:p>
      <text:p text:style-name="P21"/>
      <text:p text:style-name="P21"/>
      <text:p text:style-name="P21"/>
      <text:p text:style-name="P66"><text:span text:style-name="T267">Fig. 20</text:span><text:span text:style-name="T267"><office:annotation office:name="__Fieldmark__8307_1796053966"><dc:creator>Unknown Author</dc:creator><dc:date>2014-09-09T19:01:27</dc:date><text:list text:continue-numbering="true" text:style-name=""><text:list-item><text:p text:style-name="P220"><text:span text:style-name="T391">do text</text:span></text:p></text:list-item><text:list-item><text:p text:style-name="P220"><text:span text:style-name="T391">from <text:s text:c="28"/>document(at='%s/GOP_Fig_20.jpg' %(image_dir),anchor='paragraph',size=(7.4,6.3),sizeUnit='cm')</text:span></text:p></text:list-item></text:list></office:annotation></text:span></text:p>
      <text:p text:style-name="P30"><text:span text:style-name="Emphasis"><text:span text:style-name="T105">Figure </text:span></text:span><text:span text:style-name="Emphasis"><text:span text:style-name="T117">20</text:span></text:span><text:span text:style-name="Emphasis"><text:span text:style-name="T36">. Histogram of </text:span></text:span><text:span text:style-name="Emphasis"><text:span text:style-name="T37">science-valid</text:span></text:span><text:span text:style-name="Emphasis"><text:span text:style-name="T36"> S</text:span></text:span><text:span text:style-name="Emphasis"><text:span text:style-name="T49">W</text:span></text:span><text:span text:style-name="Emphasis"><text:span text:style-name="T36">H </text:span></text:span><text:span text:style-name="Emphasis"><text:span text:style-name="T43">over oceans and lakes </text:span></text:span><text:span text:style-name="Emphasis"><text:span text:style-name="T59">for </text:span></text:span><text:span text:style-name="Emphasis"><text:span text:style-name="T71">LRM</text:span></text:span><text:span text:style-name="Emphasis"><text:span text:style-name="T59"> (blue) and </text:span></text:span><text:span text:style-name="Emphasis"><text:span text:style-name="T71">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79">larger than 12 m</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30"/>
      <text:p text:style-name="P30"/>
      <text:p text:style-name="P30"><text:span text:style-name="Emphasis"><text:span text:style-name="T381"/></text:span></text:p>
      <text:p text:style-name="P13">Fig. <text:span text:style-name="T282">21</text:span><office:annotation office:name="__Fieldmark__6290_123346739"><dc:creator>Unknown Author</dc:creator><dc:date>2014-07-31T14:27:43</dc:date><text:list text:continue-numbering="true" text:style-name=""><text:list-item><text:p text:style-name="P220"><text:span text:style-name="T390">do text</text:span></text:p></text:list-item><text:list-item><text:p text:style-name="P220"><text:span text:style-name="T390">from <text:s text:c="28"/>document(at='%s/GOP_Fig_21.jpg' %(image_dir),anchor='paragraph',size=(10.3,6.7),sizeUnit='cm')</text:span></text:p></text:list-item></text:list></office:annotation></text:p>
      <text:p text:style-name="P23"><text:span text:style-name="Emphasis"><text:span text:style-name="T113">Figure </text:span></text:span><text:span text:style-name="Emphasis"><text:span text:style-name="T116">2</text:span></text:span><text:span text:style-name="Emphasis"><text:span text:style-name="T117">1</text:span></text:span><text:span text:style-name="Emphasis"><text:span text:style-name="T40">. </text:span></text:span><text:span text:style-name="Default_20_Paragraph_20_Font"><text:span text:style-name="T41">Box-and-whiskers plot for the </text:span></text:span><text:span text:style-name="Default_20_Paragraph_20_Font"><text:span text:style-name="T50">science-valid </text:span></text:span><text:span text:style-name="Default_20_Paragraph_20_Font"><text:span text:style-name="T41">SWH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23"/>
      <text:p text:style-name="P72"><text:span text:style-name="Emphasis"><text:span text:style-name="T30">Fig. </text:span></text:span><text:span text:style-name="Emphasis"><text:span text:style-name="T92">2</text:span></text:span><text:span text:style-name="Emphasis"><text:span text:style-name="T93">2</text:span></text:span><office:annotation office:name="__Fieldmark__7357_123346739"><dc:creator>Unknown Author</dc:creator><dc:date>2014-07-31T14:28:58</dc:date><text:list text:continue-numbering="true" text:style-name=""><text:list-item><text:p text:style-name="P220"><text:span text:style-name="T390">do text</text:span></text:p></text:list-item><text:list-item><text:p text:style-name="P220"><text:span text:style-name="T390">from <text:s text:c="28"/>document(at='%s/GOP_Fig_22.jpg' %(image_dir),anchor='paragraph',size=(10.2,6.1),sizeUnit='cm')</text:span></text:p></text:list-item></text:list></office:annotation></text:p>
      <text:p text:style-name="P40"><text:span text:style-name="Emphasis"><text:span text:style-name="T104">Figure </text:span></text:span><text:span text:style-name="Emphasis"><text:span text:style-name="T116">2</text:span></text:span><text:span text:style-name="Emphasis"><text:span text:style-name="T117">2</text:span></text:span><text:span text:style-name="Emphasis"><text:span text:style-name="T34">. </text:span></text:span><text:span text:style-name="Default_20_Paragraph_20_Font"><text:span text:style-name="T34">Average </text:span></text:span><text:span text:style-name="Default_20_Paragraph_20_Font"><text:span text:style-name="T47">science-valid </text:span></text:span><text:span text:style-name="Default_20_Paragraph_20_Font"><text:span text:style-name="T34">S</text:span></text:span><text:span text:style-name="Default_20_Paragraph_20_Font"><text:span text:style-name="T50">W</text:span></text:span><text:span text:style-name="Default_20_Paragraph_20_Font"><text:span text:style-name="T34">H noise </text:span></text:span><text:span text:style-name="Emphasis"><text:span text:style-name="T59">for </text:span></text:span><text:span text:style-name="Emphasis"><text:span text:style-name="T67">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67">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5">for each day in last 30-day window </text:span></text:span><text:span text:style-name="Emphasis"><text:span text:style-name="T61">is also shown</text:span></text:span><text:span text:style-name="Default_20_Paragraph_20_Font"><text:span text:style-name="T34">. </text:span></text:span><text:bookmark-start text:name="__DdeLink__26346_15718698031"/><text:span text:style-name="Default_20_Paragraph_20_Font"><text:span text:style-name="T41">The yellow shading highlights the day analyzed in this report.</text:span></text:span><text:bookmark-end text:name="__DdeLink__26346_15718698031"/></text:p>
      <text:p text:style-name="P23"><text:span text:style-name="Default_20_Paragraph_20_Font"><text:span text:style-name="T41"/></text:span></text:p>
      <text:p text:style-name="P34"><text:span text:style-name="Emphasis"><text:span text:style-name="T42"/></text:span></text:p>
      <text:list xml:id="list153416143381584" text:continue-list="list153416008337586" text:style-name="Outline">
        <text:list-item>
          <text:p text:style-name="Heading_20_1"><text:soft-page-break/><text:span text:style-name="Emphasis"><text:span text:style-name="T86">Sigma0</text:span></text:span><text:span text:style-name="Emphasis"><text:span text:style-name="T28"> coverage and validity</text:span></text:span></text:p>
        </text:list-item>
      </text:list>
      <table:table table:name="Table9" table:style-name="Table9">
        <table:table-column table:style-name="Table9.A"/>
        <table:table-column table:style-name="Table9.B"/>
        <table:table-row>
          <table:table-cell table:style-name="Table9.A1" office:value-type="string">
            <text:p text:style-name="P185">Note <text:span text:style-name="T373">5.</text:span>1:</text:p>
          </table:table-cell>
          <table:table-cell table:style-name="Table9.A1" office:value-type="string">
            <text:p text:style-name="P192">unless otherwise stated, measurements taken over polar polygons have been excluded from the computation of all statistics shown in this section.</text:p>
          </table:table-cell>
        </table:table-row>
        <table:table-row>
          <table:table-cell table:style-name="Table9.A1" office:value-type="string">
            <text:p text:style-name="P185">Note <text:span text:style-name="T373">5.</text:span>2:</text:p>
          </table:table-cell>
          <table:table-cell table:style-name="Table9.A1" office:value-type="string">
            <text:p text:style-name="P200"><text:span text:style-name="Emphasis"><text:span text:style-name="T323">t</text:span></text:span><text:span text:style-name="Emphasis"><text:span text:style-name="T324">he extent of the regions defining the geographical mode mask of the reference mission is shown in Figure A1 (Appendix A).</text:span></text:span></text:p>
          </table:table-cell>
        </table:table-row>
        <table:table-row>
          <table:table-cell table:style-name="Table9.A1" office:value-type="string">
            <text:p text:style-name="P185">Note <text:span text:style-name="T373">5.</text:span>3:</text:p>
          </table:table-cell>
          <table:table-cell table:style-name="Table9.A1" office:value-type="string">
            <text:p text:style-name="P200"><text:span text:style-name="Emphasis"><text:span text:style-name="T325">most statistics shown in this section have been computed separately for the low resolution mode (LRM) and the pseudo low resolution mode (PLRM).</text:span></text:span></text:p>
          </table:table-cell>
        </table:table-row>
      </table:table>
      <text:p text:style-name="P178"><text:span text:style-name="Emphasis"><text:span text:style-name="T227">5</text:span></text:span><text:span text:style-name="Emphasis"><text:span text:style-name="T217">.1. Validity based on flags</text:span></text:span></text:p>
      <table:table table:name="Table16" table:style-name="Table16">
        <table:table-column table:style-name="Table16.A"/>
        <table:table-column table:style-name="Table16.B"/>
        <table:table-row>
          <table:table-cell table:style-name="Table16.A1" office:value-type="string">
            <text:p text:style-name="P183">Note <text:span text:style-name="T375">5.4</text:span>:</text:p>
          </table:table-cell>
          <table:table-cell table:style-name="Table16.A1" office:value-type="string">
            <text:p text:style-name="P194"><text:span text:style-name="Emphasis"><text:span text:style-name="T332">here </text:span></text:span><text:span text:style-name="Emphasis"><text:span text:style-name="T331">“flag-valid” refers to th</text:span></text:span><text:span text:style-name="Emphasis"><text:span text:style-name="T333">ose</text:span></text:span><text:span text:style-name="Emphasis"><text:span text:style-name="T331"> records that have not been flagged as bad by </text:span></text:span><text:span text:style-name="Emphasis"><text:span text:style-name="T334">either</text:span></text:span><text:span text:style-name="Emphasis"><text:span text:style-name="T331"> the average status flag</text:span></text:span><text:span text:style-name="Emphasis"><text:span text:style-name="T335"> or the measurement confidence</text:span></text:span><text:span text:style-name="Emphasis"><text:span text:style-name="T339">.</text:span></text:span></text:p>
          </table:table-cell>
        </table:table-row>
      </table:table>
      <text:p text:style-name="P205"><text:span text:style-name="T298">Number of </text:span><text:span text:style-name="T297">flag-valid </text:span><text:span text:style-name="T298">1-Hz </text:span><text:span text:style-name="T303">sigma0</text:span><text:span text:style-name="T298"> records </text:span><text:span text:style-name="T299">over ocean</text:span><text:span text:style-name="T300">s and lakes </text:span><text:span text:style-name="T307">(including polar regions)</text:span><text:span text:style-name="T300">:</text:span><text:span text:style-name="T279"> </text:span><text:span text:style-name="T280"><text:conditional-text text:condition="ooow:true" text:string-value-if-true="s0_nrecord" text:string-value-if-false="">s0_nrecord</text:conditional-text></text:span></text:p>
      <text:p text:style-name="P76">Percentage of <text:span text:style-name="T216">flag-valid 1-Hz sigma0 records over oceans and lakes (including polar regions) relative to theoretical maximum</text:span>: <text:span text:style-name="T2"><text:conditional-text text:condition="ooow:true" text:string-value-if-true="s0_ptheor" text:string-value-if-false="">s0_ptheor</text:conditional-text></text:span><text:span text:style-name="T2">%</text:span></text:p>
      <text:p text:style-name="Standard"/>
      <text:p text:style-name="Standard"/>
      <text:p text:style-name="P17">Fig <text:span text:style-name="T268">23</text:span><office:annotation office:name="__Fieldmark__7358_123346739"><dc:creator>Unknown Author</dc:creator><dc:date>2014-07-31T14:29:10</dc:date><text:list text:style-name=""><text:list-item><text:p text:style-name="P220"><text:span text:style-name="T392">do text</text:span></text:p></text:list-item><text:list-item><text:p text:style-name="P220"><text:span text:style-name="T392">from <text:s text:c="28"/>document(at='%s/GOP_Fig_23.jpg' %(image_dir),anchor='paragraph',</text:span><text:span text:style-name="T391">size=(13.8,8.7),sizeUnit='cm'</text:span><text:span text:style-name="T392">)</text:span></text:p></text:list-item></text:list></office:annotation></text:p>
      <text:p text:style-name="P93"><text:span text:style-name="Emphasis"><text:span text:style-name="T106">Figure </text:span></text:span><text:span text:style-name="Emphasis"><text:span text:style-name="T110">2</text:span></text:span><text:span text:style-name="Emphasis"><text:span text:style-name="T119">3</text:span></text:span><text:span text:style-name="Emphasis"><text:span text:style-name="T35">. </text:span></text:span><text:span text:style-name="Emphasis"><text:span text:style-name="T172">Geographical distribution of flag-valid </text:span></text:span><text:span text:style-name="Emphasis"><text:span text:style-name="T175">sigma0</text:span></text:span><text:span text:style-name="Emphasis"><text:span text:style-name="T172"> data over ocean</text:span></text:span><text:span text:style-name="Emphasis"><text:span text:style-name="T173">s and lakes</text:span></text:span><text:span text:style-name="Emphasis"><text:span text:style-name="T172"> for </text:span></text:span><text:span text:style-name="Emphasis"><text:span text:style-name="T172"><text:conditional-text text:condition="ooow:true" text:string-value-if-true="Report_Date" text:string-value-if-false="">Report_Date</text:conditional-text></text:span></text:span><text:span text:style-name="Emphasis"><text:span text:style-name="T172">. </text:span></text:span><text:span text:style-name="Emphasis"><text:span text:style-name="T177">The statistical values shown in the table refer to the </text:span></text:span><text:span text:style-name="Emphasis"><text:span text:style-name="T180">s</text:span></text:span><text:span text:style-name="Emphasis"><text:span text:style-name="T179">igma0 </text:span></text:span><text:span text:style-name="Emphasis"><text:span text:style-name="T182">in dB</text:span></text:span><text:span text:style-name="Emphasis"><text:span text:style-name="T177"> and are calculated separately for</text:span></text:span><text:span text:style-name="Emphasis"><text:span text:style-name="T189"> </text:span></text:span><text:span text:style-name="Emphasis"><text:span text:style-name="T190">LRM</text:span></text:span><text:span text:style-name="Emphasis"><text:span text:style-name="T189"> and </text:span></text:span><text:span text:style-name="Emphasis"><text:span text:style-name="T190">PLRM regions</text:span></text:span><text:span text:style-name="Emphasis"><text:span text:style-name="T189">.</text:span></text:span><text:span text:style-name="Emphasis"><text:span text:style-name="T177"> Measurements taken over polar polygons have been excluded from the computation of the statistical values. The black lines mark the outer limit of the Arctic and Antarctic polar polygons.</text:span></text:span></text:p>
      <text:p text:style-name="P17"/>
      <text:p text:style-name="P17"/>
      <text:p text:style-name="P17"/>
      <text:p text:style-name="P17"><text:span text:style-name="Emphasis"><text:span text:style-name="T158">Fig. 24</text:span></text:span><office:annotation office:name="__Fieldmark__7359_123346739"><dc:creator>Unknown Author</dc:creator><dc:date>2014-07-31T14:29:24</dc:date><text:list text:continue-numbering="true" text:style-name=""><text:list-item><text:p text:style-name="P220"><text:span text:style-name="T392">do text</text:span></text:p></text:list-item><text:list-item><text:p text:style-name="P220"><text:span text:style-name="T392">from <text:s text:c="28"/>document(at='%s/GOP_Fig_24.jpg' %(image_dir),anchor='paragraph',</text:span><text:span text:style-name="T391">size=(10,6),sizeUnit='cm'</text:span><text:span text:style-name="T392">)</text:span></text:p></text:list-item></text:list></office:annotation></text:p>
      <text:p text:style-name="P31"><text:span text:style-name="T2">Figure </text:span><text:span text:style-name="T21">24</text:span>. Percentage of <text:span text:style-name="T228">flag-</text:span>valid 1-Hz <text:span text:style-name="T362">sigma0</text:span> records over <text:span text:style-name="T354">ocean and lakes (including polar regions) relative to theory</text:span> for each day in last 30-day window. <text:s/><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text:span></text:span></text:p>
      <text:p text:style-name="P17"/>
      <text:p text:style-name="P17"/>
      <text:p text:style-name="P17"/>
      <text:p text:style-name="P17"/>
      <text:p text:style-name="P17"/>
      <text:p text:style-name="P43"><office:annotation office:name="__Fieldmark__3595_2070406521"><dc:creator>Unknown Author</dc:creator><dc:date>2014-08-21T14:04:05</dc:date><text:list text:continue-numbering="true" text:style-name=""><text:list-item><text:p>do text</text:p></text:list-item></text:list><text:p>from <text:s text:c="28"/>document(at='%s/GOP_Fig_25.jpg' %(image_dir),anchor='paragraph',size=(7.4,6.3),sizeUnit='cm')</text:p></office:annotation>Fig. <text:span text:style-name="T365">25</text:span><office:annotation-end office:name="__Fieldmark__3595_2070406521"/></text:p>
      <text:p text:style-name="P44"><text:span text:style-name="Emphasis"><text:span text:style-name="T105">Figure </text:span></text:span><text:span text:style-name="Emphasis"><text:span text:style-name="T119">25</text:span></text:span><text:span text:style-name="Emphasis"><text:span text:style-name="T36">. Histogram of </text:span></text:span><text:span text:style-name="Emphasis"><text:span text:style-name="T37">flag-valid</text:span></text:span><text:span text:style-name="Emphasis"><text:span text:style-name="T36"> </text:span></text:span><text:span text:style-name="Emphasis"><text:span text:style-name="T51">sigma0</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72">LRM </text:span></text:span><text:span text:style-name="Emphasis"><text:span text:style-name="T59">(blue) and </text:span></text:span><text:span text:style-name="Emphasis"><text:span text:style-name="T72">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text:span></text:span><text:soft-page-break/><text:span text:style-name="Emphasis"><text:span text:style-name="T76">Note that values </text:span></text:span><text:span text:style-name="Emphasis"><text:span text:style-name="T80">outside [4 20] dB</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17"/>
      <text:p text:style-name="P17"/>
      <text:p text:style-name="P17"/>
      <text:p text:style-name="P151"><text:span text:style-name="Emphasis"><text:span text:style-name="T227">5</text:span></text:span><text:span text:style-name="Emphasis"><text:span text:style-name="T217">.</text:span></text:span><text:span text:style-name="Emphasis"><text:span text:style-name="T218">2</text:span></text:span><text:span text:style-name="Emphasis"><text:span text:style-name="T217">. </text:span></text:span><text:span text:style-name="Emphasis"><text:span text:style-name="T218">Analysis of measurement noise</text:span></text:span></text:p>
      <text:p text:style-name="P94"><text:span text:style-name="Emphasis"><text:span text:style-name="T28">20-Hz measurement noise (</text:span></text:span><text:span text:style-name="Emphasis"><text:span text:style-name="T87">average std of</text:span></text:span><text:span text:style-name="Emphasis"><text:span text:style-name="T28"> 20-Hz </text:span></text:span><text:span text:style-name="Emphasis"><text:span text:style-name="T89">sample</text:span></text:span><text:span text:style-name="Emphasis"><text:span text:style-name="T28"> </text:span></text:span><text:span text:style-name="Emphasis"><text:span text:style-name="T87">blocks</text:span></text:span><text:span text:style-name="Emphasis"><text:span text:style-name="T28">) </text:span></text:span><text:span text:style-name="Emphasis"><text:span text:style-name="T33">for the </text:span></text:span><text:span text:style-name="Emphasis"><text:span text:style-name="T88">flag-valid</text:span></text:span><text:span text:style-name="Emphasis"><text:span text:style-name="T33"> S</text:span></text:span><text:span text:style-name="Emphasis"><text:span text:style-name="T101">WH</text:span></text:span><text:span text:style-name="Emphasis"><text:span text:style-name="T33"> </text:span></text:span><text:span text:style-name="Emphasis"><text:span text:style-name="T94">over oceans and lakes </text:span></text:span><text:span text:style-name="Emphasis"><text:span text:style-name="T97">f</text:span></text:span><text:span text:style-name="Emphasis"><text:span text:style-name="T98">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6"><text:conditional-text text:condition="ooow:true" text:string-value-if-true="s0_noise_LRM" text:string-value-if-false="">s0_noise_LRM</text:conditional-text></text:span></text:span><text:span text:style-name="Emphasis"><text:span text:style-name="T125"> </text:span></text:span><text:span text:style-name="Emphasis"><text:span text:style-name="T128">10</text:span></text:span><text:span text:style-name="Emphasis"><text:span text:style-name="T366">-2</text:span></text:span><text:span text:style-name="Emphasis"><text:span text:style-name="T128"> </text:span></text:span><text:span text:style-name="Emphasis"><text:span text:style-name="T127">dB </text:span></text:span><text:span text:style-name="Emphasis"><text:span text:style-name="T145">and</text:span></text:span><text:span text:style-name="Emphasis"><text:span text:style-name="T129"> </text:span></text:span><text:span text:style-name="Emphasis"><text:span text:style-name="T129"><text:conditional-text text:condition="ooow:true" text:string-value-if-true="s0_noise_PLRM" text:string-value-if-false="">s0_noise_PLRM</text:conditional-text></text:span></text:span><text:span text:style-name="Emphasis"><text:span text:style-name="T129"> </text:span></text:span><text:span text:style-name="Emphasis"><text:span text:style-name="T128">10</text:span></text:span><text:span text:style-name="Emphasis"><text:span text:style-name="T366">-2</text:span></text:span><text:span text:style-name="Emphasis"><text:span text:style-name="T128"> </text:span></text:span><text:span text:style-name="Emphasis"><text:span text:style-name="T127">dB</text:span></text:span></text:p>
      <text:p text:style-name="P94"><text:span text:style-name="Emphasis"><text:span text:style-name="T28">Equivalent 1-Hz measurement noise </text:span></text:span><text:span text:style-name="Emphasis"><text:span text:style-name="T33">for the </text:span></text:span><text:span text:style-name="Emphasis"><text:span text:style-name="T88">flag-valid</text:span></text:span><text:span text:style-name="Emphasis"><text:span text:style-name="T33"> S</text:span></text:span><text:span text:style-name="Emphasis"><text:span text:style-name="T101">WH</text:span></text:span><text:span text:style-name="Emphasis"><text:span text:style-name="T33"> </text:span></text:span><text:span text:style-name="Emphasis"><text:span text:style-name="T99">for LRM and PLRM, respectively</text:span></text:span><text:span text:style-name="Emphasis"><text:span text:style-name="T28">: </text:span></text:span><text:span text:style-name="Emphasis"><text:span text:style-name="T125"><text:conditional-text text:condition="ooow:true" text:string-value-if-true="s0_noise1Hz_LRM" text:string-value-if-false="">s0_noise1Hz_LRM</text:conditional-text></text:span></text:span><text:span text:style-name="Emphasis"><text:span text:style-name="T126"> </text:span></text:span><text:span text:style-name="Emphasis"><text:span text:style-name="T128">10</text:span></text:span><text:span text:style-name="Emphasis"><text:span text:style-name="T366">-2</text:span></text:span><text:span text:style-name="Emphasis"><text:span text:style-name="T128"> </text:span></text:span><text:span text:style-name="Emphasis"><text:span text:style-name="T127">dB</text:span></text:span><text:span text:style-name="Emphasis"><text:span text:style-name="T125"> </text:span></text:span><text:span text:style-name="Emphasis"><text:span text:style-name="T146">and</text:span></text:span><text:span text:style-name="Emphasis"><text:span text:style-name="T130"> </text:span></text:span><text:span text:style-name="Emphasis"><text:span text:style-name="T130"><text:conditional-text text:condition="ooow:true" text:string-value-if-true="s0_noise1Hz_PLRM" text:string-value-if-false="">s0_noise1Hz_PLRM</text:conditional-text></text:span></text:span><text:span text:style-name="Emphasis"><text:span text:style-name="T130"> </text:span></text:span><text:span text:style-name="Emphasis"><text:span text:style-name="T128">10</text:span></text:span><text:span text:style-name="Emphasis"><text:span text:style-name="T366">-2</text:span></text:span><text:span text:style-name="Emphasis"><text:span text:style-name="T128"> </text:span></text:span><text:span text:style-name="Emphasis"><text:span text:style-name="T127">dB</text:span></text:span></text:p>
      <text:p text:style-name="P81"/>
      <text:p text:style-name="P17"><office:annotation office:name="__Fieldmark__7361_123346739"><dc:creator>Unknown Author</dc:creator><dc:date>2014-07-31T14:29:58</dc:date><text:list text:continue-numbering="true" text:style-name=""><text:list-item><text:p>do text</text:p></text:list-item></text:list><text:p>from <text:s text:c="28"/>document(at='%s/GOP_Fig_26.jpg' %(image_dir),anchor='paragraph',size=(13.8,8.7),sizeUnit='cm')</text:p></office:annotation><text:span text:style-name="Emphasis"><text:span text:style-name="T30">Fig. </text:span></text:span><text:span text:style-name="Emphasis"><text:span text:style-name="T96">26</text:span></text:span><office:annotation-end office:name="__Fieldmark__7361_123346739"/></text:p>
      <text:p text:style-name="P95"><text:span text:style-name="T11">Figure </text:span><text:span text:style-name="T21">26</text:span><text:span text:style-name="T199">. Geographical distribution of flag-valid 20-Hz sigma0 measurement noise over oceans and lakes for </text:span><text:span text:style-name="T199"><text:conditional-text text:condition="ooow:true" text:string-value-if-true="Report_Date" text:string-value-if-false="">Report_Date</text:conditional-text></text:span><text:span text:style-name="T199">. The statistical values shown in the table refer to the sigma0 noise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3"> Measurements taken over polar polygons have been excluded from the computation of the statistical values. The black lines mark the outer limit of the Arctic and Antarctic polar polygons.</text:span></text:p>
      <text:p text:style-name="P36"/>
      <text:p text:style-name="P37"/>
      <text:p text:style-name="P147"><text:span text:style-name="Emphasis"><text:span text:style-name="T227">5</text:span></text:span><text:span text:style-name="Emphasis"><text:span text:style-name="T217">.</text:span></text:span><text:span text:style-name="Emphasis"><text:span text:style-name="T218">3</text:span></text:span><text:span text:style-name="Emphasis"><text:span text:style-name="T217">. </text:span></text:span><text:span text:style-name="Emphasis"><text:span text:style-name="T218">Validity based on </text:span></text:span><text:span text:style-name="Emphasis"><text:span text:style-name="T224">scientific editing criteria</text:span></text:span></text:p>
      <table:table table:name="Table17" table:style-name="Table17">
        <table:table-column table:style-name="Table17.A"/>
        <table:table-column table:style-name="Table17.B"/>
        <table:table-row>
          <table:table-cell table:style-name="Table17.A1" office:value-type="string">
            <text:p text:style-name="P183">Note <text:span text:style-name="T375">5.5</text:span>:</text:p>
          </table:table-cell>
          <table:table-cell table:style-name="Table17.A1" office:value-type="string">
            <text:p text:style-name="P194"><text:span text:style-name="Emphasis"><text:span text:style-name="T336">here </text:span></text:span><text:span text:style-name="Emphasis"><text:span text:style-name="T331">“</text:span></text:span><text:span text:style-name="Emphasis"><text:span text:style-name="T337">science-valid</text:span></text:span><text:span text:style-name="Emphasis"><text:span text:style-name="T331">” refers to </text:span></text:span><text:span text:style-name="Emphasis"><text:span text:style-name="T338">the flag-valid </text:span></text:span><text:span text:style-name="Emphasis"><text:span text:style-name="T344">sigma0</text:span></text:span><text:span text:style-name="Emphasis"><text:span text:style-name="T338"> records</text:span></text:span><text:span text:style-name="Emphasis"><text:span text:style-name="T331"> </text:span></text:span><text:span text:style-name="Emphasis"><text:span text:style-name="T339">over oceans and lakes </text:span></text:span><text:span text:style-name="Emphasis"><text:span text:style-name="T341">that meet</text:span></text:span><text:span text:style-name="Emphasis"><text:span text:style-name="T339"> the editing criteria described in Table </text:span></text:span><text:span text:style-name="Emphasis"><text:span text:style-name="T344">4</text:span></text:span><text:span text:style-name="Emphasis"><text:span text:style-name="T339">.</text:span></text:span></text:p>
          </table:table-cell>
        </table:table-row>
      </table:table>
      <text:p text:style-name="P206"/>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29">Parameter</text:p>
          </table:table-cell>
          <table:table-cell table:style-name="Table5.A1" office:value-type="string">
            <text:p text:style-name="P129">Min threshold</text:p>
          </table:table-cell>
          <table:table-cell table:style-name="Table5.A1" office:value-type="string">
            <text:p text:style-name="P129">Max threshold</text:p>
          </table:table-cell>
          <table:table-cell table:style-name="Table5.D1" office:value-type="string">
            <text:p text:style-name="P134">Percentage edited</text:p>
          </table:table-cell>
        </table:table-row>
        <table:table-row>
          <table:table-cell table:style-name="Table5.A2" office:value-type="string">
            <text:p text:style-name="P129">Sigma0</text:p>
          </table:table-cell>
          <table:table-cell table:style-name="Table5.B2" office:value-type="string">
            <text:p text:style-name="P118">7 dB</text:p>
          </table:table-cell>
          <table:table-cell table:style-name="Table5.C2" office:value-type="string">
            <text:p text:style-name="P118">30 dB</text:p>
          </table:table-cell>
          <table:table-cell table:style-name="Table5.D2" office:value-type="string">
            <text:p text:style-name="P123"><text:conditional-text text:condition="ooow:true" text:string-value-if-true="editS0" text:string-value-if-false="">editS0</text:conditional-text>%</text:p>
          </table:table-cell>
        </table:table-row>
        <table:table-row>
          <table:table-cell table:style-name="Table5.A3" office:value-type="string">
            <text:p text:style-name="P129">Standard deviation of Sigma0 (1-Hz block)</text:p>
          </table:table-cell>
          <table:table-cell table:style-name="Table5.B3" office:value-type="string">
            <text:p text:style-name="P114">0 dB</text:p>
          </table:table-cell>
          <table:table-cell table:style-name="Table5.C3" office:value-type="string">
            <text:p text:style-name="P118">0.23 dB</text:p>
          </table:table-cell>
          <table:table-cell table:style-name="Table5.D3" office:value-type="string">
            <text:p text:style-name="P123"><text:conditional-text text:condition="ooow:true" text:string-value-if-true="editS0std" text:string-value-if-false="">editS0std</text:conditional-text>%</text:p>
          </table:table-cell>
        </table:table-row>
        <table:table-row>
          <table:table-cell table:style-name="Table5.A4" office:value-type="string">
            <text:p text:style-name="P137">All together</text:p>
          </table:table-cell>
          <table:table-cell table:style-name="Table5.B4" office:value-type="string">
            <text:p text:style-name="P122">-</text:p>
          </table:table-cell>
          <table:table-cell table:style-name="Table5.C4" office:value-type="string">
            <text:p text:style-name="P122">-</text:p>
          </table:table-cell>
          <table:table-cell table:style-name="Table5.D4" office:value-type="string">
            <text:p text:style-name="P124"><text:conditional-text text:condition="ooow:true" text:string-value-if-true="editAllS0" text:string-value-if-false="">editAllS0</text:conditional-text>%</text:p>
          </table:table-cell>
        </table:table-row>
      </table:table>
      <text:p text:style-name="P159"><text:span text:style-name="T291">Table </text:span><text:span text:style-name="T294">4</text:span>. <text:span text:style-name="T311">Editing criteria. </text:span><text:span text:style-name="T347">The percentage of rejected </text:span><text:span text:style-name="T351">flag-valid records (excluding polar regions)</text:span><text:span text:style-name="T347"> for each criteria is shown.</text:span></text:p>
      <text:p text:style-name="P156"/>
      <text:p text:style-name="P171"><text:span text:style-name="T355">Number of </text:span><text:span text:style-name="T356">science-valid </text:span><text:span text:style-name="T355">1-Hz </text:span><text:span text:style-name="T360">sigma0</text:span><text:span text:style-name="T357"> </text:span><text:span text:style-name="T355">records </text:span><text:span text:style-name="T358">over oceans and lakes </text:span><text:span text:style-name="T361">(excluding polar regions)</text:span><text:span text:style-name="T355">: </text:span><text:span text:style-name="T26"><text:conditional-text text:condition="ooow:True" text:string-value-if-true="s0_nrecordNOC" text:string-value-if-false="">s0_nrecordNOC</text:conditional-text></text:span><text:span text:style-name="T355"> </text:span></text:p>
      <text:p text:style-name="P61"><text:span text:style-name="Emphasis"><text:span text:style-name="T230">Percentage of </text:span></text:span><text:span text:style-name="Emphasis"><text:span text:style-name="T231">science-valid 1-Hz </text:span></text:span><text:span text:style-name="Emphasis"><text:span text:style-name="T254">sigma0</text:span></text:span><text:span text:style-name="Emphasis"><text:span text:style-name="T231"> records over </text:span></text:span><text:span text:style-name="Emphasis"><text:span text:style-name="T234">oceans and lakes relative to theor</text:span></text:span><text:span text:style-name="Emphasis"><text:span text:style-name="T244">etical maximum </text:span></text:span><text:span text:style-name="Emphasis"><text:span text:style-name="T352">(excluding polar regions)</text:span></text:span><text:span text:style-name="Emphasis"><text:span text:style-name="T231">:</text:span></text:span><text:span text:style-name="Emphasis"><text:span text:style-name="T230"> </text:span></text:span><text:span text:style-name="Emphasis"><text:span text:style-name="T262"><text:conditional-text text:condition="ooow:True" text:string-value-if-true="s0_ptheorNOC" text:string-value-if-false="">s0_ptheorNOC</text:conditional-text></text:span></text:span><text:span text:style-name="Emphasis"><text:span text:style-name="T261">%</text:span></text:span></text:p>
      <text:p text:style-name="P96"><text:soft-page-break/><text:span text:style-name="Emphasis"><text:span text:style-name="T28">20-Hz measurement noise (</text:span></text:span><text:span text:style-name="Emphasis"><text:span text:style-name="T87">average std of</text:span></text:span><text:span text:style-name="Emphasis"><text:span text:style-name="T28"> 20-Hz </text:span></text:span><text:span text:style-name="Emphasis"><text:span text:style-name="T89">sample</text:span></text:span><text:span text:style-name="Emphasis"><text:span text:style-name="T28"> </text:span></text:span><text:span text:style-name="Emphasis"><text:span text:style-name="T87">blocks</text:span></text:span><text:span text:style-name="Emphasis"><text:span text:style-name="T28">) </text:span></text:span><text:span text:style-name="Emphasis"><text:span text:style-name="T33">for the </text:span></text:span><text:span text:style-name="Emphasis"><text:span text:style-name="T100">science</text:span></text:span><text:span text:style-name="Emphasis"><text:span text:style-name="T88">-valid</text:span></text:span><text:span text:style-name="Emphasis"><text:span text:style-name="T33"> </text:span></text:span><text:span text:style-name="Emphasis"><text:span text:style-name="T103">sigma0 </text:span></text:span><text:span text:style-name="Emphasis"><text:span text:style-name="T97">f</text:span></text:span><text:span text:style-name="Emphasis"><text:span text:style-name="T98">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6"><text:conditional-text text:condition="ooow:true" text:string-value-if-true="s0_noiseNOC_LRM" text:string-value-if-false="">s0_noiseNOC_LRM</text:conditional-text></text:span></text:span><text:span text:style-name="Emphasis"><text:span text:style-name="T125"> </text:span></text:span><text:span text:style-name="Emphasis"><text:span text:style-name="T128">10</text:span></text:span><text:span text:style-name="Emphasis"><text:span text:style-name="T366">-2</text:span></text:span><text:span text:style-name="Emphasis"><text:span text:style-name="T128"> </text:span></text:span><text:span text:style-name="Emphasis"><text:span text:style-name="T127">dB </text:span></text:span><text:span text:style-name="Emphasis"><text:span text:style-name="T145">and</text:span></text:span><text:span text:style-name="Emphasis"><text:span text:style-name="T129"> </text:span></text:span><text:span text:style-name="Emphasis"><text:span text:style-name="T129"><text:conditional-text text:condition="ooow:true" text:string-value-if-true="s0_noiseNOC_PLRM" text:string-value-if-false="">s0_noiseNOC_PLRM</text:conditional-text></text:span></text:span><text:span text:style-name="Emphasis"><text:span text:style-name="T129"> </text:span></text:span><text:span text:style-name="Emphasis"><text:span text:style-name="T128">10</text:span></text:span><text:span text:style-name="Emphasis"><text:span text:style-name="T366">-2</text:span></text:span><text:span text:style-name="Emphasis"><text:span text:style-name="T128"> </text:span></text:span><text:span text:style-name="Emphasis"><text:span text:style-name="T127">dB</text:span></text:span></text:p>
      <text:p text:style-name="P58"><text:span text:style-name="Emphasis"><text:span text:style-name="T151">Equivalent 1-Hz measurement noise </text:span></text:span><text:span text:style-name="Emphasis"><text:span text:style-name="T152">for the </text:span></text:span><text:span text:style-name="Emphasis"><text:span text:style-name="T151">science</text:span></text:span><text:span text:style-name="Emphasis"><text:span text:style-name="T153">-valid </text:span></text:span><text:span text:style-name="Emphasis"><text:span text:style-name="T157">sigma0</text:span></text:span><text:span text:style-name="Emphasis"><text:span text:style-name="T152"> </text:span></text:span><text:span text:style-name="Emphasis"><text:span text:style-name="T154">for LRM and PLRM, respectively</text:span></text:span><text:span text:style-name="Emphasis"><text:span text:style-name="T151">:</text:span></text:span><text:span text:style-name="Emphasis"><text:span text:style-name="T132"> </text:span></text:span><text:span text:style-name="Emphasis"><text:span text:style-name="T132"><text:conditional-text text:condition="ooow:true" text:string-value-if-true="s0_noise1HzNOC_LRM" text:string-value-if-false="">s0_noise1HzNOC_LRM</text:conditional-text></text:span></text:span><text:span text:style-name="Emphasis"><text:span text:style-name="T133"> </text:span></text:span><text:span text:style-name="Emphasis"><text:span text:style-name="T135">10</text:span></text:span><text:span text:style-name="Emphasis"><text:span text:style-name="T367">-2</text:span></text:span><text:span text:style-name="Emphasis"><text:span text:style-name="T135"> </text:span></text:span><text:span text:style-name="Emphasis"><text:span text:style-name="T136">dB</text:span></text:span><text:span text:style-name="Emphasis"><text:span text:style-name="T132"> </text:span></text:span><text:span text:style-name="Emphasis"><text:span text:style-name="T155">and</text:span></text:span><text:span text:style-name="Emphasis"><text:span text:style-name="T134"> </text:span></text:span><text:span text:style-name="Emphasis"><text:span text:style-name="T134"><text:conditional-text text:condition="ooow:true" text:string-value-if-true="s0_noise1HzNOC_PLRM" text:string-value-if-false="">s0_noise1HzNOC_PLRM</text:conditional-text></text:span></text:span><text:span text:style-name="Emphasis"><text:span text:style-name="T134"> </text:span></text:span><text:span text:style-name="Emphasis"><text:span text:style-name="T135">10</text:span></text:span><text:span text:style-name="Emphasis"><text:span text:style-name="T367">-2</text:span></text:span><text:span text:style-name="Emphasis"><text:span text:style-name="T135"> </text:span></text:span><text:span text:style-name="Emphasis"><text:span text:style-name="T136">dB</text:span></text:span></text:p>
      <text:p text:style-name="P64"/>
      <text:p text:style-name="P64"/>
      <text:p text:style-name="P64"/>
      <text:p text:style-name="P64"/>
      <text:p text:style-name="P64"><office:annotation office:name="__Fieldmark__9025_1796053966"><dc:creator>Unknown Author</dc:creator><dc:date>2014-09-09T19:18:06</dc:date><text:list text:continue-numbering="true" text:style-name=""><text:list-item><text:p>do text</text:p></text:list-item></text:list><text:p>from <text:s text:c="28"/>document(at='%s/GOP_Fig_27.jpg' %(image_dir),anchor='paragraph',size=(13.8,8.7),sizeUnit='cm')</text:p></office:annotation><text:span text:style-name="T269">Fig. 27</text:span><office:annotation-end office:name="__Fieldmark__9025_1796053966"/></text:p>
      <text:p text:style-name="P59"><text:span text:style-name="Emphasis"><text:span text:style-name="T260">Figure </text:span></text:span><text:span text:style-name="Emphasis"><text:span text:style-name="T265">27</text:span></text:span><text:span text:style-name="Emphasis"><text:span text:style-name="T232">. Geographical distribution of science-valid </text:span></text:span><text:span text:style-name="Emphasis"><text:span text:style-name="T238">sigma0</text:span></text:span><text:span text:style-name="Emphasis"><text:span text:style-name="T232"> data over ocean</text:span></text:span><text:span text:style-name="Emphasis"><text:span text:style-name="T237">s and lakes</text:span></text:span><text:span text:style-name="Emphasis"><text:span text:style-name="T232"> for </text:span></text:span><text:span text:style-name="Emphasis"><text:span text:style-name="T232"><text:conditional-text text:condition="ooow:true" text:string-value-if-true="Report_Date" text:string-value-if-false="">Report_Date</text:conditional-text></text:span></text:span><text:span text:style-name="Emphasis"><text:span text:style-name="T232">.</text:span></text:span><text:span text:style-name="Emphasis"><text:span text:style-name="T230"> </text:span></text:span><text:span text:style-name="Emphasis"><text:span text:style-name="T241">The statistical values shown in the table refer to the </text:span></text:span><text:span text:style-name="Emphasis"><text:span text:style-name="T243">sigma0 </text:span></text:span><text:span text:style-name="Emphasis"><text:span text:style-name="T245">in dB</text:span></text:span><text:span text:style-name="Emphasis"><text:span text:style-name="T241"> </text:span></text:span><text:span text:style-name="Emphasis"><text:span text:style-name="T253">and are calculated separately for</text:span></text:span><text:span text:style-name="Emphasis"><text:span text:style-name="T258"> </text:span></text:span><text:span text:style-name="Emphasis"><text:span text:style-name="T259">LRM</text:span></text:span><text:span text:style-name="Emphasis"><text:span text:style-name="T258"> and </text:span></text:span><text:span text:style-name="Emphasis"><text:span text:style-name="T259">PLRM regions</text:span></text:span><text:span text:style-name="Emphasis"><text:span text:style-name="T241">. The black lines mark the outer limit of the Arctic and Antarctic polar polygons.</text:span></text:span><text:span text:style-name="Emphasis"><text:span text:style-name="T229"> Gray </text:span></text:span><text:span text:style-name="Emphasis"><text:span text:style-name="T250">circles</text:span></text:span><text:span text:style-name="Emphasis"><text:span text:style-name="T229"> denote records that have been rejected based on the editing criteria described in</text:span></text:span><text:span text:style-name="Emphasis"><text:span text:style-name="T239"> Table </text:span></text:span><text:span text:style-name="Emphasis"><text:span text:style-name="T249">4</text:span></text:span><text:span text:style-name="Emphasis"><text:span text:style-name="T239">.</text:span></text:span></text:p>
      <text:p text:style-name="P26"/>
      <text:p text:style-name="P69"><office:annotation office:name="__Fieldmark__9027_1796053966"><dc:creator>Unknown Author</dc:creator><dc:date>2014-09-09T19:19:01</dc:date><text:list text:continue-numbering="true" text:style-name=""><text:list-item><text:p>do text</text:p></text:list-item></text:list><text:p>from <text:s text:c="28"/>document(at='%s/GOP_Fig_28.jpg' %(image_dir),anchor='paragraph',size=(7.4,6.3),sizeUnit='cm')</text:p></office:annotation><text:span text:style-name="T269">Fig. 28</text:span><office:annotation-end office:name="__Fieldmark__9027_1796053966"/></text:p>
      <text:p text:style-name="P30"><text:span text:style-name="Emphasis"><text:span text:style-name="T105">Figure </text:span></text:span><text:span text:style-name="Emphasis"><text:span text:style-name="T119">28</text:span></text:span><text:span text:style-name="Emphasis"><text:span text:style-name="T36">. Histogram of </text:span></text:span><text:span text:style-name="Emphasis"><text:span text:style-name="T37">science-valid</text:span></text:span><text:span text:style-name="Emphasis"><text:span text:style-name="T36"> </text:span></text:span><text:span text:style-name="Emphasis"><text:span text:style-name="T52">sigma0</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73">LRM </text:span></text:span><text:span text:style-name="Emphasis"><text:span text:style-name="T59">(blue) and </text:span></text:span><text:span text:style-name="Emphasis"><text:span text:style-name="T73">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81">outside [4 20] dB</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26"><text:span text:style-name="Emphasis"><text:span text:style-name="T36"/></text:span></text:p>
      <text:p text:style-name="P181"/>
      <text:p text:style-name="P16"/>
      <text:p text:style-name="P16">Fig. <text:span text:style-name="T365">29</text:span><office:annotation office:name="__Fieldmark__7360_123346739"><dc:creator>Unknown Author</dc:creator><dc:date>2014-07-31T14:29:39</dc:date><text:list text:continue-numbering="true" text:style-name=""><text:list-item><text:p text:style-name="P220"><text:span text:style-name="T392">do text</text:span></text:p></text:list-item><text:list-item><text:p text:style-name="P220"><text:span text:style-name="T392">from <text:s text:c="28"/>document(at='%s/GOP_Fig_29.jpg' %(image_dir),anchor='paragraph',</text:span><text:span text:style-name="T391">size=(10.3,6.7),sizeUnit='cm'</text:span><text:span text:style-name="T392">)</text:span></text:p></text:list-item></text:list></office:annotation></text:p>
      <text:p text:style-name="P24"><text:span text:style-name="Emphasis"><text:span text:style-name="T113">Figure </text:span></text:span><text:span text:style-name="Emphasis"><text:span text:style-name="T119">29</text:span></text:span><text:span text:style-name="Emphasis"><text:span text:style-name="T40">. </text:span></text:span><text:span text:style-name="Default_20_Paragraph_20_Font"><text:span text:style-name="T41">Box-and-whiskers plot for </text:span></text:span><text:span text:style-name="Default_20_Paragraph_20_Font"><text:span text:style-name="T52">science-valid</text:span></text:span><text:span text:style-name="Default_20_Paragraph_20_Font"><text:span text:style-name="T41"> sigma0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24"/>
      <text:p text:style-name="P24"/>
      <text:p text:style-name="P73"><text:span text:style-name="Emphasis"><text:span text:style-name="T30">Fig. </text:span></text:span><text:span text:style-name="Emphasis"><text:span text:style-name="T93">3</text:span></text:span><text:span text:style-name="Emphasis"><text:span text:style-name="T96">0</text:span></text:span><office:annotation office:name="__Fieldmark__7362_123346739"><dc:creator>Unknown Author</dc:creator><dc:date>2014-07-31T14:30:08</dc:date><text:list text:continue-numbering="true" text:style-name=""><text:list-item><text:p text:style-name="P220"><text:span text:style-name="T390">do text</text:span></text:p></text:list-item><text:list-item><text:p text:style-name="P220"><text:span text:style-name="T390">from <text:s text:c="28"/>document(at='%s/GOP_Fig_30.jpg' %(image_dir),anchor='paragraph',size=(10.2,6.1),sizeUnit='cm')</text:span></text:p></text:list-item></text:list></office:annotation></text:p>
      <text:p text:style-name="P39"><text:span text:style-name="Emphasis"><text:span text:style-name="T104">Figure </text:span></text:span><text:span text:style-name="Emphasis"><text:span text:style-name="T117">3</text:span></text:span><text:span text:style-name="Emphasis"><text:span text:style-name="T119">0</text:span></text:span><text:span text:style-name="Emphasis"><text:span text:style-name="T34">. </text:span></text:span><text:span text:style-name="Default_20_Paragraph_20_Font"><text:span text:style-name="T34">Average </text:span></text:span><text:span text:style-name="Default_20_Paragraph_20_Font"><text:span text:style-name="T47">science-valid </text:span></text:span><text:span text:style-name="Default_20_Paragraph_20_Font"><text:span text:style-name="T53">sigma0</text:span></text:span><text:span text:style-name="Default_20_Paragraph_20_Font"><text:span text:style-name="T34"> noise </text:span></text:span><text:span text:style-name="Emphasis"><text:span text:style-name="T59">for </text:span></text:span><text:span text:style-name="Emphasis"><text:span text:style-name="T74">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74">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5">for each day in last 30-day window </text:span></text:span><text:span text:style-name="Emphasis"><text:span text:style-name="T61">is also shown</text:span></text:span><text:span text:style-name="Default_20_Paragraph_20_Font"><text:span text:style-name="T34">. </text:span></text:span><text:bookmark-start text:name="__DdeLink__26346_157186980311"/><text:span text:style-name="Default_20_Paragraph_20_Font"><text:span text:style-name="T41">The yellow shading highlights the day analyzed in this report.</text:span></text:span><text:bookmark-end text:name="__DdeLink__26346_157186980311"/></text:p>
      <text:p text:style-name="P52"/>
      <text:list xml:id="list153416047115374" text:continue-list="list153416143381584" text:style-name="Outline">
        <text:list-item>
          <text:p text:style-name="P209"><text:soft-page-break/><text:span text:style-name="Emphasis"><text:span text:style-name="T95">Altimeter wind speed</text:span></text:span><text:span text:style-name="Emphasis"><text:span text:style-name="T28"> coverage and validity</text:span></text:span></text:p>
        </text:list-item>
      </text:list>
      <table:table table:name="Table10" table:style-name="Table10">
        <table:table-column table:style-name="Table10.A"/>
        <table:table-column table:style-name="Table10.B"/>
        <table:table-row>
          <table:table-cell table:style-name="Table10.A1" office:value-type="string">
            <text:p text:style-name="P185">Note <text:span text:style-name="T373">6.</text:span>1:</text:p>
          </table:table-cell>
          <table:table-cell table:style-name="Table10.A1" office:value-type="string">
            <text:p text:style-name="P192">unless otherwise stated, measurements taken over polar polygons have been excluded from the computation of all statistics shown in this section.</text:p>
          </table:table-cell>
        </table:table-row>
        <table:table-row>
          <table:table-cell table:style-name="Table10.A1" office:value-type="string">
            <text:p text:style-name="P185">Note <text:span text:style-name="T373">6.</text:span>2:</text:p>
          </table:table-cell>
          <table:table-cell table:style-name="Table10.A1" office:value-type="string">
            <text:p text:style-name="P200"><text:span text:style-name="Emphasis"><text:span text:style-name="T323">t</text:span></text:span><text:span text:style-name="Emphasis"><text:span text:style-name="T324">he extent of the regions defining the geographical mode mask of the reference mission is shown in Figure A1 (Appendix A).</text:span></text:span></text:p>
          </table:table-cell>
        </table:table-row>
        <table:table-row>
          <table:table-cell table:style-name="Table10.A1" office:value-type="string">
            <text:p text:style-name="P185">Note <text:span text:style-name="T373">6.</text:span>3:</text:p>
          </table:table-cell>
          <table:table-cell table:style-name="Table10.A1" office:value-type="string">
            <text:p text:style-name="P200"><text:span text:style-name="Emphasis"><text:span text:style-name="T325">most statistics shown in this section have been computed separately for the low resolution mode (LRM) and the pseudo low resolution mode (PLRM).</text:span></text:span></text:p>
          </table:table-cell>
        </table:table-row>
      </table:table>
      <text:p text:style-name="P179"><text:span text:style-name="Emphasis"><text:span text:style-name="T227">6</text:span></text:span><text:span text:style-name="Emphasis"><text:span text:style-name="T217">.1. Validity based on flags</text:span></text:span></text:p>
      <table:table table:name="Table18" table:style-name="Table18">
        <table:table-column table:style-name="Table18.A"/>
        <table:table-column table:style-name="Table18.B"/>
        <table:table-row>
          <table:table-cell table:style-name="Table18.A1" office:value-type="string">
            <text:p text:style-name="P186">Note <text:span text:style-name="T376">6.4</text:span>:</text:p>
          </table:table-cell>
          <table:table-cell table:style-name="Table18.A1" office:value-type="string">
            <text:p text:style-name="P195"><text:span text:style-name="Emphasis"><text:span text:style-name="T332">here </text:span></text:span><text:span text:style-name="Emphasis"><text:span text:style-name="T331">“flag-valid” refers to th</text:span></text:span><text:span text:style-name="Emphasis"><text:span text:style-name="T333">ose</text:span></text:span><text:span text:style-name="Emphasis"><text:span text:style-name="T331"> records that have not been flagged as bad by </text:span></text:span><text:span text:style-name="Emphasis"><text:span text:style-name="T334">either</text:span></text:span><text:span text:style-name="Emphasis"><text:span text:style-name="T331"> the average status flag</text:span></text:span><text:span text:style-name="Emphasis"><text:span text:style-name="T335"> or the measurement confidence flag.</text:span></text:span></text:p>
          </table:table-cell>
        </table:table-row>
      </table:table>
      <text:p text:style-name="P204"><text:span text:style-name="T314">Number of </text:span><text:span text:style-name="T315">flag-valid </text:span><text:span text:style-name="T314">1-Hz </text:span><text:span text:style-name="T320">wind</text:span><text:span text:style-name="T314"> records </text:span><text:span text:style-name="T316">over ocean</text:span><text:span text:style-name="T317">s and lakes </text:span><text:span text:style-name="T322">(including polar regions)</text:span><text:span text:style-name="T317">:</text:span> <text:span text:style-name="T2"><text:conditional-text text:condition="ooow:true" text:string-value-if-true="wind_nrecord" text:string-value-if-false="">wind_nrecord</text:conditional-text></text:span></text:p>
      <text:p text:style-name="P77">Percentage of <text:span text:style-name="T216">flag-valid 1-Hz wind records over oceans and lakes (including polar regions) relative to theoretical maximum</text:span>: <text:span text:style-name="T2"><text:conditional-text text:condition="ooow:true" text:string-value-if-true="wind_ptheor" text:string-value-if-false="">wind_ptheor</text:conditional-text></text:span><text:span text:style-name="T2">%</text:span></text:p>
      <text:p text:style-name="P77"/>
      <text:p text:style-name="P77"/>
      <text:p text:style-name="P77"/>
      <text:p text:style-name="P77"/>
      <text:p text:style-name="P77"><office:annotation office:name="__Fieldmark__4794_601127141"><dc:creator>Francisco Calafat</dc:creator><dc:date>2014-10-13T12:37:02</dc:date><text:list text:style-name=""><text:list-item><text:p>do text</text:p></text:list-item></text:list><text:p>from <text:s text:c="28"/>document(at='%s/GOP_Fig_31.jpg' %(image_dir),anchor='paragraph',size=(13.8,8.7),sizeUnit='cm')</text:p></office:annotation>Fig <text:span text:style-name="T365">31</text:span>:<office:annotation-end office:name="__Fieldmark__4794_601127141"/></text:p>
      <text:p text:style-name="P97"><text:span text:style-name="Emphasis"><text:span text:style-name="T106">Figure </text:span></text:span><text:span text:style-name="Emphasis"><text:span text:style-name="T119">31</text:span></text:span><text:span text:style-name="Emphasis"><text:span text:style-name="T35">. </text:span></text:span><text:span text:style-name="Emphasis"><text:span text:style-name="T172">Geographical distribution of flag-valid </text:span></text:span><text:span text:style-name="Emphasis"><text:span text:style-name="T185">wind</text:span></text:span><text:span text:style-name="Emphasis"><text:span text:style-name="T172"> data over ocean</text:span></text:span><text:span text:style-name="Emphasis"><text:span text:style-name="T173">s and lakes</text:span></text:span><text:span text:style-name="Emphasis"><text:span text:style-name="T172"> for </text:span></text:span><text:span text:style-name="Emphasis"><text:span text:style-name="T172"><text:conditional-text text:condition="ooow:true" text:string-value-if-true="Report_Date" text:string-value-if-false="">Report_Date</text:conditional-text></text:span></text:span><text:span text:style-name="Emphasis"><text:span text:style-name="T172">. </text:span></text:span><text:span text:style-name="Emphasis"><text:span text:style-name="T177">The statistical values shown in the table refer to the </text:span></text:span><text:span text:style-name="Emphasis"><text:span text:style-name="T185">wind</text:span></text:span><text:span text:style-name="Emphasis"><text:span text:style-name="T178"> </text:span></text:span><text:span text:style-name="Emphasis"><text:span text:style-name="T181">in m/</text:span></text:span><text:span text:style-name="Emphasis"><text:span text:style-name="T185">s</text:span></text:span><text:span text:style-name="Emphasis"><text:span text:style-name="T177"> and are calculated separately for</text:span></text:span><text:span text:style-name="Emphasis"><text:span text:style-name="T189"> </text:span></text:span><text:span text:style-name="Emphasis"><text:span text:style-name="T190">LRM</text:span></text:span><text:span text:style-name="Emphasis"><text:span text:style-name="T189"> and </text:span></text:span><text:span text:style-name="Emphasis"><text:span text:style-name="T190">PLRM regions</text:span></text:span><text:span text:style-name="Emphasis"><text:span text:style-name="T189">.</text:span></text:span><text:span text:style-name="Emphasis"><text:span text:style-name="T177"> Measurements taken over polar polygons have been excluded from the computation of the statistical values. The black lines mark the outer limit of the Arctic and Antarctic polar polygons.</text:span></text:span></text:p>
      <text:p text:style-name="P77"/>
      <text:p text:style-name="P77"/>
      <text:p text:style-name="P77"/>
      <text:p text:style-name="P174"><office:annotation office:name="__Fieldmark__4795_601127141"><dc:creator>Francisco Calafat</dc:creator><dc:date>2014-10-13T12:37:15</dc:date><text:list text:continue-numbering="true" text:style-name=""><text:list-item><text:p>do text</text:p></text:list-item></text:list><text:p>from <text:s text:c="28"/>document(at='%s/GOP_Fig_32.jpg' %(image_dir),anchor='paragraph',size=(10,6),sizeUnit='cm')</text:p></office:annotation><text:span text:style-name="Emphasis"><text:span text:style-name="T191">Fig. 32</text:span></text:span><office:annotation-end office:name="__Fieldmark__4795_601127141"/></text:p>
      <text:p text:style-name="P31"><text:span text:style-name="T2">Figure </text:span><text:span text:style-name="T21">32</text:span>. Percentage of <text:span text:style-name="T228">flag-</text:span>valid 1-Hz <text:span text:style-name="T364">wind</text:span> records over <text:span text:style-name="T354">ocean and lakes (including polar regions) relative to theory</text:span> for each day in last 30-day window. <text:s/><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text:span></text:span></text:p>
      <text:p text:style-name="P77"/>
      <text:p text:style-name="P42"><office:annotation office:name="__Fieldmark__4796_601127141"><dc:creator>Francisco Calafat</dc:creator><dc:date>2014-10-13T12:37:31</dc:date><text:list text:continue-numbering="true" text:style-name=""><text:list-item><text:p>do text</text:p></text:list-item></text:list><text:p>from <text:s text:c="28"/>document(at='%s/GOP_Fig_33.jpg' %(image_dir),anchor='paragraph',size=(7.4,6.3),sizeUnit='cm')</text:p></office:annotation>Fig. <text:span text:style-name="T365">33</text:span><office:annotation-end office:name="__Fieldmark__4796_601127141"/></text:p>
      <text:p text:style-name="P102"><text:span text:style-name="Emphasis"><text:span text:style-name="T105">Figure </text:span></text:span><text:span text:style-name="Emphasis"><text:span text:style-name="T119">33</text:span></text:span><text:span text:style-name="Emphasis"><text:span text:style-name="T36">. Histogram of </text:span></text:span><text:span text:style-name="Emphasis"><text:span text:style-name="T37">flag-valid</text:span></text:span><text:span text:style-name="Emphasis"><text:span text:style-name="T36"> </text:span></text:span><text:span text:style-name="Emphasis"><text:span text:style-name="T55">wind</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70">(blue)</text:span></text:span><text:span text:style-name="Emphasis"><text:span text:style-name="T64"> and PLRM </text:span></text:span><text:span text:style-name="Emphasis"><text:span text:style-name="T70">(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82">larger than 24 m/s</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35"><text:soft-page-break/></text:p>
      <text:p text:style-name="P35"/>
      <text:p text:style-name="P149"><text:span text:style-name="Emphasis"><text:span text:style-name="T227">6</text:span></text:span><text:span text:style-name="Emphasis"><text:span text:style-name="T217">.</text:span></text:span><text:span text:style-name="Emphasis"><text:span text:style-name="T226">2</text:span></text:span><text:span text:style-name="Emphasis"><text:span text:style-name="T217">. </text:span></text:span><text:span text:style-name="Emphasis"><text:span text:style-name="T218">Validity based on </text:span></text:span><text:span text:style-name="Emphasis"><text:span text:style-name="T223">scientific editing criteria</text:span></text:span></text:p>
      <table:table table:name="Table19" table:style-name="Table19">
        <table:table-column table:style-name="Table19.A"/>
        <table:table-column table:style-name="Table19.B"/>
        <table:table-row>
          <table:table-cell table:style-name="Table19.A1" office:value-type="string">
            <text:p text:style-name="P187">Note <text:span text:style-name="T376">6.5</text:span>:</text:p>
          </table:table-cell>
          <table:table-cell table:style-name="Table19.A1" office:value-type="string">
            <text:p text:style-name="P196"><text:span text:style-name="Emphasis"><text:span text:style-name="T336">here </text:span></text:span><text:span text:style-name="Emphasis"><text:span text:style-name="T331">“</text:span></text:span><text:span text:style-name="Emphasis"><text:span text:style-name="T337">science-valid</text:span></text:span><text:span text:style-name="Emphasis"><text:span text:style-name="T331">” refers to </text:span></text:span><text:span text:style-name="Emphasis"><text:span text:style-name="T338">the flag-valid </text:span></text:span><text:span text:style-name="Emphasis"><text:span text:style-name="T345">wind</text:span></text:span><text:span text:style-name="Emphasis"><text:span text:style-name="T338"> records</text:span></text:span><text:span text:style-name="Emphasis"><text:span text:style-name="T331"> </text:span></text:span><text:span text:style-name="Emphasis"><text:span text:style-name="T339">over oceans and lakes </text:span></text:span><text:span text:style-name="Emphasis"><text:span text:style-name="T341">that meet</text:span></text:span><text:span text:style-name="Emphasis"><text:span text:style-name="T339"> the editing criteria described in Table </text:span></text:span><text:span text:style-name="Emphasis"><text:span text:style-name="T346">5</text:span></text:span><text:span text:style-name="Emphasis"><text:span text:style-name="T335">.</text:span></text:span></text:p>
          </table:table-cell>
        </table:table-row>
      </table:table>
      <text:p text:style-name="P207"/>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30">Parameter</text:p>
          </table:table-cell>
          <table:table-cell table:style-name="Table6.A1" office:value-type="string">
            <text:p text:style-name="P130">Min threshold</text:p>
          </table:table-cell>
          <table:table-cell table:style-name="Table6.A1" office:value-type="string">
            <text:p text:style-name="P130">Max threshold</text:p>
          </table:table-cell>
          <table:table-cell table:style-name="Table6.D1" office:value-type="string">
            <text:p text:style-name="P134">Percentage edited</text:p>
          </table:table-cell>
        </table:table-row>
        <table:table-row>
          <table:table-cell table:style-name="Table6.A2" office:value-type="string">
            <text:p text:style-name="P132">Altimeter wind speed</text:p>
          </table:table-cell>
          <table:table-cell table:style-name="Table6.B2" office:value-type="string">
            <text:p text:style-name="P117">0 m/s</text:p>
          </table:table-cell>
          <table:table-cell table:style-name="Table6.C2" office:value-type="string">
            <text:p text:style-name="P119">30 m/s</text:p>
          </table:table-cell>
          <table:table-cell table:style-name="Table6.D2" office:value-type="string">
            <text:p text:style-name="P123"><text:conditional-text text:condition="ooow:true" text:string-value-if-true="editWsp" text:string-value-if-false="">editWsp</text:conditional-text>%</text:p>
          </table:table-cell>
        </table:table-row>
      </table:table>
      <text:p text:style-name="P160"><text:span text:style-name="T291">Table </text:span><text:span text:style-name="T294">5</text:span>. <text:span text:style-name="T311">Editing criteria. </text:span><text:span text:style-name="T347">The percentage of rejected </text:span><text:span text:style-name="T351">flag-valid records (excluding polar regions)</text:span><text:span text:style-name="T347"> for each criteria is shown.</text:span></text:p>
      <text:p text:style-name="P157"/>
      <text:p text:style-name="P101"><text:span text:style-name="T296">Number of </text:span><text:span text:style-name="T301">science-valid </text:span><text:span text:style-name="T296">1-Hz </text:span><text:span text:style-name="T305">wind</text:span><text:span text:style-name="T298"> </text:span><text:span text:style-name="T296">records </text:span><text:span text:style-name="T302">over oceans and lakes </text:span><text:span text:style-name="T309">(excluding polar regions)</text:span><text:span text:style-name="T296">:</text:span><text:span text:style-name="T279"> </text:span><text:span text:style-name="T280"><text:conditional-text text:condition="ooow:True" text:string-value-if-true="wind_nrecordNOC" text:string-value-if-false="">wind_nrecordNOC</text:conditional-text></text:span><text:span text:style-name="T279"> </text:span></text:p>
      <text:p text:style-name="P61"><text:span text:style-name="Emphasis"><text:span text:style-name="T230">Percentage of </text:span></text:span><text:span text:style-name="Emphasis"><text:span text:style-name="T231">science-valid 1-Hz </text:span></text:span><text:span text:style-name="Emphasis"><text:span text:style-name="T251">wind</text:span></text:span><text:span text:style-name="Emphasis"><text:span text:style-name="T231"> records over </text:span></text:span><text:span text:style-name="Emphasis"><text:span text:style-name="T234">oceans and lakes relative to theor</text:span></text:span><text:span text:style-name="Emphasis"><text:span text:style-name="T244">etical maximum </text:span></text:span><text:span text:style-name="Emphasis"><text:span text:style-name="T352">(excluding polar regions)</text:span></text:span><text:span text:style-name="Emphasis"><text:span text:style-name="T231">:</text:span></text:span><text:span text:style-name="Emphasis"><text:span text:style-name="T230"> </text:span></text:span><text:span text:style-name="Emphasis"><text:span text:style-name="T262"><text:conditional-text text:condition="ooow:True" text:string-value-if-true="wind_ptheorNOC" text:string-value-if-false="">wind_ptheorNOC</text:conditional-text></text:span></text:span><text:span text:style-name="Emphasis"><text:span text:style-name="T261">%</text:span></text:span></text:p>
      <text:p text:style-name="P65"/>
      <text:p text:style-name="P65"/>
      <text:p text:style-name="P65"/>
      <text:p text:style-name="P65"/>
      <text:p text:style-name="P65"/>
      <text:p text:style-name="P65"><text:span text:style-name="T266">Fig. 34</text:span><text:span text:style-name="T266"><office:annotation office:name="__Fieldmark__8072_1796053966"><dc:creator>Unknown Author</dc:creator><dc:date>2014-09-09T18:59:23</dc:date><text:list text:continue-numbering="true" text:style-name=""><text:list-item><text:p text:style-name="P220"><text:span text:style-name="T391">do text</text:span></text:p></text:list-item><text:list-item><text:p text:style-name="P220"><text:span text:style-name="T391">from <text:s text:c="28"/>document(at='%s/GOP_Fig_34.jpg' %(image_dir),anchor='paragraph',size=(13.8,8.7),sizeUnit='cm')</text:span></text:p></text:list-item></text:list></office:annotation></text:span></text:p>
      <text:p text:style-name="P60"><text:span text:style-name="Emphasis"><text:span text:style-name="T260">Figure </text:span></text:span><text:span text:style-name="Emphasis"><text:span text:style-name="T265">34</text:span></text:span><text:span text:style-name="Emphasis"><text:span text:style-name="T232">. Geographical distribution of science-valid </text:span></text:span><text:span text:style-name="Emphasis"><text:span text:style-name="T248">wind</text:span></text:span><text:span text:style-name="Emphasis"><text:span text:style-name="T232"> data over ocean</text:span></text:span><text:span text:style-name="Emphasis"><text:span text:style-name="T237">s and lakes</text:span></text:span><text:span text:style-name="Emphasis"><text:span text:style-name="T232"> for </text:span></text:span><text:span text:style-name="Emphasis"><text:span text:style-name="T232"><text:conditional-text text:condition="ooow:true" text:string-value-if-true="Report_Date" text:string-value-if-false="">Report_Date</text:conditional-text></text:span></text:span><text:span text:style-name="Emphasis"><text:span text:style-name="T232">.</text:span></text:span><text:span text:style-name="Emphasis"><text:span text:style-name="T230"> </text:span></text:span><text:span text:style-name="Emphasis"><text:span text:style-name="T241">The statistical values shown in the table refer to the </text:span></text:span><text:span text:style-name="Emphasis"><text:span text:style-name="T248">wind</text:span></text:span><text:span text:style-name="Emphasis"><text:span text:style-name="T242"> </text:span></text:span><text:span text:style-name="Emphasis"><text:span text:style-name="T244">in m/</text:span></text:span><text:span text:style-name="Emphasis"><text:span text:style-name="T248">s</text:span></text:span><text:span text:style-name="Emphasis"><text:span text:style-name="T241"> </text:span></text:span><text:span text:style-name="Emphasis"><text:span text:style-name="T253">and are calculated separately for</text:span></text:span><text:span text:style-name="Emphasis"><text:span text:style-name="T258"> </text:span></text:span><text:span text:style-name="Emphasis"><text:span text:style-name="T259">LRM</text:span></text:span><text:span text:style-name="Emphasis"><text:span text:style-name="T258"> and </text:span></text:span><text:span text:style-name="Emphasis"><text:span text:style-name="T259">PLRM regions</text:span></text:span><text:span text:style-name="Emphasis"><text:span text:style-name="T241">. The black lines mark the outer limit of the Arctic and Antarctic polar polygons.</text:span></text:span><text:span text:style-name="Emphasis"><text:span text:style-name="T229"> Gray </text:span></text:span><text:span text:style-name="Emphasis"><text:span text:style-name="T250">circles</text:span></text:span><text:span text:style-name="Emphasis"><text:span text:style-name="T229"> denote records that have been rejected based on the editing criteria described in</text:span></text:span><text:span text:style-name="Emphasis"><text:span text:style-name="T239"> Table </text:span></text:span><text:span text:style-name="Emphasis"><text:span text:style-name="T249">5</text:span></text:span><text:span text:style-name="Emphasis"><text:span text:style-name="T239">.</text:span></text:span></text:p>
      <text:p text:style-name="P25"/>
      <text:p text:style-name="P25"/>
      <text:p text:style-name="P67"><text:span text:style-name="T267">Fig. 35</text:span><text:span text:style-name="T267"><office:annotation office:name="__Fieldmark__8307_1796053966"><dc:creator>Unknown Author</dc:creator><dc:date>2014-09-09T19:01:27</dc:date><text:list text:continue-numbering="true" text:style-name=""><text:list-item><text:p text:style-name="P220"><text:span text:style-name="T391">do text</text:span></text:p></text:list-item><text:list-item><text:p text:style-name="P220"><text:span text:style-name="T391">from <text:s text:c="28"/>document(at='%s/GOP_Fig_35.jpg' %(image_dir),anchor='paragraph',size=(7.4,6.3),sizeUnit='cm')</text:span></text:p></text:list-item></text:list></office:annotation></text:span></text:p>
      <text:p text:style-name="P30"><text:span text:style-name="Emphasis"><text:span text:style-name="T105">Figure </text:span></text:span><text:span text:style-name="Emphasis"><text:span text:style-name="T119">35</text:span></text:span><text:span text:style-name="Emphasis"><text:span text:style-name="T36">. Histogram of </text:span></text:span><text:span text:style-name="Emphasis"><text:span text:style-name="T37">science-valid</text:span></text:span><text:span text:style-name="Emphasis"><text:span text:style-name="T36"> </text:span></text:span><text:span text:style-name="Emphasis"><text:span text:style-name="T56">wind</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71">LRM</text:span></text:span><text:span text:style-name="Emphasis"><text:span text:style-name="T59"> (blue) and </text:span></text:span><text:span text:style-name="Emphasis"><text:span text:style-name="T71">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83">larger than 24 m/s</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25"><text:span text:style-name="Emphasis"><text:span text:style-name="T36"/></text:span></text:p>
      <text:p text:style-name="P25"><text:span text:style-name="Emphasis"><text:span text:style-name="T36"/></text:span></text:p>
      <text:p text:style-name="P25"/>
      <text:p text:style-name="P14">Fig. <text:span text:style-name="T365">36</text:span><office:annotation office:name="__Fieldmark__6290_123346739"><dc:creator>Unknown Author</dc:creator><dc:date>2014-07-31T14:27:43</dc:date><text:list text:continue-numbering="true" text:style-name=""><text:list-item><text:p text:style-name="P220"><text:span text:style-name="T390">do text</text:span></text:p></text:list-item><text:list-item><text:p text:style-name="P220"><text:span text:style-name="T390">from <text:s text:c="28"/>document(at='%s/GOP_Fig_36.jpg' %(image_dir),anchor='paragraph',size=(10.3,6.7),sizeUnit='cm')</text:span></text:p></text:list-item></text:list></office:annotation></text:p>
      <text:p text:style-name="P25"><text:soft-page-break/><text:span text:style-name="Emphasis"><text:span text:style-name="T113">Figure </text:span></text:span><text:span text:style-name="Emphasis"><text:span text:style-name="T119">36</text:span></text:span><text:span text:style-name="Emphasis"><text:span text:style-name="T40">. </text:span></text:span><text:span text:style-name="Default_20_Paragraph_20_Font"><text:span text:style-name="T41">Box-and-whiskers plot for the </text:span></text:span><text:span text:style-name="Default_20_Paragraph_20_Font"><text:span text:style-name="T50">science-valid </text:span></text:span><text:span text:style-name="Default_20_Paragraph_20_Font"><text:span text:style-name="T56">wind</text:span></text:span><text:span text:style-name="Default_20_Paragraph_20_Font"><text:span text:style-name="T41"> showing for each day in last 30-day window the first and third quartiles (bottom and top of the box), the median (thick black), the 5% and 95% percentiles (lower and upper whiskers), and the mean (blue). The yellow shading highlights the day analyzed in this report.</text:span></text:span></text:p>
      <text:list xml:id="list153416990825011" text:continue-list="list153416047115374" text:style-name="Outline">
        <text:list-item>
          <text:p text:style-name="P210"><text:span text:style-name="Emphasis"><text:span text:style-name="T32">Mispointing</text:span></text:span><text:span text:style-name="Emphasis"><text:span text:style-name="T28"> coverage and validity</text:span></text:span></text:p>
        </text:list-item>
      </text:list>
      <table:table table:name="Table11" table:style-name="Table11">
        <table:table-column table:style-name="Table11.A"/>
        <table:table-column table:style-name="Table11.B"/>
        <table:table-row>
          <table:table-cell table:style-name="Table11.A1" office:value-type="string">
            <text:p text:style-name="P188">Note <text:span text:style-name="T374">7.</text:span>1:</text:p>
          </table:table-cell>
          <table:table-cell table:style-name="Table11.A1" office:value-type="string">
            <text:p text:style-name="P193">unless otherwise stated, measurements taken over polar polygons have been excluded from the computation of all statistics shown in this section.</text:p>
          </table:table-cell>
        </table:table-row>
        <table:table-row>
          <table:table-cell table:style-name="Table11.A1" office:value-type="string">
            <text:p text:style-name="P188">Note <text:span text:style-name="T374">7.</text:span>2:</text:p>
          </table:table-cell>
          <table:table-cell table:style-name="Table11.A1" office:value-type="string">
            <text:p text:style-name="P201"><text:span text:style-name="Emphasis"><text:span text:style-name="T323">t</text:span></text:span><text:span text:style-name="Emphasis"><text:span text:style-name="T324">he extent of the regions defining the geographical mode mask of the reference mission is shown in Figure A1 (Appendix A).</text:span></text:span></text:p>
          </table:table-cell>
        </table:table-row>
        <table:table-row>
          <table:table-cell table:style-name="Table11.A1" office:value-type="string">
            <text:p text:style-name="P188">Note <text:span text:style-name="T374">7.</text:span>3:</text:p>
          </table:table-cell>
          <table:table-cell table:style-name="Table11.A1" office:value-type="string">
            <text:p text:style-name="P201"><text:span text:style-name="Emphasis"><text:span text:style-name="T325">most statistics shown in this section have been computed separately for the low resolution mode (LRM) and the pseudo low resolution mode (PLRM).</text:span></text:span></text:p>
          </table:table-cell>
        </table:table-row>
        <table:table-row>
          <table:table-cell table:style-name="Table11.A1" office:value-type="string">
            <text:p text:style-name="P189">Note 7.4:</text:p>
          </table:table-cell>
          <table:table-cell table:style-name="Table11.A1" office:value-type="string">
            <text:p text:style-name="P197"><text:span text:style-name="T272">here </text:span>“flag-valid” refers to th<text:span text:style-name="T271">ose</text:span> records that have not been flagged as bad by <text:span text:style-name="T285">either</text:span> the average status flag<text:span text:style-name="T273"> or the measurement confidence flag.</text:span></text:p>
          </table:table-cell>
        </table:table-row>
      </table:table>
      <text:p text:style-name="P158"><text:span text:style-name="T298">Number of </text:span><text:span text:style-name="T297">flag-valid </text:span><text:span text:style-name="T298">1-Hz </text:span><text:span text:style-name="T304">mispointing</text:span><text:span text:style-name="T298"> records </text:span><text:span text:style-name="T299">over ocean</text:span><text:span text:style-name="T300">s and lakes </text:span><text:span text:style-name="T308">(including polar regions)</text:span><text:span text:style-name="T300">:</text:span><text:span text:style-name="T279"> </text:span><text:span text:style-name="T280"><text:conditional-text text:condition="ooow:true" text:string-value-if-true="misp_nrecord" text:string-value-if-false="">misp_nrecord</text:conditional-text></text:span></text:p>
      <text:p text:style-name="P82">Percentage of <text:span text:style-name="T216">flag-valid 1-Hz mispointing records over oceans and lakes (including polar regions) relative to theoretical maximum</text:span>: <text:span text:style-name="T2"><text:conditional-text text:condition="ooow:true" text:string-value-if-true="misp_ptheor" text:string-value-if-false="">misp_ptheor</text:conditional-text></text:span><text:span text:style-name="T2">%</text:span></text:p>
      <text:p text:style-name="P83"><text:span text:style-name="T202">Percentage of </text:span><text:span text:style-name="T204">positive </text:span><text:span text:style-name="T205">flag-valid 1-Hz </text:span><text:span text:style-name="T206">mispointing</text:span><text:span text:style-name="T205"> records</text:span><text:span text:style-name="T207"> </text:span><text:span text:style-name="T208">over </text:span><text:span text:style-name="T209">ocean</text:span><text:span text:style-name="T210">s and lakes </text:span><text:span text:style-name="T213">(including polar regions)</text:span><text:span text:style-name="T209"> relative to </text:span><text:span text:style-name="T211">theor</text:span><text:span text:style-name="T212">etical maximum</text:span><text:span text:style-name="T202">: </text:span><text:span text:style-name="T2"><text:conditional-text text:condition="ooow:true" text:string-value-if-true="misp_ptheorPos" text:string-value-if-false="">misp_ptheorPos</text:conditional-text></text:span><text:span text:style-name="T2">%</text:span></text:p>
      <text:p text:style-name="P9"/>
      <text:p text:style-name="P18"><office:annotation office:name="__Fieldmark__2985_2070406521"><dc:creator>Unknown Author</dc:creator><dc:date>2014-08-21T13:27:13</dc:date><text:list text:style-name=""><text:list-item><text:p>do text</text:p></text:list-item></text:list><text:p>from <text:s text:c="28"/>document(at='%s/GOP_Fig_37.jpg' %(image_dir),anchor='paragraph',size=(13.8,8.7),sizeUnit='cm')</text:p></office:annotation>Fig <text:span text:style-name="T270">37</text:span><office:annotation-end office:name="__Fieldmark__2985_2070406521"/></text:p>
      <text:p text:style-name="P98"><text:span text:style-name="Emphasis"><text:span text:style-name="T106">Figure </text:span></text:span><text:span text:style-name="Emphasis"><text:span text:style-name="T111">3</text:span></text:span><text:span text:style-name="Emphasis"><text:span text:style-name="T118">7</text:span></text:span><text:span text:style-name="Emphasis"><text:span text:style-name="T35">. </text:span></text:span><text:span text:style-name="Emphasis"><text:span text:style-name="T172">Geographical distribution of flag-valid </text:span></text:span><text:span text:style-name="Emphasis"><text:span text:style-name="T176">mispointing</text:span></text:span><text:span text:style-name="Emphasis"><text:span text:style-name="T172"> data over ocean</text:span></text:span><text:span text:style-name="Emphasis"><text:span text:style-name="T173">s and lakes</text:span></text:span><text:span text:style-name="Emphasis"><text:span text:style-name="T172"> for </text:span></text:span><text:span text:style-name="Emphasis"><text:span text:style-name="T172"><text:conditional-text text:condition="ooow:true" text:string-value-if-true="Report_Date" text:string-value-if-false="">Report_Date</text:conditional-text></text:span></text:span><text:span text:style-name="Emphasis"><text:span text:style-name="T172">. </text:span></text:span><text:span text:style-name="Emphasis"><text:span text:style-name="T177">The statistical values shown in the table refer to the </text:span></text:span><text:span text:style-name="Emphasis"><text:span text:style-name="T180">mispointing </text:span></text:span><text:span text:style-name="Emphasis"><text:span text:style-name="T183">in </text:span></text:span><text:span text:style-name="Emphasis"><text:span text:style-name="T184">10</text:span></text:span><text:span text:style-name="Emphasis"><text:span text:style-name="T187">-2</text:span></text:span><text:span text:style-name="Emphasis"><text:span text:style-name="T188"> deg</text:span></text:span><text:span text:style-name="Emphasis"><text:span text:style-name="T187">2</text:span></text:span><text:span text:style-name="Emphasis"><text:span text:style-name="T177"> and are calculated separately for</text:span></text:span><text:span text:style-name="Emphasis"><text:span text:style-name="T189"> </text:span></text:span><text:span text:style-name="Emphasis"><text:span text:style-name="T190">LRM</text:span></text:span><text:span text:style-name="Emphasis"><text:span text:style-name="T189"> and </text:span></text:span><text:span text:style-name="Emphasis"><text:span text:style-name="T190">PLRM regions</text:span></text:span><text:span text:style-name="Emphasis"><text:span text:style-name="T189">.</text:span></text:span><text:span text:style-name="Emphasis"><text:span text:style-name="T177"> Measurements taken over polar polygons have been excluded from the computation of the statistical values. The black lines mark the outer limit of the Arctic and Antarctic polar polygons. </text:span></text:span><text:span text:style-name="Emphasis"><text:span text:style-name="T186">Gray circles denote negative values.</text:span></text:span></text:p>
      <text:p text:style-name="P18"/>
      <text:p text:style-name="P18"/>
      <text:p text:style-name="P18"><office:annotation office:name="__Fieldmark__2987_2070406521"><dc:creator>Unknown Author</dc:creator><dc:date>2014-08-21T13:27:57</dc:date><text:list text:continue-numbering="true" text:style-name=""><text:list-item><text:p>do text</text:p></text:list-item></text:list><text:p>from <text:s text:c="28"/>document(at='%s/GOP_Fig_38.jpg' %(image_dir),anchor='paragraph',size=(10,6),sizeUnit='cm')</text:p></office:annotation><text:span text:style-name="T194">Fig 38</text:span><office:annotation-end office:name="__Fieldmark__2987_2070406521"/></text:p>
      <text:p text:style-name="P104"><text:span text:style-name="T8">Figure </text:span><text:span text:style-name="T12">3</text:span><text:span text:style-name="T20">8</text:span><text:span text:style-name="T197">. Percentage of flag-valid 1-Hz mispointing records over ocean and lakes (including polar regions) relative to theory for all values (blue) and only positive values (red) for each day in last 30-day window. <text:s/></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text:span></text:span></text:p>
      <text:p text:style-name="P18"/>
      <text:p text:style-name="P18"/>
      <text:p text:style-name="P46"><office:annotation office:name="__Fieldmark__3805_2070406521"><dc:creator>Unknown Author</dc:creator><dc:date>2014-08-21T14:10:24</dc:date><text:list text:continue-numbering="true" text:style-name=""><text:list-item><text:p>do text</text:p></text:list-item></text:list><text:p>from <text:s text:c="28"/>document(at='%s/GOP_Fig_39.jpg' %(image_dir),anchor='paragraph',size=(7.4,6.3),sizeUnit='cm')</text:p></office:annotation>Fig. <text:span text:style-name="T270">39</text:span><office:annotation-end office:name="__Fieldmark__3805_2070406521"/></text:p>
      <text:p text:style-name="P45"><text:soft-page-break/><text:span text:style-name="Emphasis"><text:span text:style-name="T105">Figure </text:span></text:span><text:span text:style-name="Emphasis"><text:span text:style-name="T111">3</text:span></text:span><text:span text:style-name="Emphasis"><text:span text:style-name="T118">9</text:span></text:span><text:span text:style-name="Emphasis"><text:span text:style-name="T36">. Histogram of </text:span></text:span><text:span text:style-name="Emphasis"><text:span text:style-name="T37">flag-valid</text:span></text:span><text:span text:style-name="Emphasis"><text:span text:style-name="T36"> </text:span></text:span><text:span text:style-name="Emphasis"><text:span text:style-name="T54">mispointing</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70">(blue)</text:span></text:span><text:span text:style-name="Emphasis"><text:span text:style-name="T64"> and PLRM </text:span></text:span><text:span text:style-name="Emphasis"><text:span text:style-name="T70">(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57">Only positive values have been consider</text:span></text:span><text:span text:style-name="Emphasis"><text:span text:style-name="T58">ed.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85">8</text:span></text:span><text:span text:style-name="Emphasis"><text:span text:style-name="T84"> 10</text:span></text:span><text:span text:style-name="Emphasis"><text:span text:style-name="T368">-2</text:span></text:span><text:span text:style-name="Emphasis"><text:span text:style-name="T386"> deg</text:span></text:span><text:span text:style-name="Emphasis"><text:span text:style-name="T84"> </text:span></text:span><text:span text:style-name="Emphasis"><text:span text:style-name="T368">2</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18"/>
      <text:p text:style-name="P18"/>
      <text:p text:style-name="P18"/>
      <text:p text:style-name="P18"/>
      <text:p text:style-name="P12"><office:annotation office:name="__Fieldmark__2989_2070406521"><dc:creator>Unknown Author</dc:creator><dc:date>2014-08-21T13:28:54</dc:date><text:list text:continue-numbering="true" text:style-name=""><text:list-item><text:p>do text</text:p></text:list-item></text:list><text:p>from <text:s text:c="28"/>document(at='%s/GOP_Fig_40.jpg' %(image_dir),anchor='paragraph',size=(10.3,6.7),sizeUnit='cm')</text:p></office:annotation><text:span text:style-name="T194">Fig 40</text:span><office:annotation-end office:name="__Fieldmark__2989_2070406521"/></text:p>
      <text:p text:style-name="P84"><text:span text:style-name="T9">Figure </text:span><text:span text:style-name="T20">40</text:span><text:span text:style-name="T198">. </text:span><text:span text:style-name="Default_20_Paragraph_20_Font"><text:span text:style-name="T195">Box-and-whiskers plot for flag-valid mispointing showing for each day in last 30-day window the first and third quartiles (bottom and top of the box), the median (thick black), the 5% and 95% percentiles (lower and upper whiskers), and the mean (blue). The yellow shading highlights the day analyzed in this report. Only positive values have been considered.</text:span></text:span></text:p>
      <text:p text:style-name="P167">APPENDIX A</text:p>
      <text:p text:style-name="P78">In this appendix we briefly describe the meaning of the warning codes summarized in page 2 of the document.</text:p>
      <text:list xml:id="list2377989830282016534" text:style-name="L87">
        <text:list-item>
          <text:p text:style-name="P219"><text:span text:style-name="T120">latency_fail: </text:span><text:span text:style-name="T137">this warning is issued whenever one or more data files </text:span><text:span text:style-name="T138">for the day analyzed in this report</text:span><text:span text:style-name="T137"> are made available with a delay of more than 3 </text:span><text:span text:style-name="T143">days</text:span><text:span text:style-name="T137"> with respect to the mean time of the records stored in the file.</text:span><text:span text:style-name="T121"> </text:span></text:p>
        </text:list-item>
        <text:list-item>
          <text:p text:style-name="P219"><text:span text:style-name="T122">latency_mean_high: </text:span><text:span text:style-name="T138">this warning is issued whenever the mean of the latencies over all data files for the day analyzed in this report is larger than 2 </text:span><text:span text:style-name="T143">days</text:span><text:span text:style-name="T138">.</text:span></text:p>
        </text:list-item>
        <text:list-item>
          <text:p text:style-name="P215"><text:span text:style-name="Default_20_Paragraph_20_Font"><text:span text:style-name="T123">ocean_dropout: </text:span></text:span><text:span text:style-name="Default_20_Paragraph_20_Font"><text:span text:style-name="T139">this warning is issued whenever the percentage of 1-Hz records over ocean and lakes relative to the theoretically expected number per day is smaller than 80% for the day analyzed in this report.</text:span></text:span></text:p>
        </text:list-item>
        <text:list-item>
          <text:p text:style-name="P216"><text:span text:style-name="Default_20_Paragraph_20_Font"><text:span text:style-name="T123">orbit_dropout:</text:span></text:span><text:span text:style-name="Default_20_Paragraph_20_Font"><text:span text:style-name="T139"> this warning </text:span></text:span><text:span text:style-name="Default_20_Paragraph_20_Font"><text:span text:style-name="T144">refers to individual orbits and</text:span></text:span><text:span text:style-name="Default_20_Paragraph_20_Font"><text:span text:style-name="T139"> is issued whenever the percentage of 1-Hz records over oceans and lakes relative to the theoretically expected number per orbit is smaller than 80% for one or more orbits for the day analyzed in this report.</text:span></text:span></text:p>
        </text:list-item>
        <text:list-item>
          <text:p text:style-name="P217"><text:span text:style-name="Default_20_Paragraph_20_Font"><text:span text:style-name="T124">large_orbit_bias:</text:span></text:span><text:span text:style-name="Default_20_Paragraph_20_Font"><text:span text:style-name="T140"> this warning </text:span></text:span><text:span text:style-name="Default_20_Paragraph_20_Font"><text:span text:style-name="T142">refers to individual orbits and is issued</text:span></text:span><text:span text:style-name="Default_20_Paragraph_20_Font"><text:span text:style-name="T140"> whenever </text:span></text:span><text:span text:style-name="Default_20_Paragraph_20_Font"><text:span text:style-name="T142">there are more than 100 flag-valid records with a SSH anomaly larger than </text:span></text:span><text:span text:style-name="Default_20_Paragraph_20_Font"><text:span text:style-name="T378">±</text:span></text:span><text:span text:style-name="Default_20_Paragraph_20_Font"><text:span text:style-name="T142">90 cm.</text:span></text:span></text:p>
        </text:list-item>
      </text:list>
      <text:p text:style-name="P79"/>
      <text:p text:style-name="P86"><office:annotation office:name="__Fieldmark__5752_1732299644"><dc:creator>Unknown Author</dc:creator><dc:date>2014-11-26T12:06:24</dc:date><text:list text:style-name=""><text:list-item><text:p>do text</text:p></text:list-item></text:list><text:p>from <text:s text:c="28"/>document(at='%s/Fig_modeMask.jpg' %(image_dir),anchor='paragraph',size=(12.7,8.4),sizeUnit='cm')</text:p></office:annotation>Fig. A1<office:annotation-end office:name="__Fieldmark__5752_1732299644"/></text:p>
      <text:p text:style-name="P80"><text:span text:style-name="Default_20_Paragraph_20_Font"><text:span text:style-name="T164">Figure </text:span></text:span><text:span text:style-name="Default_20_Paragraph_20_Font"><text:span text:style-name="T165">A1</text:span></text:span><text:span text:style-name="Default_20_Paragraph_20_Font"><text:span text:style-name="T166">. <text:s/></text:span></text:span><text:span text:style-name="Default_20_Paragraph_20_Font"><text:span text:style-name="T168">E</text:span></text:span><text:span text:style-name="Default_20_Paragraph_20_Font"><text:span text:style-name="T167">xtent of the regions defining the geographical mode mask </text:span></text:span><text:span text:style-name="Emphasis"><text:span text:style-name="T169">for </text:span></text:span><text:span text:style-name="Emphasis"><text:span text:style-name="T169"><text:conditional-text text:condition="ooow:true" text:string-value-if-true="Report_Date" text:string-value-if-false="">Report_Date</text:conditional-text></text:span></text:span><text:span text:style-name="Default_20_Paragraph_20_Font"><text:span text:style-name="T167">. </text:span></text:span><text:span text:style-name="Default_20_Paragraph_20_Font"><text:span text:style-name="T168">The regions where SAR, and SARIn are operated are denoted by the orange and blue polygons, respectively. LRM is operated over areas of the continental ice sheets (red polygons) and over oceans and land not covered by other modes.</text:span></text:span></text:p>
      <text:list xml:id="list590602025369146167" text:style-name="L88">
        <text:list-header>
          <text:p text:style-name="P218"><text:span text:style-name="Default_20_Paragraph_20_Font"><text:span text:style-name="T141"/></text:span></text:p>
        </text:list-header>
      </text:list>
      <text:p text:style-name="P8">(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adornments="Regular" style:font-charset="x-symbol"/>
    <style:font-face style:name="Arial4" svg:font-family="Arial"/>
    <style:font-face style:name="OpenSymbol" svg:font-family="OpenSymbol"/>
    <style:font-face style:name="MS-Gothic" svg:font-family="MS-Gothic" style:font-family-generic="roman"/>
    <style:font-face style:name="Albany AMT" svg:font-family="'Albany AMT'" style:font-family-generic="swiss"/>
    <style:font-face style:name="Arial3" svg:font-family="Arial"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5"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1.01mm" fo:margin-bottom="0mm" style:contextual-spacing="false"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1"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Standard" style:default-outline-level="" style:list-style-name="" style:class="list">
      <style:paragraph-properties fo:margin-left="4.99mm" fo:margin-right="0mm" fo:margin-top="0mm" fo:margin-bottom="0mm" style:contextual-spacing="false" fo:text-indent="-4.99mm" style:auto-text-indent="false"/>
      <style:text-properties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list-style-name="Outline" style:class="text">
      <style:paragraph-properties fo:margin-top="8.47mm" fo:margin-bottom="4.23mm" style:contextual-spacing="false" fo:keep-together="always" fo:keep-with-next="always"/>
      <style:text-properties fo:color="#345a8a"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3.53mm" fo:margin-bottom="3.53mm" style:contextual-spacing="false" fo:keep-together="always" fo:keep-with-next="always"/>
      <style:text-properties fo:color="#4f81bd"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3.53mm" fo:margin-bottom="0mm" style:contextual-spacing="false" fo:keep-together="always" fo:keep-with-next="always"/>
      <style:text-properties fo:color="#4f81bd"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3.53mm" fo:margin-bottom="0m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3.53mm" fo:margin-bottom="0m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3.53mm" fo:margin-bottom="0m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3.53mm" fo:margin-bottom="0m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3.53mm" fo:margin-bottom="0m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3.53mm" fo:margin-bottom="0m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fo:background-color="transparent" text:number-lines="false" text:line-number="0">
        <style:tab-stops>
          <style:tab-stop style:position="76.2mm" style:type="center"/>
          <style:tab-stop style:position="152.4mm" style:type="right"/>
        </style:tab-stops>
        <style:background-image/>
      </style:paragraph-properties>
      <style:text-properties fo:font-size="10pt"/>
    </style:style>
    <style:style style:name="Footer" style:family="paragraph" style:parent-style-name="Standard" style:default-outline-level="" style:list-style-name="" style:class="extra">
      <style:paragraph-properties text:number-lines="false" text:line-number="0">
        <style:tab-stops>
          <style:tab-stop style:position="76.2mm" style:type="center"/>
          <style:tab-stop style:position="152.4mm" style:type="right"/>
        </style:tab-stops>
      </style:paragraph-properties>
      <style:text-properties fo:font-size="10pt"/>
    </style:style>
    <style:style style:name="Title" style:family="paragraph" style:default-outline-level="" style:list-style-name="" style:class="chapter" style:master-page-name="">
      <style:paragraph-properties fo:margin-top="20mm" fo:margin-bottom="20mm" style:contextual-spacing="false" fo:line-height="200%" fo:text-align="center" style:justify-single-word="false" style:page-number="auto"/>
      <style:text-properties style:font-name="Helvetica" fo:font-family="Helvetica" style:font-family-generic="roman" style:font-pitch="variable" fo:font-size="18pt" fo:font-weight="bold" style:font-name-asian="Times" style:font-family-asian="Times" style:font-family-generic-asian="system" style:font-pitch-asian="variable" style:font-size-asian="18pt" style:language-asian="it" style:country-asian="IT" style:font-weight-asian="bold" style:font-name-complex="Times New Roman1" style:font-family-complex="'Times New Roman'" style:font-family-generic-complex="system" style:font-pitch-complex="variable" style:font-size-complex="10pt" style:font-weight-complex="bold"/>
    </style:style>
    <style:style style:name="Subtitle" style:family="paragraph" style:parent-style-name="Standard" style:next-style-name="Text_20_body" style:default-outline-level="" style:list-style-name="" style:class="chapter">
      <style:paragraph-properties fo:text-align="center" style:justify-single-word="false"/>
      <style:text-properties fo:color="#4f81bd" fo:font-size="16pt" fo:letter-spacing="0.26mm" fo:font-style="italic" fo:font-weight="bold" style:font-size-asian="16pt" style:font-style-asian="italic" style:font-weight-asian="bold" style:font-size-complex="14pt" style:font-style-complex="italic"/>
    </style:style>
    <style:style style:name="Contents_20_1" style:display-name="Contents 1" style:family="paragraph" style:parent-style-name="Standard" style:default-outline-level="" style:list-style-name="" style:class="index">
      <style:paragraph-properties fo:margin-left="0mm" fo:margin-right="0mm" fo:margin-top="2.12mm" fo:margin-bottom="1.06mm" style:contextual-spacing="false" fo:text-align="start" style:justify-single-word="false" fo:text-indent="0mm" style:auto-text-indent="false">
        <style:tab-stops>
          <style:tab-stop style:position="6.58mm"/>
          <style:tab-stop style:position="149.72m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default-outline-level="" style:list-style-name="" style:class="index">
      <style:paragraph-properties fo:margin-left="8.47mm" fo:margin-right="0mm" fo:margin-top="0mm" fo:margin-bottom="0mm" style:contextual-spacing="false"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mm" fo:margin-right="0mm" fo:margin-top="0mm" fo:margin-bottom="0mm" style:contextual-spacing="false"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mm" fo:margin-right="0mm" fo:margin-top="0mm" fo:margin-bottom="0mm" style:contextual-spacing="false"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mm" fo:margin-right="0mm" fo:margin-top="0mm" fo:margin-bottom="0mm" style:contextual-spacing="false" fo:text-indent="0mm" style:auto-text-indent="false">
        <style:tab-stops>
          <style:tab-stop style:position="145.04m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4.2mm" fo:margin-right="0mm" fo:margin-top="1.06mm" fo:margin-bottom="1.06mm" style:contextual-spacing="false" fo:text-align="start" style:justify-single-word="false" fo:text-indent="0mm" style:auto-text-indent="false">
        <style:tab-stops>
          <style:tab-stop style:position="165.01mm" style:type="right" style:leader-style="dotted" style:leader-text="."/>
        </style:tab-stops>
      </style:paragraph-properties>
    </style:style>
    <style:style style:name="Text_20_body_20_indent" style:display-name="Text body indent" style:family="paragraph" style:parent-style-name="Standard" style:default-outline-level="" style:list-style-name="" style:class="text">
      <style:paragraph-properties fo:margin-left="12.7mm" fo:margin-right="0mm" fo:margin-top="0mm" fo:margin-bottom="0mm" style:contextual-spacing="false" fo:text-align="start" style:justify-single-word="false" fo:text-indent="-12.7mm" style:auto-text-indent="false"/>
      <style:text-properties style:font-name="Times New Roman" fo:font-family="'Times New Roman'" style:font-family-generic="roman" style:font-pitch="variable" style:letter-kerning="tru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0pt"/>
    </style:style>
    <style:style style:name="Contents_20_7" style:display-name="Contents 7" style:family="paragraph" style:parent-style-name="Standard" style:default-outline-level="" style:list-style-name="" style:class="index">
      <style:paragraph-properties fo:margin-left="25.4mm" fo:margin-right="0mm" fo:margin-top="0mm" fo:margin-bottom="1.76mm" style:contextual-spacing="false" fo:text-indent="0mm" style:auto-text-indent="false">
        <style:tab-stops>
          <style:tab-stop style:position="140.05m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mm" fo:margin-right="0mm" fo:margin-top="0mm" fo:margin-bottom="1.76mm" style:contextual-spacing="false" fo:text-indent="0mm" style:auto-text-indent="false">
        <style:tab-stops>
          <style:tab-stop style:position="135.06m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mm" fo:margin-right="0mm" fo:margin-top="0mm" fo:margin-bottom="1.76mm" style:contextual-spacing="false" fo:text-indent="0mm" style:auto-text-indent="false">
        <style:tab-stops>
          <style:tab-stop style:position="130.07mm" style:type="right" style:leader-style="dotted" style:leader-text="."/>
        </style:tab-stops>
      </style:paragraph-properties>
    </style:style>
    <style:style style:name="Table" style:family="paragraph" style:parent-style-name="Standard" style:default-outline-level="" style:list-style-name="" style:class="extra">
      <style:paragraph-properties fo:margin-top="0.71mm" fo:margin-bottom="0.71mm" style:contextual-spacing="false" fo:orphans="0" fo:widows="0">
        <style:tab-stops>
          <style:tab-stop style:position="9.53mm"/>
          <style:tab-stop style:position="38.1mm"/>
          <style:tab-stop style:position="63.5mm"/>
          <style:tab-stop style:position="88.9m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3mm" fo:margin-bottom="3mm" style:contextual-spacing="false"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Index" style:next-style-name="Text_20_body" style:default-outline-level="10"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1.01mm" fo:margin-bottom="4.99mm" style:contextual-spacing="false" style:border-line-width-bottom="0.02mm 0.35mm 0.02mm" fo:padding="0mm" fo:border-left="none" fo:border-right="none" fo:border-top="none" fo:border-bottom="1.11pt double #808080" text:number-lines="false" text:line-number="0" style:join-border="false"/>
      <style:text-properties fo:font-size="6pt" style:font-size-asian="6pt" style:font-size-complex="6pt"/>
    </style:style>
    <style:style style:name="Contents_20_10" style:display-name="Contents 10" style:family="paragraph" style:class="index">
      <style:paragraph-properties fo:margin-left="44.93mm" fo:margin-right="0mm" fo:margin-top="0mm" fo:margin-bottom="0mm" style:contextual-spacing="false" fo:text-indent="0mm" style:auto-text-indent="false">
        <style:tab-stops>
          <style:tab-stop style:position="115.09mm" style:type="right" style:leader-style="dotted" style:leader-text="."/>
        </style:tab-stops>
      </style:paragraph-properties>
    </style:style>
    <style:style style:name="Text" style:family="paragraph" style:parent-style-name="Caption" style:class="extra"/>
    <style:style style:name="Table_20_Sub-Heading" style:display-name="Table Sub-Heading" style:family="paragraph" style:parent-style-name="Standard" style:next-style-name="Table_20_Contents" style:master-page-name="">
      <style:paragraph-properties fo:margin-top="1.99mm" fo:margin-bottom="1.99mm" style:contextual-spacing="false" fo:text-align="start" style:justify-single-word="false" style:page-number="auto"/>
      <style:text-properties fo:font-weight="bold"/>
    </style:style>
    <style:style style:name="Header-centred" style:family="paragraph" style:parent-style-name="Header" style:auto-update="true" style:master-page-name="">
      <style:paragraph-properties fo:text-align="center" style:justify-single-word="false" style:page-number="auto"/>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0.01mm" style:type="center"/>
          <style:tab-stop style:position="160.02mm" style:type="right"/>
        </style:tab-stops>
      </style:paragraph-properties>
      <style:text-properties fo:font-size="10pt"/>
    </style:style>
    <style:style style:name="Footer_20_right" style:display-name="Footer right" style:family="paragraph" style:parent-style-name="Standard" style:class="extra" style:master-page-name="">
      <style:paragraph-properties fo:text-align="end" style:justify-single-word="false" style:page-number="auto" text:number-lines="false" text:line-number="0">
        <style:tab-stops>
          <style:tab-stop style:position="80.01mm" style:type="center"/>
          <style:tab-stop style:position="160.02mm" style:type="right"/>
        </style:tab-stops>
      </style:paragraph-properties>
      <style:text-properties fo:font-size="10pt"/>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0.01mm" style:type="center"/>
          <style:tab-stop style:position="160.02mm" style:type="right"/>
        </style:tab-stops>
      </style:paragraph-properties>
      <style:text-properties fo:font-size="10pt"/>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80.01mm" style:type="center"/>
          <style:tab-stop style:position="160.02mm" style:type="right"/>
        </style:tab-stops>
      </style:paragraph-properties>
      <style:text-properties fo:font-size="10pt"/>
    </style:style>
    <style:style style:name="Default_20_Paragraph_20_Font" style:display-name="Default Paragraph Font" style:family="text">
      <style:text-properties style:font-name="Arial2" fo:font-family="Arial" style:font-style-name="Regular" style:font-family-generic="swiss" style:font-pitch="variable" fo:background-color="transparent"/>
    </style:style>
    <style:style style:name="Heading_20_1_20_Char" style:display-name="Heading 1 Char" style:family="text" style:parent-style-name="Default_20_Paragraph_20_Font">
      <style:text-properties fo:color="#345a8a" style:font-name="Arial1" fo:font-family="Arial"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style:font-name="Arial1" fo:font-family="Arial" style:font-family-generic="roman" style:font-pitch="variable" fo:font-size="12pt" style:font-size-asian="12pt" style:font-size-complex="12pt"/>
    </style:style>
    <style:style style:name="Footer_20_Char" style:display-name="Footer Char" style:family="text" style:parent-style-name="Default_20_Paragraph_20_Font">
      <style:text-properties style:font-name="Arial1" fo:font-family="Arial" style:font-family-generic="roman" style:font-pitch="variable" fo:font-size="12pt" style:font-size-asian="12pt" style:font-size-complex="12pt"/>
    </style:style>
    <style:style style:name="Footnote_20_Text_20_Char" style:display-name="Footnote Text Char" style:family="text" style:parent-style-name="Default_20_Paragraph_20_Font">
      <style:text-properties style:font-name="Arial1" fo:font-family="Arial" style:font-family-generic="roman" style:font-pitch="variable" style:font-size-complex="12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style:font-name="Helvetica" fo:font-family="Helvetica" style:font-family-generic="roman" style:font-pitch="variable" fo:font-size="18pt" fo:font-weight="bold" style:font-name-asian="Times" style:font-family-asian="Times" style:font-family-generic-asian="system" style:font-pitch-asian="variable" style:font-size-asian="18pt" style:language-asian="it" style:country-asian="IT" style:font-weight-asian="bold"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fo:color="#4f81bd" style:font-name="Arial1" fo:font-family="Arial" style:font-family-generic="roman" style:font-pitch="variable" fo:font-size="16pt" fo:letter-spacing="0.26mm" fo:font-style="italic" fo:font-weight="bold" style:font-size-asian="16pt" style:font-style-asian="italic" style:font-weight-asian="bold" style:font-size-complex="12pt" style:font-style-complex="italic"/>
    </style:style>
    <style:style style:name="Placeholder_20_Text" style:display-name="Placeholder Text" style:family="text" style:parent-style-name="Default_20_Paragraph_20_Font">
      <style:text-properties fo:color="#808080"/>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fo:color="#4f81bd" style:font-name="Arial1" fo:font-family="Arial"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Arial1" fo:font-family="Arial" style:font-family-generic="roman" style:font-pitch="variable" fo:font-size="12pt" fo:font-weight="bold" style:font-size-asian="12pt" style:font-weight-asian="bold" style:font-size-complex="12pt" style:font-weight-complex="bold"/>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style>
    <style:style style:name="Caption_20_Char1" style:display-name="Caption Char1" style:family="text">
      <style:text-properties style:font-name="Arial1" fo:font-family="Arial" style:font-family-generic="roman" style:font-pitch="variable" fo:font-size="12pt" fo:font-weight="bold" style:font-size-asian="12pt" style:font-weight-asian="bold" style:font-size-complex="9pt" style:font-weight-complex="bold"/>
    </style:style>
    <style:style style:name="Table_20_Cell_20_Char" style:display-name="Table Cell Char" style:family="text">
      <style:text-properties style:font-name="Arial1" fo:font-family="Arial"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Arial1" fo:font-family="Arial" style:font-family-generic="roman" style:font-pitch="variable" fo:font-size="12pt" style:font-size-asian="12pt" style:font-size-complex="12pt"/>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2pt" style:font-size-asian="12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2pt" fo:font-style="italic" style:font-size-asian="12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2pt" fo:font-style="italic" style:font-size-asian="12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5" style:display-name="ListLabel 5" style:family="text">
      <style:text-properties fo:color="#50555a"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6" style:display-name="ListLabel 6" style:family="text">
      <style:text-properties fo:color="#ff0000"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Arial5" style:font-family-complex="Arial" style:font-family-generic-complex="system" style:font-pitch-complex="variable"/>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6.35mm" fo:margin-left="12.7mm"/>
        </style:list-level-properties>
      </text:list-level-style-bullet>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text:display-levels="2">
        <style:list-level-properties text:list-level-position-and-space-mode="label-alignment">
          <style:list-level-label-alignment text:label-followed-by="listtab" fo:text-indent="-6.35mm" fo:margin-left="25.4mm"/>
        </style:list-level-properties>
      </text:list-level-style-number>
      <text:list-level-style-number text:level="4" style:num-format="1" text:display-levels="3">
        <style:list-level-properties text:list-level-position-and-space-mode="label-alignment">
          <style:list-level-label-alignment text:label-followed-by="listtab" fo:text-indent="-6.35mm" fo:margin-left="31.75mm"/>
        </style:list-level-properties>
      </text:list-level-style-number>
      <text:list-level-style-number text:level="5" style:num-format="1" text:display-levels="4">
        <style:list-level-properties text:list-level-position-and-space-mode="label-alignment">
          <style:list-level-label-alignment text:label-followed-by="listtab" fo:text-indent="-6.35mm" fo:margin-left="38.1mm"/>
        </style:list-level-properties>
      </text:list-level-style-number>
      <text:list-level-style-number text:level="6" style:num-format="1" text:display-levels="5">
        <style:list-level-properties text:list-level-position-and-space-mode="label-alignment">
          <style:list-level-label-alignment text:label-followed-by="listtab" fo:text-indent="-6.35mm" fo:margin-left="44.45mm"/>
        </style:list-level-properties>
      </text:list-level-style-number>
      <text:list-level-style-number text:level="7" style:num-format="1" text:display-levels="6">
        <style:list-level-properties text:list-level-position-and-space-mode="label-alignment">
          <style:list-level-label-alignment text:label-followed-by="listtab" fo:text-indent="-6.35mm" fo:margin-left="50.8mm"/>
        </style:list-level-properties>
      </text:list-level-style-number>
      <text:list-level-style-number text:level="8" style:num-format="1" text:display-levels="7">
        <style:list-level-properties text:list-level-position-and-space-mode="label-alignment">
          <style:list-level-label-alignment text:label-followed-by="listtab" fo:text-indent="-6.35mm" fo:margin-left="57.15mm"/>
        </style:list-level-properties>
      </text:list-level-style-number>
      <text:list-level-style-number text:level="9" style:num-format="1" text:display-levels="8">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style:num-prefix="Appendix " style:num-suffix=" -" style:num-format="A">
        <style:list-level-properties text:list-level-position-and-space-mode="label-alignment">
          <style:list-level-label-alignment text:label-followed-by="listtab"/>
        </style:list-level-properties>
      </text:list-level-style-number>
      <text:list-level-style-number text:level="2" style:num-prefix="Appendix " style:num-suffix=" -"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4" style:num-suffix="." style:num-format="1">
        <style:list-level-properties text:list-level-position-and-space-mode="label-alignment">
          <style:list-level-label-alignment text:label-followed-by="listtab" fo:margin-left="12.7m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m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m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m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m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19.05mm" fo:margin-left="25.4m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31.75mm" fo:margin-left="38.1m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44.45mm" fo:margin-left="50.8m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57.15mm" fo:margin-left="63.5m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69.85mm" fo:margin-left="76.2m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82.55mm" fo:margin-left="88.9m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95.25mm" fo:margin-left="101.6m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107.95mm" fo:margin-left="114.3m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20.65mm" fo:margin-left="127m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 style:num-suffix="♦" text:bullet-char="♦">
        <style:list-level-properties text:list-level-position-and-space-mode="label-alignment">
          <style:list-level-label-alignment text:label-followed-by="listtab" fo:text-indent="6.35mm" fo:margin-left="12.7m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19.05mm" fo:margin-left="25.4m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31.75mm" fo:margin-left="38.1m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44.45mm" fo:margin-left="50.8m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57.15mm" fo:margin-left="63.5m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69.85mm" fo:margin-left="76.2m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82.55mm" fo:margin-left="88.9m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95.25mm" fo:margin-left="101.6m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07.95mm" fo:margin-left="114.3m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7" style:num-suffix="▪" text:bullet-char="▪">
        <style:list-level-properties text:list-level-position-and-space-mode="label-alignment">
          <style:list-level-label-alignment text:label-followed-by="listtab" fo:text-indent="-1.99mm" fo:margin-left="1.99mm"/>
        </style:list-level-properties>
        <style:text-properties fo:font-family="'Segoe UI'"/>
      </text:list-level-style-bullet>
      <text:list-level-style-bullet text:level="2" text:style-name="ListLabel_20_7" style:num-suffix="▫" text:bullet-char="▫">
        <style:list-level-properties text:list-level-position-and-space-mode="label-alignment">
          <style:list-level-label-alignment text:label-followed-by="listtab" fo:text-indent="-2.01mm" fo:margin-left="4mm"/>
        </style:list-level-properties>
        <style:text-properties fo:font-family="'Segoe UI'"/>
      </text:list-level-style-bullet>
      <text:list-level-style-bullet text:level="3" style:num-suffix="" text:bullet-char="">
        <style:list-level-properties text:list-level-position-and-space-mode="label-alignment">
          <style:list-level-label-alignment text:label-followed-by="listtab" fo:text-indent="6mm" fo:margin-left="1.99mm"/>
        </style:list-level-properties>
        <style:text-properties fo:font-family="Symbol"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10mm" fo:margin-left="1.99mm"/>
        </style:list-level-properties>
        <style:text-properties fo:font-family="Symbol" style:font-style-name="Regular" style:font-pitch="variable"/>
      </text:list-level-style-bullet>
      <text:list-level-style-bullet text:level="5" style:num-suffix="" text:bullet-char="">
        <style:list-level-properties text:list-level-position-and-space-mode="label-alignment">
          <style:list-level-label-alignment text:label-followed-by="listtab" fo:text-indent="14.01mm" fo:margin-left="1.99mm"/>
        </style:list-level-properties>
        <style:text-properties fo:font-family="Symbol"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18.01mm" fo:margin-left="1.99mm"/>
        </style:list-level-properties>
        <style:text-properties fo:font-family="Symbol"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22mm" fo:margin-left="1.99mm"/>
        </style:list-level-properties>
        <style:text-properties fo:font-family="Symbol" style:font-style-name="Regular" style:font-pitch="variable"/>
      </text:list-level-style-bullet>
      <text:list-level-style-bullet text:level="8" style:num-suffix="" text:bullet-char="">
        <style:list-level-properties text:list-level-position-and-space-mode="label-alignment">
          <style:list-level-label-alignment text:label-followed-by="listtab" fo:text-indent="26mm" fo:margin-left="1.99mm"/>
        </style:list-level-properties>
        <style:text-properties fo:font-family="Symbol"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30mm" fo:margin-left="1.99mm"/>
        </style:list-level-properties>
        <style:text-properties fo:font-family="Symbol"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1.34mm" fo:text-indent="-6.35mm" fo:margin-left="11.34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6.33mm" fo:text-indent="-6.35mm" fo:margin-left="16.33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1.33mm" fo:text-indent="-6.35mm" fo:margin-left="21.33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26.32mm" fo:text-indent="-6.35mm" fo:margin-left="26.32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1.34mm" fo:text-indent="-6.35mm" fo:margin-left="11.34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6.33mm" fo:text-indent="-6.35mm" fo:margin-left="16.33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1.33mm" fo:text-indent="-6.35mm" fo:margin-left="21.33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6.32mm" fo:text-indent="-6.35mm" fo:margin-left="26.32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text:list-level-style-bullet>
      <text:list-level-style-bullet text:level="2" style:num-suffix="" text:bullet-char="">
        <style:list-level-properties text:list-level-position-and-space-mode="label-alignment">
          <style:list-level-label-alignment text:label-followed-by="listtab" text:list-tab-stop-position="12.7mm" fo:text-indent="-6.35mm" fo:margin-left="19.05mm"/>
        </style:list-level-properties>
        <style:text-properties fo:font-family="Symbol" style:font-style-name="Regular" style:font-pitch="variable"/>
      </text:list-level-style-bullet>
      <text:list-level-style-bullet text:level="3" text:style-name="ListLabel_20_2" style:num-suffix="o" text:bullet-char="o">
        <style:list-level-properties text:list-level-position-and-space-mode="label-alignment">
          <style:list-level-label-alignment text:label-followed-by="listtab" text:list-tab-stop-position="25.4mm" fo:text-indent="-6.35mm" fo:margin-left="31.75m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mm" fo:text-indent="-6.35mm" fo:margin-left="44.45mm"/>
        </style:list-level-properties>
        <style:text-properties fo:font-family="Wingdings" style:font-style-name="Regular" style:font-pitch="variable"/>
      </text:list-level-style-bullet>
      <text:list-level-style-bullet text:level="5" style:num-suffix="" text:bullet-char="">
        <style:list-level-properties text:list-level-position-and-space-mode="label-alignment">
          <style:list-level-label-alignment text:label-followed-by="listtab" text:list-tab-stop-position="50.8mm" fo:text-indent="-6.35mm" fo:margin-left="57.15mm"/>
        </style:list-level-properties>
        <style:text-properties fo:font-family="Wingdings"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63.5mm" fo:text-indent="-6.35mm" fo:margin-left="69.85mm"/>
        </style:list-level-properties>
        <style:text-properties fo:font-family="Symbol" style:font-style-name="Regular" style:font-pitch="variable"/>
      </text:list-level-style-bullet>
      <text:list-level-style-bullet text:level="7" text:style-name="ListLabel_20_2" style:num-suffix="o" text:bullet-char="o">
        <style:list-level-properties text:list-level-position-and-space-mode="label-alignment">
          <style:list-level-label-alignment text:label-followed-by="listtab" text:list-tab-stop-position="76.2mm" fo:text-indent="-6.35mm" fo:margin-left="82.55m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mm" fo:text-indent="-6.35mm" fo:margin-left="95.25mm"/>
        </style:list-level-properties>
        <style:text-properties fo:font-family="Wingdings"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101.6mm" fo:text-indent="-6.35mm" fo:margin-left="107.95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number text:level="1" text:style-name="ListLabel_20_4" style:num-suffix="." style:num-format="1">
        <style:list-level-properties text:list-level-position-and-space-mode="label-alignment">
          <style:list-level-label-alignment text:label-followed-by="listtab" fo:margin-left="12.7m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m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m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m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m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6.35mm" fo:margin-left="25.4m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6">
      <text:list-level-style-bullet text:level="1" text:style-name="ListLabel_20_8" style:num-suffix="-" text:bullet-char="-">
        <style:list-level-properties text:list-level-position-and-space-mode="label-alignment">
          <style:list-level-label-alignment text:label-followed-by="listtab" fo:text-indent="-6.35mm" fo:margin-left="12.7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6.35mm" fo:margin-left="19.05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31.75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44.45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7.15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9.8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82.55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95.25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7.95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20.65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8">
      <text:list-level-style-bullet text:level="1" text:style-name="ListLabel_20_8" style:num-suffix="-" text:bullet-char="-">
        <style:list-level-properties text:list-level-position-and-space-mode="label-alignment">
          <style:list-level-label-alignment text:label-followed-by="listtab" fo:text-indent="-6.35mm" fo:margin-left="25.4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38.1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50.8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63.5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76.2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88.9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101.6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14.3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27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9">
      <text:list-level-style-bullet text:level="1" text:style-name="ListLabel_20_8" style:num-suffix="-" text:bullet-char="-">
        <style:list-level-properties text:list-level-position-and-space-mode="label-alignment">
          <style:list-level-label-alignment text:label-followed-by="listtab" fo:text-indent="-6.35mm" fo:margin-left="25.4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38.1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50.8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63.5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76.2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88.9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101.6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14.3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27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0">
      <text:list-level-style-bullet text:level="1" text:style-name="ListLabel_20_8" style:num-suffix="-" text:bullet-char="-">
        <style:list-level-properties text:list-level-position-and-space-mode="label-alignment">
          <style:list-level-label-alignment text:label-followed-by="listtab" fo:text-indent="-6.35mm" fo:margin-left="12.7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1">
      <text:list-level-style-bullet text:level="1" text:style-name="ListLabel_20_8" style:num-suffix="-" text:bullet-char="-">
        <style:list-level-properties text:list-level-position-and-space-mode="label-alignment">
          <style:list-level-label-alignment text:label-followed-by="listtab" fo:text-indent="-6.35mm" fo:margin-left="25.4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38.1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50.8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63.5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76.2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88.9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101.6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14.3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27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2">
      <text:list-level-style-bullet text:level="1" text:style-name="ListLabel_20_8" style:num-suffix="-" text:bullet-char="-">
        <style:list-level-properties text:list-level-position-and-space-mode="label-alignment">
          <style:list-level-label-alignment text:label-followed-by="listtab" fo:text-indent="-6.35mm" fo:margin-left="12.7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3">
      <text:list-level-style-bullet text:level="1" text:style-name="ListLabel_20_8" style:num-suffix="-" text:bullet-char="-">
        <style:list-level-properties text:list-level-position-and-space-mode="label-alignment">
          <style:list-level-label-alignment text:label-followed-by="listtab" fo:text-indent="-6.35mm" fo:margin-left="12.7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2">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3">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4">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5">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6">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7">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4">
      <text:list-level-style-number text:level="1"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format="1" text:display-levels="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3" style:num-format="1" text:display-levels="3">
        <style:list-level-properties text:list-level-position-and-space-mode="label-alignment">
          <style:list-level-label-alignment text:label-followed-by="listtab" text:list-tab-stop-position="12.7mm"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text:list-tab-stop-position="12.7mm" fo:text-indent="-12.7mm" fo:margin-left="12.7mm"/>
        </style:list-level-properties>
      </text:list-level-style-number>
      <text:list-level-style-number text:level="5" style:num-format="1" text:display-levels="5">
        <style:list-level-properties text:list-level-position-and-space-mode="label-alignment">
          <style:list-level-label-alignment text:label-followed-by="listtab" text:list-tab-stop-position="19.05mm" fo:text-indent="-19.05mm" fo:margin-left="19.05mm"/>
        </style:list-level-properties>
      </text:list-level-style-number>
      <text:list-level-style-number text:level="6" style:num-format="1" text:display-levels="6">
        <style:list-level-properties text:list-level-position-and-space-mode="label-alignment">
          <style:list-level-label-alignment text:label-followed-by="listtab" text:list-tab-stop-position="19.05mm" fo:text-indent="-19.05mm" fo:margin-left="19.05mm"/>
        </style:list-level-properties>
      </text:list-level-style-number>
      <text:list-level-style-number text:level="7" style:num-format="1" text:display-levels="7">
        <style:list-level-properties text:list-level-position-and-space-mode="label-alignment">
          <style:list-level-label-alignment text:label-followed-by="listtab" text:list-tab-stop-position="25.4mm" fo:text-indent="-25.4mm" fo:margin-left="25.4mm"/>
        </style:list-level-properties>
      </text:list-level-style-number>
      <text:list-level-style-number text:level="8" style:num-format="1" text:display-levels="8">
        <style:list-level-properties text:list-level-position-and-space-mode="label-alignment">
          <style:list-level-label-alignment text:label-followed-by="listtab" text:list-tab-stop-position="25.4mm"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text:list-tab-stop-position="31.75mm" fo:text-indent="-31.75mm" fo:margin-left="31.7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RightPageHeader" style:family="table">
      <style:table-properties style:width="170mm" table:align="margins" style:writing-mode="lr-tb"/>
    </style:style>
    <style:style style:name="RightPageHeader.A" style:family="table-column">
      <style:table-column-properties style:column-width="56.67mm" style:rel-column-width="21845*"/>
    </style:style>
    <style:style style:name="LeftPageHeader" style:family="table">
      <style:table-properties style:width="170mm" table:align="margins" style:writing-mode="lr-tb"/>
    </style:style>
    <style:style style:name="LeftPageHeader.A" style:family="table-column">
      <style:table-column-properties style:column-width="56.67mm" style:rel-column-width="21845*"/>
    </style:style>
    <style:style style:name="MP1" style:family="paragraph" style:parent-style-name="Header">
      <style:paragraph-properties fo:text-align="start" style:justify-single-word="false"/>
    </style:style>
    <style:style style:name="MP2" style:family="paragraph" style:parent-style-name="Header">
      <style:paragraph-properties fo:margin-left="0mm" fo:margin-right="0mm" fo:text-align="justify" style:justify-single-word="false" fo:orphans="2" fo:widows="2" fo:text-indent="0mm" style:auto-text-indent="false" text:number-lines="false" text:line-number="0" style:writing-mode="lr-tb">
        <style:tab-stops>
          <style:tab-stop style:position="168.43mm" style:type="right"/>
        </style:tab-stops>
      </style:paragraph-properties>
      <style:text-properties fo:font-size="9pt" style:font-size-asian="9pt" style:font-size-complex="9pt"/>
    </style:style>
    <style:style style:name="MP3" style:family="paragraph" style:parent-style-name="Header">
      <style:paragraph-properties fo:margin-top="1.01mm" fo:margin-bottom="1.99mm" style:contextual-spacing="false" fo:text-align="center" style:justify-single-word="false"/>
      <style:text-properties fo:font-size="10pt" fo:font-weight="bold" style:font-size-asian="10pt" style:font-weight-asian="bold" style:font-size-complex="10pt" style:font-weight-complex="bold"/>
    </style:style>
    <style:style style:name="MP4" style:family="paragraph" style:parent-style-name="Header_20_right">
      <style:paragraph-properties fo:margin-top="1.01mm" fo:margin-bottom="1.99mm" style:contextual-spacing="false" fo:text-align="center" style:justify-single-word="false"/>
      <style:text-properties fo:font-weight="bold" style:font-weight-asian="bold" style:font-weight-complex="bold"/>
    </style:style>
    <style:style style:name="MT1" style:family="text">
      <style:text-properties fo:font-weight="bold" style:font-weight-asian="bold" style:font-weight-complex="bold"/>
    </style:style>
    <style:style style:name="MT2" style:family="text">
      <style:text-properties fo:font-weight="bold" style:font-weight-asian="bold"/>
    </style:style>
    <style:style style:name="MT3" style:family="text">
      <style:text-properties fo:font-weight="bold" officeooo:rsid="00b5e53c" style:font-weight-asian="bold" style:font-weight-complex="bold"/>
    </style:style>
    <style:style style:name="MT4" style:family="text">
      <style:text-properties fo:font-weight="bold" officeooo:rsid="006cd4c8" style:font-weight-asian="bold" style:font-weight-complex="bold"/>
    </style:style>
    <style:style style:name="MT5" style:family="text">
      <style:text-properties fo:font-weight="bold" officeooo:rsid="0071b1ff" style:font-weight-asian="bold" style:font-weight-complex="bold"/>
    </style:style>
    <style:style style:name="Mfr1" style:family="graphic" style:parent-style-name="Graphics">
      <style:graphic-properties style:horizontal-pos="left" style:horizontal-rel="paragraph"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Mfr3" style:family="graphic" style:parent-style-name="Graphics">
      <style:graphic-properties style:horizontal-pos="right" style:horizontal-rel="paragraph" style:mirror="none" fo:clip="rect(0mm, 0mm, 0mm, 0mm)" draw:luminance="0%" draw:contrast="0%" draw:red="0%" draw:green="0%" draw:blue="0%" draw:gamma="100%" draw:color-inversion="false" draw:image-opacity="100%" draw:color-mode="standard"/>
    </style:style>
    <style:style style:name="Mfr4" style:family="graphic" style:parent-style-name="Graphics">
      <style:graphic-properties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0mm" fo:margin-bottom="12.51mm" fo:margin-left="24.99mm" fo:margin-right="24.99mm" style:shadow="none" fo:background-color="transparent" style:writing-mode="lr-tb" style:layout-grid-color="#c0c0c0" style:layout-grid-lines="27449" style:layout-grid-base-height="4.23mm" style:layout-grid-ruby-height="0mm" style:layout-grid-mode="none" style:layout-grid-ruby-below="false" style:layout-grid-print="false" style:layout-grid-display="false" style:layout-grid-base-width="3.7mm" style:layout-grid-snap-to="true" style:layout-grid-snap-to-characters="true"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20mm" fo:margin-left="20mm" fo:margin-right="20mm" style:shadow="none"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4.99mm" fo:margin-left="0mm" fo:margin-right="0mm" fo:margin-bottom="0mm" style:dynamic-spacing="false"/>
      </style:header-style>
      <style:footer-style>
        <style:header-footer-properties fo:min-height="0mm" fo:margin-left="0mm" fo:margin-right="0mm" fo:margin-top="4.99mm"/>
      </style:footer-style>
    </style:page-layout>
    <style:page-layout style:name="Mpm3" style:page-usage="right">
      <style:page-layout-properties fo:page-width="210.01mm" fo:page-height="297mm" style:num-format="1" style:print-orientation="portrait" fo:margin-top="20mm" fo:margin-bottom="20mm" fo:margin-left="20mm" fo:margin-right="20mm" style:shadow="none" fo:background-color="transparent"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7" text:anchor-type="paragraph" svg:width="82.21mm" svg:height="18.2mm" draw:z-index="0"><draw:image xlink:href="Pictures/10000000000003CB000000D7D8884317.png" xlink:type="simple" xlink:show="embed" xlink:actuate="onLoad"/></draw:frame><draw:frame draw:style-name="Mfr2" draw:name="Image5" text:anchor-type="paragraph" svg:x="120.6mm" svg:y="-0.25mm" svg:width="23.28mm" svg:height="11.64mm" draw:z-index="1"><draw:image xlink:href="Pictures/100000000000022600000113D46670AB.png" xlink:type="simple" xlink:show="embed" xlink:actuate="onLoad"/></draw:frame><draw:frame draw:style-name="Mfr3" draw:name="Image6" text:anchor-type="paragraph" svg:width="23.79mm" svg:height="8.8mm" draw:z-index="2"><draw:image xlink:href="Pictures/10000000000001190000006836164A54.jpg" xlink:type="simple" xlink:show="embed" xlink:actuate="onLoad"/></draw:frame></text:p>
      </style:header>
      <style:footer>
        <text:p text:style-name="MP2"><text:span text:style-name="MT1"><text:user-defined style:data-style-name="N0" text:name="Project_reference">ESA/ESRIN RFQ/3-14139/14/I-LG</text:user-defined></text:span><text:tab/><text:span text:style-name="MT2">Date: </text:span><text:span text:style-name="MT2"><text:conditional-text text:condition="ooow:true" text:string-value-if-true="date_issued" text:string-value-if-false="">date_issued</text:conditional-text></text:span></text:p>
      </style:footer>
    </style:master-page>
    <style:master-page style:name="Right_20_Page" style:display-name="Right Page" style:page-layout-name="Mpm3" style:next-style-name="Left_20_Page">
      <style:header>
        <table:table table:name="RightPageHeader" table:style-name="RightPageHeader">
          <table:table-column table:style-name="RightPageHeader.A" table:number-columns-repeated="3"/>
          <table:table-row>
            <table:table-cell office:value-type="string">
              <text:p text:style-name="MP3"><text:user-defined style:data-style-name="N0" text:name="Project_acronym">CryOcean-QCV</text:user-defined></text:p>
              <text:p text:style-name="MP3"><draw:frame draw:style-name="Mfr1" draw:name="Image1" text:anchor-type="paragraph" svg:width="23.28mm" svg:height="11.64mm" draw:z-index="22"><draw:image xlink:href="Pictures/100000000000022600000113D46670AB.png" xlink:type="simple" xlink:show="embed" xlink:actuate="onLoad"/></draw:frame><draw:frame draw:style-name="Mfr2" draw:name="Image2" text:anchor-type="paragraph" svg:x="28.63mm" svg:y="0mm" svg:width="23.79mm" svg:height="8.8mm" draw:z-index="32"><draw:image xlink:href="Pictures/10000000000001190000006836164A54.jpg" xlink:type="simple" xlink:show="embed" xlink:actuate="onLoad"/></draw:frame></text:p>
            </table:table-cell>
            <table:table-cell office:value-type="string">
              <text:p text:style-name="Header-centred"><text:span text:style-name="MT3">GOP</text:span><text:span text:style-name="MT1"> Daily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4"><text:conditional-text text:condition="ooow:true" text:string-value-if-true="date_issued" text:string-value-if-false="">date_issued</text:conditional-text></text:span></text:span></text:p>
            </table:table-cell>
            <table:table-cell office:value-type="string">
              <text:p text:style-name="Header_20_right"><draw:frame draw:style-name="Mfr4" draw:name="Image8" text:anchor-type="paragraph" svg:width="56.67mm" svg:height="12.54mm" draw:z-index="12"><draw:image xlink:href="Pictures/10000000000003CB000000D7D8884317.png" xlink:type="simple" xlink:show="embed" xlink:actuate="onLoad"/></draw:frame></text:p>
            </table:table-cell>
          </table:table-row>
        </table:table>
        <text:p text:style-name="Header_20_right"/>
      </style:header>
      <style:footer>
        <text:p text:style-name="Footer_20_right"><text:page-number text:select-page="current" text:page-adjust="-1">4</text:page-number></text:p>
      </style:footer>
    </style:master-page>
    <style:master-page style:name="Left_20_Page" style:display-name="Left Page" style:page-layout-name="Mpm4" style:next-style-name="Right_20_Page">
      <style:header>
        <table:table table:name="LeftPageHeader" table:style-name="LeftPageHeader">
          <table:table-column table:style-name="LeftPageHeader.A" table:number-columns-repeated="3"/>
          <table:table-row>
            <table:table-cell office:value-type="string">
              <text:p text:style-name="Header_20_left"><draw:frame draw:style-name="Mfr4" draw:name="Image9" text:anchor-type="paragraph" svg:width="56.66mm" svg:height="12.54mm" draw:z-index="41"><draw:image xlink:href="Pictures/10000000000003CB000000D7D8884317.png" xlink:type="simple" xlink:show="embed" xlink:actuate="onLoad"/></draw:frame></text:p>
            </table:table-cell>
            <table:table-cell office:value-type="string">
              <text:p text:style-name="Header-centred"><text:span text:style-name="MT3">GOP</text:span><text:span text:style-name="MT1"> Daily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5"><text:conditional-text text:condition="ooow:true" text:string-value-if-true="date_issued" text:string-value-if-false="">date_issued</text:conditional-text></text:span></text:span></text:p>
            </table:table-cell>
            <table:table-cell office:value-type="string">
              <text:p text:style-name="MP4"><text:user-defined style:data-style-name="N0" text:name="Project_acronym">CryOcean-QCV</text:user-defined></text:p>
              <text:p text:style-name="MP4"><draw:frame draw:style-name="Mfr2" draw:name="Image3" text:anchor-type="paragraph" svg:x="2.96mm" svg:y="-1.27mm" svg:width="23.28mm" svg:height="11.64mm" draw:z-index="50"><draw:image xlink:href="Pictures/100000000000022600000113D46670AB.png" xlink:type="simple" xlink:show="embed" xlink:actuate="onLoad"/></draw:frame><draw:frame draw:style-name="Mfr2" draw:name="Image4" text:anchor-type="paragraph" svg:x="30.16mm" svg:y="0mm" svg:width="23.79mm" svg:height="8.8mm" draw:z-index="59"><draw:image xlink:href="Pictures/10000000000001190000006836164A54.jpg" xlink:type="simple" xlink:show="embed" xlink:actuate="onLoad"/></draw:frame></text:p>
            </table:table-cell>
          </table:table-row>
        </table:table>
        <text:p text:style-name="Header_20_left"/>
      </style:header>
      <style:footer>
        <text:p text:style-name="Footer_20_left"><text:page-number text:select-page="current" text:page-adjus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ily Report</dc:title>
    <meta:initial-creator>Paolo Cipollini</meta:initial-creator>
    <meta:editing-cycles>634</meta:editing-cycles>
    <meta:print-date>2014-07-02T10:59:00</meta:print-date>
    <meta:creation-date>2014-07-02T10:59:00</meta:creation-date>
    <dc:date>2016-04-05T15:34:15.362698687</dc:date>
    <meta:editing-duration>P7DT5H4M20S</meta:editing-duration>
    <meta:generator>LibreOffice/4.2.8.2$Linux_X86_64 LibreOffice_project/420$Build-2</meta:generator>
    <dc:creator>Helen Snaith</dc:creator>
    <meta:document-statistic meta:table-count="23" meta:image-count="9" meta:object-count="0" meta:page-count="21" meta:paragraph-count="340" meta:word-count="4363" meta:character-count="26837" meta:non-whitespace-character-count="22861"/>
    <meta:user-defined meta:name="Company">National Oceanography Centre</meta:user-defined>
    <meta:user-defined meta:name="Project_acronym">CryOcean-QCV</meta:user-defined>
    <meta:user-defined meta:name="Project_reference">ESA/ESRIN RFQ/3-14139/14/I-LG</meta:user-defined>
    <meta:template xlink:type="simple" xlink:actuate="onRequest" xlink:title="Normal.dotm" xlink:href=""/>
  </office:meta>
</office:document-meta>
</file>